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3768in" svg:height="7.4665in" svg:x="0.1173in" svg:y="0.563in">
            <draw:object draw:notify-on-update-of-ranges="Sheet1.A2:Sheet1.A401 Sheet1.D1:Sheet1.D1 Sheet1.D2:Sheet1.D401 Sheet1.A2:Sheet1.A401 Sheet1.E1:Sheet1.E1 Sheet1.E2:Sheet1.E401 Sheet1.A2:Sheet1.A401 Sheet1.G1:Sheet1.G1 Sheet1.G2:Sheet1.G4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cons_vg</text:p>
          </table:table-cell>
          <table:table-cell office:value-type="string">
            <text:p>vg</text:p>
          </table:table-cell>
          <table:table-cell office:value-type="string">
            <text:p>cons_vd</text:p>
          </table:table-cell>
          <table:table-cell office:value-type="string">
            <text:p>vd</text:p>
          </table:table-cell>
          <table:table-cell/>
          <table:table-cell office:value-type="string">
            <text:p>deriveeD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5256762">
            <text:p>0.25256762</text:p>
          </table:table-cell>
          <table:table-cell office:value-type="float" office:value="0">
            <text:p>0</text:p>
          </table:table-cell>
          <table:table-cell office:value-type="float" office:value="-0.00000000005820766">
            <text:p>-5.820766E-011</text:p>
          </table:table-cell>
          <table:table-cell/>
          <table:table-cell table:formula="of:=0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3">
            <text:p>0.3</text:p>
          </table:table-cell>
          <table:table-cell office:value-type="float" office:value="0.247077">
            <text:p>0.247077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]-[.E3])-([.D2]-[.E2])" office:value-type="float" office:value="-0.00000000005820766">
            <text:p>-5.820766E-01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3">
            <text:p>0.3</text:p>
          </table:table-cell>
          <table:table-cell office:value-type="float" office:value="0.2543978">
            <text:p>0.254397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4]-[.E4])-([.D3]-[.E3])"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3">
            <text:p>0.3</text:p>
          </table:table-cell>
          <table:table-cell office:value-type="float" office:value="0.24524683">
            <text:p>0.2452468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5]-[.E5])-([.D4]-[.E4])"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3">
            <text:p>0.3</text:p>
          </table:table-cell>
          <table:table-cell office:value-type="float" office:value="0.26171863">
            <text:p>0.2617186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6]-[.E6])-([.D5]-[.E5])" office:value-type="float" office:value="0">
            <text:p>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3">
            <text:p>0.3</text:p>
          </table:table-cell>
          <table:table-cell office:value-type="float" office:value="0.24890722">
            <text:p>0.2489072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7]-[.E7])-([.D6]-[.E6])" office:value-type="float" office:value="0">
            <text:p>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3">
            <text:p>0.3</text:p>
          </table:table-cell>
          <table:table-cell office:value-type="float" office:value="0.24707702">
            <text:p>0.2470770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8]-[.E8])-([.D7]-[.E7])" office:value-type="float" office:value="0">
            <text:p>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3">
            <text:p>0.3</text:p>
          </table:table-cell>
          <table:table-cell office:value-type="float" office:value="0.2781904">
            <text:p>0.278190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9]-[.E9])-([.D8]-[.E8])"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0]-[.E10])-([.D9]-[.E9])"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3">
            <text:p>0.3</text:p>
          </table:table-cell>
          <table:table-cell office:value-type="float" office:value="0.2818508">
            <text:p>0.281850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1]-[.E11])-([.D10]-[.E10])" office:value-type="float" office:value="0">
            <text:p>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.3">
            <text:p>0.3</text:p>
          </table:table-cell>
          <table:table-cell office:value-type="float" office:value="0.2818508">
            <text:p>0.2818508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/>
          <table:table-cell table:formula="of:=([.D12]-[.E12])-([.D11]-[.E11])" office:value-type="float" office:value="0.005">
            <text:p>0.005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  <table:table-cell table:formula="of:=([.D13]-[.E13])-([.D12]-[.E12])" office:value-type="float" office:value="0.005">
            <text:p>0.005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/>
          <table:table-cell table:formula="of:=([.D14]-[.E14])-([.D13]-[.E13])" office:value-type="float" office:value="0.005">
            <text:p>0.005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3">
            <text:p>0.3</text:p>
          </table:table-cell>
          <table:table-cell office:value-type="float" office:value="0.311134">
            <text:p>0.31113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5]-[.E15])-([.D14]-[.E14])" office:value-type="float" office:value="0.005">
            <text:p>0.005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3">
            <text:p>0.3</text:p>
          </table:table-cell>
          <table:table-cell office:value-type="float" office:value="0.31662458">
            <text:p>0.31662458</text:p>
          </table:table-cell>
          <table:table-cell office:value-type="float" office:value="0.024999999">
            <text:p>0.024999999</text:p>
          </table:table-cell>
          <table:table-cell office:value-type="float" office:value="0.0018302001">
            <text:p>0.0018302001</text:p>
          </table:table-cell>
          <table:table-cell/>
          <table:table-cell table:formula="of:=([.D16]-[.E16])-([.D15]-[.E15])" office:value-type="float" office:value="0.0031697989">
            <text:p>0.0031697989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office:value-type="float" office:value="0.029999997">
            <text:p>0.029999997</text:p>
          </table:table-cell>
          <table:table-cell office:value-type="float" office:value="0.0054906">
            <text:p>0.0054906</text:p>
          </table:table-cell>
          <table:table-cell/>
          <table:table-cell table:formula="of:=([.D17]-[.E17])-([.D16]-[.E16])" office:value-type="float" office:value="0.0013395981">
            <text:p>0.0013395981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office:value-type="float" office:value="0.034999996">
            <text:p>0.034999996</text:p>
          </table:table-cell>
          <table:table-cell office:value-type="float" office:value="0.0091510005">
            <text:p>0.0091510005</text:p>
          </table:table-cell>
          <table:table-cell/>
          <table:table-cell table:formula="of:=([.D18]-[.E18])-([.D17]-[.E17])" office:value-type="float" office:value="0.0013395985">
            <text:p>0.0013395985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3">
            <text:p>0.3</text:p>
          </table:table-cell>
          <table:table-cell office:value-type="float" office:value="0.3221152">
            <text:p>0.3221152</text:p>
          </table:table-cell>
          <table:table-cell office:value-type="float" office:value="0.039999995">
            <text:p>0.039999995</text:p>
          </table:table-cell>
          <table:table-cell office:value-type="float" office:value="0.0164718">
            <text:p>0.0164718</text:p>
          </table:table-cell>
          <table:table-cell/>
          <table:table-cell table:formula="of:=([.D19]-[.E19])-([.D18]-[.E18])" office:value-type="float" office:value="-0.0023208005">
            <text:p>-0.0023208005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3">
            <text:p>0.3</text:p>
          </table:table-cell>
          <table:table-cell office:value-type="float" office:value="0.3093038">
            <text:p>0.3093038</text:p>
          </table:table-cell>
          <table:table-cell office:value-type="float" office:value="0.044999994">
            <text:p>0.044999994</text:p>
          </table:table-cell>
          <table:table-cell office:value-type="float" office:value="0.0237926">
            <text:p>0.0237926</text:p>
          </table:table-cell>
          <table:table-cell/>
          <table:table-cell table:formula="of:=([.D20]-[.E20])-([.D19]-[.E19])" office:value-type="float" office:value="-0.002320801">
            <text:p>-0.002320801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3">
            <text:p>0.3</text:p>
          </table:table-cell>
          <table:table-cell office:value-type="float" office:value="0.3184548">
            <text:p>0.3184548</text:p>
          </table:table-cell>
          <table:table-cell office:value-type="float" office:value="0.049999993">
            <text:p>0.049999993</text:p>
          </table:table-cell>
          <table:table-cell office:value-type="float" office:value="0.029283201">
            <text:p>0.029283201</text:p>
          </table:table-cell>
          <table:table-cell/>
          <table:table-cell table:formula="of:=([.D21]-[.E21])-([.D20]-[.E20])" office:value-type="float" office:value="-0.000490601999999996">
            <text:p>-0.000490602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0.3">
            <text:p>0.3</text:p>
          </table:table-cell>
          <table:table-cell office:value-type="float" office:value="0.32577562">
            <text:p>0.32577562</text:p>
          </table:table-cell>
          <table:table-cell office:value-type="float" office:value="0.054999992">
            <text:p>0.054999992</text:p>
          </table:table-cell>
          <table:table-cell office:value-type="float" office:value="0.0347738">
            <text:p>0.0347738</text:p>
          </table:table-cell>
          <table:table-cell/>
          <table:table-cell table:formula="of:=([.D22]-[.E22])-([.D21]-[.E21])" office:value-type="float" office:value="-0.000490600000000001">
            <text:p>-0.0004906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office:value-type="float" office:value="0.05999999">
            <text:p>0.05999999</text:p>
          </table:table-cell>
          <table:table-cell office:value-type="float" office:value="0.0402644">
            <text:p>0.0402644</text:p>
          </table:table-cell>
          <table:table-cell/>
          <table:table-cell table:formula="of:=([.D23]-[.E23])-([.D22]-[.E22])" office:value-type="float" office:value="-0.000490602">
            <text:p>-0.000490602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0.3">
            <text:p>0.3</text:p>
          </table:table-cell>
          <table:table-cell office:value-type="float" office:value="0.3129642">
            <text:p>0.3129642</text:p>
          </table:table-cell>
          <table:table-cell office:value-type="float" office:value="0.06499999">
            <text:p>0.06499999</text:p>
          </table:table-cell>
          <table:table-cell office:value-type="float" office:value="0.0420946">
            <text:p>0.0420946</text:p>
          </table:table-cell>
          <table:table-cell/>
          <table:table-cell table:formula="of:=([.D24]-[.E24])-([.D23]-[.E23])" office:value-type="float" office:value="0.00316980000000001">
            <text:p>0.0031698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0.3">
            <text:p>0.3</text:p>
          </table:table-cell>
          <table:table-cell office:value-type="float" office:value="0.33309639">
            <text:p>0.33309639</text:p>
          </table:table-cell>
          <table:table-cell office:value-type="float" office:value="0.06999999">
            <text:p>0.06999999</text:p>
          </table:table-cell>
          <table:table-cell office:value-type="float" office:value="0.0512456">
            <text:p>0.0512456</text:p>
          </table:table-cell>
          <table:table-cell/>
          <table:table-cell table:formula="of:=([.D25]-[.E25])-([.D24]-[.E24])" office:value-type="float" office:value="-0.00415100000000001">
            <text:p>-0.004151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0.3">
            <text:p>0.3</text:p>
          </table:table-cell>
          <table:table-cell office:value-type="float" office:value="0.33309644">
            <text:p>0.33309644</text:p>
          </table:table-cell>
          <table:table-cell office:value-type="float" office:value="0.074999996">
            <text:p>0.074999996</text:p>
          </table:table-cell>
          <table:table-cell office:value-type="float" office:value="0.0567362">
            <text:p>0.0567362</text:p>
          </table:table-cell>
          <table:table-cell/>
          <table:table-cell table:formula="of:=([.D26]-[.E26])-([.D25]-[.E25])" office:value-type="float" office:value="-0.000490594000000004">
            <text:p>-0.000490594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0.3">
            <text:p>0.3</text:p>
          </table:table-cell>
          <table:table-cell office:value-type="float" office:value="0.3312662">
            <text:p>0.3312662</text:p>
          </table:table-cell>
          <table:table-cell office:value-type="float" office:value="0.08">
            <text:p>0.08</text:p>
          </table:table-cell>
          <table:table-cell office:value-type="float" office:value="0.0585664">
            <text:p>0.0585664</text:p>
          </table:table-cell>
          <table:table-cell/>
          <table:table-cell table:formula="of:=([.D27]-[.E27])-([.D26]-[.E26])" office:value-type="float" office:value="0.003169804">
            <text:p>0.003169804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0.3">
            <text:p>0.3</text:p>
          </table:table-cell>
          <table:table-cell office:value-type="float" office:value="0.35322863">
            <text:p>0.35322863</text:p>
          </table:table-cell>
          <table:table-cell office:value-type="float" office:value="0.085">
            <text:p>0.085</text:p>
          </table:table-cell>
          <table:table-cell office:value-type="float" office:value="0.065887205">
            <text:p>0.065887205</text:p>
          </table:table-cell>
          <table:table-cell/>
          <table:table-cell table:formula="of:=([.D28]-[.E28])-([.D27]-[.E27])" office:value-type="float" office:value="-0.002320805">
            <text:p>-0.002320805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0.3">
            <text:p>0.3</text:p>
          </table:table-cell>
          <table:table-cell office:value-type="float" office:value="0.3459078">
            <text:p>0.3459078</text:p>
          </table:table-cell>
          <table:table-cell office:value-type="float" office:value="0.09">
            <text:p>0.09</text:p>
          </table:table-cell>
          <table:table-cell office:value-type="float" office:value="0.07137781">
            <text:p>0.07137781</text:p>
          </table:table-cell>
          <table:table-cell/>
          <table:table-cell table:formula="of:=([.D29]-[.E29])-([.D28]-[.E28])" office:value-type="float" office:value="-0.000490605000000005">
            <text:p>-0.000490605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0.3">
            <text:p>0.3</text:p>
          </table:table-cell>
          <table:table-cell office:value-type="float" office:value="0.320285">
            <text:p>0.320285</text:p>
          </table:table-cell>
          <table:table-cell office:value-type="float" office:value="0.095000006">
            <text:p>0.095000006</text:p>
          </table:table-cell>
          <table:table-cell office:value-type="float" office:value="0.073208004">
            <text:p>0.073208004</text:p>
          </table:table-cell>
          <table:table-cell/>
          <table:table-cell table:formula="of:=([.D30]-[.E30])-([.D29]-[.E29])" office:value-type="float" office:value="0.00316981200000001">
            <text:p>0.003169812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3">
            <text:p>0.3</text:p>
          </table:table-cell>
          <table:table-cell office:value-type="float" office:value="0.3239454">
            <text:p>0.3239454</text:p>
          </table:table-cell>
          <table:table-cell office:value-type="float" office:value="0.10000001">
            <text:p>0.10000001</text:p>
          </table:table-cell>
          <table:table-cell office:value-type="float" office:value="0.0768684">
            <text:p>0.0768684</text:p>
          </table:table-cell>
          <table:table-cell/>
          <table:table-cell table:formula="of:=([.D31]-[.E31])-([.D30]-[.E30])" office:value-type="float" office:value="0.00133960799999999">
            <text:p>0.001339608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0.3">
            <text:p>0.3</text:p>
          </table:table-cell>
          <table:table-cell office:value-type="float" office:value="0.3312662">
            <text:p>0.3312662</text:p>
          </table:table-cell>
          <table:table-cell office:value-type="float" office:value="0.10500001">
            <text:p>0.10500001</text:p>
          </table:table-cell>
          <table:table-cell office:value-type="float" office:value="0.0841892">
            <text:p>0.0841892</text:p>
          </table:table-cell>
          <table:table-cell/>
          <table:table-cell table:formula="of:=([.D32]-[.E32])-([.D31]-[.E31])" office:value-type="float" office:value="-0.00232079999999998">
            <text:p>-0.0023208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0.3">
            <text:p>0.3</text:p>
          </table:table-cell>
          <table:table-cell office:value-type="float" office:value="0.34407762">
            <text:p>0.34407762</text:p>
          </table:table-cell>
          <table:table-cell office:value-type="float" office:value="0.110000014">
            <text:p>0.110000014</text:p>
          </table:table-cell>
          <table:table-cell office:value-type="float" office:value="0.0951704">
            <text:p>0.0951704</text:p>
          </table:table-cell>
          <table:table-cell/>
          <table:table-cell table:formula="of:=([.D33]-[.E33])-([.D32]-[.E32])" office:value-type="float" office:value="-0.00598119600000001">
            <text:p>-0.005981196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0.3">
            <text:p>0.3</text:p>
          </table:table-cell>
          <table:table-cell office:value-type="float" office:value="0.32943603">
            <text:p>0.32943603</text:p>
          </table:table-cell>
          <table:table-cell office:value-type="float" office:value="0.11500002">
            <text:p>0.11500002</text:p>
          </table:table-cell>
          <table:table-cell office:value-type="float" office:value="0.09700061">
            <text:p>0.09700061</text:p>
          </table:table-cell>
          <table:table-cell/>
          <table:table-cell table:formula="of:=([.D34]-[.E34])-([.D33]-[.E33])" office:value-type="float" office:value="0.003169796">
            <text:p>0.003169796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0.3">
            <text:p>0.3</text:p>
          </table:table-cell>
          <table:table-cell office:value-type="float" office:value="0.33126622">
            <text:p>0.33126622</text:p>
          </table:table-cell>
          <table:table-cell office:value-type="float" office:value="0.12000002">
            <text:p>0.12000002</text:p>
          </table:table-cell>
          <table:table-cell office:value-type="float" office:value="0.10249121">
            <text:p>0.10249121</text:p>
          </table:table-cell>
          <table:table-cell/>
          <table:table-cell table:formula="of:=([.D35]-[.E35])-([.D34]-[.E34])" office:value-type="float" office:value="-0.000490600000000008">
            <text:p>-0.0004906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0.3">
            <text:p>0.3</text:p>
          </table:table-cell>
          <table:table-cell office:value-type="float" office:value="0.3312662">
            <text:p>0.3312662</text:p>
          </table:table-cell>
          <table:table-cell office:value-type="float" office:value="0.12500001">
            <text:p>0.12500001</text:p>
          </table:table-cell>
          <table:table-cell office:value-type="float" office:value="0.100661">
            <text:p>0.100661</text:p>
          </table:table-cell>
          <table:table-cell/>
          <table:table-cell table:formula="of:=([.D36]-[.E36])-([.D35]-[.E35])" office:value-type="float" office:value="0.00683019999999999">
            <text:p>0.0068302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0.3">
            <text:p>0.3</text:p>
          </table:table-cell>
          <table:table-cell office:value-type="float" office:value="0.32028502">
            <text:p>0.32028502</text:p>
          </table:table-cell>
          <table:table-cell office:value-type="float" office:value="0.13000001">
            <text:p>0.13000001</text:p>
          </table:table-cell>
          <table:table-cell office:value-type="float" office:value="0.109812014">
            <text:p>0.109812014</text:p>
          </table:table-cell>
          <table:table-cell/>
          <table:table-cell table:formula="of:=([.D37]-[.E37])-([.D36]-[.E36])" office:value-type="float" office:value="-0.00415101400000001">
            <text:p>-0.004151014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0.3">
            <text:p>0.3</text:p>
          </table:table-cell>
          <table:table-cell office:value-type="float" office:value="0.3257756">
            <text:p>0.3257756</text:p>
          </table:table-cell>
          <table:table-cell office:value-type="float" office:value="0.135">
            <text:p>0.135</text:p>
          </table:table-cell>
          <table:table-cell office:value-type="float" office:value="0.1207932">
            <text:p>0.1207932</text:p>
          </table:table-cell>
          <table:table-cell/>
          <table:table-cell table:formula="of:=([.D38]-[.E38])-([.D37]-[.E37])" office:value-type="float" office:value="-0.00598119599999997">
            <text:p>-0.005981196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0.3">
            <text:p>0.3</text:p>
          </table:table-cell>
          <table:table-cell office:value-type="float" office:value="0.33858702">
            <text:p>0.33858702</text:p>
          </table:table-cell>
          <table:table-cell office:value-type="float" office:value="0.14">
            <text:p>0.14</text:p>
          </table:table-cell>
          <table:table-cell office:value-type="float" office:value="0.1244536">
            <text:p>0.1244536</text:p>
          </table:table-cell>
          <table:table-cell/>
          <table:table-cell table:formula="of:=([.D39]-[.E39])-([.D38]-[.E38])" office:value-type="float" office:value="0.0013396">
            <text:p>0.0013396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0.3">
            <text:p>0.3</text:p>
          </table:table-cell>
          <table:table-cell office:value-type="float" office:value="0.32577562">
            <text:p>0.32577562</text:p>
          </table:table-cell>
          <table:table-cell office:value-type="float" office:value="0.145">
            <text:p>0.145</text:p>
          </table:table-cell>
          <table:table-cell office:value-type="float" office:value="0.12628381">
            <text:p>0.12628381</text:p>
          </table:table-cell>
          <table:table-cell/>
          <table:table-cell table:formula="of:=([.D40]-[.E40])-([.D39]-[.E39])" office:value-type="float" office:value="0.00316978999999998">
            <text:p>0.00316979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3">
            <text:p>0.3</text:p>
          </table:table-cell>
          <table:table-cell office:value-type="float" office:value="0.3166246">
            <text:p>0.3166246</text:p>
          </table:table-cell>
          <table:table-cell office:value-type="float" office:value="0.14999999">
            <text:p>0.14999999</text:p>
          </table:table-cell>
          <table:table-cell office:value-type="float" office:value="0.12994422">
            <text:p>0.12994422</text:p>
          </table:table-cell>
          <table:table-cell/>
          <table:table-cell table:formula="of:=([.D41]-[.E41])-([.D40]-[.E40])" office:value-type="float" office:value="0.00133958000000001">
            <text:p>0.00133958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0.3">
            <text:p>0.3</text:p>
          </table:table-cell>
          <table:table-cell office:value-type="float" office:value="0.3239454">
            <text:p>0.3239454</text:p>
          </table:table-cell>
          <table:table-cell office:value-type="float" office:value="0.15499999">
            <text:p>0.15499999</text:p>
          </table:table-cell>
          <table:table-cell office:value-type="float" office:value="0.1390952">
            <text:p>0.1390952</text:p>
          </table:table-cell>
          <table:table-cell/>
          <table:table-cell table:formula="of:=([.D42]-[.E42])-([.D41]-[.E41])" office:value-type="float" office:value="-0.00415098">
            <text:p>-0.00415098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0.3">
            <text:p>0.3</text:p>
          </table:table-cell>
          <table:table-cell office:value-type="float" office:value="0.31845483">
            <text:p>0.31845483</text:p>
          </table:table-cell>
          <table:table-cell office:value-type="float" office:value="0.15999998">
            <text:p>0.15999998</text:p>
          </table:table-cell>
          <table:table-cell office:value-type="float" office:value="0.13726501">
            <text:p>0.13726501</text:p>
          </table:table-cell>
          <table:table-cell/>
          <table:table-cell table:formula="of:=([.D43]-[.E43])-([.D42]-[.E42])" office:value-type="float" office:value="0.00683018000000002">
            <text:p>0.00683018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office:value-type="float" office:value="0.16499998">
            <text:p>0.16499998</text:p>
          </table:table-cell>
          <table:table-cell office:value-type="float" office:value="0.1519066">
            <text:p>0.1519066</text:p>
          </table:table-cell>
          <table:table-cell/>
          <table:table-cell table:formula="of:=([.D44]-[.E44])-([.D43]-[.E43])" office:value-type="float" office:value="-0.00964159000000003">
            <text:p>-0.00964159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0.3">
            <text:p>0.3</text:p>
          </table:table-cell>
          <table:table-cell office:value-type="float" office:value="0.3330964">
            <text:p>0.3330964</text:p>
          </table:table-cell>
          <table:table-cell office:value-type="float" office:value="0.16999997">
            <text:p>0.16999997</text:p>
          </table:table-cell>
          <table:table-cell office:value-type="float" office:value="0.1537368">
            <text:p>0.1537368</text:p>
          </table:table-cell>
          <table:table-cell/>
          <table:table-cell table:formula="of:=([.D45]-[.E45])-([.D44]-[.E44])" office:value-type="float" office:value="0.00316979000000001">
            <text:p>0.00316979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0.3">
            <text:p>0.3</text:p>
          </table:table-cell>
          <table:table-cell office:value-type="float" office:value="0.31845483">
            <text:p>0.31845483</text:p>
          </table:table-cell>
          <table:table-cell office:value-type="float" office:value="0.17499997">
            <text:p>0.17499997</text:p>
          </table:table-cell>
          <table:table-cell office:value-type="float" office:value="0.1500764">
            <text:p>0.1500764</text:p>
          </table:table-cell>
          <table:table-cell/>
          <table:table-cell table:formula="of:=([.D46]-[.E46])-([.D45]-[.E45])" office:value-type="float" office:value="0.00866040000000001">
            <text:p>0.0086604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0.17999996">
            <text:p>0.17999996</text:p>
          </table:table-cell>
          <table:table-cell office:value-type="float" office:value="0.15373681">
            <text:p>0.15373681</text:p>
          </table:table-cell>
          <table:table-cell/>
          <table:table-cell table:formula="of:=([.D47]-[.E47])-([.D46]-[.E46])" office:value-type="float" office:value="0.00133958000000001">
            <text:p>0.00133958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0.3">
            <text:p>0.3</text:p>
          </table:table-cell>
          <table:table-cell office:value-type="float" office:value="0.31479442">
            <text:p>0.31479442</text:p>
          </table:table-cell>
          <table:table-cell office:value-type="float" office:value="0.18499996">
            <text:p>0.18499996</text:p>
          </table:table-cell>
          <table:table-cell office:value-type="float" office:value="0.1610576">
            <text:p>0.1610576</text:p>
          </table:table-cell>
          <table:table-cell/>
          <table:table-cell table:formula="of:=([.D48]-[.E48])-([.D47]-[.E47])" office:value-type="float" office:value="-0.00232079000000002">
            <text:p>-0.00232079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0.3">
            <text:p>0.3</text:p>
          </table:table-cell>
          <table:table-cell office:value-type="float" office:value="0.301983">
            <text:p>0.301983</text:p>
          </table:table-cell>
          <table:table-cell office:value-type="float" office:value="0.18999995">
            <text:p>0.18999995</text:p>
          </table:table-cell>
          <table:table-cell office:value-type="float" office:value="0.1665482">
            <text:p>0.1665482</text:p>
          </table:table-cell>
          <table:table-cell/>
          <table:table-cell table:formula="of:=([.D49]-[.E49])-([.D48]-[.E48])" office:value-type="float" office:value="-0.000490609999999975">
            <text:p>-0.00049061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0.3">
            <text:p>0.3</text:p>
          </table:table-cell>
          <table:table-cell office:value-type="float" office:value="0.2983226">
            <text:p>0.2983226</text:p>
          </table:table-cell>
          <table:table-cell office:value-type="float" office:value="0.19499995">
            <text:p>0.19499995</text:p>
          </table:table-cell>
          <table:table-cell office:value-type="float" office:value="0.1756992">
            <text:p>0.1756992</text:p>
          </table:table-cell>
          <table:table-cell/>
          <table:table-cell table:formula="of:=([.D50]-[.E50])-([.D49]-[.E49])" office:value-type="float" office:value="-0.00415100000000002">
            <text:p>-0.004151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3">
            <text:p>0.3</text:p>
          </table:table-cell>
          <table:table-cell office:value-type="float" office:value="0.3166246">
            <text:p>0.3166246</text:p>
          </table:table-cell>
          <table:table-cell office:value-type="float" office:value="0.19999994">
            <text:p>0.19999994</text:p>
          </table:table-cell>
          <table:table-cell office:value-type="float" office:value="0.192171">
            <text:p>0.192171</text:p>
          </table:table-cell>
          <table:table-cell/>
          <table:table-cell table:formula="of:=([.D51]-[.E51])-([.D50]-[.E50])" office:value-type="float" office:value="-0.01147181">
            <text:p>-0.01147181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0.20499994">
            <text:p>0.20499994</text:p>
          </table:table-cell>
          <table:table-cell office:value-type="float" office:value="0.192171">
            <text:p>0.192171</text:p>
          </table:table-cell>
          <table:table-cell/>
          <table:table-cell table:formula="of:=([.D52]-[.E52])-([.D51]-[.E51])" office:value-type="float" office:value="0.00499999999999998">
            <text:p>0.005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0.20999993">
            <text:p>0.20999993</text:p>
          </table:table-cell>
          <table:table-cell office:value-type="float" office:value="0.1958314">
            <text:p>0.1958314</text:p>
          </table:table-cell>
          <table:table-cell/>
          <table:table-cell table:formula="of:=([.D53]-[.E53])-([.D52]-[.E52])" office:value-type="float" office:value="0.00133959">
            <text:p>0.00133959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0.21499993">
            <text:p>0.21499993</text:p>
          </table:table-cell>
          <table:table-cell office:value-type="float" office:value="0.19766161">
            <text:p>0.19766161</text:p>
          </table:table-cell>
          <table:table-cell/>
          <table:table-cell table:formula="of:=([.D54]-[.E54])-([.D53]-[.E53])" office:value-type="float" office:value="0.00316978999999998">
            <text:p>0.00316979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0.4">
            <text:p>0.4</text:p>
          </table:table-cell>
          <table:table-cell office:value-type="float" office:value="0.28551123">
            <text:p>0.28551123</text:p>
          </table:table-cell>
          <table:table-cell office:value-type="float" office:value="0.21999992">
            <text:p>0.21999992</text:p>
          </table:table-cell>
          <table:table-cell office:value-type="float" office:value="0.20498241">
            <text:p>0.20498241</text:p>
          </table:table-cell>
          <table:table-cell/>
          <table:table-cell table:formula="of:=([.D55]-[.E55])-([.D54]-[.E54])" office:value-type="float" office:value="-0.00232080999999998">
            <text:p>-0.00232081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0.4">
            <text:p>0.4</text:p>
          </table:table-cell>
          <table:table-cell office:value-type="float" office:value="0.27453002">
            <text:p>0.27453002</text:p>
          </table:table-cell>
          <table:table-cell office:value-type="float" office:value="0.22499992">
            <text:p>0.22499992</text:p>
          </table:table-cell>
          <table:table-cell office:value-type="float" office:value="0.20681262">
            <text:p>0.20681262</text:p>
          </table:table-cell>
          <table:table-cell/>
          <table:table-cell table:formula="of:=([.D56]-[.E56])-([.D55]-[.E55])" office:value-type="float" office:value="0.00316978999999998">
            <text:p>0.00316979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0.4">
            <text:p>0.4</text:p>
          </table:table-cell>
          <table:table-cell office:value-type="float" office:value="0.3093038">
            <text:p>0.3093038</text:p>
          </table:table-cell>
          <table:table-cell office:value-type="float" office:value="0.22999991">
            <text:p>0.22999991</text:p>
          </table:table-cell>
          <table:table-cell office:value-type="float" office:value="0.21596362">
            <text:p>0.21596362</text:p>
          </table:table-cell>
          <table:table-cell/>
          <table:table-cell table:formula="of:=([.D57]-[.E57])-([.D56]-[.E56])" office:value-type="float" office:value="-0.00415100999999998">
            <text:p>-0.00415101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office:value-type="float" office:value="0.23499991">
            <text:p>0.23499991</text:p>
          </table:table-cell>
          <table:table-cell office:value-type="float" office:value="0.21596359">
            <text:p>0.21596359</text:p>
          </table:table-cell>
          <table:table-cell/>
          <table:table-cell table:formula="of:=([.D58]-[.E58])-([.D57]-[.E57])" office:value-type="float" office:value="0.00500002999999999">
            <text:p>0.00500003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0.4">
            <text:p>0.4</text:p>
          </table:table-cell>
          <table:table-cell office:value-type="float" office:value="0.3038132">
            <text:p>0.3038132</text:p>
          </table:table-cell>
          <table:table-cell office:value-type="float" office:value="0.2399999">
            <text:p>0.2399999</text:p>
          </table:table-cell>
          <table:table-cell office:value-type="float" office:value="0.22511461">
            <text:p>0.22511461</text:p>
          </table:table-cell>
          <table:table-cell/>
          <table:table-cell table:formula="of:=([.D59]-[.E59])-([.D58]-[.E58])" office:value-type="float" office:value="-0.00415103">
            <text:p>-0.00415103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0.4">
            <text:p>0.4</text:p>
          </table:table-cell>
          <table:table-cell office:value-type="float" office:value="0.30381322">
            <text:p>0.30381322</text:p>
          </table:table-cell>
          <table:table-cell office:value-type="float" office:value="0.2449999">
            <text:p>0.2449999</text:p>
          </table:table-cell>
          <table:table-cell office:value-type="float" office:value="0.22511463">
            <text:p>0.22511463</text:p>
          </table:table-cell>
          <table:table-cell/>
          <table:table-cell table:formula="of:=([.D60]-[.E60])-([.D59]-[.E59])" office:value-type="float" office:value="0.00499997999999999">
            <text:p>0.00499998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4">
            <text:p>0.4</text:p>
          </table:table-cell>
          <table:table-cell office:value-type="float" office:value="0.30381322">
            <text:p>0.30381322</text:p>
          </table:table-cell>
          <table:table-cell office:value-type="float" office:value="0.2499999">
            <text:p>0.2499999</text:p>
          </table:table-cell>
          <table:table-cell office:value-type="float" office:value="0.2342656">
            <text:p>0.2342656</text:p>
          </table:table-cell>
          <table:table-cell/>
          <table:table-cell table:formula="of:=([.D61]-[.E61])-([.D60]-[.E60])" office:value-type="float" office:value="-0.00415096999999998">
            <text:p>-0.00415097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0.4">
            <text:p>0.4</text:p>
          </table:table-cell>
          <table:table-cell office:value-type="float" office:value="0.311134">
            <text:p>0.311134</text:p>
          </table:table-cell>
          <table:table-cell office:value-type="float" office:value="0.2549999">
            <text:p>0.2549999</text:p>
          </table:table-cell>
          <table:table-cell office:value-type="float" office:value="0.24158642">
            <text:p>0.24158642</text:p>
          </table:table-cell>
          <table:table-cell/>
          <table:table-cell table:formula="of:=([.D62]-[.E62])-([.D61]-[.E61])" office:value-type="float" office:value="-0.00232082">
            <text:p>-0.00232082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0.4">
            <text:p>0.4</text:p>
          </table:table-cell>
          <table:table-cell office:value-type="float" office:value="0.32943603">
            <text:p>0.32943603</text:p>
          </table:table-cell>
          <table:table-cell office:value-type="float" office:value="0.2599999">
            <text:p>0.2599999</text:p>
          </table:table-cell>
          <table:table-cell office:value-type="float" office:value="0.24158642">
            <text:p>0.24158642</text:p>
          </table:table-cell>
          <table:table-cell/>
          <table:table-cell table:formula="of:=([.D63]-[.E63])-([.D62]-[.E62])" office:value-type="float" office:value="0.005">
            <text:p>0.005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0.4">
            <text:p>0.4</text:p>
          </table:table-cell>
          <table:table-cell office:value-type="float" office:value="0.3074736">
            <text:p>0.3074736</text:p>
          </table:table-cell>
          <table:table-cell office:value-type="float" office:value="0.2649999">
            <text:p>0.2649999</text:p>
          </table:table-cell>
          <table:table-cell office:value-type="float" office:value="0.24890722">
            <text:p>0.24890722</text:p>
          </table:table-cell>
          <table:table-cell/>
          <table:table-cell table:formula="of:=([.D64]-[.E64])-([.D63]-[.E63])" office:value-type="float" office:value="-0.00232080000000001">
            <text:p>-0.0023208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0.4">
            <text:p>0.4</text:p>
          </table:table-cell>
          <table:table-cell office:value-type="float" office:value="0.301983">
            <text:p>0.301983</text:p>
          </table:table-cell>
          <table:table-cell office:value-type="float" office:value="0.2699999">
            <text:p>0.2699999</text:p>
          </table:table-cell>
          <table:table-cell office:value-type="float" office:value="0.2507374">
            <text:p>0.2507374</text:p>
          </table:table-cell>
          <table:table-cell/>
          <table:table-cell table:formula="of:=([.D65]-[.E65])-([.D64]-[.E64])" office:value-type="float" office:value="0.00316982000000002">
            <text:p>0.00316982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0.4">
            <text:p>0.4</text:p>
          </table:table-cell>
          <table:table-cell office:value-type="float" office:value="0.30747363">
            <text:p>0.30747363</text:p>
          </table:table-cell>
          <table:table-cell office:value-type="float" office:value="0.2749999">
            <text:p>0.2749999</text:p>
          </table:table-cell>
          <table:table-cell office:value-type="float" office:value="0.25439778">
            <text:p>0.25439778</text:p>
          </table:table-cell>
          <table:table-cell/>
          <table:table-cell table:formula="of:=([.D66]-[.E66])-([.D65]-[.E65])" office:value-type="float" office:value="0.00133961999999993">
            <text:p>0.00133962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0.4">
            <text:p>0.4</text:p>
          </table:table-cell>
          <table:table-cell office:value-type="float" office:value="0.29649243">
            <text:p>0.29649243</text:p>
          </table:table-cell>
          <table:table-cell office:value-type="float" office:value="0.27999988">
            <text:p>0.27999988</text:p>
          </table:table-cell>
          <table:table-cell office:value-type="float" office:value="0.2580582">
            <text:p>0.2580582</text:p>
          </table:table-cell>
          <table:table-cell/>
          <table:table-cell table:formula="of:=([.D67]-[.E67])-([.D66]-[.E66])" office:value-type="float" office:value="0.00133956000000002">
            <text:p>0.00133956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0.4">
            <text:p>0.4</text:p>
          </table:table-cell>
          <table:table-cell office:value-type="float" office:value="0.30381322">
            <text:p>0.30381322</text:p>
          </table:table-cell>
          <table:table-cell office:value-type="float" office:value="0.28499988">
            <text:p>0.28499988</text:p>
          </table:table-cell>
          <table:table-cell office:value-type="float" office:value="0.2580582">
            <text:p>0.2580582</text:p>
          </table:table-cell>
          <table:table-cell/>
          <table:table-cell table:formula="of:=([.D68]-[.E68])-([.D67]-[.E67])" office:value-type="float" office:value="0.005">
            <text:p>0.005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0.4">
            <text:p>0.4</text:p>
          </table:table-cell>
          <table:table-cell office:value-type="float" office:value="0.30930382">
            <text:p>0.30930382</text:p>
          </table:table-cell>
          <table:table-cell office:value-type="float" office:value="0.28999987">
            <text:p>0.28999987</text:p>
          </table:table-cell>
          <table:table-cell office:value-type="float" office:value="0.2763602">
            <text:p>0.2763602</text:p>
          </table:table-cell>
          <table:table-cell/>
          <table:table-cell table:formula="of:=([.D69]-[.E69])-([.D68]-[.E68])" office:value-type="float" office:value="-0.01330201">
            <text:p>-0.01330201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0.4">
            <text:p>0.4</text:p>
          </table:table-cell>
          <table:table-cell office:value-type="float" office:value="0.2873414">
            <text:p>0.2873414</text:p>
          </table:table-cell>
          <table:table-cell office:value-type="float" office:value="0.29499987">
            <text:p>0.29499987</text:p>
          </table:table-cell>
          <table:table-cell office:value-type="float" office:value="0.28002062">
            <text:p>0.28002062</text:p>
          </table:table-cell>
          <table:table-cell/>
          <table:table-cell table:formula="of:=([.D70]-[.E70])-([.D69]-[.E69])" office:value-type="float" office:value="0.00133958000000001">
            <text:p>0.00133958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4">
            <text:p>0.4</text:p>
          </table:table-cell>
          <table:table-cell office:value-type="float" office:value="0.2983226">
            <text:p>0.2983226</text:p>
          </table:table-cell>
          <table:table-cell office:value-type="float" office:value="0.29999986">
            <text:p>0.29999986</text:p>
          </table:table-cell>
          <table:table-cell office:value-type="float" office:value="0.2910018">
            <text:p>0.2910018</text:p>
          </table:table-cell>
          <table:table-cell/>
          <table:table-cell table:formula="of:=([.D71]-[.E71])-([.D70]-[.E70])" office:value-type="float" office:value="-0.00598118999999997">
            <text:p>-0.00598119</text:p>
          </table:table-cell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0.4">
            <text:p>0.4</text:p>
          </table:table-cell>
          <table:table-cell office:value-type="float" office:value="0.2891716">
            <text:p>0.2891716</text:p>
          </table:table-cell>
          <table:table-cell office:value-type="float" office:value="0.30499986">
            <text:p>0.30499986</text:p>
          </table:table-cell>
          <table:table-cell office:value-type="float" office:value="0.2910018">
            <text:p>0.2910018</text:p>
          </table:table-cell>
          <table:table-cell/>
          <table:table-cell table:formula="of:=([.D72]-[.E72])-([.D71]-[.E71])" office:value-type="float" office:value="0.005">
            <text:p>0.005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0.4">
            <text:p>0.4</text:p>
          </table:table-cell>
          <table:table-cell office:value-type="float" office:value="0.2946622">
            <text:p>0.2946622</text:p>
          </table:table-cell>
          <table:table-cell office:value-type="float" office:value="0.30999985">
            <text:p>0.30999985</text:p>
          </table:table-cell>
          <table:table-cell office:value-type="float" office:value="0.2910018">
            <text:p>0.2910018</text:p>
          </table:table-cell>
          <table:table-cell/>
          <table:table-cell table:formula="of:=([.D73]-[.E73])-([.D72]-[.E72])" office:value-type="float" office:value="0.00499999000000001">
            <text:p>0.00499999</text:p>
          </table:table-cell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office:value-type="float" office:value="0.31499985">
            <text:p>0.31499985</text:p>
          </table:table-cell>
          <table:table-cell office:value-type="float" office:value="0.2946622">
            <text:p>0.2946622</text:p>
          </table:table-cell>
          <table:table-cell/>
          <table:table-cell table:formula="of:=([.D74]-[.E74])-([.D73]-[.E73])" office:value-type="float" office:value="0.0013396">
            <text:p>0.0013396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0.4">
            <text:p>0.4</text:p>
          </table:table-cell>
          <table:table-cell office:value-type="float" office:value="0.3001528">
            <text:p>0.3001528</text:p>
          </table:table-cell>
          <table:table-cell office:value-type="float" office:value="0.31999984">
            <text:p>0.31999984</text:p>
          </table:table-cell>
          <table:table-cell office:value-type="float" office:value="0.29649243">
            <text:p>0.29649243</text:p>
          </table:table-cell>
          <table:table-cell/>
          <table:table-cell table:formula="of:=([.D75]-[.E75])-([.D74]-[.E74])" office:value-type="float" office:value="0.00316975999999991">
            <text:p>0.00316976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0.4">
            <text:p>0.4</text:p>
          </table:table-cell>
          <table:table-cell office:value-type="float" office:value="0.31479442">
            <text:p>0.31479442</text:p>
          </table:table-cell>
          <table:table-cell office:value-type="float" office:value="0.32499984">
            <text:p>0.32499984</text:p>
          </table:table-cell>
          <table:table-cell office:value-type="float" office:value="0.30381322">
            <text:p>0.30381322</text:p>
          </table:table-cell>
          <table:table-cell/>
          <table:table-cell table:formula="of:=([.D76]-[.E76])-([.D75]-[.E75])" office:value-type="float" office:value="-0.00232078999999996">
            <text:p>-0.00232079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0.4">
            <text:p>0.4</text:p>
          </table:table-cell>
          <table:table-cell office:value-type="float" office:value="0.32028502">
            <text:p>0.32028502</text:p>
          </table:table-cell>
          <table:table-cell office:value-type="float" office:value="0.32999983">
            <text:p>0.32999983</text:p>
          </table:table-cell>
          <table:table-cell office:value-type="float" office:value="0.311134">
            <text:p>0.311134</text:p>
          </table:table-cell>
          <table:table-cell/>
          <table:table-cell table:formula="of:=([.D77]-[.E77])-([.D76]-[.E76])" office:value-type="float" office:value="-0.00232078999999996">
            <text:p>-0.00232079</text:p>
          </table:table-cell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0.4">
            <text:p>0.4</text:p>
          </table:table-cell>
          <table:table-cell office:value-type="float" office:value="0.29283202">
            <text:p>0.29283202</text:p>
          </table:table-cell>
          <table:table-cell office:value-type="float" office:value="0.33499983">
            <text:p>0.33499983</text:p>
          </table:table-cell>
          <table:table-cell office:value-type="float" office:value="0.32028502">
            <text:p>0.32028502</text:p>
          </table:table-cell>
          <table:table-cell/>
          <table:table-cell table:formula="of:=([.D78]-[.E78])-([.D77]-[.E77])" office:value-type="float" office:value="-0.00415102000000006">
            <text:p>-0.00415102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office:value-type="float" office:value="0.33999982">
            <text:p>0.33999982</text:p>
          </table:table-cell>
          <table:table-cell office:value-type="float" office:value="0.32760578">
            <text:p>0.32760578</text:p>
          </table:table-cell>
          <table:table-cell/>
          <table:table-cell table:formula="of:=([.D79]-[.E79])-([.D78]-[.E78])" office:value-type="float" office:value="-0.00232076999999997">
            <text:p>-0.00232077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0.4">
            <text:p>0.4</text:p>
          </table:table-cell>
          <table:table-cell office:value-type="float" office:value="0.3074736">
            <text:p>0.3074736</text:p>
          </table:table-cell>
          <table:table-cell office:value-type="float" office:value="0.34499982">
            <text:p>0.34499982</text:p>
          </table:table-cell>
          <table:table-cell office:value-type="float" office:value="0.3349266">
            <text:p>0.3349266</text:p>
          </table:table-cell>
          <table:table-cell/>
          <table:table-cell table:formula="of:=([.D80]-[.E80])-([.D79]-[.E79])" office:value-type="float" office:value="-0.00232081999999995">
            <text:p>-0.00232082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office:value-type="float" office:value="0.34999982">
            <text:p>0.34999982</text:p>
          </table:table-cell>
          <table:table-cell office:value-type="float" office:value="0.3422474">
            <text:p>0.3422474</text:p>
          </table:table-cell>
          <table:table-cell/>
          <table:table-cell table:formula="of:=([.D81]-[.E81])-([.D80]-[.E80])" office:value-type="float" office:value="-0.00232080000000001">
            <text:p>-0.0023208</text:p>
          </table:table-cell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0.4">
            <text:p>0.4</text:p>
          </table:table-cell>
          <table:table-cell office:value-type="float" office:value="0.33309639">
            <text:p>0.33309639</text:p>
          </table:table-cell>
          <table:table-cell office:value-type="float" office:value="0.3549998">
            <text:p>0.3549998</text:p>
          </table:table-cell>
          <table:table-cell office:value-type="float" office:value="0.34407762">
            <text:p>0.34407762</text:p>
          </table:table-cell>
          <table:table-cell/>
          <table:table-cell table:formula="of:=([.D82]-[.E82])-([.D81]-[.E81])" office:value-type="float" office:value="0.00316975999999991">
            <text:p>0.00316976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0.4">
            <text:p>0.4</text:p>
          </table:table-cell>
          <table:table-cell office:value-type="float" office:value="0.33675683">
            <text:p>0.33675683</text:p>
          </table:table-cell>
          <table:table-cell office:value-type="float" office:value="0.3599998">
            <text:p>0.3599998</text:p>
          </table:table-cell>
          <table:table-cell office:value-type="float" office:value="0.34407762">
            <text:p>0.34407762</text:p>
          </table:table-cell>
          <table:table-cell/>
          <table:table-cell table:formula="of:=([.D83]-[.E83])-([.D82]-[.E82])" office:value-type="float" office:value="0.005">
            <text:p>0.005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office:value-type="float" office:value="0.3649998">
            <text:p>0.3649998</text:p>
          </table:table-cell>
          <table:table-cell office:value-type="float" office:value="0.34773803">
            <text:p>0.34773803</text:p>
          </table:table-cell>
          <table:table-cell/>
          <table:table-cell table:formula="of:=([.D84]-[.E84])-([.D83]-[.E83])" office:value-type="float" office:value="0.00133959">
            <text:p>0.00133959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0.4">
            <text:p>0.4</text:p>
          </table:table-cell>
          <table:table-cell office:value-type="float" office:value="0.32028502">
            <text:p>0.32028502</text:p>
          </table:table-cell>
          <table:table-cell office:value-type="float" office:value="0.3699998">
            <text:p>0.3699998</text:p>
          </table:table-cell>
          <table:table-cell office:value-type="float" office:value="0.3532286">
            <text:p>0.3532286</text:p>
          </table:table-cell>
          <table:table-cell/>
          <table:table-cell table:formula="of:=([.D85]-[.E85])-([.D84]-[.E84])" office:value-type="float" office:value="-0.000490569999999968">
            <text:p>-0.00049057</text:p>
          </table:table-cell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0.4">
            <text:p>0.4</text:p>
          </table:table-cell>
          <table:table-cell office:value-type="float" office:value="0.3422474">
            <text:p>0.3422474</text:p>
          </table:table-cell>
          <table:table-cell office:value-type="float" office:value="0.3749998">
            <text:p>0.3749998</text:p>
          </table:table-cell>
          <table:table-cell office:value-type="float" office:value="0.356889">
            <text:p>0.356889</text:p>
          </table:table-cell>
          <table:table-cell/>
          <table:table-cell table:formula="of:=([.D86]-[.E86])-([.D85]-[.E85])" office:value-type="float" office:value="0.00133960000000005">
            <text:p>0.0013396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0.4">
            <text:p>0.4</text:p>
          </table:table-cell>
          <table:table-cell office:value-type="float" office:value="0.3532286">
            <text:p>0.3532286</text:p>
          </table:table-cell>
          <table:table-cell office:value-type="float" office:value="0.3799998">
            <text:p>0.3799998</text:p>
          </table:table-cell>
          <table:table-cell office:value-type="float" office:value="0.36604002">
            <text:p>0.36604002</text:p>
          </table:table-cell>
          <table:table-cell/>
          <table:table-cell table:formula="of:=([.D87]-[.E87])-([.D86]-[.E86])" office:value-type="float" office:value="-0.00415102000000006">
            <text:p>-0.00415102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0.4">
            <text:p>0.4</text:p>
          </table:table-cell>
          <table:table-cell office:value-type="float" office:value="0.35322863">
            <text:p>0.35322863</text:p>
          </table:table-cell>
          <table:table-cell office:value-type="float" office:value="0.38499978">
            <text:p>0.38499978</text:p>
          </table:table-cell>
          <table:table-cell office:value-type="float" office:value="0.375191">
            <text:p>0.375191</text:p>
          </table:table-cell>
          <table:table-cell/>
          <table:table-cell table:formula="of:=([.D88]-[.E88])-([.D87]-[.E87])" office:value-type="float" office:value="-0.00415099999999996">
            <text:p>-0.004151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0.4">
            <text:p>0.4</text:p>
          </table:table-cell>
          <table:table-cell office:value-type="float" office:value="0.34407765">
            <text:p>0.34407765</text:p>
          </table:table-cell>
          <table:table-cell office:value-type="float" office:value="0.38999978">
            <text:p>0.38999978</text:p>
          </table:table-cell>
          <table:table-cell office:value-type="float" office:value="0.38251182">
            <text:p>0.38251182</text:p>
          </table:table-cell>
          <table:table-cell/>
          <table:table-cell table:formula="of:=([.D89]-[.E89])-([.D88]-[.E88])" office:value-type="float" office:value="-0.00232082">
            <text:p>-0.00232082</text:p>
          </table:table-cell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0.4">
            <text:p>0.4</text:p>
          </table:table-cell>
          <table:table-cell office:value-type="float" office:value="0.34407762">
            <text:p>0.34407762</text:p>
          </table:table-cell>
          <table:table-cell office:value-type="float" office:value="0.39499977">
            <text:p>0.39499977</text:p>
          </table:table-cell>
          <table:table-cell office:value-type="float" office:value="0.3623796">
            <text:p>0.3623796</text:p>
          </table:table-cell>
          <table:table-cell/>
          <table:table-cell table:formula="of:=([.D90]-[.E90])-([.D89]-[.E89])" office:value-type="float" office:value="0.02513221">
            <text:p>0.02513221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0.4">
            <text:p>0.4</text:p>
          </table:table-cell>
          <table:table-cell office:value-type="float" office:value="0.35322863">
            <text:p>0.35322863</text:p>
          </table:table-cell>
          <table:table-cell office:value-type="float" office:value="0.39999977">
            <text:p>0.39999977</text:p>
          </table:table-cell>
          <table:table-cell office:value-type="float" office:value="0.3880024">
            <text:p>0.3880024</text:p>
          </table:table-cell>
          <table:table-cell/>
          <table:table-cell table:formula="of:=([.D91]-[.E91])-([.D90]-[.E90])" office:value-type="float" office:value="-0.0206228">
            <text:p>-0.0206228</text:p>
          </table:table-cell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office:value-type="float" office:value="0.40499976">
            <text:p>0.40499976</text:p>
          </table:table-cell>
          <table:table-cell office:value-type="float" office:value="0.39532322">
            <text:p>0.39532322</text:p>
          </table:table-cell>
          <table:table-cell/>
          <table:table-cell table:formula="of:=([.D92]-[.E92])-([.D91]-[.E91])" office:value-type="float" office:value="-0.00232083000000011">
            <text:p>-0.00232083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0.4">
            <text:p>0.4</text:p>
          </table:table-cell>
          <table:table-cell office:value-type="float" office:value="0.37519103">
            <text:p>0.37519103</text:p>
          </table:table-cell>
          <table:table-cell office:value-type="float" office:value="0.40999976">
            <text:p>0.40999976</text:p>
          </table:table-cell>
          <table:table-cell office:value-type="float" office:value="0.38983262">
            <text:p>0.38983262</text:p>
          </table:table-cell>
          <table:table-cell/>
          <table:table-cell table:formula="of:=([.D93]-[.E93])-([.D92]-[.E92])" office:value-type="float" office:value="0.0104906">
            <text:p>0.0104906</text:p>
          </table:table-cell>
        </table:table-row>
        <table:table-row table:style-name="ro2">
          <table:table-cell office:value-type="float" office:value="930">
            <text:p>93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office:value-type="float" office:value="0.41499975">
            <text:p>0.41499975</text:p>
          </table:table-cell>
          <table:table-cell office:value-type="float" office:value="0.4099648">
            <text:p>0.4099648</text:p>
          </table:table-cell>
          <table:table-cell/>
          <table:table-cell table:formula="of:=([.D94]-[.E94])-([.D93]-[.E93])" office:value-type="float" office:value="-0.0151321899999999">
            <text:p>-0.01513219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  <table:table-cell office:value-type="float" office:value="0.41999975">
            <text:p>0.41999975</text:p>
          </table:table-cell>
          <table:table-cell office:value-type="float" office:value="0.411795">
            <text:p>0.411795</text:p>
          </table:table-cell>
          <table:table-cell/>
          <table:table-cell table:formula="of:=([.D95]-[.E95])-([.D94]-[.E94])" office:value-type="float" office:value="0.0031698">
            <text:p>0.0031698</text:p>
          </table:table-cell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office:value-type="float" office:value="0.42499974">
            <text:p>0.42499974</text:p>
          </table:table-cell>
          <table:table-cell office:value-type="float" office:value="0.4191158">
            <text:p>0.4191158</text:p>
          </table:table-cell>
          <table:table-cell/>
          <table:table-cell table:formula="of:=([.D96]-[.E96])-([.D95]-[.E95])" office:value-type="float" office:value="-0.00232081000000001">
            <text:p>-0.00232081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0.4">
            <text:p>0.4</text:p>
          </table:table-cell>
          <table:table-cell office:value-type="float" office:value="0.3623796">
            <text:p>0.3623796</text:p>
          </table:table-cell>
          <table:table-cell office:value-type="float" office:value="0.42999974">
            <text:p>0.42999974</text:p>
          </table:table-cell>
          <table:table-cell office:value-type="float" office:value="0.42277625">
            <text:p>0.42277625</text:p>
          </table:table-cell>
          <table:table-cell/>
          <table:table-cell table:formula="of:=([.D97]-[.E97])-([.D96]-[.E96])" office:value-type="float" office:value="0.00133954999999997">
            <text:p>0.00133955</text:p>
          </table:table-cell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0.4">
            <text:p>0.4</text:p>
          </table:table-cell>
          <table:table-cell office:value-type="float" office:value="0.37702122">
            <text:p>0.37702122</text:p>
          </table:table-cell>
          <table:table-cell office:value-type="float" office:value="0.43499973">
            <text:p>0.43499973</text:p>
          </table:table-cell>
          <table:table-cell office:value-type="float" office:value="0.41179502">
            <text:p>0.41179502</text:p>
          </table:table-cell>
          <table:table-cell/>
          <table:table-cell table:formula="of:=([.D98]-[.E98])-([.D97]-[.E97])" office:value-type="float" office:value="0.01598122">
            <text:p>0.01598122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43999973">
            <text:p>0.43999973</text:p>
          </table:table-cell>
          <table:table-cell office:value-type="float" office:value="0.39898363">
            <text:p>0.39898363</text:p>
          </table:table-cell>
          <table:table-cell/>
          <table:table-cell table:formula="of:=([.D99]-[.E99])-([.D98]-[.E98])" office:value-type="float" office:value="0.01781139">
            <text:p>0.01781139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44499972">
            <text:p>0.44499972</text:p>
          </table:table-cell>
          <table:table-cell office:value-type="float" office:value="0.4136252">
            <text:p>0.4136252</text:p>
          </table:table-cell>
          <table:table-cell/>
          <table:table-cell table:formula="of:=([.D100]-[.E100])-([.D99]-[.E99])" office:value-type="float" office:value="-0.00964157999999998">
            <text:p>-0.00964158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office:value-type="float" office:value="0.44999972">
            <text:p>0.44999972</text:p>
          </table:table-cell>
          <table:table-cell office:value-type="float" office:value="0.42826682">
            <text:p>0.42826682</text:p>
          </table:table-cell>
          <table:table-cell/>
          <table:table-cell table:formula="of:=([.D101]-[.E101])-([.D100]-[.E100])" office:value-type="float" office:value="-0.00964162000000002">
            <text:p>-0.00964162</text:p>
          </table:table-cell>
        </table:table-row>
        <table:table-row table:style-name="ro2">
          <table:table-cell office:value-type="float" office:value="1010">
            <text:p>101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office:value-type="float" office:value="0.45499972">
            <text:p>0.45499972</text:p>
          </table:table-cell>
          <table:table-cell office:value-type="float" office:value="0.45205942">
            <text:p>0.45205942</text:p>
          </table:table-cell>
          <table:table-cell/>
          <table:table-cell table:formula="of:=([.D102]-[.E102])-([.D101]-[.E101])" office:value-type="float" office:value="-0.0187926">
            <text:p>-0.0187926</text:p>
          </table:table-cell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0.4599997">
            <text:p>0.4599997</text:p>
          </table:table-cell>
          <table:table-cell office:value-type="float" office:value="0.46853122">
            <text:p>0.46853122</text:p>
          </table:table-cell>
          <table:table-cell/>
          <table:table-cell table:formula="of:=([.D103]-[.E103])-([.D102]-[.E102])" office:value-type="float" office:value="-0.0114718200000001">
            <text:p>-0.01147182</text:p>
          </table:table-cell>
        </table:table-row>
        <table:table-row table:style-name="ro2">
          <table:table-cell office:value-type="float" office:value="1030">
            <text:p>103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4649997">
            <text:p>0.4649997</text:p>
          </table:table-cell>
          <table:table-cell office:value-type="float" office:value="0.4593802">
            <text:p>0.4593802</text:p>
          </table:table-cell>
          <table:table-cell/>
          <table:table-cell table:formula="of:=([.D104]-[.E104])-([.D103]-[.E103])" office:value-type="float" office:value="0.0141510200000001">
            <text:p>0.01415102</text:p>
          </table:table-cell>
        </table:table-row>
        <table:table-row table:style-name="ro2">
          <table:table-cell office:value-type="float" office:value="1040">
            <text:p>1040</text:p>
          </table:table-cell>
          <table:table-cell office:value-type="float" office:value="0.4">
            <text:p>0.4</text:p>
          </table:table-cell>
          <table:table-cell office:value-type="float" office:value="0.3770212">
            <text:p>0.3770212</text:p>
          </table:table-cell>
          <table:table-cell office:value-type="float" office:value="0.4699997">
            <text:p>0.4699997</text:p>
          </table:table-cell>
          <table:table-cell office:value-type="float" office:value="0.46304062">
            <text:p>0.46304062</text:p>
          </table:table-cell>
          <table:table-cell/>
          <table:table-cell table:formula="of:=([.D105]-[.E105])-([.D104]-[.E104])" office:value-type="float" office:value="0.00133957999999995">
            <text:p>0.00133958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4749997">
            <text:p>0.4749997</text:p>
          </table:table-cell>
          <table:table-cell office:value-type="float" office:value="0.46487087">
            <text:p>0.46487087</text:p>
          </table:table-cell>
          <table:table-cell/>
          <table:table-cell table:formula="of:=([.D106]-[.E106])-([.D105]-[.E105])" office:value-type="float" office:value="0.00316975000000003">
            <text:p>0.00316975</text:p>
          </table:table-cell>
        </table:table-row>
        <table:table-row table:style-name="ro2">
          <table:table-cell office:value-type="float" office:value="1060">
            <text:p>106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0.4799997">
            <text:p>0.4799997</text:p>
          </table:table-cell>
          <table:table-cell office:value-type="float" office:value="0.466701">
            <text:p>0.466701</text:p>
          </table:table-cell>
          <table:table-cell/>
          <table:table-cell table:formula="of:=([.D107]-[.E107])-([.D106]-[.E106])" office:value-type="float" office:value="0.00316987000000002">
            <text:p>0.00316987</text:p>
          </table:table-cell>
        </table:table-row>
        <table:table-row table:style-name="ro2">
          <table:table-cell office:value-type="float" office:value="1070">
            <text:p>107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0.4849997">
            <text:p>0.4849997</text:p>
          </table:table-cell>
          <table:table-cell office:value-type="float" office:value="0.4593802">
            <text:p>0.4593802</text:p>
          </table:table-cell>
          <table:table-cell/>
          <table:table-cell table:formula="of:=([.D108]-[.E108])-([.D107]-[.E107])" office:value-type="float" office:value="0.0123208">
            <text:p>0.0123208</text:p>
          </table:table-cell>
        </table:table-row>
        <table:table-row table:style-name="ro2">
          <table:table-cell office:value-type="float" office:value="1080">
            <text:p>108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48999968">
            <text:p>0.48999968</text:p>
          </table:table-cell>
          <table:table-cell office:value-type="float" office:value="0.47036144">
            <text:p>0.47036144</text:p>
          </table:table-cell>
          <table:table-cell/>
          <table:table-cell table:formula="of:=([.D109]-[.E109])-([.D108]-[.E108])" office:value-type="float" office:value="-0.00598126000000004">
            <text:p>-0.00598126</text:p>
          </table:table-cell>
        </table:table-row>
        <table:table-row table:style-name="ro2">
          <table:table-cell office:value-type="float" office:value="1090">
            <text:p>109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0.49499968">
            <text:p>0.49499968</text:p>
          </table:table-cell>
          <table:table-cell office:value-type="float" office:value="0.47768217">
            <text:p>0.47768217</text:p>
          </table:table-cell>
          <table:table-cell/>
          <table:table-cell table:formula="of:=([.D110]-[.E110])-([.D109]-[.E109])" office:value-type="float" office:value="-0.00232072999999999">
            <text:p>-0.00232073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49999967">
            <text:p>0.49999967</text:p>
          </table:table-cell>
          <table:table-cell office:value-type="float" office:value="0.4813426">
            <text:p>0.4813426</text:p>
          </table:table-cell>
          <table:table-cell/>
          <table:table-cell table:formula="of:=([.D111]-[.E111])-([.D110]-[.E110])" office:value-type="float" office:value="0.00133956000000007">
            <text:p>0.00133956</text:p>
          </table:table-cell>
        </table:table-row>
        <table:table-row table:style-name="ro2">
          <table:table-cell office:value-type="float" office:value="1110">
            <text:p>1110</text:p>
          </table:table-cell>
          <table:table-cell office:value-type="float" office:value="0.4">
            <text:p>0.4</text:p>
          </table:table-cell>
          <table:table-cell office:value-type="float" office:value="0.39166284">
            <text:p>0.39166284</text:p>
          </table:table-cell>
          <table:table-cell office:value-type="float" office:value="0.5">
            <text:p>0.5</text:p>
          </table:table-cell>
          <table:table-cell office:value-type="float" office:value="0.48317277">
            <text:p>0.48317277</text:p>
          </table:table-cell>
          <table:table-cell/>
          <table:table-cell table:formula="of:=([.D112]-[.E112])-([.D111]-[.E111])" office:value-type="float" office:value="-0.00182984000000008">
            <text:p>-0.00182984</text:p>
          </table:table-cell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0.4">
            <text:p>0.4</text:p>
          </table:table-cell>
          <table:table-cell office:value-type="float" office:value="0.3880024">
            <text:p>0.3880024</text:p>
          </table:table-cell>
          <table:table-cell office:value-type="float" office:value="0.5">
            <text:p>0.5</text:p>
          </table:table-cell>
          <table:table-cell office:value-type="float" office:value="0.49232382">
            <text:p>0.49232382</text:p>
          </table:table-cell>
          <table:table-cell/>
          <table:table-cell table:formula="of:=([.D113]-[.E113])-([.D112]-[.E112])" office:value-type="float" office:value="-0.00915104999999999">
            <text:p>-0.00915105</text:p>
          </table:table-cell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5">
            <text:p>0.5</text:p>
          </table:table-cell>
          <table:table-cell office:value-type="float" office:value="0.4868332">
            <text:p>0.4868332</text:p>
          </table:table-cell>
          <table:table-cell/>
          <table:table-cell table:formula="of:=([.D114]-[.E114])-([.D113]-[.E113])" office:value-type="float" office:value="0.00549062000000006">
            <text:p>0.00549062</text:p>
          </table:table-cell>
        </table:table-row>
        <table:table-row table:style-name="ro2">
          <table:table-cell office:value-type="float" office:value="1140">
            <text:p>1140</text:p>
          </table:table-cell>
          <table:table-cell office:value-type="float" office:value="0.4">
            <text:p>0.4</text:p>
          </table:table-cell>
          <table:table-cell office:value-type="float" office:value="0.3971534">
            <text:p>0.3971534</text:p>
          </table:table-cell>
          <table:table-cell office:value-type="float" office:value="0.5">
            <text:p>0.5</text:p>
          </table:table-cell>
          <table:table-cell office:value-type="float" office:value="0.49415395">
            <text:p>0.49415395</text:p>
          </table:table-cell>
          <table:table-cell/>
          <table:table-cell table:formula="of:=([.D115]-[.E115])-([.D114]-[.E114])" office:value-type="float" office:value="-0.00732075000000004">
            <text:p>-0.00732075</text:p>
          </table:table-cell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0.4">
            <text:p>0.4</text:p>
          </table:table-cell>
          <table:table-cell office:value-type="float" office:value="0.40264404">
            <text:p>0.40264404</text:p>
          </table:table-cell>
          <table:table-cell office:value-type="float" office:value="0.5">
            <text:p>0.5</text:p>
          </table:table-cell>
          <table:table-cell office:value-type="float" office:value="0.49049357">
            <text:p>0.49049357</text:p>
          </table:table-cell>
          <table:table-cell/>
          <table:table-cell table:formula="of:=([.D116]-[.E116])-([.D115]-[.E115])" office:value-type="float" office:value="0.00366038000000002">
            <text:p>0.00366038</text:p>
          </table:table-cell>
        </table:table-row>
        <table:table-row table:style-name="ro2">
          <table:table-cell office:value-type="float" office:value="1160">
            <text:p>1160</text:p>
          </table:table-cell>
          <table:table-cell office:value-type="float" office:value="0.4">
            <text:p>0.4</text:p>
          </table:table-cell>
          <table:table-cell office:value-type="float" office:value="0.411795">
            <text:p>0.411795</text:p>
          </table:table-cell>
          <table:table-cell office:value-type="float" office:value="0.495">
            <text:p>0.495</text:p>
          </table:table-cell>
          <table:table-cell office:value-type="float" office:value="0.48866346">
            <text:p>0.48866346</text:p>
          </table:table-cell>
          <table:table-cell/>
          <table:table-cell table:formula="of:=([.D117]-[.E117])-([.D116]-[.E116])" office:value-type="float" office:value="-0.00316989000000001">
            <text:p>-0.00316989</text:p>
          </table:table-cell>
        </table:table-row>
        <table:table-row table:style-name="ro2">
          <table:table-cell office:value-type="float" office:value="1170">
            <text:p>1170</text:p>
          </table:table-cell>
          <table:table-cell office:value-type="float" office:value="0.4">
            <text:p>0.4</text:p>
          </table:table-cell>
          <table:table-cell office:value-type="float" office:value="0.40813464">
            <text:p>0.40813464</text:p>
          </table:table-cell>
          <table:table-cell office:value-type="float" office:value="0.49">
            <text:p>0.49</text:p>
          </table:table-cell>
          <table:table-cell office:value-type="float" office:value="0.494154">
            <text:p>0.494154</text:p>
          </table:table-cell>
          <table:table-cell/>
          <table:table-cell table:formula="of:=([.D118]-[.E118])-([.D117]-[.E117])" office:value-type="float" office:value="-0.01049054">
            <text:p>-0.01049054</text:p>
          </table:table-cell>
        </table:table-row>
        <table:table-row table:style-name="ro2">
          <table:table-cell office:value-type="float" office:value="1180">
            <text:p>118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485">
            <text:p>0.485</text:p>
          </table:table-cell>
          <table:table-cell office:value-type="float" office:value="0.49232382">
            <text:p>0.49232382</text:p>
          </table:table-cell>
          <table:table-cell/>
          <table:table-cell table:formula="of:=([.D119]-[.E119])-([.D118]-[.E118])" office:value-type="float" office:value="-0.00316982000000005">
            <text:p>-0.00316982</text:p>
          </table:table-cell>
        </table:table-row>
        <table:table-row table:style-name="ro2">
          <table:table-cell office:value-type="float" office:value="1190">
            <text:p>1190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 office:value-type="float" office:value="0.48000002">
            <text:p>0.48000002</text:p>
          </table:table-cell>
          <table:table-cell office:value-type="float" office:value="0.485003">
            <text:p>0.485003</text:p>
          </table:table-cell>
          <table:table-cell/>
          <table:table-cell table:formula="of:=([.D120]-[.E120])-([.D119]-[.E119])" office:value-type="float" office:value="0.0023208400000001">
            <text:p>0.00232084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 office:value-type="float" office:value="0.47500002">
            <text:p>0.47500002</text:p>
          </table:table-cell>
          <table:table-cell office:value-type="float" office:value="0.48317283">
            <text:p>0.48317283</text:p>
          </table:table-cell>
          <table:table-cell/>
          <table:table-cell table:formula="of:=([.D121]-[.E121])-([.D120]-[.E120])" office:value-type="float" office:value="-0.00316983000000004">
            <text:p>-0.00316983</text:p>
          </table:table-cell>
        </table:table-row>
        <table:table-row table:style-name="ro2">
          <table:table-cell office:value-type="float" office:value="1210">
            <text:p>1210</text:p>
          </table:table-cell>
          <table:table-cell office:value-type="float" office:value="0.4">
            <text:p>0.4</text:p>
          </table:table-cell>
          <table:table-cell office:value-type="float" office:value="0.4099648">
            <text:p>0.4099648</text:p>
          </table:table-cell>
          <table:table-cell office:value-type="float" office:value="0.47000003">
            <text:p>0.47000003</text:p>
          </table:table-cell>
          <table:table-cell office:value-type="float" office:value="0.48134258">
            <text:p>0.48134258</text:p>
          </table:table-cell>
          <table:table-cell/>
          <table:table-cell table:formula="of:=([.D122]-[.E122])-([.D121]-[.E121])" office:value-type="float" office:value="-0.00316974000000003">
            <text:p>-0.00316974</text:p>
          </table:table-cell>
        </table:table-row>
        <table:table-row table:style-name="ro2">
          <table:table-cell office:value-type="float" office:value="1220">
            <text:p>1220</text:p>
          </table:table-cell>
          <table:table-cell office:value-type="float" office:value="0.4">
            <text:p>0.4</text:p>
          </table:table-cell>
          <table:table-cell office:value-type="float" office:value="0.39898366">
            <text:p>0.39898366</text:p>
          </table:table-cell>
          <table:table-cell office:value-type="float" office:value="0.46500003">
            <text:p>0.46500003</text:p>
          </table:table-cell>
          <table:table-cell office:value-type="float" office:value="0.47219157">
            <text:p>0.47219157</text:p>
          </table:table-cell>
          <table:table-cell/>
          <table:table-cell table:formula="of:=([.D123]-[.E123])-([.D122]-[.E122])" office:value-type="float" office:value="0.00415101000000001">
            <text:p>0.00415101</text:p>
          </table:table-cell>
        </table:table-row>
        <table:table-row table:style-name="ro2">
          <table:table-cell office:value-type="float" office:value="1230">
            <text:p>1230</text:p>
          </table:table-cell>
          <table:table-cell office:value-type="float" office:value="0.4">
            <text:p>0.4</text:p>
          </table:table-cell>
          <table:table-cell office:value-type="float" office:value="0.37336078">
            <text:p>0.37336078</text:p>
          </table:table-cell>
          <table:table-cell office:value-type="float" office:value="0.46000004">
            <text:p>0.46000004</text:p>
          </table:table-cell>
          <table:table-cell office:value-type="float" office:value="0.4630406">
            <text:p>0.4630406</text:p>
          </table:table-cell>
          <table:table-cell/>
          <table:table-cell table:formula="of:=([.D124]-[.E124])-([.D123]-[.E123])" office:value-type="float" office:value="0.00415098000000003">
            <text:p>0.00415098</text:p>
          </table:table-cell>
        </table:table-row>
        <table:table-row table:style-name="ro2">
          <table:table-cell office:value-type="float" office:value="1240">
            <text:p>1240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  <table:table-cell office:value-type="float" office:value="0.45500004">
            <text:p>0.45500004</text:p>
          </table:table-cell>
          <table:table-cell office:value-type="float" office:value="0.4685312">
            <text:p>0.4685312</text:p>
          </table:table-cell>
          <table:table-cell/>
          <table:table-cell table:formula="of:=([.D125]-[.E125])-([.D124]-[.E124])" office:value-type="float" office:value="-0.0104906">
            <text:p>-0.0104906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0.4">
            <text:p>0.4</text:p>
          </table:table-cell>
          <table:table-cell office:value-type="float" office:value="0.3788514">
            <text:p>0.3788514</text:p>
          </table:table-cell>
          <table:table-cell office:value-type="float" office:value="0.45000005">
            <text:p>0.45000005</text:p>
          </table:table-cell>
          <table:table-cell office:value-type="float" office:value="0.47036144">
            <text:p>0.47036144</text:p>
          </table:table-cell>
          <table:table-cell/>
          <table:table-cell table:formula="of:=([.D126]-[.E126])-([.D125]-[.E125])" office:value-type="float" office:value="-0.00683023000000005">
            <text:p>-0.00683023</text:p>
          </table:table-cell>
        </table:table-row>
        <table:table-row table:style-name="ro2">
          <table:table-cell office:value-type="float" office:value="1260">
            <text:p>1260</text:p>
          </table:table-cell>
          <table:table-cell office:value-type="float" office:value="0.4">
            <text:p>0.4</text:p>
          </table:table-cell>
          <table:table-cell office:value-type="float" office:value="0.3788514">
            <text:p>0.3788514</text:p>
          </table:table-cell>
          <table:table-cell office:value-type="float" office:value="0.44500005">
            <text:p>0.44500005</text:p>
          </table:table-cell>
          <table:table-cell office:value-type="float" office:value="0.45755002">
            <text:p>0.45755002</text:p>
          </table:table-cell>
          <table:table-cell/>
          <table:table-cell table:formula="of:=([.D127]-[.E127])-([.D126]-[.E126])" office:value-type="float" office:value="0.00781142000000007">
            <text:p>0.00781142</text:p>
          </table:table-cell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0.44000006">
            <text:p>0.44000006</text:p>
          </table:table-cell>
          <table:table-cell office:value-type="float" office:value="0.4557198">
            <text:p>0.4557198</text:p>
          </table:table-cell>
          <table:table-cell/>
          <table:table-cell table:formula="of:=([.D128]-[.E128])-([.D127]-[.E127])" office:value-type="float" office:value="-0.00316976999999996">
            <text:p>-0.00316977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0.4">
            <text:p>0.4</text:p>
          </table:table-cell>
          <table:table-cell office:value-type="float" office:value="0.33675683">
            <text:p>0.33675683</text:p>
          </table:table-cell>
          <table:table-cell office:value-type="float" office:value="0.43500006">
            <text:p>0.43500006</text:p>
          </table:table-cell>
          <table:table-cell office:value-type="float" office:value="0.4538896">
            <text:p>0.4538896</text:p>
          </table:table-cell>
          <table:table-cell/>
          <table:table-cell table:formula="of:=([.D129]-[.E129])-([.D128]-[.E128])" office:value-type="float" office:value="-0.00316980000000006">
            <text:p>-0.0031698</text:p>
          </table:table-cell>
        </table:table-row>
        <table:table-row table:style-name="ro2">
          <table:table-cell office:value-type="float" office:value="1290">
            <text:p>1290</text:p>
          </table:table-cell>
          <table:table-cell office:value-type="float" office:value="0.4">
            <text:p>0.4</text:p>
          </table:table-cell>
          <table:table-cell office:value-type="float" office:value="0.3513984">
            <text:p>0.3513984</text:p>
          </table:table-cell>
          <table:table-cell office:value-type="float" office:value="0.43000007">
            <text:p>0.43000007</text:p>
          </table:table-cell>
          <table:table-cell office:value-type="float" office:value="0.439248">
            <text:p>0.439248</text:p>
          </table:table-cell>
          <table:table-cell/>
          <table:table-cell table:formula="of:=([.D130]-[.E130])-([.D129]-[.E129])" office:value-type="float" office:value="0.00964161000000002">
            <text:p>0.00964161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office:value-type="float" office:value="0.42500007">
            <text:p>0.42500007</text:p>
          </table:table-cell>
          <table:table-cell office:value-type="float" office:value="0.42094603">
            <text:p>0.42094603</text:p>
          </table:table-cell>
          <table:table-cell/>
          <table:table-cell table:formula="of:=([.D131]-[.E131])-([.D130]-[.E130])" office:value-type="float" office:value="0.0133019699999999">
            <text:p>0.01330197</text:p>
          </table:table-cell>
        </table:table-row>
        <table:table-row table:style-name="ro2">
          <table:table-cell office:value-type="float" office:value="1310">
            <text:p>131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office:value-type="float" office:value="0.42000008">
            <text:p>0.42000008</text:p>
          </table:table-cell>
          <table:table-cell office:value-type="float" office:value="0.42277625">
            <text:p>0.42277625</text:p>
          </table:table-cell>
          <table:table-cell/>
          <table:table-cell table:formula="of:=([.D132]-[.E132])-([.D131]-[.E131])" office:value-type="float" office:value="-0.00683021">
            <text:p>-0.00683021</text:p>
          </table:table-cell>
        </table:table-row>
        <table:table-row table:style-name="ro2">
          <table:table-cell office:value-type="float" office:value="1320">
            <text:p>1320</text:p>
          </table:table-cell>
          <table:table-cell office:value-type="float" office:value="0.4">
            <text:p>0.4</text:p>
          </table:table-cell>
          <table:table-cell office:value-type="float" office:value="0.33675683">
            <text:p>0.33675683</text:p>
          </table:table-cell>
          <table:table-cell office:value-type="float" office:value="0.41500008">
            <text:p>0.41500008</text:p>
          </table:table-cell>
          <table:table-cell office:value-type="float" office:value="0.42826682">
            <text:p>0.42826682</text:p>
          </table:table-cell>
          <table:table-cell/>
          <table:table-cell table:formula="of:=([.D133]-[.E133])-([.D132]-[.E132])" office:value-type="float" office:value="-0.01049057">
            <text:p>-0.01049057</text:p>
          </table:table-cell>
        </table:table-row>
        <table:table-row table:style-name="ro2">
          <table:table-cell office:value-type="float" office:value="1330">
            <text:p>1330</text:p>
          </table:table-cell>
          <table:table-cell office:value-type="float" office:value="0.4">
            <text:p>0.4</text:p>
          </table:table-cell>
          <table:table-cell office:value-type="float" office:value="0.32211524">
            <text:p>0.32211524</text:p>
          </table:table-cell>
          <table:table-cell office:value-type="float" office:value="0.4100001">
            <text:p>0.4100001</text:p>
          </table:table-cell>
          <table:table-cell office:value-type="float" office:value="0.4246064">
            <text:p>0.4246064</text:p>
          </table:table-cell>
          <table:table-cell/>
          <table:table-cell table:formula="of:=([.D134]-[.E134])-([.D133]-[.E133])" office:value-type="float" office:value="-0.00133956000000002">
            <text:p>-0.00133956</text:p>
          </table:table-cell>
        </table:table-row>
        <table:table-row table:style-name="ro2">
          <table:table-cell office:value-type="float" office:value="1340">
            <text:p>1340</text:p>
          </table:table-cell>
          <table:table-cell office:value-type="float" office:value="0.4">
            <text:p>0.4</text:p>
          </table:table-cell>
          <table:table-cell office:value-type="float" office:value="0.32577562">
            <text:p>0.32577562</text:p>
          </table:table-cell>
          <table:table-cell office:value-type="float" office:value="0.4050001">
            <text:p>0.4050001</text:p>
          </table:table-cell>
          <table:table-cell office:value-type="float" office:value="0.42460644">
            <text:p>0.42460644</text:p>
          </table:table-cell>
          <table:table-cell/>
          <table:table-cell table:formula="of:=([.D135]-[.E135])-([.D134]-[.E134])" office:value-type="float" office:value="-0.00500004000000004">
            <text:p>-0.00500004</text:p>
          </table:table-cell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0.4">
            <text:p>0.4</text:p>
          </table:table-cell>
          <table:table-cell office:value-type="float" office:value="0.30930382">
            <text:p>0.30930382</text:p>
          </table:table-cell>
          <table:table-cell office:value-type="float" office:value="0.4000001">
            <text:p>0.4000001</text:p>
          </table:table-cell>
          <table:table-cell office:value-type="float" office:value="0.4172856">
            <text:p>0.4172856</text:p>
          </table:table-cell>
          <table:table-cell/>
          <table:table-cell table:formula="of:=([.D136]-[.E136])-([.D135]-[.E135])" office:value-type="float" office:value="0.00232084000000005">
            <text:p>0.00232084</text:p>
          </table:table-cell>
        </table:table-row>
        <table:table-row table:style-name="ro2">
          <table:table-cell office:value-type="float" office:value="1360">
            <text:p>1360</text:p>
          </table:table-cell>
          <table:table-cell office:value-type="float" office:value="0.4">
            <text:p>0.4</text:p>
          </table:table-cell>
          <table:table-cell office:value-type="float" office:value="0.31479442">
            <text:p>0.31479442</text:p>
          </table:table-cell>
          <table:table-cell office:value-type="float" office:value="0.3950001">
            <text:p>0.3950001</text:p>
          </table:table-cell>
          <table:table-cell office:value-type="float" office:value="0.41728562">
            <text:p>0.41728562</text:p>
          </table:table-cell>
          <table:table-cell/>
          <table:table-cell table:formula="of:=([.D137]-[.E137])-([.D136]-[.E136])" office:value-type="float" office:value="-0.00500002000000005">
            <text:p>-0.00500002</text:p>
          </table:table-cell>
        </table:table-row>
        <table:table-row table:style-name="ro2">
          <table:table-cell office:value-type="float" office:value="1370">
            <text:p>1370</text:p>
          </table:table-cell>
          <table:table-cell office:value-type="float" office:value="0.4">
            <text:p>0.4</text:p>
          </table:table-cell>
          <table:table-cell office:value-type="float" office:value="0.3184548">
            <text:p>0.3184548</text:p>
          </table:table-cell>
          <table:table-cell office:value-type="float" office:value="0.3900001">
            <text:p>0.3900001</text:p>
          </table:table-cell>
          <table:table-cell office:value-type="float" office:value="0.4136252">
            <text:p>0.4136252</text:p>
          </table:table-cell>
          <table:table-cell/>
          <table:table-cell table:formula="of:=([.D138]-[.E138])-([.D137]-[.E137])" office:value-type="float" office:value="-0.00133957999999995">
            <text:p>-0.00133958</text:p>
          </table:table-cell>
        </table:table-row>
        <table:table-row table:style-name="ro2">
          <table:table-cell office:value-type="float" office:value="1380">
            <text:p>1380</text:p>
          </table:table-cell>
          <table:table-cell office:value-type="float" office:value="0.4">
            <text:p>0.4</text:p>
          </table:table-cell>
          <table:table-cell office:value-type="float" office:value="0.3074736">
            <text:p>0.3074736</text:p>
          </table:table-cell>
          <table:table-cell office:value-type="float" office:value="0.3850001">
            <text:p>0.3850001</text:p>
          </table:table-cell>
          <table:table-cell office:value-type="float" office:value="0.4081346">
            <text:p>0.4081346</text:p>
          </table:table-cell>
          <table:table-cell/>
          <table:table-cell table:formula="of:=([.D139]-[.E139])-([.D138]-[.E138])" office:value-type="float" office:value="0.000490600000000008">
            <text:p>0.0004906</text:p>
          </table:table-cell>
        </table:table-row>
        <table:table-row table:style-name="ro2">
          <table:table-cell office:value-type="float" office:value="1390">
            <text:p>1390</text:p>
          </table:table-cell>
          <table:table-cell office:value-type="float" office:value="0.4">
            <text:p>0.4</text:p>
          </table:table-cell>
          <table:table-cell office:value-type="float" office:value="0.3001528">
            <text:p>0.3001528</text:p>
          </table:table-cell>
          <table:table-cell office:value-type="float" office:value="0.3800001">
            <text:p>0.3800001</text:p>
          </table:table-cell>
          <table:table-cell office:value-type="float" office:value="0.39898363">
            <text:p>0.39898363</text:p>
          </table:table-cell>
          <table:table-cell/>
          <table:table-cell table:formula="of:=([.D140]-[.E140])-([.D139]-[.E139])" office:value-type="float" office:value="0.00415096999999998">
            <text:p>0.00415097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0.4">
            <text:p>0.4</text:p>
          </table:table-cell>
          <table:table-cell office:value-type="float" office:value="0.3056434">
            <text:p>0.3056434</text:p>
          </table:table-cell>
          <table:table-cell office:value-type="float" office:value="0.37500012">
            <text:p>0.37500012</text:p>
          </table:table-cell>
          <table:table-cell office:value-type="float" office:value="0.38617224">
            <text:p>0.38617224</text:p>
          </table:table-cell>
          <table:table-cell/>
          <table:table-cell table:formula="of:=([.D141]-[.E141])-([.D140]-[.E140])" office:value-type="float" office:value="0.00781141000000002">
            <text:p>0.00781141</text:p>
          </table:table-cell>
        </table:table-row>
        <table:table-row table:style-name="ro2">
          <table:table-cell office:value-type="float" office:value="1410">
            <text:p>1410</text:p>
          </table:table-cell>
          <table:table-cell office:value-type="float" office:value="0.4">
            <text:p>0.4</text:p>
          </table:table-cell>
          <table:table-cell office:value-type="float" office:value="0.28551123">
            <text:p>0.28551123</text:p>
          </table:table-cell>
          <table:table-cell office:value-type="float" office:value="0.37000012">
            <text:p>0.37000012</text:p>
          </table:table-cell>
          <table:table-cell office:value-type="float" office:value="0.39166284">
            <text:p>0.39166284</text:p>
          </table:table-cell>
          <table:table-cell/>
          <table:table-cell table:formula="of:=([.D142]-[.E142])-([.D141]-[.E141])" office:value-type="float" office:value="-0.0104906">
            <text:p>-0.0104906</text:p>
          </table:table-cell>
        </table:table-row>
        <table:table-row table:style-name="ro2">
          <table:table-cell office:value-type="float" office:value="1420">
            <text:p>1420</text:p>
          </table:table-cell>
          <table:table-cell office:value-type="float" office:value="0.4">
            <text:p>0.4</text:p>
          </table:table-cell>
          <table:table-cell office:value-type="float" office:value="0.2800206">
            <text:p>0.2800206</text:p>
          </table:table-cell>
          <table:table-cell office:value-type="float" office:value="0.36500013">
            <text:p>0.36500013</text:p>
          </table:table-cell>
          <table:table-cell office:value-type="float" office:value="0.3880024">
            <text:p>0.3880024</text:p>
          </table:table-cell>
          <table:table-cell/>
          <table:table-cell table:formula="of:=([.D143]-[.E143])-([.D142]-[.E142])" office:value-type="float" office:value="-0.00133954999999991">
            <text:p>-0.00133955</text:p>
          </table:table-cell>
        </table:table-row>
        <table:table-row table:style-name="ro2">
          <table:table-cell office:value-type="float" office:value="1430">
            <text:p>143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office:value-type="float" office:value="0.36000013">
            <text:p>0.36000013</text:p>
          </table:table-cell>
          <table:table-cell office:value-type="float" office:value="0.38434198">
            <text:p>0.38434198</text:p>
          </table:table-cell>
          <table:table-cell/>
          <table:table-cell table:formula="of:=([.D144]-[.E144])-([.D143]-[.E143])" office:value-type="float" office:value="-0.00133958000000006">
            <text:p>-0.00133958</text:p>
          </table:table-cell>
        </table:table-row>
        <table:table-row table:style-name="ro2">
          <table:table-cell office:value-type="float" office:value="1440">
            <text:p>1440</text:p>
          </table:table-cell>
          <table:table-cell office:value-type="float" office:value="0.4">
            <text:p>0.4</text:p>
          </table:table-cell>
          <table:table-cell office:value-type="float" office:value="0.3001528">
            <text:p>0.3001528</text:p>
          </table:table-cell>
          <table:table-cell office:value-type="float" office:value="0.35500014">
            <text:p>0.35500014</text:p>
          </table:table-cell>
          <table:table-cell office:value-type="float" office:value="0.37153062">
            <text:p>0.37153062</text:p>
          </table:table-cell>
          <table:table-cell/>
          <table:table-cell table:formula="of:=([.D145]-[.E145])-([.D144]-[.E144])" office:value-type="float" office:value="0.00781136999999998">
            <text:p>0.00781137</text:p>
          </table:table-cell>
        </table:table-row>
        <table:table-row table:style-name="ro2">
          <table:table-cell office:value-type="float" office:value="1450">
            <text:p>1450</text:p>
          </table:table-cell>
          <table:table-cell office:value-type="float" office:value="0.4">
            <text:p>0.4</text:p>
          </table:table-cell>
          <table:table-cell office:value-type="float" office:value="0.301983">
            <text:p>0.301983</text:p>
          </table:table-cell>
          <table:table-cell office:value-type="float" office:value="0.35000014">
            <text:p>0.35000014</text:p>
          </table:table-cell>
          <table:table-cell office:value-type="float" office:value="0.3623796">
            <text:p>0.3623796</text:p>
          </table:table-cell>
          <table:table-cell/>
          <table:table-cell table:formula="of:=([.D146]-[.E146])-([.D145]-[.E145])" office:value-type="float" office:value="0.00415102000000006">
            <text:p>0.00415102</text:p>
          </table:table-cell>
        </table:table-row>
        <table:table-row table:style-name="ro2">
          <table:table-cell office:value-type="float" office:value="1460">
            <text:p>1460</text:p>
          </table:table-cell>
          <table:table-cell office:value-type="float" office:value="0.4">
            <text:p>0.4</text:p>
          </table:table-cell>
          <table:table-cell office:value-type="float" office:value="0.3056434">
            <text:p>0.3056434</text:p>
          </table:table-cell>
          <table:table-cell office:value-type="float" office:value="0.34500015">
            <text:p>0.34500015</text:p>
          </table:table-cell>
          <table:table-cell office:value-type="float" office:value="0.3532286">
            <text:p>0.3532286</text:p>
          </table:table-cell>
          <table:table-cell/>
          <table:table-cell table:formula="of:=([.D147]-[.E147])-([.D146]-[.E146])" office:value-type="float" office:value="0.00415100999999996">
            <text:p>0.00415101</text:p>
          </table:table-cell>
        </table:table-row>
        <table:table-row table:style-name="ro2">
          <table:table-cell office:value-type="float" office:value="1470">
            <text:p>1470</text:p>
          </table:table-cell>
          <table:table-cell office:value-type="float" office:value="0.4">
            <text:p>0.4</text:p>
          </table:table-cell>
          <table:table-cell office:value-type="float" office:value="0.30930382">
            <text:p>0.30930382</text:p>
          </table:table-cell>
          <table:table-cell office:value-type="float" office:value="0.34000015">
            <text:p>0.34000015</text:p>
          </table:table-cell>
          <table:table-cell office:value-type="float" office:value="0.3349266">
            <text:p>0.3349266</text:p>
          </table:table-cell>
          <table:table-cell/>
          <table:table-cell table:formula="of:=([.D148]-[.E148])-([.D147]-[.E147])" office:value-type="float" office:value="0.013302">
            <text:p>0.013302</text:p>
          </table:table-cell>
        </table:table-row>
        <table:table-row table:style-name="ro2">
          <table:table-cell office:value-type="float" office:value="1480">
            <text:p>1480</text:p>
          </table:table-cell>
          <table:table-cell office:value-type="float" office:value="0.4">
            <text:p>0.4</text:p>
          </table:table-cell>
          <table:table-cell office:value-type="float" office:value="0.32577562">
            <text:p>0.32577562</text:p>
          </table:table-cell>
          <table:table-cell office:value-type="float" office:value="0.33500016">
            <text:p>0.33500016</text:p>
          </table:table-cell>
          <table:table-cell office:value-type="float" office:value="0.33126622">
            <text:p>0.33126622</text:p>
          </table:table-cell>
          <table:table-cell/>
          <table:table-cell table:formula="of:=([.D149]-[.E149])-([.D148]-[.E148])" office:value-type="float" office:value="-0.00133961000000005">
            <text:p>-0.00133961</text:p>
          </table:table-cell>
        </table:table-row>
        <table:table-row table:style-name="ro2">
          <table:table-cell office:value-type="float" office:value="1490">
            <text:p>1490</text:p>
          </table:table-cell>
          <table:table-cell office:value-type="float" office:value="0.4">
            <text:p>0.4</text:p>
          </table:table-cell>
          <table:table-cell office:value-type="float" office:value="0.34407762">
            <text:p>0.34407762</text:p>
          </table:table-cell>
          <table:table-cell office:value-type="float" office:value="0.33000016">
            <text:p>0.33000016</text:p>
          </table:table-cell>
          <table:table-cell office:value-type="float" office:value="0.3349266">
            <text:p>0.3349266</text:p>
          </table:table-cell>
          <table:table-cell/>
          <table:table-cell table:formula="of:=([.D150]-[.E150])-([.D149]-[.E149])" office:value-type="float" office:value="-0.00866037999999997">
            <text:p>-0.00866038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0.4">
            <text:p>0.4</text:p>
          </table:table-cell>
          <table:table-cell office:value-type="float" office:value="0.3221152">
            <text:p>0.3221152</text:p>
          </table:table-cell>
          <table:table-cell office:value-type="float" office:value="0.32500017">
            <text:p>0.32500017</text:p>
          </table:table-cell>
          <table:table-cell office:value-type="float" office:value="0.34590778">
            <text:p>0.34590778</text:p>
          </table:table-cell>
          <table:table-cell/>
          <table:table-cell table:formula="of:=([.D151]-[.E151])-([.D150]-[.E150])" office:value-type="float" office:value="-0.01598117">
            <text:p>-0.01598117</text:p>
          </table:table-cell>
        </table:table-row>
        <table:table-row table:style-name="ro2">
          <table:table-cell office:value-type="float" office:value="1510">
            <text:p>1510</text:p>
          </table:table-cell>
          <table:table-cell office:value-type="float" office:value="0.4">
            <text:p>0.4</text:p>
          </table:table-cell>
          <table:table-cell office:value-type="float" office:value="0.3330964">
            <text:p>0.3330964</text:p>
          </table:table-cell>
          <table:table-cell office:value-type="float" office:value="0.32000017">
            <text:p>0.32000017</text:p>
          </table:table-cell>
          <table:table-cell office:value-type="float" office:value="0.356889">
            <text:p>0.356889</text:p>
          </table:table-cell>
          <table:table-cell/>
          <table:table-cell table:formula="of:=([.D152]-[.E152])-([.D151]-[.E151])" office:value-type="float" office:value="-0.01598122">
            <text:p>-0.01598122</text:p>
          </table:table-cell>
        </table:table-row>
        <table:table-row table:style-name="ro2">
          <table:table-cell office:value-type="float" office:value="1520">
            <text:p>1520</text:p>
          </table:table-cell>
          <table:table-cell office:value-type="float" office:value="0.4">
            <text:p>0.4</text:p>
          </table:table-cell>
          <table:table-cell office:value-type="float" office:value="0.35688898">
            <text:p>0.35688898</text:p>
          </table:table-cell>
          <table:table-cell office:value-type="float" office:value="0.31500018">
            <text:p>0.31500018</text:p>
          </table:table-cell>
          <table:table-cell office:value-type="float" office:value="0.3550588">
            <text:p>0.3550588</text:p>
          </table:table-cell>
          <table:table-cell/>
          <table:table-cell table:formula="of:=([.D153]-[.E153])-([.D152]-[.E152])" office:value-type="float" office:value="-0.00316979000000006">
            <text:p>-0.00316979</text:p>
          </table:table-cell>
        </table:table-row>
        <table:table-row table:style-name="ro2">
          <table:table-cell office:value-type="float" office:value="1530">
            <text:p>1530</text:p>
          </table:table-cell>
          <table:table-cell office:value-type="float" office:value="0.4">
            <text:p>0.4</text:p>
          </table:table-cell>
          <table:table-cell office:value-type="float" office:value="0.3404172">
            <text:p>0.3404172</text:p>
          </table:table-cell>
          <table:table-cell office:value-type="float" office:value="0.31000018">
            <text:p>0.31000018</text:p>
          </table:table-cell>
          <table:table-cell office:value-type="float" office:value="0.338587">
            <text:p>0.338587</text:p>
          </table:table-cell>
          <table:table-cell/>
          <table:table-cell table:formula="of:=([.D154]-[.E154])-([.D153]-[.E153])" office:value-type="float" office:value="0.0114718">
            <text:p>0.0114718</text:p>
          </table:table-cell>
        </table:table-row>
        <table:table-row table:style-name="ro2">
          <table:table-cell office:value-type="float" office:value="1540">
            <text:p>1540</text:p>
          </table:table-cell>
          <table:table-cell office:value-type="float" office:value="0.4">
            <text:p>0.4</text:p>
          </table:table-cell>
          <table:table-cell office:value-type="float" office:value="0.3532286">
            <text:p>0.3532286</text:p>
          </table:table-cell>
          <table:table-cell office:value-type="float" office:value="0.3050002">
            <text:p>0.3050002</text:p>
          </table:table-cell>
          <table:table-cell office:value-type="float" office:value="0.3184548">
            <text:p>0.3184548</text:p>
          </table:table-cell>
          <table:table-cell/>
          <table:table-cell table:formula="of:=([.D155]-[.E155])-([.D154]-[.E154])" office:value-type="float" office:value="0.01513222">
            <text:p>0.01513222</text:p>
          </table:table-cell>
        </table:table-row>
        <table:table-row table:style-name="ro2">
          <table:table-cell office:value-type="float" office:value="1550">
            <text:p>1550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  <table:table-cell office:value-type="float" office:value="0.3000002">
            <text:p>0.3000002</text:p>
          </table:table-cell>
          <table:table-cell office:value-type="float" office:value="0.29649243">
            <text:p>0.29649243</text:p>
          </table:table-cell>
          <table:table-cell/>
          <table:table-cell table:formula="of:=([.D156]-[.E156])-([.D155]-[.E155])" office:value-type="float" office:value="0.0169623699999999">
            <text:p>0.01696237</text:p>
          </table:table-cell>
        </table:table-row>
        <table:table-row table:style-name="ro2">
          <table:table-cell office:value-type="float" office:value="1560">
            <text:p>156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office:value-type="float" office:value="0.2950002">
            <text:p>0.2950002</text:p>
          </table:table-cell>
          <table:table-cell office:value-type="float" office:value="0.2910018">
            <text:p>0.2910018</text:p>
          </table:table-cell>
          <table:table-cell/>
          <table:table-cell table:formula="of:=([.D157]-[.E157])-([.D156]-[.E156])" office:value-type="float" office:value="0.000490630000000047">
            <text:p>0.00049063</text:p>
          </table:table-cell>
        </table:table-row>
        <table:table-row table:style-name="ro2">
          <table:table-cell office:value-type="float" office:value="1570">
            <text:p>1570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  <table:table-cell office:value-type="float" office:value="0.2900002">
            <text:p>0.2900002</text:p>
          </table:table-cell>
          <table:table-cell office:value-type="float" office:value="0.28917164">
            <text:p>0.28917164</text:p>
          </table:table-cell>
          <table:table-cell/>
          <table:table-cell table:formula="of:=([.D158]-[.E158])-([.D157]-[.E157])" office:value-type="float" office:value="-0.00316984000000003">
            <text:p>-0.00316984</text:p>
          </table:table-cell>
        </table:table-row>
        <table:table-row table:style-name="ro2">
          <table:table-cell office:value-type="float" office:value="1580">
            <text:p>1580</text:p>
          </table:table-cell>
          <table:table-cell office:value-type="float" office:value="0.4">
            <text:p>0.4</text:p>
          </table:table-cell>
          <table:table-cell office:value-type="float" office:value="0.36604002">
            <text:p>0.36604002</text:p>
          </table:table-cell>
          <table:table-cell office:value-type="float" office:value="0.2850002">
            <text:p>0.2850002</text:p>
          </table:table-cell>
          <table:table-cell office:value-type="float" office:value="0.2891716">
            <text:p>0.2891716</text:p>
          </table:table-cell>
          <table:table-cell/>
          <table:table-cell table:formula="of:=([.D159]-[.E159])-([.D158]-[.E158])" office:value-type="float" office:value="-0.00499995999999997">
            <text:p>-0.00499996</text:p>
          </table:table-cell>
        </table:table-row>
        <table:table-row table:style-name="ro2">
          <table:table-cell office:value-type="float" office:value="1590">
            <text:p>1590</text:p>
          </table:table-cell>
          <table:table-cell office:value-type="float" office:value="0.4">
            <text:p>0.4</text:p>
          </table:table-cell>
          <table:table-cell office:value-type="float" office:value="0.37885144">
            <text:p>0.37885144</text:p>
          </table:table-cell>
          <table:table-cell office:value-type="float" office:value="0.2800002">
            <text:p>0.2800002</text:p>
          </table:table-cell>
          <table:table-cell office:value-type="float" office:value="0.30198303">
            <text:p>0.30198303</text:p>
          </table:table-cell>
          <table:table-cell/>
          <table:table-cell table:formula="of:=([.D160]-[.E160])-([.D159]-[.E159])" office:value-type="float" office:value="-0.01781143">
            <text:p>-0.01781143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0.4">
            <text:p>0.4</text:p>
          </table:table-cell>
          <table:table-cell office:value-type="float" office:value="0.402644">
            <text:p>0.402644</text:p>
          </table:table-cell>
          <table:table-cell office:value-type="float" office:value="0.2750002">
            <text:p>0.2750002</text:p>
          </table:table-cell>
          <table:table-cell office:value-type="float" office:value="0.30930382">
            <text:p>0.30930382</text:p>
          </table:table-cell>
          <table:table-cell/>
          <table:table-cell table:formula="of:=([.D161]-[.E161])-([.D160]-[.E160])" office:value-type="float" office:value="-0.01232079">
            <text:p>-0.01232079</text:p>
          </table:table-cell>
        </table:table-row>
        <table:table-row table:style-name="ro2">
          <table:table-cell office:value-type="float" office:value="1610">
            <text:p>161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0.27000022">
            <text:p>0.27000022</text:p>
          </table:table-cell>
          <table:table-cell office:value-type="float" office:value="0.301983">
            <text:p>0.301983</text:p>
          </table:table-cell>
          <table:table-cell/>
          <table:table-cell table:formula="of:=([.D162]-[.E162])-([.D161]-[.E161])" office:value-type="float" office:value="0.00232084000000005">
            <text:p>0.00232084</text:p>
          </table:table-cell>
        </table:table-row>
        <table:table-row table:style-name="ro2">
          <table:table-cell office:value-type="float" office:value="1620">
            <text:p>162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0.26500022">
            <text:p>0.26500022</text:p>
          </table:table-cell>
          <table:table-cell office:value-type="float" office:value="0.283681">
            <text:p>0.283681</text:p>
          </table:table-cell>
          <table:table-cell/>
          <table:table-cell table:formula="of:=([.D163]-[.E163])-([.D162]-[.E162])" office:value-type="float" office:value="0.013302">
            <text:p>0.013302</text:p>
          </table:table-cell>
        </table:table-row>
        <table:table-row table:style-name="ro2">
          <table:table-cell office:value-type="float" office:value="1630">
            <text:p>1630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  <table:table-cell office:value-type="float" office:value="0.26000023">
            <text:p>0.26000023</text:p>
          </table:table-cell>
          <table:table-cell office:value-type="float" office:value="0.26354882">
            <text:p>0.26354882</text:p>
          </table:table-cell>
          <table:table-cell/>
          <table:table-cell table:formula="of:=([.D164]-[.E164])-([.D163]-[.E163])" office:value-type="float" office:value="0.0151321899999999">
            <text:p>0.01513219</text:p>
          </table:table-cell>
        </table:table-row>
        <table:table-row table:style-name="ro2">
          <table:table-cell office:value-type="float" office:value="1640">
            <text:p>1640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  <table:table-cell office:value-type="float" office:value="0.25500023">
            <text:p>0.25500023</text:p>
          </table:table-cell>
          <table:table-cell office:value-type="float" office:value="0.2598884">
            <text:p>0.2598884</text:p>
          </table:table-cell>
          <table:table-cell/>
          <table:table-cell table:formula="of:=([.D165]-[.E165])-([.D164]-[.E164])" office:value-type="float" office:value="-0.00133957999999995">
            <text:p>-0.00133958</text:p>
          </table:table-cell>
        </table:table-row>
        <table:table-row table:style-name="ro2">
          <table:table-cell office:value-type="float" office:value="1650">
            <text:p>1650</text:p>
          </table:table-cell>
          <table:table-cell office:value-type="float" office:value="0.4">
            <text:p>0.4</text:p>
          </table:table-cell>
          <table:table-cell office:value-type="float" office:value="0.40447417">
            <text:p>0.40447417</text:p>
          </table:table-cell>
          <table:table-cell office:value-type="float" office:value="0.25000024">
            <text:p>0.25000024</text:p>
          </table:table-cell>
          <table:table-cell office:value-type="float" office:value="0.2543978">
            <text:p>0.2543978</text:p>
          </table:table-cell>
          <table:table-cell/>
          <table:table-cell table:formula="of:=([.D166]-[.E166])-([.D165]-[.E165])" office:value-type="float" office:value="0.000490609999999947">
            <text:p>0.00049061</text:p>
          </table:table-cell>
        </table:table-row>
        <table:table-row table:style-name="ro2">
          <table:table-cell office:value-type="float" office:value="1660">
            <text:p>1660</text:p>
          </table:table-cell>
          <table:table-cell office:value-type="float" office:value="0.4">
            <text:p>0.4</text:p>
          </table:table-cell>
          <table:table-cell office:value-type="float" office:value="0.3953232">
            <text:p>0.3953232</text:p>
          </table:table-cell>
          <table:table-cell office:value-type="float" office:value="0.24500024">
            <text:p>0.24500024</text:p>
          </table:table-cell>
          <table:table-cell office:value-type="float" office:value="0.2598884">
            <text:p>0.2598884</text:p>
          </table:table-cell>
          <table:table-cell/>
          <table:table-cell table:formula="of:=([.D167]-[.E167])-([.D166]-[.E166])" office:value-type="float" office:value="-0.0104905999999999">
            <text:p>-0.0104906</text:p>
          </table:table-cell>
        </table:table-row>
        <table:table-row table:style-name="ro2">
          <table:table-cell office:value-type="float" office:value="1670">
            <text:p>167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0.24000025">
            <text:p>0.24000025</text:p>
          </table:table-cell>
          <table:table-cell office:value-type="float" office:value="0.2580582">
            <text:p>0.2580582</text:p>
          </table:table-cell>
          <table:table-cell/>
          <table:table-cell table:formula="of:=([.D168]-[.E168])-([.D167]-[.E167])" office:value-type="float" office:value="-0.00316979000000006">
            <text:p>-0.00316979</text:p>
          </table:table-cell>
        </table:table-row>
        <table:table-row table:style-name="ro2">
          <table:table-cell office:value-type="float" office:value="1680">
            <text:p>1680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  <table:table-cell office:value-type="float" office:value="0.23500025">
            <text:p>0.23500025</text:p>
          </table:table-cell>
          <table:table-cell office:value-type="float" office:value="0.2434166">
            <text:p>0.2434166</text:p>
          </table:table-cell>
          <table:table-cell/>
          <table:table-cell table:formula="of:=([.D169]-[.E169])-([.D168]-[.E168])" office:value-type="float" office:value="0.00964160000000003">
            <text:p>0.0096416</text:p>
          </table:table-cell>
        </table:table-row>
        <table:table-row table:style-name="ro2">
          <table:table-cell office:value-type="float" office:value="1690">
            <text:p>1690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 office:value-type="float" office:value="0.23000026">
            <text:p>0.23000026</text:p>
          </table:table-cell>
          <table:table-cell office:value-type="float" office:value="0.237926">
            <text:p>0.237926</text:p>
          </table:table-cell>
          <table:table-cell/>
          <table:table-cell table:formula="of:=([.D170]-[.E170])-([.D169]-[.E169])" office:value-type="float" office:value="0.000490610000000002">
            <text:p>0.00049061</text:p>
          </table:table-cell>
        </table:table-row>
        <table:table-row table:style-name="ro2">
          <table:table-cell office:value-type="float" office:value="1700">
            <text:p>1700</text:p>
          </table:table-cell>
          <table:table-cell office:value-type="float" office:value="0.4">
            <text:p>0.4</text:p>
          </table:table-cell>
          <table:table-cell office:value-type="float" office:value="0.3880024">
            <text:p>0.3880024</text:p>
          </table:table-cell>
          <table:table-cell office:value-type="float" office:value="0.22500026">
            <text:p>0.22500026</text:p>
          </table:table-cell>
          <table:table-cell office:value-type="float" office:value="0.23609579">
            <text:p>0.23609579</text:p>
          </table:table-cell>
          <table:table-cell/>
          <table:table-cell table:formula="of:=([.D171]-[.E171])-([.D170]-[.E170])" office:value-type="float" office:value="-0.00316979000000001">
            <text:p>-0.00316979</text:p>
          </table:table-cell>
        </table:table-row>
        <table:table-row table:style-name="ro2">
          <table:table-cell office:value-type="float" office:value="1710">
            <text:p>171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0.22000027">
            <text:p>0.22000027</text:p>
          </table:table-cell>
          <table:table-cell office:value-type="float" office:value="0.23243542">
            <text:p>0.23243542</text:p>
          </table:table-cell>
          <table:table-cell/>
          <table:table-cell table:formula="of:=([.D172]-[.E172])-([.D171]-[.E171])" office:value-type="float" office:value="-0.00133962000000001">
            <text:p>-0.00133962</text:p>
          </table:table-cell>
        </table:table-row>
        <table:table-row table:style-name="ro2">
          <table:table-cell office:value-type="float" office:value="1720">
            <text:p>1720</text:p>
          </table:table-cell>
          <table:table-cell office:value-type="float" office:value="0.4">
            <text:p>0.4</text:p>
          </table:table-cell>
          <table:table-cell office:value-type="float" office:value="0.38434198">
            <text:p>0.38434198</text:p>
          </table:table-cell>
          <table:table-cell office:value-type="float" office:value="0.21500027">
            <text:p>0.21500027</text:p>
          </table:table-cell>
          <table:table-cell office:value-type="float" office:value="0.2306052">
            <text:p>0.2306052</text:p>
          </table:table-cell>
          <table:table-cell/>
          <table:table-cell table:formula="of:=([.D173]-[.E173])-([.D172]-[.E172])" office:value-type="float" office:value="-0.00316977999999998">
            <text:p>-0.00316978</text:p>
          </table:table-cell>
        </table:table-row>
        <table:table-row table:style-name="ro2">
          <table:table-cell office:value-type="float" office:value="1730">
            <text:p>1730</text:p>
          </table:table-cell>
          <table:table-cell office:value-type="float" office:value="0.4">
            <text:p>0.4</text:p>
          </table:table-cell>
          <table:table-cell office:value-type="float" office:value="0.39166284">
            <text:p>0.39166284</text:p>
          </table:table-cell>
          <table:table-cell office:value-type="float" office:value="0.21000028">
            <text:p>0.21000028</text:p>
          </table:table-cell>
          <table:table-cell office:value-type="float" office:value="0.22145422">
            <text:p>0.22145422</text:p>
          </table:table-cell>
          <table:table-cell/>
          <table:table-cell table:formula="of:=([.D174]-[.E174])-([.D173]-[.E173])" office:value-type="float" office:value="0.00415098999999999">
            <text:p>0.00415099</text:p>
          </table:table-cell>
        </table:table-row>
        <table:table-row table:style-name="ro2">
          <table:table-cell office:value-type="float" office:value="1740">
            <text:p>1740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 office:value-type="float" office:value="0.20500028">
            <text:p>0.20500028</text:p>
          </table:table-cell>
          <table:table-cell office:value-type="float" office:value="0.21047302">
            <text:p>0.21047302</text:p>
          </table:table-cell>
          <table:table-cell/>
          <table:table-cell table:formula="of:=([.D175]-[.E175])-([.D174]-[.E174])" office:value-type="float" office:value="0.00598119999999999">
            <text:p>0.0059812</text:p>
          </table:table-cell>
        </table:table-row>
        <table:table-row table:style-name="ro2">
          <table:table-cell office:value-type="float" office:value="1750">
            <text:p>175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0.20000029">
            <text:p>0.20000029</text:p>
          </table:table-cell>
          <table:table-cell office:value-type="float" office:value="0.1976616">
            <text:p>0.1976616</text:p>
          </table:table-cell>
          <table:table-cell/>
          <table:table-cell table:formula="of:=([.D176]-[.E176])-([.D175]-[.E175])" office:value-type="float" office:value="0.00781143000000001">
            <text:p>0.00781143</text:p>
          </table:table-cell>
        </table:table-row>
        <table:table-row table:style-name="ro2">
          <table:table-cell office:value-type="float" office:value="1760">
            <text:p>1760</text:p>
          </table:table-cell>
          <table:table-cell office:value-type="float" office:value="0.4">
            <text:p>0.4</text:p>
          </table:table-cell>
          <table:table-cell office:value-type="float" office:value="0.3715306">
            <text:p>0.3715306</text:p>
          </table:table-cell>
          <table:table-cell office:value-type="float" office:value="0.19500029">
            <text:p>0.19500029</text:p>
          </table:table-cell>
          <table:table-cell office:value-type="float" office:value="0.1940012">
            <text:p>0.1940012</text:p>
          </table:table-cell>
          <table:table-cell/>
          <table:table-cell table:formula="of:=([.D177]-[.E177])-([.D176]-[.E176])" office:value-type="float" office:value="-0.0013396">
            <text:p>-0.0013396</text:p>
          </table:table-cell>
        </table:table-row>
        <table:table-row table:style-name="ro2">
          <table:table-cell office:value-type="float" office:value="1770">
            <text:p>177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1900003">
            <text:p>0.1900003</text:p>
          </table:table-cell>
          <table:table-cell office:value-type="float" office:value="0.1903408">
            <text:p>0.1903408</text:p>
          </table:table-cell>
          <table:table-cell/>
          <table:table-cell table:formula="of:=([.D178]-[.E178])-([.D177]-[.E177])" office:value-type="float" office:value="-0.00133959000000003">
            <text:p>-0.00133959</text:p>
          </table:table-cell>
        </table:table-row>
        <table:table-row table:style-name="ro2">
          <table:table-cell office:value-type="float" office:value="1780">
            <text:p>178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1850003">
            <text:p>0.1850003</text:p>
          </table:table-cell>
          <table:table-cell office:value-type="float" office:value="0.1958314">
            <text:p>0.1958314</text:p>
          </table:table-cell>
          <table:table-cell/>
          <table:table-cell table:formula="of:=([.D179]-[.E179])-([.D178]-[.E178])" office:value-type="float" office:value="-0.0104906">
            <text:p>-0.0104906</text:p>
          </table:table-cell>
        </table:table-row>
        <table:table-row table:style-name="ro2">
          <table:table-cell office:value-type="float" office:value="1790">
            <text:p>1790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 office:value-type="float" office:value="0.1800003">
            <text:p>0.1800003</text:p>
          </table:table-cell>
          <table:table-cell office:value-type="float" office:value="0.19400121">
            <text:p>0.19400121</text:p>
          </table:table-cell>
          <table:table-cell/>
          <table:table-cell table:formula="of:=([.D180]-[.E180])-([.D179]-[.E179])" office:value-type="float" office:value="-0.00316981">
            <text:p>-0.00316981</text:p>
          </table:table-cell>
        </table:table-row>
        <table:table-row table:style-name="ro2">
          <table:table-cell office:value-type="float" office:value="1800">
            <text:p>1800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 office:value-type="float" office:value="0.17500031">
            <text:p>0.17500031</text:p>
          </table:table-cell>
          <table:table-cell office:value-type="float" office:value="0.19034082">
            <text:p>0.19034082</text:p>
          </table:table-cell>
          <table:table-cell/>
          <table:table-cell table:formula="of:=([.D181]-[.E181])-([.D180]-[.E180])" office:value-type="float" office:value="-0.0013396">
            <text:p>-0.0013396</text:p>
          </table:table-cell>
        </table:table-row>
        <table:table-row table:style-name="ro2">
          <table:table-cell office:value-type="float" office:value="1810">
            <text:p>1810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  <table:table-cell office:value-type="float" office:value="0.17000031">
            <text:p>0.17000031</text:p>
          </table:table-cell>
          <table:table-cell office:value-type="float" office:value="0.18668039">
            <text:p>0.18668039</text:p>
          </table:table-cell>
          <table:table-cell/>
          <table:table-cell table:formula="of:=([.D182]-[.E182])-([.D181]-[.E181])" office:value-type="float" office:value="-0.00133956999999998">
            <text:p>-0.00133957</text:p>
          </table:table-cell>
        </table:table-row>
        <table:table-row table:style-name="ro2">
          <table:table-cell office:value-type="float" office:value="1820">
            <text:p>1820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  <table:table-cell office:value-type="float" office:value="0.16500032">
            <text:p>0.16500032</text:p>
          </table:table-cell>
          <table:table-cell office:value-type="float" office:value="0.17752941">
            <text:p>0.17752941</text:p>
          </table:table-cell>
          <table:table-cell/>
          <table:table-cell table:formula="of:=([.D183]-[.E183])-([.D182]-[.E182])" office:value-type="float" office:value="0.00415098999999999">
            <text:p>0.00415099</text:p>
          </table:table-cell>
        </table:table-row>
        <table:table-row table:style-name="ro2">
          <table:table-cell office:value-type="float" office:value="1830">
            <text:p>1830</text:p>
          </table:table-cell>
          <table:table-cell office:value-type="float" office:value="0.4">
            <text:p>0.4</text:p>
          </table:table-cell>
          <table:table-cell office:value-type="float" office:value="0.36787024">
            <text:p>0.36787024</text:p>
          </table:table-cell>
          <table:table-cell office:value-type="float" office:value="0.16000032">
            <text:p>0.16000032</text:p>
          </table:table-cell>
          <table:table-cell office:value-type="float" office:value="0.173869">
            <text:p>0.173869</text:p>
          </table:table-cell>
          <table:table-cell/>
          <table:table-cell table:formula="of:=([.D184]-[.E184])-([.D183]-[.E183])" office:value-type="float" office:value="-0.00133959">
            <text:p>-0.00133959</text:p>
          </table:table-cell>
        </table:table-row>
        <table:table-row table:style-name="ro2">
          <table:table-cell office:value-type="float" office:value="1840">
            <text:p>1840</text:p>
          </table:table-cell>
          <table:table-cell office:value-type="float" office:value="0.4">
            <text:p>0.4</text:p>
          </table:table-cell>
          <table:table-cell office:value-type="float" office:value="0.42277625">
            <text:p>0.42277625</text:p>
          </table:table-cell>
          <table:table-cell office:value-type="float" office:value="0.15500033">
            <text:p>0.15500033</text:p>
          </table:table-cell>
          <table:table-cell office:value-type="float" office:value="0.16654822">
            <text:p>0.16654822</text:p>
          </table:table-cell>
          <table:table-cell/>
          <table:table-cell table:formula="of:=([.D185]-[.E185])-([.D184]-[.E184])" office:value-type="float" office:value="0.00232078999999999">
            <text:p>0.00232079</text:p>
          </table:table-cell>
        </table:table-row>
        <table:table-row table:style-name="ro2">
          <table:table-cell office:value-type="float" office:value="1850">
            <text:p>185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15000033">
            <text:p>0.15000033</text:p>
          </table:table-cell>
          <table:table-cell office:value-type="float" office:value="0.15922742">
            <text:p>0.15922742</text:p>
          </table:table-cell>
          <table:table-cell/>
          <table:table-cell table:formula="of:=([.D186]-[.E186])-([.D185]-[.E185])" office:value-type="float" office:value="0.00232080000000001">
            <text:p>0.0023208</text:p>
          </table:table-cell>
        </table:table-row>
        <table:table-row table:style-name="ro2">
          <table:table-cell office:value-type="float" office:value="1860">
            <text:p>1860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  <table:table-cell office:value-type="float" office:value="0.14500034">
            <text:p>0.14500034</text:p>
          </table:table-cell>
          <table:table-cell office:value-type="float" office:value="0.155567">
            <text:p>0.155567</text:p>
          </table:table-cell>
          <table:table-cell/>
          <table:table-cell table:formula="of:=([.D187]-[.E187])-([.D186]-[.E186])" office:value-type="float" office:value="-0.00133956999999998">
            <text:p>-0.00133957</text:p>
          </table:table-cell>
        </table:table-row>
        <table:table-row table:style-name="ro2">
          <table:table-cell office:value-type="float" office:value="1870">
            <text:p>187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14000034">
            <text:p>0.14000034</text:p>
          </table:table-cell>
          <table:table-cell office:value-type="float" office:value="0.15007642">
            <text:p>0.15007642</text:p>
          </table:table-cell>
          <table:table-cell/>
          <table:table-cell table:formula="of:=([.D188]-[.E188])-([.D187]-[.E187])" office:value-type="float" office:value="0.000490579999999963">
            <text:p>0.00049058</text:p>
          </table:table-cell>
        </table:table-row>
        <table:table-row table:style-name="ro2">
          <table:table-cell office:value-type="float" office:value="1880">
            <text:p>188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0.13500035">
            <text:p>0.13500035</text:p>
          </table:table-cell>
          <table:table-cell office:value-type="float" office:value="0.1409254">
            <text:p>0.1409254</text:p>
          </table:table-cell>
          <table:table-cell/>
          <table:table-cell table:formula="of:=([.D189]-[.E189])-([.D188]-[.E188])" office:value-type="float" office:value="0.00415103">
            <text:p>0.00415103</text:p>
          </table:table-cell>
        </table:table-row>
        <table:table-row table:style-name="ro2">
          <table:table-cell office:value-type="float" office:value="1890">
            <text:p>189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0.13000035">
            <text:p>0.13000035</text:p>
          </table:table-cell>
          <table:table-cell office:value-type="float" office:value="0.1354348">
            <text:p>0.1354348</text:p>
          </table:table-cell>
          <table:table-cell/>
          <table:table-cell table:formula="of:=([.D190]-[.E190])-([.D189]-[.E189])" office:value-type="float" office:value="0.000490600000000035">
            <text:p>0.0004906</text:p>
          </table:table-cell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12500036">
            <text:p>0.12500036</text:p>
          </table:table-cell>
          <table:table-cell office:value-type="float" office:value="0.1336046">
            <text:p>0.1336046</text:p>
          </table:table-cell>
          <table:table-cell/>
          <table:table-cell table:formula="of:=([.D191]-[.E191])-([.D190]-[.E190])" office:value-type="float" office:value="-0.00316979000000001">
            <text:p>-0.00316979</text:p>
          </table:table-cell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0.4">
            <text:p>0.4</text:p>
          </table:table-cell>
          <table:table-cell office:value-type="float" office:value="0.38434198">
            <text:p>0.38434198</text:p>
          </table:table-cell>
          <table:table-cell office:value-type="float" office:value="0.120000355">
            <text:p>0.120000355</text:p>
          </table:table-cell>
          <table:table-cell office:value-type="float" office:value="0.1226234">
            <text:p>0.1226234</text:p>
          </table:table-cell>
          <table:table-cell/>
          <table:table-cell table:formula="of:=([.D192]-[.E192])-([.D191]-[.E191])" office:value-type="float" office:value="0.00598119499999999">
            <text:p>0.005981195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0.4">
            <text:p>0.4</text:p>
          </table:table-cell>
          <table:table-cell office:value-type="float" office:value="0.36604002">
            <text:p>0.36604002</text:p>
          </table:table-cell>
          <table:table-cell office:value-type="float" office:value="0.11500035">
            <text:p>0.11500035</text:p>
          </table:table-cell>
          <table:table-cell office:value-type="float" office:value="0.12445361">
            <text:p>0.12445361</text:p>
          </table:table-cell>
          <table:table-cell/>
          <table:table-cell table:formula="of:=([.D193]-[.E193])-([.D192]-[.E192])" office:value-type="float" office:value="-0.00683021500000001">
            <text:p>-0.006830215</text:p>
          </table:table-cell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  <table:table-cell office:value-type="float" office:value="0.11000035">
            <text:p>0.11000035</text:p>
          </table:table-cell>
          <table:table-cell office:value-type="float" office:value="0.118963">
            <text:p>0.118963</text:p>
          </table:table-cell>
          <table:table-cell/>
          <table:table-cell table:formula="of:=([.D194]-[.E194])-([.D193]-[.E193])" office:value-type="float" office:value="0.000490610000000002">
            <text:p>0.00049061</text:p>
          </table:table-cell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10500035">
            <text:p>0.10500035</text:p>
          </table:table-cell>
          <table:table-cell office:value-type="float" office:value="0.1116422">
            <text:p>0.1116422</text:p>
          </table:table-cell>
          <table:table-cell/>
          <table:table-cell table:formula="of:=([.D195]-[.E195])-([.D194]-[.E194])" office:value-type="float" office:value="0.00232080000000001">
            <text:p>0.0023208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0.4">
            <text:p>0.4</text:p>
          </table:table-cell>
          <table:table-cell office:value-type="float" office:value="0.3605494">
            <text:p>0.3605494</text:p>
          </table:table-cell>
          <table:table-cell office:value-type="float" office:value="0.100000344">
            <text:p>0.100000344</text:p>
          </table:table-cell>
          <table:table-cell office:value-type="float" office:value="0.104321405">
            <text:p>0.104321405</text:p>
          </table:table-cell>
          <table:table-cell/>
          <table:table-cell table:formula="of:=([.D196]-[.E196])-([.D195]-[.E195])" office:value-type="float" office:value="0.00232078899999999">
            <text:p>0.002320789</text:p>
          </table:table-cell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0.4">
            <text:p>0.4</text:p>
          </table:table-cell>
          <table:table-cell office:value-type="float" office:value="0.3513984">
            <text:p>0.3513984</text:p>
          </table:table-cell>
          <table:table-cell office:value-type="float" office:value="0.09500034">
            <text:p>0.09500034</text:p>
          </table:table-cell>
          <table:table-cell office:value-type="float" office:value="0.1043214">
            <text:p>0.1043214</text:p>
          </table:table-cell>
          <table:table-cell/>
          <table:table-cell table:formula="of:=([.D197]-[.E197])-([.D196]-[.E196])" office:value-type="float" office:value="-0.00499999899999999">
            <text:p>-0.004999999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0.4">
            <text:p>0.4</text:p>
          </table:table-cell>
          <table:table-cell office:value-type="float" office:value="0.34041724">
            <text:p>0.34041724</text:p>
          </table:table-cell>
          <table:table-cell office:value-type="float" office:value="0.09000034">
            <text:p>0.09000034</text:p>
          </table:table-cell>
          <table:table-cell office:value-type="float" office:value="0.100661">
            <text:p>0.100661</text:p>
          </table:table-cell>
          <table:table-cell/>
          <table:table-cell table:formula="of:=([.D198]-[.E198])-([.D197]-[.E197])" office:value-type="float" office:value="-0.00133960000000001">
            <text:p>-0.0013396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office:value-type="float" office:value="0.085000336">
            <text:p>0.085000336</text:p>
          </table:table-cell>
          <table:table-cell office:value-type="float" office:value="0.0951704">
            <text:p>0.0951704</text:p>
          </table:table-cell>
          <table:table-cell/>
          <table:table-cell table:formula="of:=([.D199]-[.E199])-([.D198]-[.E198])" office:value-type="float" office:value="0.00049059600000001">
            <text:p>0.000490596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0.4">
            <text:p>0.4</text:p>
          </table:table-cell>
          <table:table-cell office:value-type="float" office:value="0.3623796">
            <text:p>0.3623796</text:p>
          </table:table-cell>
          <table:table-cell office:value-type="float" office:value="0.08000033">
            <text:p>0.08000033</text:p>
          </table:table-cell>
          <table:table-cell office:value-type="float" office:value="0.08967981">
            <text:p>0.08967981</text:p>
          </table:table-cell>
          <table:table-cell/>
          <table:table-cell table:formula="of:=([.D200]-[.E200])-([.D199]-[.E199])" office:value-type="float" office:value="0.000490584000000002">
            <text:p>0.000490584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office:value-type="float" office:value="0.07500033">
            <text:p>0.07500033</text:p>
          </table:table-cell>
          <table:table-cell office:value-type="float" office:value="0.08235901">
            <text:p>0.08235901</text:p>
          </table:table-cell>
          <table:table-cell/>
          <table:table-cell table:formula="of:=([.D201]-[.E201])-([.D200]-[.E200])" office:value-type="float" office:value="0.0023208">
            <text:p>0.0023208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0.4">
            <text:p>0.4</text:p>
          </table:table-cell>
          <table:table-cell office:value-type="float" office:value="0.32577562">
            <text:p>0.32577562</text:p>
          </table:table-cell>
          <table:table-cell office:value-type="float" office:value="0.07000033">
            <text:p>0.07000033</text:p>
          </table:table-cell>
          <table:table-cell office:value-type="float" office:value="0.078698605">
            <text:p>0.078698605</text:p>
          </table:table-cell>
          <table:table-cell/>
          <table:table-cell table:formula="of:=([.D202]-[.E202])-([.D201]-[.E201])" office:value-type="float" office:value="-0.00133959500000001">
            <text:p>-0.001339595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office:value-type="float" office:value="0.4">
            <text:p>0.4</text:p>
          </table:table-cell>
          <table:table-cell office:value-type="float" office:value="0.3257756">
            <text:p>0.3257756</text:p>
          </table:table-cell>
          <table:table-cell office:value-type="float" office:value="0.065000325">
            <text:p>0.065000325</text:p>
          </table:table-cell>
          <table:table-cell office:value-type="float" office:value="0.07137781">
            <text:p>0.07137781</text:p>
          </table:table-cell>
          <table:table-cell/>
          <table:table-cell table:formula="of:=([.D203]-[.E203])-([.D202]-[.E202])" office:value-type="float" office:value="0.00232079">
            <text:p>0.00232079</text:p>
          </table:table-cell>
        </table:table-row>
        <table:table-row table:style-name="ro2">
          <table:table-cell office:value-type="float" office:value="2030">
            <text:p>2030</text:p>
          </table:table-cell>
          <table:table-cell office:value-type="float" office:value="0.4">
            <text:p>0.4</text:p>
          </table:table-cell>
          <table:table-cell office:value-type="float" office:value="0.311134">
            <text:p>0.311134</text:p>
          </table:table-cell>
          <table:table-cell office:value-type="float" office:value="0.060000326">
            <text:p>0.060000326</text:p>
          </table:table-cell>
          <table:table-cell office:value-type="float" office:value="0.0658872">
            <text:p>0.0658872</text:p>
          </table:table-cell>
          <table:table-cell/>
          <table:table-cell table:formula="of:=([.D204]-[.E204])-([.D203]-[.E203])" office:value-type="float" office:value="0.000490611000000016">
            <text:p>0.000490611</text:p>
          </table:table-cell>
        </table:table-row>
        <table:table-row table:style-name="ro2">
          <table:table-cell office:value-type="float" office:value="2040">
            <text:p>2040</text:p>
          </table:table-cell>
          <table:table-cell office:value-type="float" office:value="0.4">
            <text:p>0.4</text:p>
          </table:table-cell>
          <table:table-cell office:value-type="float" office:value="0.31479442">
            <text:p>0.31479442</text:p>
          </table:table-cell>
          <table:table-cell office:value-type="float" office:value="0.055000328">
            <text:p>0.055000328</text:p>
          </table:table-cell>
          <table:table-cell office:value-type="float" office:value="0.062226802">
            <text:p>0.062226802</text:p>
          </table:table-cell>
          <table:table-cell/>
          <table:table-cell table:formula="of:=([.D205]-[.E205])-([.D204]-[.E204])" office:value-type="float" office:value="-0.00133960000000002">
            <text:p>-0.0013396</text:p>
          </table:table-cell>
        </table:table-row>
        <table:table-row table:style-name="ro2">
          <table:table-cell office:value-type="float" office:value="2050">
            <text:p>2050</text:p>
          </table:table-cell>
          <table:table-cell office:value-type="float" office:value="0.4">
            <text:p>0.4</text:p>
          </table:table-cell>
          <table:table-cell office:value-type="float" office:value="0.3312662">
            <text:p>0.3312662</text:p>
          </table:table-cell>
          <table:table-cell office:value-type="float" office:value="0.05000033">
            <text:p>0.05000033</text:p>
          </table:table-cell>
          <table:table-cell office:value-type="float" office:value="0.058566403">
            <text:p>0.058566403</text:p>
          </table:table-cell>
          <table:table-cell/>
          <table:table-cell table:formula="of:=([.D206]-[.E206])-([.D205]-[.E205])" office:value-type="float" office:value="-0.001339599">
            <text:p>-0.001339599</text:p>
          </table:table-cell>
        </table:table-row>
        <table:table-row table:style-name="ro2">
          <table:table-cell office:value-type="float" office:value="2060">
            <text:p>2060</text:p>
          </table:table-cell>
          <table:table-cell office:value-type="float" office:value="0.4">
            <text:p>0.4</text:p>
          </table:table-cell>
          <table:table-cell office:value-type="float" office:value="0.320285">
            <text:p>0.320285</text:p>
          </table:table-cell>
          <table:table-cell office:value-type="float" office:value="0.04500033">
            <text:p>0.04500033</text:p>
          </table:table-cell>
          <table:table-cell office:value-type="float" office:value="0.051245604">
            <text:p>0.051245604</text:p>
          </table:table-cell>
          <table:table-cell/>
          <table:table-cell table:formula="of:=([.D207]-[.E207])-([.D206]-[.E206])" office:value-type="float" office:value="0.002320799">
            <text:p>0.002320799</text:p>
          </table:table-cell>
        </table:table-row>
        <table:table-row table:style-name="ro2">
          <table:table-cell office:value-type="float" office:value="2070">
            <text:p>2070</text:p>
          </table:table-cell>
          <table:table-cell office:value-type="float" office:value="0.4">
            <text:p>0.4</text:p>
          </table:table-cell>
          <table:table-cell office:value-type="float" office:value="0.28734142">
            <text:p>0.28734142</text:p>
          </table:table-cell>
          <table:table-cell office:value-type="float" office:value="0.04000033">
            <text:p>0.04000033</text:p>
          </table:table-cell>
          <table:table-cell office:value-type="float" office:value="0.045755003">
            <text:p>0.045755003</text:p>
          </table:table-cell>
          <table:table-cell/>
          <table:table-cell table:formula="of:=([.D208]-[.E208])-([.D207]-[.E207])" office:value-type="float" office:value="0.000490601">
            <text:p>0.000490601</text:p>
          </table:table-cell>
        </table:table-row>
        <table:table-row table:style-name="ro2">
          <table:table-cell office:value-type="float" office:value="2080">
            <text:p>2080</text:p>
          </table:table-cell>
          <table:table-cell office:value-type="float" office:value="0.4">
            <text:p>0.4</text:p>
          </table:table-cell>
          <table:table-cell office:value-type="float" office:value="0.2946622">
            <text:p>0.2946622</text:p>
          </table:table-cell>
          <table:table-cell office:value-type="float" office:value="0.03500033">
            <text:p>0.03500033</text:p>
          </table:table-cell>
          <table:table-cell office:value-type="float" office:value="0.0402644">
            <text:p>0.0402644</text:p>
          </table:table-cell>
          <table:table-cell/>
          <table:table-cell table:formula="of:=([.D209]-[.E209])-([.D208]-[.E208])" office:value-type="float" office:value="0.000490603000000006">
            <text:p>0.000490603</text:p>
          </table:table-cell>
        </table:table-row>
        <table:table-row table:style-name="ro2">
          <table:table-cell office:value-type="float" office:value="2090">
            <text:p>2090</text:p>
          </table:table-cell>
          <table:table-cell office:value-type="float" office:value="0.4">
            <text:p>0.4</text:p>
          </table:table-cell>
          <table:table-cell office:value-type="float" office:value="0.29649243">
            <text:p>0.29649243</text:p>
          </table:table-cell>
          <table:table-cell office:value-type="float" office:value="0.030000333">
            <text:p>0.030000333</text:p>
          </table:table-cell>
          <table:table-cell office:value-type="float" office:value="0.036604002">
            <text:p>0.036604002</text:p>
          </table:table-cell>
          <table:table-cell/>
          <table:table-cell table:formula="of:=([.D210]-[.E210])-([.D209]-[.E209])" office:value-type="float" office:value="-0.00133959900000001">
            <text:p>-0.001339599</text:p>
          </table:table-cell>
        </table:table-row>
        <table:table-row table:style-name="ro2">
          <table:table-cell office:value-type="float" office:value="2100">
            <text:p>2100</text:p>
          </table:table-cell>
          <table:table-cell office:value-type="float" office:value="0.4">
            <text:p>0.4</text:p>
          </table:table-cell>
          <table:table-cell office:value-type="float" office:value="0.29832262">
            <text:p>0.29832262</text:p>
          </table:table-cell>
          <table:table-cell office:value-type="float" office:value="0.025000334">
            <text:p>0.025000334</text:p>
          </table:table-cell>
          <table:table-cell office:value-type="float" office:value="0.032943603">
            <text:p>0.032943603</text:p>
          </table:table-cell>
          <table:table-cell/>
          <table:table-cell table:formula="of:=([.D211]-[.E211])-([.D210]-[.E210])" office:value-type="float" office:value="-0.0013396">
            <text:p>-0.0013396</text:p>
          </table:table-cell>
        </table:table-row>
        <table:table-row table:style-name="ro2">
          <table:table-cell office:value-type="float" office:value="2110">
            <text:p>2110</text:p>
          </table:table-cell>
          <table:table-cell office:value-type="float" office:value="0.4">
            <text:p>0.4</text:p>
          </table:table-cell>
          <table:table-cell office:value-type="float" office:value="0.31845483">
            <text:p>0.31845483</text:p>
          </table:table-cell>
          <table:table-cell office:value-type="float" office:value="0.020000335">
            <text:p>0.020000335</text:p>
          </table:table-cell>
          <table:table-cell office:value-type="float" office:value="0.027453">
            <text:p>0.027453</text:p>
          </table:table-cell>
          <table:table-cell/>
          <table:table-cell table:formula="of:=([.D212]-[.E212])-([.D211]-[.E211])" office:value-type="float" office:value="0.000490604000000002">
            <text:p>0.000490604</text:p>
          </table:table-cell>
        </table:table-row>
        <table:table-row table:style-name="ro2">
          <table:table-cell office:value-type="float" office:value="2120">
            <text:p>212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office:value-type="float" office:value="0.015000335">
            <text:p>0.015000335</text:p>
          </table:table-cell>
          <table:table-cell office:value-type="float" office:value="0.0219624">
            <text:p>0.0219624</text:p>
          </table:table-cell>
          <table:table-cell/>
          <table:table-cell table:formula="of:=([.D213]-[.E213])-([.D212]-[.E212])" office:value-type="float" office:value="0.000490599999999999">
            <text:p>0.0004906</text:p>
          </table:table-cell>
        </table:table-row>
        <table:table-row table:style-name="ro2">
          <table:table-cell office:value-type="float" office:value="2130">
            <text:p>2130</text:p>
          </table:table-cell>
          <table:table-cell office:value-type="float" office:value="0.4">
            <text:p>0.4</text:p>
          </table:table-cell>
          <table:table-cell office:value-type="float" office:value="0.3056434">
            <text:p>0.3056434</text:p>
          </table:table-cell>
          <table:table-cell office:value-type="float" office:value="0.010000335">
            <text:p>0.010000335</text:p>
          </table:table-cell>
          <table:table-cell office:value-type="float" office:value="0.018302001">
            <text:p>0.018302001</text:p>
          </table:table-cell>
          <table:table-cell/>
          <table:table-cell table:formula="of:=([.D214]-[.E214])-([.D213]-[.E213])" office:value-type="float" office:value="-0.001339601">
            <text:p>-0.001339601</text:p>
          </table:table-cell>
        </table:table-row>
        <table:table-row table:style-name="ro2">
          <table:table-cell office:value-type="float" office:value="2140">
            <text:p>2140</text:p>
          </table:table-cell>
          <table:table-cell office:value-type="float" office:value="0.4">
            <text:p>0.4</text:p>
          </table:table-cell>
          <table:table-cell office:value-type="float" office:value="0.31845483">
            <text:p>0.31845483</text:p>
          </table:table-cell>
          <table:table-cell office:value-type="float" office:value="0.005000335">
            <text:p>0.005000335</text:p>
          </table:table-cell>
          <table:table-cell office:value-type="float" office:value="0.014641601">
            <text:p>0.014641601</text:p>
          </table:table-cell>
          <table:table-cell/>
          <table:table-cell table:formula="of:=([.D215]-[.E215])-([.D214]-[.E214])" office:value-type="float" office:value="-0.0013396">
            <text:p>-0.0013396</text:p>
          </table:table-cell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0.4">
            <text:p>0.4</text:p>
          </table:table-cell>
          <table:table-cell office:value-type="float" office:value="0.32577562">
            <text:p>0.32577562</text:p>
          </table:table-cell>
          <table:table-cell office:value-type="float" office:value="0.00000033527613">
            <text:p>3.3527613E-007</text:p>
          </table:table-cell>
          <table:table-cell office:value-type="float" office:value="0.0091510005">
            <text:p>0.0091510005</text:p>
          </table:table-cell>
          <table:table-cell/>
          <table:table-cell table:formula="of:=([.D216]-[.E216])-([.D215]-[.E215])" office:value-type="float" office:value="0.000490600776129998">
            <text:p>0.0004906008</text:p>
          </table:table-cell>
        </table:table-row>
        <table:table-row table:style-name="ro2">
          <table:table-cell office:value-type="float" office:value="2160">
            <text:p>2160</text:p>
          </table:table-cell>
          <table:table-cell office:value-type="float" office:value="0.4">
            <text:p>0.4</text:p>
          </table:table-cell>
          <table:table-cell office:value-type="float" office:value="0.32577562">
            <text:p>0.32577562</text:p>
          </table:table-cell>
          <table:table-cell office:value-type="float" office:value="-0.0049996646">
            <text:p>-0.0049996646</text:p>
          </table:table-cell>
          <table:table-cell office:value-type="float" office:value="0.0036604002">
            <text:p>0.0036604002</text:p>
          </table:table-cell>
          <table:table-cell/>
          <table:table-cell table:formula="of:=([.D217]-[.E217])-([.D216]-[.E216])" office:value-type="float" office:value="0.000490600423870001">
            <text:p>0.0004906004</text:p>
          </table:table-cell>
        </table:table-row>
        <table:table-row table:style-name="ro2">
          <table:table-cell office:value-type="float" office:value="2170">
            <text:p>2170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  <table:table-cell office:value-type="float" office:value="-0.0099996645">
            <text:p>-0.0099996645</text:p>
          </table:table-cell>
          <table:table-cell office:value-type="float" office:value="0">
            <text:p>0</text:p>
          </table:table-cell>
          <table:table-cell/>
          <table:table-cell table:formula="of:=([.D218]-[.E218])-([.D217]-[.E217])" office:value-type="float" office:value="-0.0013395997">
            <text:p>-0.0013395997</text:p>
          </table:table-cell>
        </table:table-row>
        <table:table-row table:style-name="ro2">
          <table:table-cell office:value-type="float" office:value="2180">
            <text:p>2180</text:p>
          </table:table-cell>
          <table:table-cell office:value-type="float" office:value="0.4">
            <text:p>0.4</text:p>
          </table:table-cell>
          <table:table-cell office:value-type="float" office:value="0.347738">
            <text:p>0.347738</text:p>
          </table:table-cell>
          <table:table-cell office:value-type="float" office:value="-0.014999664">
            <text:p>-0.014999664</text:p>
          </table:table-cell>
          <table:table-cell office:value-type="float" office:value="0">
            <text:p>0</text:p>
          </table:table-cell>
          <table:table-cell/>
          <table:table-cell table:formula="of:=([.D219]-[.E219])-([.D218]-[.E218])" office:value-type="float" office:value="-0.0049999995">
            <text:p>-0.0049999995</text:p>
          </table:table-cell>
        </table:table-row>
        <table:table-row table:style-name="ro2">
          <table:table-cell office:value-type="float" office:value="2190">
            <text:p>2190</text:p>
          </table:table-cell>
          <table:table-cell office:value-type="float" office:value="0.4">
            <text:p>0.4</text:p>
          </table:table-cell>
          <table:table-cell office:value-type="float" office:value="0.3349266">
            <text:p>0.3349266</text:p>
          </table:table-cell>
          <table:table-cell office:value-type="float" office:value="-0.019999664">
            <text:p>-0.019999664</text:p>
          </table:table-cell>
          <table:table-cell office:value-type="float" office:value="0">
            <text:p>0</text:p>
          </table:table-cell>
          <table:table-cell/>
          <table:table-cell table:formula="of:=([.D220]-[.E220])-([.D219]-[.E219])" office:value-type="float" office:value="-0.005">
            <text:p>-0.005</text:p>
          </table:table-cell>
        </table:table-row>
        <table:table-row table:style-name="ro2">
          <table:table-cell office:value-type="float" office:value="2200">
            <text:p>2200</text:p>
          </table:table-cell>
          <table:table-cell office:value-type="float" office:value="0.4">
            <text:p>0.4</text:p>
          </table:table-cell>
          <table:table-cell office:value-type="float" office:value="0.33675683">
            <text:p>0.33675683</text:p>
          </table:table-cell>
          <table:table-cell office:value-type="float" office:value="-0.024999663">
            <text:p>-0.024999663</text:p>
          </table:table-cell>
          <table:table-cell office:value-type="float" office:value="0">
            <text:p>0</text:p>
          </table:table-cell>
          <table:table-cell/>
          <table:table-cell table:formula="of:=([.D221]-[.E221])-([.D220]-[.E220])" office:value-type="float" office:value="-0.004999999">
            <text:p>-0.004999999</text:p>
          </table:table-cell>
        </table:table-row>
        <table:table-row table:style-name="ro2">
          <table:table-cell office:value-type="float" office:value="2210">
            <text:p>2210</text:p>
          </table:table-cell>
          <table:table-cell office:value-type="float" office:value="0.4">
            <text:p>0.4</text:p>
          </table:table-cell>
          <table:table-cell office:value-type="float" office:value="0.34773803">
            <text:p>0.34773803</text:p>
          </table:table-cell>
          <table:table-cell office:value-type="float" office:value="-0.029999662">
            <text:p>-0.029999662</text:p>
          </table:table-cell>
          <table:table-cell office:value-type="float" office:value="0">
            <text:p>0</text:p>
          </table:table-cell>
          <table:table-cell/>
          <table:table-cell table:formula="of:=([.D222]-[.E222])-([.D221]-[.E221])" office:value-type="float" office:value="-0.004999999">
            <text:p>-0.004999999</text:p>
          </table:table-cell>
        </table:table-row>
        <table:table-row table:style-name="ro2">
          <table:table-cell office:value-type="float" office:value="2220">
            <text:p>2220</text:p>
          </table:table-cell>
          <table:table-cell office:value-type="float" office:value="0.4">
            <text:p>0.4</text:p>
          </table:table-cell>
          <table:table-cell office:value-type="float" office:value="0.37153062">
            <text:p>0.37153062</text:p>
          </table:table-cell>
          <table:table-cell office:value-type="float" office:value="-0.03499966">
            <text:p>-0.03499966</text:p>
          </table:table-cell>
          <table:table-cell office:value-type="float" office:value="-0.0073208">
            <text:p>-0.0073208</text:p>
          </table:table-cell>
          <table:table-cell/>
          <table:table-cell table:formula="of:=([.D223]-[.E223])-([.D222]-[.E222])" office:value-type="float" office:value="0.002320802">
            <text:p>0.002320802</text:p>
          </table:table-cell>
        </table:table-row>
        <table:table-row table:style-name="ro2">
          <table:table-cell office:value-type="float" office:value="2230">
            <text:p>2230</text:p>
          </table:table-cell>
          <table:table-cell office:value-type="float" office:value="0.4">
            <text:p>0.4</text:p>
          </table:table-cell>
          <table:table-cell office:value-type="float" office:value="0.36787024">
            <text:p>0.36787024</text:p>
          </table:table-cell>
          <table:table-cell office:value-type="float" office:value="-0.03999966">
            <text:p>-0.03999966</text:p>
          </table:table-cell>
          <table:table-cell office:value-type="float" office:value="-0.0109812">
            <text:p>-0.0109812</text:p>
          </table:table-cell>
          <table:table-cell/>
          <table:table-cell table:formula="of:=([.D224]-[.E224])-([.D223]-[.E223])" office:value-type="float" office:value="-0.0013396">
            <text:p>-0.0013396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  <table:table-cell office:value-type="float" office:value="-0.04499966">
            <text:p>-0.04499966</text:p>
          </table:table-cell>
          <table:table-cell office:value-type="float" office:value="-0.0164718">
            <text:p>-0.0164718</text:p>
          </table:table-cell>
          <table:table-cell/>
          <table:table-cell table:formula="of:=([.D225]-[.E225])-([.D224]-[.E224])" office:value-type="float" office:value="0.000490599999999994">
            <text:p>0.0004906</text:p>
          </table:table-cell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office:value-type="float" office:value="-0.049999658">
            <text:p>-0.049999658</text:p>
          </table:table-cell>
          <table:table-cell office:value-type="float" office:value="-0.020132203">
            <text:p>-0.020132203</text:p>
          </table:table-cell>
          <table:table-cell/>
          <table:table-cell table:formula="of:=([.D226]-[.E226])-([.D225]-[.E225])" office:value-type="float" office:value="-0.001339595">
            <text:p>-0.001339595</text:p>
          </table:table-cell>
        </table:table-row>
        <table:table-row table:style-name="ro2">
          <table:table-cell office:value-type="float" office:value="2260">
            <text:p>2260</text:p>
          </table:table-cell>
          <table:table-cell office:value-type="float" office:value="0.4">
            <text:p>0.4</text:p>
          </table:table-cell>
          <table:table-cell office:value-type="float" office:value="0.34224743">
            <text:p>0.34224743</text:p>
          </table:table-cell>
          <table:table-cell office:value-type="float" office:value="-0.054999657">
            <text:p>-0.054999657</text:p>
          </table:table-cell>
          <table:table-cell office:value-type="float" office:value="-0.023792602">
            <text:p>-0.023792602</text:p>
          </table:table-cell>
          <table:table-cell/>
          <table:table-cell table:formula="of:=([.D227]-[.E227])-([.D226]-[.E226])" office:value-type="float" office:value="-0.0013396">
            <text:p>-0.0013396</text:p>
          </table:table-cell>
        </table:table-row>
        <table:table-row table:style-name="ro2">
          <table:table-cell office:value-type="float" office:value="2270">
            <text:p>2270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  <table:table-cell office:value-type="float" office:value="-0.059999656">
            <text:p>-0.059999656</text:p>
          </table:table-cell>
          <table:table-cell office:value-type="float" office:value="-0.0292832">
            <text:p>-0.0292832</text:p>
          </table:table-cell>
          <table:table-cell/>
          <table:table-cell table:formula="of:=([.D228]-[.E228])-([.D227]-[.E227])" office:value-type="float" office:value="0.000490598999999991">
            <text:p>0.000490599</text:p>
          </table:table-cell>
        </table:table-row>
        <table:table-row table:style-name="ro2">
          <table:table-cell office:value-type="float" office:value="2280">
            <text:p>2280</text:p>
          </table:table-cell>
          <table:table-cell office:value-type="float" office:value="0.4">
            <text:p>0.4</text:p>
          </table:table-cell>
          <table:table-cell office:value-type="float" office:value="0.36604002">
            <text:p>0.36604002</text:p>
          </table:table-cell>
          <table:table-cell office:value-type="float" office:value="-0.064999655">
            <text:p>-0.064999655</text:p>
          </table:table-cell>
          <table:table-cell office:value-type="float" office:value="-0.0384342">
            <text:p>-0.0384342</text:p>
          </table:table-cell>
          <table:table-cell/>
          <table:table-cell table:formula="of:=([.D229]-[.E229])-([.D228]-[.E228])" office:value-type="float" office:value="0.004151001">
            <text:p>0.004151001</text:p>
          </table:table-cell>
        </table:table-row>
        <table:table-row table:style-name="ro2">
          <table:table-cell office:value-type="float" office:value="2290">
            <text:p>229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-0.06999966">
            <text:p>-0.06999966</text:p>
          </table:table-cell>
          <table:table-cell office:value-type="float" office:value="-0.049415402">
            <text:p>-0.049415402</text:p>
          </table:table-cell>
          <table:table-cell/>
          <table:table-cell table:formula="of:=([.D230]-[.E230])-([.D229]-[.E229])" office:value-type="float" office:value="0.005981197">
            <text:p>0.005981197</text:p>
          </table:table-cell>
        </table:table-row>
        <table:table-row table:style-name="ro2">
          <table:table-cell office:value-type="float" office:value="2300">
            <text:p>230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-0.07499966">
            <text:p>-0.07499966</text:p>
          </table:table-cell>
          <table:table-cell office:value-type="float" office:value="-0.0567362">
            <text:p>-0.0567362</text:p>
          </table:table-cell>
          <table:table-cell/>
          <table:table-cell table:formula="of:=([.D231]-[.E231])-([.D230]-[.E230])" office:value-type="float" office:value="0.00232079800000001">
            <text:p>0.002320798</text:p>
          </table:table-cell>
        </table:table-row>
        <table:table-row table:style-name="ro2">
          <table:table-cell office:value-type="float" office:value="2310">
            <text:p>231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-0.07999966">
            <text:p>-0.07999966</text:p>
          </table:table-cell>
          <table:table-cell office:value-type="float" office:value="-0.054906003">
            <text:p>-0.054906003</text:p>
          </table:table-cell>
          <table:table-cell/>
          <table:table-cell table:formula="of:=([.D232]-[.E232])-([.D231]-[.E231])" office:value-type="float" office:value="-0.006830197">
            <text:p>-0.006830197</text:p>
          </table:table-cell>
        </table:table-row>
        <table:table-row table:style-name="ro2">
          <table:table-cell office:value-type="float" office:value="2320">
            <text:p>2320</text:p>
          </table:table-cell>
          <table:table-cell office:value-type="float" office:value="0.4">
            <text:p>0.4</text:p>
          </table:table-cell>
          <table:table-cell office:value-type="float" office:value="0.39715338">
            <text:p>0.39715338</text:p>
          </table:table-cell>
          <table:table-cell office:value-type="float" office:value="-0.084999666">
            <text:p>-0.084999666</text:p>
          </table:table-cell>
          <table:table-cell office:value-type="float" office:value="-0.062226802">
            <text:p>-0.062226802</text:p>
          </table:table-cell>
          <table:table-cell/>
          <table:table-cell table:formula="of:=([.D233]-[.E233])-([.D232]-[.E232])" office:value-type="float" office:value="0.002320793">
            <text:p>0.002320793</text:p>
          </table:table-cell>
        </table:table-row>
        <table:table-row table:style-name="ro2">
          <table:table-cell office:value-type="float" office:value="2330">
            <text:p>2330</text:p>
          </table:table-cell>
          <table:table-cell office:value-type="float" office:value="0.4">
            <text:p>0.4</text:p>
          </table:table-cell>
          <table:table-cell office:value-type="float" office:value="0.37336078">
            <text:p>0.37336078</text:p>
          </table:table-cell>
          <table:table-cell office:value-type="float" office:value="-0.08999967">
            <text:p>-0.08999967</text:p>
          </table:table-cell>
          <table:table-cell office:value-type="float" office:value="-0.062226802">
            <text:p>-0.062226802</text:p>
          </table:table-cell>
          <table:table-cell/>
          <table:table-cell table:formula="of:=([.D234]-[.E234])-([.D233]-[.E233])" office:value-type="float" office:value="-0.005000004">
            <text:p>-0.005000004</text:p>
          </table:table-cell>
        </table:table-row>
        <table:table-row table:style-name="ro2">
          <table:table-cell office:value-type="float" office:value="2340">
            <text:p>2340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  <table:table-cell office:value-type="float" office:value="-0.09499967">
            <text:p>-0.09499967</text:p>
          </table:table-cell>
          <table:table-cell office:value-type="float" office:value="-0.0695476">
            <text:p>-0.0695476</text:p>
          </table:table-cell>
          <table:table-cell/>
          <table:table-cell table:formula="of:=([.D235]-[.E235])-([.D234]-[.E234])" office:value-type="float" office:value="0.00232079799999999">
            <text:p>0.002320798</text:p>
          </table:table-cell>
        </table:table-row>
        <table:table-row table:style-name="ro2">
          <table:table-cell office:value-type="float" office:value="2350">
            <text:p>235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-0.09999967">
            <text:p>-0.09999967</text:p>
          </table:table-cell>
          <table:table-cell office:value-type="float" office:value="-0.073208004">
            <text:p>-0.073208004</text:p>
          </table:table-cell>
          <table:table-cell/>
          <table:table-cell table:formula="of:=([.D236]-[.E236])-([.D235]-[.E235])" office:value-type="float" office:value="-0.00133959599999998">
            <text:p>-0.001339596</text:p>
          </table:table-cell>
        </table:table-row>
        <table:table-row table:style-name="ro2">
          <table:table-cell office:value-type="float" office:value="2360">
            <text:p>236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-0.10499968">
            <text:p>-0.10499968</text:p>
          </table:table-cell>
          <table:table-cell office:value-type="float" office:value="-0.07686841">
            <text:p>-0.07686841</text:p>
          </table:table-cell>
          <table:table-cell/>
          <table:table-cell table:formula="of:=([.D237]-[.E237])-([.D236]-[.E236])" office:value-type="float" office:value="-0.00133960400000001">
            <text:p>-0.001339604</text:p>
          </table:table-cell>
        </table:table-row>
        <table:table-row table:style-name="ro2">
          <table:table-cell office:value-type="float" office:value="2370">
            <text:p>2370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 office:value-type="float" office:value="-0.10999968">
            <text:p>-0.10999968</text:p>
          </table:table-cell>
          <table:table-cell office:value-type="float" office:value="-0.0841892">
            <text:p>-0.0841892</text:p>
          </table:table-cell>
          <table:table-cell/>
          <table:table-cell table:formula="of:=([.D238]-[.E238])-([.D237]-[.E237])" office:value-type="float" office:value="0.00232078999999999">
            <text:p>0.00232079</text:p>
          </table:table-cell>
        </table:table-row>
        <table:table-row table:style-name="ro2">
          <table:table-cell office:value-type="float" office:value="2380">
            <text:p>2380</text:p>
          </table:table-cell>
          <table:table-cell office:value-type="float" office:value="0.4">
            <text:p>0.4</text:p>
          </table:table-cell>
          <table:table-cell office:value-type="float" office:value="0.37702122">
            <text:p>0.37702122</text:p>
          </table:table-cell>
          <table:table-cell office:value-type="float" office:value="-0.11499968">
            <text:p>-0.11499968</text:p>
          </table:table-cell>
          <table:table-cell office:value-type="float" office:value="-0.0896798">
            <text:p>-0.0896798</text:p>
          </table:table-cell>
          <table:table-cell/>
          <table:table-cell table:formula="of:=([.D239]-[.E239])-([.D238]-[.E238])" office:value-type="float" office:value="0.000490599999999994">
            <text:p>0.0004906</text:p>
          </table:table-cell>
        </table:table-row>
        <table:table-row table:style-name="ro2">
          <table:table-cell office:value-type="float" office:value="2390">
            <text:p>2390</text:p>
          </table:table-cell>
          <table:table-cell office:value-type="float" office:value="0.4">
            <text:p>0.4</text:p>
          </table:table-cell>
          <table:table-cell office:value-type="float" office:value="0.3715306">
            <text:p>0.3715306</text:p>
          </table:table-cell>
          <table:table-cell office:value-type="float" office:value="-0.119999684">
            <text:p>-0.119999684</text:p>
          </table:table-cell>
          <table:table-cell office:value-type="float" office:value="-0.0970006">
            <text:p>-0.0970006</text:p>
          </table:table-cell>
          <table:table-cell/>
          <table:table-cell table:formula="of:=([.D240]-[.E240])-([.D239]-[.E239])" office:value-type="float" office:value="0.002320796">
            <text:p>0.002320796</text:p>
          </table:table-cell>
        </table:table-row>
        <table:table-row table:style-name="ro2">
          <table:table-cell office:value-type="float" office:value="2400">
            <text:p>240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-0.12499969">
            <text:p>-0.12499969</text:p>
          </table:table-cell>
          <table:table-cell office:value-type="float" office:value="-0.098830804">
            <text:p>-0.098830804</text:p>
          </table:table-cell>
          <table:table-cell/>
          <table:table-cell table:formula="of:=([.D241]-[.E241])-([.D240]-[.E240])" office:value-type="float" office:value="-0.00316980199999997">
            <text:p>-0.003169802</text:p>
          </table:table-cell>
        </table:table-row>
        <table:table-row table:style-name="ro2">
          <table:table-cell office:value-type="float" office:value="2410">
            <text:p>241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-0.12999968">
            <text:p>-0.12999968</text:p>
          </table:table-cell>
          <table:table-cell office:value-type="float" office:value="-0.104321405">
            <text:p>-0.104321405</text:p>
          </table:table-cell>
          <table:table-cell/>
          <table:table-cell table:formula="of:=([.D242]-[.E242])-([.D241]-[.E241])" office:value-type="float" office:value="0.000490610999999988">
            <text:p>0.000490611</text:p>
          </table:table-cell>
        </table:table-row>
        <table:table-row table:style-name="ro2">
          <table:table-cell office:value-type="float" office:value="2420">
            <text:p>2420</text:p>
          </table:table-cell>
          <table:table-cell office:value-type="float" office:value="0.4">
            <text:p>0.4</text:p>
          </table:table-cell>
          <table:table-cell office:value-type="float" office:value="0.42460638">
            <text:p>0.42460638</text:p>
          </table:table-cell>
          <table:table-cell office:value-type="float" office:value="-0.13499968">
            <text:p>-0.13499968</text:p>
          </table:table-cell>
          <table:table-cell office:value-type="float" office:value="-0.1061516">
            <text:p>-0.1061516</text:p>
          </table:table-cell>
          <table:table-cell/>
          <table:table-cell table:formula="of:=([.D243]-[.E243])-([.D242]-[.E242])" office:value-type="float" office:value="-0.00316980500000001">
            <text:p>-0.003169805</text:p>
          </table:table-cell>
        </table:table-row>
        <table:table-row table:style-name="ro2">
          <table:table-cell office:value-type="float" office:value="2430">
            <text:p>2430</text:p>
          </table:table-cell>
          <table:table-cell office:value-type="float" office:value="0.4">
            <text:p>0.4</text:p>
          </table:table-cell>
          <table:table-cell office:value-type="float" office:value="0.41545543">
            <text:p>0.41545543</text:p>
          </table:table-cell>
          <table:table-cell office:value-type="float" office:value="-0.13999967">
            <text:p>-0.13999967</text:p>
          </table:table-cell>
          <table:table-cell office:value-type="float" office:value="-0.1134724">
            <text:p>-0.1134724</text:p>
          </table:table-cell>
          <table:table-cell/>
          <table:table-cell table:formula="of:=([.D244]-[.E244])-([.D243]-[.E243])" office:value-type="float" office:value="0.00232081000000002">
            <text:p>0.00232081</text:p>
          </table:table-cell>
        </table:table-row>
        <table:table-row table:style-name="ro2">
          <table:table-cell office:value-type="float" office:value="2440">
            <text:p>2440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 office:value-type="float" office:value="-0.14499967">
            <text:p>-0.14499967</text:p>
          </table:table-cell>
          <table:table-cell office:value-type="float" office:value="-0.12079321">
            <text:p>-0.12079321</text:p>
          </table:table-cell>
          <table:table-cell/>
          <table:table-cell table:formula="of:=([.D245]-[.E245])-([.D244]-[.E244])" office:value-type="float" office:value="0.00232080999999999">
            <text:p>0.00232081</text:p>
          </table:table-cell>
        </table:table-row>
        <table:table-row table:style-name="ro2">
          <table:table-cell office:value-type="float" office:value="2450">
            <text:p>2450</text:p>
          </table:table-cell>
          <table:table-cell office:value-type="float" office:value="0.4">
            <text:p>0.4</text:p>
          </table:table-cell>
          <table:table-cell office:value-type="float" office:value="0.3880024">
            <text:p>0.3880024</text:p>
          </table:table-cell>
          <table:table-cell office:value-type="float" office:value="-0.14999966">
            <text:p>-0.14999966</text:p>
          </table:table-cell>
          <table:table-cell office:value-type="float" office:value="-0.118963">
            <text:p>-0.118963</text:p>
          </table:table-cell>
          <table:table-cell/>
          <table:table-cell table:formula="of:=([.D246]-[.E246])-([.D245]-[.E245])" office:value-type="float" office:value="-0.00683020000000001">
            <text:p>-0.0068302</text:p>
          </table:table-cell>
        </table:table-row>
        <table:table-row table:style-name="ro2">
          <table:table-cell office:value-type="float" office:value="2460">
            <text:p>2460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 office:value-type="float" office:value="-0.15499966">
            <text:p>-0.15499966</text:p>
          </table:table-cell>
          <table:table-cell office:value-type="float" office:value="-0.128114">
            <text:p>-0.128114</text:p>
          </table:table-cell>
          <table:table-cell/>
          <table:table-cell table:formula="of:=([.D247]-[.E247])-([.D246]-[.E246])" office:value-type="float" office:value="0.004151">
            <text:p>0.004151</text:p>
          </table:table-cell>
        </table:table-row>
        <table:table-row table:style-name="ro2">
          <table:table-cell office:value-type="float" office:value="2470">
            <text:p>2470</text:p>
          </table:table-cell>
          <table:table-cell office:value-type="float" office:value="0.4">
            <text:p>0.4</text:p>
          </table:table-cell>
          <table:table-cell office:value-type="float" office:value="0.41362524">
            <text:p>0.41362524</text:p>
          </table:table-cell>
          <table:table-cell office:value-type="float" office:value="-0.15999965">
            <text:p>-0.15999965</text:p>
          </table:table-cell>
          <table:table-cell office:value-type="float" office:value="-0.1409254">
            <text:p>-0.1409254</text:p>
          </table:table-cell>
          <table:table-cell/>
          <table:table-cell table:formula="of:=([.D248]-[.E248])-([.D247]-[.E247])" office:value-type="float" office:value="0.00781141000000002">
            <text:p>0.00781141</text:p>
          </table:table-cell>
        </table:table-row>
        <table:table-row table:style-name="ro2">
          <table:table-cell office:value-type="float" office:value="2480">
            <text:p>2480</text:p>
          </table:table-cell>
          <table:table-cell office:value-type="float" office:value="0.4">
            <text:p>0.4</text:p>
          </table:table-cell>
          <table:table-cell office:value-type="float" office:value="0.3971534">
            <text:p>0.3971534</text:p>
          </table:table-cell>
          <table:table-cell office:value-type="float" office:value="-0.16499965">
            <text:p>-0.16499965</text:p>
          </table:table-cell>
          <table:table-cell office:value-type="float" office:value="-0.14641602">
            <text:p>-0.14641602</text:p>
          </table:table-cell>
          <table:table-cell/>
          <table:table-cell table:formula="of:=([.D249]-[.E249])-([.D248]-[.E248])" office:value-type="float" office:value="0.000490619999999997">
            <text:p>0.00049062</text:p>
          </table:table-cell>
        </table:table-row>
        <table:table-row table:style-name="ro2">
          <table:table-cell office:value-type="float" office:value="2490">
            <text:p>2490</text:p>
          </table:table-cell>
          <table:table-cell office:value-type="float" office:value="0.4">
            <text:p>0.4</text:p>
          </table:table-cell>
          <table:table-cell office:value-type="float" office:value="0.402644">
            <text:p>0.402644</text:p>
          </table:table-cell>
          <table:table-cell office:value-type="float" office:value="-0.16999964">
            <text:p>-0.16999964</text:p>
          </table:table-cell>
          <table:table-cell office:value-type="float" office:value="-0.14641601">
            <text:p>-0.14641601</text:p>
          </table:table-cell>
          <table:table-cell/>
          <table:table-cell table:formula="of:=([.D250]-[.E250])-([.D249]-[.E249])" office:value-type="float" office:value="-0.005">
            <text:p>-0.005</text:p>
          </table:table-cell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-0.17499964">
            <text:p>-0.17499964</text:p>
          </table:table-cell>
          <table:table-cell office:value-type="float" office:value="-0.155567">
            <text:p>-0.155567</text:p>
          </table:table-cell>
          <table:table-cell/>
          <table:table-cell table:formula="of:=([.D251]-[.E251])-([.D250]-[.E250])" office:value-type="float" office:value="0.00415098999999997">
            <text:p>0.00415099</text:p>
          </table:table-cell>
        </table:table-row>
        <table:table-row table:style-name="ro2">
          <table:table-cell office:value-type="float" office:value="2510">
            <text:p>251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-0.17999963">
            <text:p>-0.17999963</text:p>
          </table:table-cell>
          <table:table-cell office:value-type="float" office:value="-0.15373681">
            <text:p>-0.15373681</text:p>
          </table:table-cell>
          <table:table-cell/>
          <table:table-cell table:formula="of:=([.D252]-[.E252])-([.D251]-[.E251])" office:value-type="float" office:value="-0.00683017999999996">
            <text:p>-0.00683018</text:p>
          </table:table-cell>
        </table:table-row>
        <table:table-row table:style-name="ro2">
          <table:table-cell office:value-type="float" office:value="2520">
            <text:p>2520</text:p>
          </table:table-cell>
          <table:table-cell office:value-type="float" office:value="0.4">
            <text:p>0.4</text:p>
          </table:table-cell>
          <table:table-cell office:value-type="float" office:value="0.3880024">
            <text:p>0.3880024</text:p>
          </table:table-cell>
          <table:table-cell office:value-type="float" office:value="-0.18499963">
            <text:p>-0.18499963</text:p>
          </table:table-cell>
          <table:table-cell office:value-type="float" office:value="-0.16105762">
            <text:p>-0.16105762</text:p>
          </table:table-cell>
          <table:table-cell/>
          <table:table-cell table:formula="of:=([.D253]-[.E253])-([.D252]-[.E252])" office:value-type="float" office:value="0.00232081000000001">
            <text:p>0.00232081</text:p>
          </table:table-cell>
        </table:table-row>
        <table:table-row table:style-name="ro2">
          <table:table-cell office:value-type="float" office:value="2530">
            <text:p>253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-0.18999963">
            <text:p>-0.18999963</text:p>
          </table:table-cell>
          <table:table-cell office:value-type="float" office:value="-0.164718">
            <text:p>-0.164718</text:p>
          </table:table-cell>
          <table:table-cell/>
          <table:table-cell table:formula="of:=([.D254]-[.E254])-([.D253]-[.E253])" office:value-type="float" office:value="-0.00133962000000001">
            <text:p>-0.00133962</text:p>
          </table:table-cell>
        </table:table-row>
        <table:table-row table:style-name="ro2">
          <table:table-cell office:value-type="float" office:value="2540">
            <text:p>2540</text:p>
          </table:table-cell>
          <table:table-cell office:value-type="float" office:value="0.4">
            <text:p>0.4</text:p>
          </table:table-cell>
          <table:table-cell office:value-type="float" office:value="0.3715306">
            <text:p>0.3715306</text:p>
          </table:table-cell>
          <table:table-cell office:value-type="float" office:value="-0.19499962">
            <text:p>-0.19499962</text:p>
          </table:table-cell>
          <table:table-cell office:value-type="float" office:value="-0.1702086">
            <text:p>-0.1702086</text:p>
          </table:table-cell>
          <table:table-cell/>
          <table:table-cell table:formula="of:=([.D255]-[.E255])-([.D254]-[.E254])" office:value-type="float" office:value="0.000490609999999975">
            <text:p>0.00049061</text:p>
          </table:table-cell>
        </table:table-row>
        <table:table-row table:style-name="ro2">
          <table:table-cell office:value-type="float" office:value="2550">
            <text:p>2550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  <table:table-cell office:value-type="float" office:value="-0.19999962">
            <text:p>-0.19999962</text:p>
          </table:table-cell>
          <table:table-cell office:value-type="float" office:value="-0.1756992">
            <text:p>-0.1756992</text:p>
          </table:table-cell>
          <table:table-cell/>
          <table:table-cell table:formula="of:=([.D256]-[.E256])-([.D255]-[.E255])" office:value-type="float" office:value="0.000490600000000008">
            <text:p>0.0004906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0.4">
            <text:p>0.4</text:p>
          </table:table-cell>
          <table:table-cell office:value-type="float" office:value="0.37702122">
            <text:p>0.37702122</text:p>
          </table:table-cell>
          <table:table-cell office:value-type="float" office:value="-0.20499961">
            <text:p>-0.20499961</text:p>
          </table:table-cell>
          <table:table-cell office:value-type="float" office:value="-0.1793596">
            <text:p>-0.1793596</text:p>
          </table:table-cell>
          <table:table-cell/>
          <table:table-cell table:formula="of:=([.D257]-[.E257])-([.D256]-[.E256])" office:value-type="float" office:value="-0.00133959">
            <text:p>-0.00133959</text:p>
          </table:table-cell>
        </table:table-row>
        <table:table-row table:style-name="ro2">
          <table:table-cell office:value-type="float" office:value="2570">
            <text:p>257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-0.2099996">
            <text:p>-0.2099996</text:p>
          </table:table-cell>
          <table:table-cell office:value-type="float" office:value="-0.192171">
            <text:p>-0.192171</text:p>
          </table:table-cell>
          <table:table-cell/>
          <table:table-cell table:formula="of:=([.D258]-[.E258])-([.D257]-[.E257])" office:value-type="float" office:value="0.00781141000000002">
            <text:p>0.00781141</text:p>
          </table:table-cell>
        </table:table-row>
        <table:table-row table:style-name="ro2">
          <table:table-cell office:value-type="float" office:value="2580">
            <text:p>258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office:value-type="float" office:value="-0.2149996">
            <text:p>-0.2149996</text:p>
          </table:table-cell>
          <table:table-cell office:value-type="float" office:value="-0.1903408">
            <text:p>-0.1903408</text:p>
          </table:table-cell>
          <table:table-cell/>
          <table:table-cell table:formula="of:=([.D259]-[.E259])-([.D258]-[.E258])" office:value-type="float" office:value="-0.00683019999999998">
            <text:p>-0.0068302</text:p>
          </table:table-cell>
        </table:table-row>
        <table:table-row table:style-name="ro2">
          <table:table-cell office:value-type="float" office:value="2590">
            <text:p>2590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  <table:table-cell office:value-type="float" office:value="-0.2199996">
            <text:p>-0.2199996</text:p>
          </table:table-cell>
          <table:table-cell office:value-type="float" office:value="-0.19583142">
            <text:p>-0.19583142</text:p>
          </table:table-cell>
          <table:table-cell/>
          <table:table-cell table:formula="of:=([.D260]-[.E260])-([.D259]-[.E259])" office:value-type="float" office:value="0.000490619999999997">
            <text:p>0.00049062</text:p>
          </table:table-cell>
        </table:table-row>
        <table:table-row table:style-name="ro2">
          <table:table-cell office:value-type="float" office:value="2600">
            <text:p>2600</text:p>
          </table:table-cell>
          <table:table-cell office:value-type="float" office:value="0.4">
            <text:p>0.4</text:p>
          </table:table-cell>
          <table:table-cell office:value-type="float" office:value="0.34590778">
            <text:p>0.34590778</text:p>
          </table:table-cell>
          <table:table-cell office:value-type="float" office:value="-0.22499959">
            <text:p>-0.22499959</text:p>
          </table:table-cell>
          <table:table-cell office:value-type="float" office:value="-0.19583142">
            <text:p>-0.19583142</text:p>
          </table:table-cell>
          <table:table-cell/>
          <table:table-cell table:formula="of:=([.D261]-[.E261])-([.D260]-[.E260])" office:value-type="float" office:value="-0.00499999000000001">
            <text:p>-0.00499999</text:p>
          </table:table-cell>
        </table:table-row>
        <table:table-row table:style-name="ro2">
          <table:table-cell office:value-type="float" office:value="2610">
            <text:p>2610</text:p>
          </table:table-cell>
          <table:table-cell office:value-type="float" office:value="0.4">
            <text:p>0.4</text:p>
          </table:table-cell>
          <table:table-cell office:value-type="float" office:value="0.33858702">
            <text:p>0.33858702</text:p>
          </table:table-cell>
          <table:table-cell office:value-type="float" office:value="-0.22999959">
            <text:p>-0.22999959</text:p>
          </table:table-cell>
          <table:table-cell office:value-type="float" office:value="-0.20498239">
            <text:p>-0.20498239</text:p>
          </table:table-cell>
          <table:table-cell/>
          <table:table-cell table:formula="of:=([.D262]-[.E262])-([.D261]-[.E261])" office:value-type="float" office:value="0.00415097">
            <text:p>0.00415097</text:p>
          </table:table-cell>
        </table:table-row>
        <table:table-row table:style-name="ro2">
          <table:table-cell office:value-type="float" office:value="2620">
            <text:p>2620</text:p>
          </table:table-cell>
          <table:table-cell office:value-type="float" office:value="0.4">
            <text:p>0.4</text:p>
          </table:table-cell>
          <table:table-cell office:value-type="float" office:value="0.34773806">
            <text:p>0.34773806</text:p>
          </table:table-cell>
          <table:table-cell office:value-type="float" office:value="-0.23499958">
            <text:p>-0.23499958</text:p>
          </table:table-cell>
          <table:table-cell office:value-type="float" office:value="-0.21047302">
            <text:p>-0.21047302</text:p>
          </table:table-cell>
          <table:table-cell/>
          <table:table-cell table:formula="of:=([.D263]-[.E263])-([.D262]-[.E262])" office:value-type="float" office:value="0.000490639999999987">
            <text:p>0.00049064</text:p>
          </table:table-cell>
        </table:table-row>
        <table:table-row table:style-name="ro2">
          <table:table-cell office:value-type="float" office:value="2630">
            <text:p>2630</text:p>
          </table:table-cell>
          <table:table-cell office:value-type="float" office:value="0.4">
            <text:p>0.4</text:p>
          </table:table-cell>
          <table:table-cell office:value-type="float" office:value="0.33675683">
            <text:p>0.33675683</text:p>
          </table:table-cell>
          <table:table-cell office:value-type="float" office:value="-0.23999958">
            <text:p>-0.23999958</text:p>
          </table:table-cell>
          <table:table-cell office:value-type="float" office:value="-0.22694479">
            <text:p>-0.22694479</text:p>
          </table:table-cell>
          <table:table-cell/>
          <table:table-cell table:formula="of:=([.D264]-[.E264])-([.D263]-[.E263])" office:value-type="float" office:value="0.01147177">
            <text:p>0.01147177</text:p>
          </table:table-cell>
        </table:table-row>
        <table:table-row table:style-name="ro2">
          <table:table-cell office:value-type="float" office:value="2640">
            <text:p>2640</text:p>
          </table:table-cell>
          <table:table-cell office:value-type="float" office:value="0.4">
            <text:p>0.4</text:p>
          </table:table-cell>
          <table:table-cell office:value-type="float" office:value="0.32577562">
            <text:p>0.32577562</text:p>
          </table:table-cell>
          <table:table-cell office:value-type="float" office:value="-0.24499957">
            <text:p>-0.24499957</text:p>
          </table:table-cell>
          <table:table-cell office:value-type="float" office:value="-0.228775">
            <text:p>-0.228775</text:p>
          </table:table-cell>
          <table:table-cell/>
          <table:table-cell table:formula="of:=([.D265]-[.E265])-([.D264]-[.E264])" office:value-type="float" office:value="-0.00316978000000001">
            <text:p>-0.00316978</text:p>
          </table:table-cell>
        </table:table-row>
        <table:table-row table:style-name="ro2">
          <table:table-cell office:value-type="float" office:value="2650">
            <text:p>2650</text:p>
          </table:table-cell>
          <table:table-cell office:value-type="float" office:value="0.4">
            <text:p>0.4</text:p>
          </table:table-cell>
          <table:table-cell office:value-type="float" office:value="0.30564338">
            <text:p>0.30564338</text:p>
          </table:table-cell>
          <table:table-cell office:value-type="float" office:value="-0.24999957">
            <text:p>-0.24999957</text:p>
          </table:table-cell>
          <table:table-cell office:value-type="float" office:value="-0.2360958">
            <text:p>-0.2360958</text:p>
          </table:table-cell>
          <table:table-cell/>
          <table:table-cell table:formula="of:=([.D266]-[.E266])-([.D265]-[.E265])" office:value-type="float" office:value="0.00232080000000001">
            <text:p>0.0023208</text:p>
          </table:table-cell>
        </table:table-row>
        <table:table-row table:style-name="ro2">
          <table:table-cell office:value-type="float" office:value="2660">
            <text:p>2660</text:p>
          </table:table-cell>
          <table:table-cell office:value-type="float" office:value="0.4">
            <text:p>0.4</text:p>
          </table:table-cell>
          <table:table-cell office:value-type="float" office:value="0.29283205">
            <text:p>0.29283205</text:p>
          </table:table-cell>
          <table:table-cell office:value-type="float" office:value="-0.25499958">
            <text:p>-0.25499958</text:p>
          </table:table-cell>
          <table:table-cell office:value-type="float" office:value="-0.23426561">
            <text:p>-0.23426561</text:p>
          </table:table-cell>
          <table:table-cell/>
          <table:table-cell table:formula="of:=([.D267]-[.E267])-([.D266]-[.E266])" office:value-type="float" office:value="-0.00683019999999998">
            <text:p>-0.0068302</text:p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0.4">
            <text:p>0.4</text:p>
          </table:table-cell>
          <table:table-cell office:value-type="float" office:value="0.311134">
            <text:p>0.311134</text:p>
          </table:table-cell>
          <table:table-cell office:value-type="float" office:value="-0.25999957">
            <text:p>-0.25999957</text:p>
          </table:table-cell>
          <table:table-cell office:value-type="float" office:value="-0.237926">
            <text:p>-0.237926</text:p>
          </table:table-cell>
          <table:table-cell/>
          <table:table-cell table:formula="of:=([.D268]-[.E268])-([.D267]-[.E267])" office:value-type="float" office:value="-0.00133960000000002">
            <text:p>-0.0013396</text:p>
          </table:table-cell>
        </table:table-row>
        <table:table-row table:style-name="ro2">
          <table:table-cell office:value-type="float" office:value="2680">
            <text:p>2680</text:p>
          </table:table-cell>
          <table:table-cell office:value-type="float" office:value="0.4">
            <text:p>0.4</text:p>
          </table:table-cell>
          <table:table-cell office:value-type="float" office:value="0.3074736">
            <text:p>0.3074736</text:p>
          </table:table-cell>
          <table:table-cell office:value-type="float" office:value="-0.26499957">
            <text:p>-0.26499957</text:p>
          </table:table-cell>
          <table:table-cell office:value-type="float" office:value="-0.2397562">
            <text:p>-0.2397562</text:p>
          </table:table-cell>
          <table:table-cell/>
          <table:table-cell table:formula="of:=([.D269]-[.E269])-([.D268]-[.E268])" office:value-type="float" office:value="-0.0031698">
            <text:p>-0.0031698</text:p>
          </table:table-cell>
        </table:table-row>
        <table:table-row table:style-name="ro2">
          <table:table-cell office:value-type="float" office:value="2690">
            <text:p>2690</text:p>
          </table:table-cell>
          <table:table-cell office:value-type="float" office:value="0.4">
            <text:p>0.4</text:p>
          </table:table-cell>
          <table:table-cell office:value-type="float" office:value="0.3001528">
            <text:p>0.3001528</text:p>
          </table:table-cell>
          <table:table-cell office:value-type="float" office:value="-0.26999956">
            <text:p>-0.26999956</text:p>
          </table:table-cell>
          <table:table-cell office:value-type="float" office:value="-0.247077">
            <text:p>-0.247077</text:p>
          </table:table-cell>
          <table:table-cell/>
          <table:table-cell table:formula="of:=([.D270]-[.E270])-([.D269]-[.E269])" office:value-type="float" office:value="0.00232080999999998">
            <text:p>0.00232081</text:p>
          </table:table-cell>
        </table:table-row>
        <table:table-row table:style-name="ro2">
          <table:table-cell office:value-type="float" office:value="2700">
            <text:p>2700</text:p>
          </table:table-cell>
          <table:table-cell office:value-type="float" office:value="0.4">
            <text:p>0.4</text:p>
          </table:table-cell>
          <table:table-cell office:value-type="float" office:value="0.28734142">
            <text:p>0.28734142</text:p>
          </table:table-cell>
          <table:table-cell office:value-type="float" office:value="-0.27499956">
            <text:p>-0.27499956</text:p>
          </table:table-cell>
          <table:table-cell office:value-type="float" office:value="-0.2507374">
            <text:p>-0.2507374</text:p>
          </table:table-cell>
          <table:table-cell/>
          <table:table-cell table:formula="of:=([.D271]-[.E271])-([.D270]-[.E270])" office:value-type="float" office:value="-0.0013396">
            <text:p>-0.0013396</text:p>
          </table:table-cell>
        </table:table-row>
        <table:table-row table:style-name="ro2">
          <table:table-cell office:value-type="float" office:value="2710">
            <text:p>2710</text:p>
          </table:table-cell>
          <table:table-cell office:value-type="float" office:value="0.4">
            <text:p>0.4</text:p>
          </table:table-cell>
          <table:table-cell office:value-type="float" office:value="0.29100183">
            <text:p>0.29100183</text:p>
          </table:table-cell>
          <table:table-cell office:value-type="float" office:value="-0.27999955">
            <text:p>-0.27999955</text:p>
          </table:table-cell>
          <table:table-cell office:value-type="float" office:value="-0.2617186">
            <text:p>-0.2617186</text:p>
          </table:table-cell>
          <table:table-cell/>
          <table:table-cell table:formula="of:=([.D272]-[.E272])-([.D271]-[.E271])" office:value-type="float" office:value="0.00598121000000001">
            <text:p>0.00598121</text:p>
          </table:table-cell>
        </table:table-row>
        <table:table-row table:style-name="ro2">
          <table:table-cell office:value-type="float" office:value="2720">
            <text:p>2720</text:p>
          </table:table-cell>
          <table:table-cell office:value-type="float" office:value="0.4">
            <text:p>0.4</text:p>
          </table:table-cell>
          <table:table-cell office:value-type="float" office:value="0.2910018">
            <text:p>0.2910018</text:p>
          </table:table-cell>
          <table:table-cell office:value-type="float" office:value="-0.28499955">
            <text:p>-0.28499955</text:p>
          </table:table-cell>
          <table:table-cell office:value-type="float" office:value="-0.2690394">
            <text:p>-0.2690394</text:p>
          </table:table-cell>
          <table:table-cell/>
          <table:table-cell table:formula="of:=([.D273]-[.E273])-([.D272]-[.E272])" office:value-type="float" office:value="0.00232080000000001">
            <text:p>0.0023208</text:p>
          </table:table-cell>
        </table:table-row>
        <table:table-row table:style-name="ro2">
          <table:table-cell office:value-type="float" office:value="2730">
            <text:p>2730</text:p>
          </table:table-cell>
          <table:table-cell office:value-type="float" office:value="0.4">
            <text:p>0.4</text:p>
          </table:table-cell>
          <table:table-cell office:value-type="float" office:value="0.29832262">
            <text:p>0.29832262</text:p>
          </table:table-cell>
          <table:table-cell office:value-type="float" office:value="-0.28999954">
            <text:p>-0.28999954</text:p>
          </table:table-cell>
          <table:table-cell office:value-type="float" office:value="-0.27453002">
            <text:p>-0.27453002</text:p>
          </table:table-cell>
          <table:table-cell/>
          <table:table-cell table:formula="of:=([.D274]-[.E274])-([.D273]-[.E273])" office:value-type="float" office:value="0.000490629999999992">
            <text:p>0.00049063</text:p>
          </table:table-cell>
        </table:table-row>
        <table:table-row table:style-name="ro2">
          <table:table-cell office:value-type="float" office:value="2740">
            <text:p>2740</text:p>
          </table:table-cell>
          <table:table-cell office:value-type="float" office:value="0.4">
            <text:p>0.4</text:p>
          </table:table-cell>
          <table:table-cell office:value-type="float" office:value="0.30747363">
            <text:p>0.30747363</text:p>
          </table:table-cell>
          <table:table-cell office:value-type="float" office:value="-0.29499954">
            <text:p>-0.29499954</text:p>
          </table:table-cell>
          <table:table-cell office:value-type="float" office:value="-0.27453005">
            <text:p>-0.27453005</text:p>
          </table:table-cell>
          <table:table-cell/>
          <table:table-cell table:formula="of:=([.D275]-[.E275])-([.D274]-[.E274])" office:value-type="float" office:value="-0.00499996999999997">
            <text:p>-0.00499997</text:p>
          </table:table-cell>
        </table:table-row>
        <table:table-row table:style-name="ro2">
          <table:table-cell office:value-type="float" office:value="2750">
            <text:p>2750</text:p>
          </table:table-cell>
          <table:table-cell office:value-type="float" office:value="0.4">
            <text:p>0.4</text:p>
          </table:table-cell>
          <table:table-cell office:value-type="float" office:value="0.29649246">
            <text:p>0.29649246</text:p>
          </table:table-cell>
          <table:table-cell office:value-type="float" office:value="-0.29999954">
            <text:p>-0.29999954</text:p>
          </table:table-cell>
          <table:table-cell office:value-type="float" office:value="-0.2708696">
            <text:p>-0.2708696</text:p>
          </table:table-cell>
          <table:table-cell/>
          <table:table-cell table:formula="of:=([.D276]-[.E276])-([.D275]-[.E275])" office:value-type="float" office:value="-0.00866045000000004">
            <text:p>-0.00866045</text:p>
          </table:table-cell>
        </table:table-row>
        <table:table-row table:style-name="ro2">
          <table:table-cell office:value-type="float" office:value="2760">
            <text:p>2760</text:p>
          </table:table-cell>
          <table:table-cell office:value-type="float" office:value="0.4">
            <text:p>0.4</text:p>
          </table:table-cell>
          <table:table-cell office:value-type="float" office:value="0.28734142">
            <text:p>0.28734142</text:p>
          </table:table-cell>
          <table:table-cell office:value-type="float" office:value="-0.30499953">
            <text:p>-0.30499953</text:p>
          </table:table-cell>
          <table:table-cell office:value-type="float" office:value="-0.2800206">
            <text:p>-0.2800206</text:p>
          </table:table-cell>
          <table:table-cell/>
          <table:table-cell table:formula="of:=([.D277]-[.E277])-([.D276]-[.E276])" office:value-type="float" office:value="0.00415101000000001">
            <text:p>0.00415101</text:p>
          </table:table-cell>
        </table:table-row>
        <table:table-row table:style-name="ro2">
          <table:table-cell office:value-type="float" office:value="2770">
            <text:p>2770</text:p>
          </table:table-cell>
          <table:table-cell office:value-type="float" office:value="0.4">
            <text:p>0.4</text:p>
          </table:table-cell>
          <table:table-cell office:value-type="float" office:value="0.3038132">
            <text:p>0.3038132</text:p>
          </table:table-cell>
          <table:table-cell office:value-type="float" office:value="-0.30999953">
            <text:p>-0.30999953</text:p>
          </table:table-cell>
          <table:table-cell office:value-type="float" office:value="-0.28002062">
            <text:p>-0.28002062</text:p>
          </table:table-cell>
          <table:table-cell/>
          <table:table-cell table:formula="of:=([.D278]-[.E278])-([.D277]-[.E277])" office:value-type="float" office:value="-0.00499998000000002">
            <text:p>-0.00499998</text:p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0.4">
            <text:p>0.4</text:p>
          </table:table-cell>
          <table:table-cell office:value-type="float" office:value="0.29466218">
            <text:p>0.29466218</text:p>
          </table:table-cell>
          <table:table-cell office:value-type="float" office:value="-0.31499952">
            <text:p>-0.31499952</text:p>
          </table:table-cell>
          <table:table-cell office:value-type="float" office:value="-0.2873414">
            <text:p>-0.2873414</text:p>
          </table:table-cell>
          <table:table-cell/>
          <table:table-cell table:formula="of:=([.D279]-[.E279])-([.D278]-[.E278])" office:value-type="float" office:value="0.00232078999999996">
            <text:p>0.00232079</text:p>
          </table:table-cell>
        </table:table-row>
        <table:table-row table:style-name="ro2">
          <table:table-cell office:value-type="float" office:value="2790">
            <text:p>2790</text:p>
          </table:table-cell>
          <table:table-cell office:value-type="float" office:value="0.4">
            <text:p>0.4</text:p>
          </table:table-cell>
          <table:table-cell office:value-type="float" office:value="0.3166246">
            <text:p>0.3166246</text:p>
          </table:table-cell>
          <table:table-cell office:value-type="float" office:value="-0.31999952">
            <text:p>-0.31999952</text:p>
          </table:table-cell>
          <table:table-cell office:value-type="float" office:value="-0.28551123">
            <text:p>-0.28551123</text:p>
          </table:table-cell>
          <table:table-cell/>
          <table:table-cell table:formula="of:=([.D280]-[.E280])-([.D279]-[.E279])" office:value-type="float" office:value="-0.00683016999999991">
            <text:p>-0.00683017</text:p>
          </table:table-cell>
        </table:table-row>
        <table:table-row table:style-name="ro2">
          <table:table-cell office:value-type="float" office:value="2800">
            <text:p>2800</text:p>
          </table:table-cell>
          <table:table-cell office:value-type="float" office:value="0.4">
            <text:p>0.4</text:p>
          </table:table-cell>
          <table:table-cell office:value-type="float" office:value="0.32760578">
            <text:p>0.32760578</text:p>
          </table:table-cell>
          <table:table-cell office:value-type="float" office:value="-0.3249995">
            <text:p>-0.3249995</text:p>
          </table:table-cell>
          <table:table-cell office:value-type="float" office:value="-0.29649243">
            <text:p>-0.29649243</text:p>
          </table:table-cell>
          <table:table-cell/>
          <table:table-cell table:formula="of:=([.D281]-[.E281])-([.D280]-[.E280])" office:value-type="float" office:value="0.00598122000000001">
            <text:p>0.00598122</text:p>
          </table:table-cell>
        </table:table-row>
        <table:table-row table:style-name="ro2">
          <table:table-cell office:value-type="float" office:value="2810">
            <text:p>2810</text:p>
          </table:table-cell>
          <table:table-cell office:value-type="float" office:value="0.4">
            <text:p>0.4</text:p>
          </table:table-cell>
          <table:table-cell office:value-type="float" office:value="0.32211524">
            <text:p>0.32211524</text:p>
          </table:table-cell>
          <table:table-cell office:value-type="float" office:value="-0.3299995">
            <text:p>-0.3299995</text:p>
          </table:table-cell>
          <table:table-cell office:value-type="float" office:value="-0.3129642">
            <text:p>-0.3129642</text:p>
          </table:table-cell>
          <table:table-cell/>
          <table:table-cell table:formula="of:=([.D282]-[.E282])-([.D281]-[.E281])" office:value-type="float" office:value="0.0114717699999999">
            <text:p>0.01147177</text:p>
          </table:table-cell>
        </table:table-row>
        <table:table-row table:style-name="ro2">
          <table:table-cell office:value-type="float" office:value="2820">
            <text:p>2820</text:p>
          </table:table-cell>
          <table:table-cell office:value-type="float" office:value="0.4">
            <text:p>0.4</text:p>
          </table:table-cell>
          <table:table-cell office:value-type="float" office:value="0.33858702">
            <text:p>0.33858702</text:p>
          </table:table-cell>
          <table:table-cell office:value-type="float" office:value="-0.3349995">
            <text:p>-0.3349995</text:p>
          </table:table-cell>
          <table:table-cell office:value-type="float" office:value="-0.320285">
            <text:p>-0.320285</text:p>
          </table:table-cell>
          <table:table-cell/>
          <table:table-cell table:formula="of:=([.D283]-[.E283])-([.D282]-[.E282])" office:value-type="float" office:value="0.00232080000000001">
            <text:p>0.0023208</text:p>
          </table:table-cell>
        </table:table-row>
        <table:table-row table:style-name="ro2">
          <table:table-cell office:value-type="float" office:value="2830">
            <text:p>2830</text:p>
          </table:table-cell>
          <table:table-cell office:value-type="float" office:value="0.4">
            <text:p>0.4</text:p>
          </table:table-cell>
          <table:table-cell office:value-type="float" office:value="0.3349266">
            <text:p>0.3349266</text:p>
          </table:table-cell>
          <table:table-cell office:value-type="float" office:value="-0.3399995">
            <text:p>-0.3399995</text:p>
          </table:table-cell>
          <table:table-cell office:value-type="float" office:value="-0.3221152">
            <text:p>-0.3221152</text:p>
          </table:table-cell>
          <table:table-cell/>
          <table:table-cell table:formula="of:=([.D284]-[.E284])-([.D283]-[.E283])" office:value-type="float" office:value="-0.0031698">
            <text:p>-0.0031698</text:p>
          </table:table-cell>
        </table:table-row>
        <table:table-row table:style-name="ro2">
          <table:table-cell office:value-type="float" office:value="2840">
            <text:p>284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office:value-type="float" office:value="-0.3449995">
            <text:p>-0.3449995</text:p>
          </table:table-cell>
          <table:table-cell office:value-type="float" office:value="-0.32211524">
            <text:p>-0.32211524</text:p>
          </table:table-cell>
          <table:table-cell/>
          <table:table-cell table:formula="of:=([.D285]-[.E285])-([.D284]-[.E284])" office:value-type="float" office:value="-0.00499995999999991">
            <text:p>-0.00499996</text:p>
          </table:table-cell>
        </table:table-row>
        <table:table-row table:style-name="ro2">
          <table:table-cell office:value-type="float" office:value="2850">
            <text:p>2850</text:p>
          </table:table-cell>
          <table:table-cell office:value-type="float" office:value="0.4">
            <text:p>0.4</text:p>
          </table:table-cell>
          <table:table-cell office:value-type="float" office:value="0.35322863">
            <text:p>0.35322863</text:p>
          </table:table-cell>
          <table:table-cell office:value-type="float" office:value="-0.3499995">
            <text:p>-0.3499995</text:p>
          </table:table-cell>
          <table:table-cell office:value-type="float" office:value="-0.3276058">
            <text:p>-0.3276058</text:p>
          </table:table-cell>
          <table:table-cell/>
          <table:table-cell table:formula="of:=([.D286]-[.E286])-([.D285]-[.E285])" office:value-type="float" office:value="0.000490559999999973">
            <text:p>0.00049056</text:p>
          </table:table-cell>
        </table:table-row>
        <table:table-row table:style-name="ro2">
          <table:table-cell office:value-type="float" office:value="2860">
            <text:p>286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-0.35499948">
            <text:p>-0.35499948</text:p>
          </table:table-cell>
          <table:table-cell office:value-type="float" office:value="-0.329436">
            <text:p>-0.329436</text:p>
          </table:table-cell>
          <table:table-cell/>
          <table:table-cell table:formula="of:=([.D287]-[.E287])-([.D286]-[.E286])" office:value-type="float" office:value="-0.00316978000000007">
            <text:p>-0.00316978</text:p>
          </table:table-cell>
        </table:table-row>
        <table:table-row table:style-name="ro2">
          <table:table-cell office:value-type="float" office:value="2870">
            <text:p>2870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  <table:table-cell office:value-type="float" office:value="-0.35999948">
            <text:p>-0.35999948</text:p>
          </table:table-cell>
          <table:table-cell office:value-type="float" office:value="-0.3330964">
            <text:p>-0.3330964</text:p>
          </table:table-cell>
          <table:table-cell/>
          <table:table-cell table:formula="of:=([.D288]-[.E288])-([.D287]-[.E287])" office:value-type="float" office:value="-0.0013396">
            <text:p>-0.0013396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0.4">
            <text:p>0.4</text:p>
          </table:table-cell>
          <table:table-cell office:value-type="float" office:value="0.37153062">
            <text:p>0.37153062</text:p>
          </table:table-cell>
          <table:table-cell office:value-type="float" office:value="-0.36499947">
            <text:p>-0.36499947</text:p>
          </table:table-cell>
          <table:table-cell office:value-type="float" office:value="-0.3330964">
            <text:p>-0.3330964</text:p>
          </table:table-cell>
          <table:table-cell/>
          <table:table-cell table:formula="of:=([.D289]-[.E289])-([.D288]-[.E288])" office:value-type="float" office:value="-0.00499999000000001">
            <text:p>-0.00499999</text:p>
          </table:table-cell>
        </table:table-row>
        <table:table-row table:style-name="ro2">
          <table:table-cell office:value-type="float" office:value="2890">
            <text:p>2890</text:p>
          </table:table-cell>
          <table:table-cell office:value-type="float" office:value="0.4">
            <text:p>0.4</text:p>
          </table:table-cell>
          <table:table-cell office:value-type="float" office:value="0.35871923">
            <text:p>0.35871923</text:p>
          </table:table-cell>
          <table:table-cell office:value-type="float" office:value="-0.36999947">
            <text:p>-0.36999947</text:p>
          </table:table-cell>
          <table:table-cell office:value-type="float" office:value="-0.3239454">
            <text:p>-0.3239454</text:p>
          </table:table-cell>
          <table:table-cell/>
          <table:table-cell table:formula="of:=([.D290]-[.E290])-([.D289]-[.E289])" office:value-type="float" office:value="-0.014151">
            <text:p>-0.014151</text:p>
          </table:table-cell>
        </table:table-row>
        <table:table-row table:style-name="ro2">
          <table:table-cell office:value-type="float" office:value="2900">
            <text:p>2900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  <table:table-cell office:value-type="float" office:value="-0.37499946">
            <text:p>-0.37499946</text:p>
          </table:table-cell>
          <table:table-cell office:value-type="float" office:value="-0.34224743">
            <text:p>-0.34224743</text:p>
          </table:table-cell>
          <table:table-cell/>
          <table:table-cell table:formula="of:=([.D291]-[.E291])-([.D290]-[.E290])" office:value-type="float" office:value="0.01330204">
            <text:p>0.01330204</text:p>
          </table:table-cell>
        </table:table-row>
        <table:table-row table:style-name="ro2">
          <table:table-cell office:value-type="float" office:value="2910">
            <text:p>2910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  <table:table-cell office:value-type="float" office:value="-0.37999946">
            <text:p>-0.37999946</text:p>
          </table:table-cell>
          <table:table-cell office:value-type="float" office:value="-0.3697004">
            <text:p>-0.3697004</text:p>
          </table:table-cell>
          <table:table-cell/>
          <table:table-cell table:formula="of:=([.D292]-[.E292])-([.D291]-[.E291])" office:value-type="float" office:value="0.02245297">
            <text:p>0.02245297</text:p>
          </table:table-cell>
        </table:table-row>
        <table:table-row table:style-name="ro2">
          <table:table-cell office:value-type="float" office:value="2920">
            <text:p>2920</text:p>
          </table:table-cell>
          <table:table-cell office:value-type="float" office:value="0.4">
            <text:p>0.4</text:p>
          </table:table-cell>
          <table:table-cell office:value-type="float" office:value="0.3825118">
            <text:p>0.3825118</text:p>
          </table:table-cell>
          <table:table-cell office:value-type="float" office:value="-0.38499945">
            <text:p>-0.38499945</text:p>
          </table:table-cell>
          <table:table-cell office:value-type="float" office:value="-0.38068157">
            <text:p>-0.38068157</text:p>
          </table:table-cell>
          <table:table-cell/>
          <table:table-cell table:formula="of:=([.D293]-[.E293])-([.D292]-[.E292])" office:value-type="float" office:value="0.00598118000000003">
            <text:p>0.00598118</text:p>
          </table:table-cell>
        </table:table-row>
        <table:table-row table:style-name="ro2">
          <table:table-cell office:value-type="float" office:value="2930">
            <text:p>293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-0.38999945">
            <text:p>-0.38999945</text:p>
          </table:table-cell>
          <table:table-cell office:value-type="float" office:value="-0.384342">
            <text:p>-0.384342</text:p>
          </table:table-cell>
          <table:table-cell/>
          <table:table-cell table:formula="of:=([.D294]-[.E294])-([.D293]-[.E293])" office:value-type="float" office:value="-0.00133957000000007">
            <text:p>-0.00133957</text:p>
          </table:table-cell>
        </table:table-row>
        <table:table-row table:style-name="ro2">
          <table:table-cell office:value-type="float" office:value="2940">
            <text:p>2940</text:p>
          </table:table-cell>
          <table:table-cell office:value-type="float" office:value="0.4">
            <text:p>0.4</text:p>
          </table:table-cell>
          <table:table-cell office:value-type="float" office:value="0.36420983">
            <text:p>0.36420983</text:p>
          </table:table-cell>
          <table:table-cell office:value-type="float" office:value="-0.39499944">
            <text:p>-0.39499944</text:p>
          </table:table-cell>
          <table:table-cell office:value-type="float" office:value="-0.3770212">
            <text:p>-0.3770212</text:p>
          </table:table-cell>
          <table:table-cell/>
          <table:table-cell table:formula="of:=([.D295]-[.E295])-([.D294]-[.E294])" office:value-type="float" office:value="-0.01232079">
            <text:p>-0.01232079</text:p>
          </table:table-cell>
        </table:table-row>
        <table:table-row table:style-name="ro2">
          <table:table-cell office:value-type="float" office:value="2950">
            <text:p>295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-0.39999944">
            <text:p>-0.39999944</text:p>
          </table:table-cell>
          <table:table-cell office:value-type="float" office:value="-0.384342">
            <text:p>-0.384342</text:p>
          </table:table-cell>
          <table:table-cell/>
          <table:table-cell table:formula="of:=([.D296]-[.E296])-([.D295]-[.E295])" office:value-type="float" office:value="0.00232080000000001">
            <text:p>0.0023208</text:p>
          </table:table-cell>
        </table:table-row>
        <table:table-row table:style-name="ro2">
          <table:table-cell office:value-type="float" office:value="2960">
            <text:p>296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-0.40499943">
            <text:p>-0.40499943</text:p>
          </table:table-cell>
          <table:table-cell office:value-type="float" office:value="-0.38800243">
            <text:p>-0.38800243</text:p>
          </table:table-cell>
          <table:table-cell/>
          <table:table-cell table:formula="of:=([.D297]-[.E297])-([.D296]-[.E296])" office:value-type="float" office:value="-0.00133955999999996">
            <text:p>-0.00133956</text:p>
          </table:table-cell>
        </table:table-row>
        <table:table-row table:style-name="ro2">
          <table:table-cell office:value-type="float" office:value="2970">
            <text:p>297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-0.40999943">
            <text:p>-0.40999943</text:p>
          </table:table-cell>
          <table:table-cell office:value-type="float" office:value="-0.38617224">
            <text:p>-0.38617224</text:p>
          </table:table-cell>
          <table:table-cell/>
          <table:table-cell table:formula="of:=([.D298]-[.E298])-([.D297]-[.E297])" office:value-type="float" office:value="-0.00683019000000001">
            <text:p>-0.00683019</text:p>
          </table:table-cell>
        </table:table-row>
        <table:table-row table:style-name="ro2">
          <table:table-cell office:value-type="float" office:value="2980">
            <text:p>2980</text:p>
          </table:table-cell>
          <table:table-cell office:value-type="float" office:value="0.4">
            <text:p>0.4</text:p>
          </table:table-cell>
          <table:table-cell office:value-type="float" office:value="0.37336078">
            <text:p>0.37336078</text:p>
          </table:table-cell>
          <table:table-cell office:value-type="float" office:value="-0.41499943">
            <text:p>-0.41499943</text:p>
          </table:table-cell>
          <table:table-cell office:value-type="float" office:value="-0.39349306">
            <text:p>-0.39349306</text:p>
          </table:table-cell>
          <table:table-cell/>
          <table:table-cell table:formula="of:=([.D299]-[.E299])-([.D298]-[.E298])" office:value-type="float" office:value="0.00232082">
            <text:p>0.00232082</text:p>
          </table:table-cell>
        </table:table-row>
        <table:table-row table:style-name="ro2">
          <table:table-cell office:value-type="float" office:value="2990">
            <text:p>2990</text:p>
          </table:table-cell>
          <table:table-cell office:value-type="float" office:value="0.4">
            <text:p>0.4</text:p>
          </table:table-cell>
          <table:table-cell office:value-type="float" office:value="0.36970043">
            <text:p>0.36970043</text:p>
          </table:table-cell>
          <table:table-cell office:value-type="float" office:value="-0.41999942">
            <text:p>-0.41999942</text:p>
          </table:table-cell>
          <table:table-cell office:value-type="float" office:value="-0.3971534">
            <text:p>-0.3971534</text:p>
          </table:table-cell>
          <table:table-cell/>
          <table:table-cell table:formula="of:=([.D300]-[.E300])-([.D299]-[.E299])" office:value-type="float" office:value="-0.00133965000000003">
            <text:p>-0.00133965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-0.42499942">
            <text:p>-0.42499942</text:p>
          </table:table-cell>
          <table:table-cell office:value-type="float" office:value="-0.40081382">
            <text:p>-0.40081382</text:p>
          </table:table-cell>
          <table:table-cell/>
          <table:table-cell table:formula="of:=([.D301]-[.E301])-([.D300]-[.E300])" office:value-type="float" office:value="-0.00133958000000001">
            <text:p>-0.00133958</text:p>
          </table:table-cell>
        </table:table-row>
        <table:table-row table:style-name="ro2">
          <table:table-cell office:value-type="float" office:value="3010">
            <text:p>3010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 office:value-type="float" office:value="-0.4299994">
            <text:p>-0.4299994</text:p>
          </table:table-cell>
          <table:table-cell office:value-type="float" office:value="-0.4044742">
            <text:p>-0.4044742</text:p>
          </table:table-cell>
          <table:table-cell/>
          <table:table-cell table:formula="of:=([.D302]-[.E302])-([.D301]-[.E301])" office:value-type="float" office:value="-0.00133959999999994">
            <text:p>-0.0013396</text:p>
          </table:table-cell>
        </table:table-row>
        <table:table-row table:style-name="ro2">
          <table:table-cell office:value-type="float" office:value="3020">
            <text:p>3020</text:p>
          </table:table-cell>
          <table:table-cell office:value-type="float" office:value="0.4">
            <text:p>0.4</text:p>
          </table:table-cell>
          <table:table-cell office:value-type="float" office:value="0.37336078">
            <text:p>0.37336078</text:p>
          </table:table-cell>
          <table:table-cell office:value-type="float" office:value="-0.4349994">
            <text:p>-0.4349994</text:p>
          </table:table-cell>
          <table:table-cell office:value-type="float" office:value="-0.41179502">
            <text:p>-0.41179502</text:p>
          </table:table-cell>
          <table:table-cell/>
          <table:table-cell table:formula="of:=([.D303]-[.E303])-([.D302]-[.E302])" office:value-type="float" office:value="0.00232082">
            <text:p>0.00232082</text:p>
          </table:table-cell>
        </table:table-row>
        <table:table-row table:style-name="ro2">
          <table:table-cell office:value-type="float" office:value="3030">
            <text:p>303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-0.4399994">
            <text:p>-0.4399994</text:p>
          </table:table-cell>
          <table:table-cell office:value-type="float" office:value="-0.41545543">
            <text:p>-0.41545543</text:p>
          </table:table-cell>
          <table:table-cell/>
          <table:table-cell table:formula="of:=([.D304]-[.E304])-([.D303]-[.E303])" office:value-type="float" office:value="-0.00133959">
            <text:p>-0.00133959</text:p>
          </table:table-cell>
        </table:table-row>
        <table:table-row table:style-name="ro2">
          <table:table-cell office:value-type="float" office:value="3040">
            <text:p>3040</text:p>
          </table:table-cell>
          <table:table-cell office:value-type="float" office:value="0.4">
            <text:p>0.4</text:p>
          </table:table-cell>
          <table:table-cell office:value-type="float" office:value="0.36420983">
            <text:p>0.36420983</text:p>
          </table:table-cell>
          <table:table-cell office:value-type="float" office:value="-0.4449994">
            <text:p>-0.4449994</text:p>
          </table:table-cell>
          <table:table-cell office:value-type="float" office:value="-0.41362524">
            <text:p>-0.41362524</text:p>
          </table:table-cell>
          <table:table-cell/>
          <table:table-cell table:formula="of:=([.D305]-[.E305])-([.D304]-[.E304])" office:value-type="float" office:value="-0.00683019000000001">
            <text:p>-0.00683019</text:p>
          </table:table-cell>
        </table:table-row>
        <table:table-row table:style-name="ro2">
          <table:table-cell office:value-type="float" office:value="3050">
            <text:p>3050</text:p>
          </table:table-cell>
          <table:table-cell office:value-type="float" office:value="0.4">
            <text:p>0.4</text:p>
          </table:table-cell>
          <table:table-cell office:value-type="float" office:value="0.37153062">
            <text:p>0.37153062</text:p>
          </table:table-cell>
          <table:table-cell office:value-type="float" office:value="-0.4499994">
            <text:p>-0.4499994</text:p>
          </table:table-cell>
          <table:table-cell office:value-type="float" office:value="-0.42277625">
            <text:p>-0.42277625</text:p>
          </table:table-cell>
          <table:table-cell/>
          <table:table-cell table:formula="of:=([.D306]-[.E306])-([.D305]-[.E305])" office:value-type="float" office:value="0.00415101000000001">
            <text:p>0.00415101</text:p>
          </table:table-cell>
        </table:table-row>
        <table:table-row table:style-name="ro2">
          <table:table-cell office:value-type="float" office:value="3060">
            <text:p>306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-0.4549994">
            <text:p>-0.4549994</text:p>
          </table:table-cell>
          <table:table-cell office:value-type="float" office:value="-0.42826682">
            <text:p>-0.42826682</text:p>
          </table:table-cell>
          <table:table-cell/>
          <table:table-cell table:formula="of:=([.D307]-[.E307])-([.D306]-[.E306])" office:value-type="float" office:value="0.000490569999999968">
            <text:p>0.00049057</text:p>
          </table:table-cell>
        </table:table-row>
        <table:table-row table:style-name="ro2">
          <table:table-cell office:value-type="float" office:value="3070">
            <text:p>3070</text:p>
          </table:table-cell>
          <table:table-cell office:value-type="float" office:value="0.4">
            <text:p>0.4</text:p>
          </table:table-cell>
          <table:table-cell office:value-type="float" office:value="0.37336078">
            <text:p>0.37336078</text:p>
          </table:table-cell>
          <table:table-cell office:value-type="float" office:value="-0.45999938">
            <text:p>-0.45999938</text:p>
          </table:table-cell>
          <table:table-cell office:value-type="float" office:value="-0.42094603">
            <text:p>-0.42094603</text:p>
          </table:table-cell>
          <table:table-cell/>
          <table:table-cell table:formula="of:=([.D308]-[.E308])-([.D307]-[.E307])" office:value-type="float" office:value="-0.01232077">
            <text:p>-0.01232077</text:p>
          </table:table-cell>
        </table:table-row>
        <table:table-row table:style-name="ro2">
          <table:table-cell office:value-type="float" office:value="3080">
            <text:p>3080</text:p>
          </table:table-cell>
          <table:table-cell office:value-type="float" office:value="0.4">
            <text:p>0.4</text:p>
          </table:table-cell>
          <table:table-cell office:value-type="float" office:value="0.37702116">
            <text:p>0.37702116</text:p>
          </table:table-cell>
          <table:table-cell office:value-type="float" office:value="-0.46499938">
            <text:p>-0.46499938</text:p>
          </table:table-cell>
          <table:table-cell office:value-type="float" office:value="-0.4447386">
            <text:p>-0.4447386</text:p>
          </table:table-cell>
          <table:table-cell/>
          <table:table-cell table:formula="of:=([.D309]-[.E309])-([.D308]-[.E308])" office:value-type="float" office:value="0.01879257">
            <text:p>0.01879257</text:p>
          </table:table-cell>
        </table:table-row>
        <table:table-row table:style-name="ro2">
          <table:table-cell office:value-type="float" office:value="3090">
            <text:p>3090</text:p>
          </table:table-cell>
          <table:table-cell office:value-type="float" office:value="0.4">
            <text:p>0.4</text:p>
          </table:table-cell>
          <table:table-cell office:value-type="float" office:value="0.36237958">
            <text:p>0.36237958</text:p>
          </table:table-cell>
          <table:table-cell office:value-type="float" office:value="-0.46999937">
            <text:p>-0.46999937</text:p>
          </table:table-cell>
          <table:table-cell office:value-type="float" office:value="-0.46853122">
            <text:p>-0.46853122</text:p>
          </table:table-cell>
          <table:table-cell/>
          <table:table-cell table:formula="of:=([.D310]-[.E310])-([.D309]-[.E309])" office:value-type="float" office:value="0.01879263">
            <text:p>0.01879263</text:p>
          </table:table-cell>
        </table:table-row>
        <table:table-row table:style-name="ro2">
          <table:table-cell office:value-type="float" office:value="3100">
            <text:p>3100</text:p>
          </table:table-cell>
          <table:table-cell office:value-type="float" office:value="0.4">
            <text:p>0.4</text:p>
          </table:table-cell>
          <table:table-cell office:value-type="float" office:value="0.37153062">
            <text:p>0.37153062</text:p>
          </table:table-cell>
          <table:table-cell office:value-type="float" office:value="-0.47499937">
            <text:p>-0.47499937</text:p>
          </table:table-cell>
          <table:table-cell office:value-type="float" office:value="-0.47036138">
            <text:p>-0.47036138</text:p>
          </table:table-cell>
          <table:table-cell/>
          <table:table-cell table:formula="of:=([.D311]-[.E311])-([.D310]-[.E310])" office:value-type="float" office:value="-0.00316984000000003">
            <text:p>-0.00316984</text:p>
          </table:table-cell>
        </table:table-row>
        <table:table-row table:style-name="ro2">
          <table:table-cell office:value-type="float" office:value="3110">
            <text:p>3110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 office:value-type="float" office:value="-0.47999936">
            <text:p>-0.47999936</text:p>
          </table:table-cell>
          <table:table-cell office:value-type="float" office:value="-0.46304062">
            <text:p>-0.46304062</text:p>
          </table:table-cell>
          <table:table-cell/>
          <table:table-cell table:formula="of:=([.D312]-[.E312])-([.D311]-[.E311])" office:value-type="float" office:value="-0.0123207499999999">
            <text:p>-0.01232075</text:p>
          </table:table-cell>
        </table:table-row>
        <table:table-row table:style-name="ro2">
          <table:table-cell office:value-type="float" office:value="3120">
            <text:p>312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-0.48499936">
            <text:p>-0.48499936</text:p>
          </table:table-cell>
          <table:table-cell office:value-type="float" office:value="-0.46853122">
            <text:p>-0.46853122</text:p>
          </table:table-cell>
          <table:table-cell/>
          <table:table-cell table:formula="of:=([.D313]-[.E313])-([.D312]-[.E312])" office:value-type="float" office:value="0.000490600000000008">
            <text:p>0.0004906</text:p>
          </table:table-cell>
        </table:table-row>
        <table:table-row table:style-name="ro2">
          <table:table-cell office:value-type="float" office:value="3130">
            <text:p>313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-0.48999935">
            <text:p>-0.48999935</text:p>
          </table:table-cell>
          <table:table-cell office:value-type="float" office:value="-0.4703614">
            <text:p>-0.4703614</text:p>
          </table:table-cell>
          <table:table-cell/>
          <table:table-cell table:formula="of:=([.D314]-[.E314])-([.D313]-[.E313])" office:value-type="float" office:value="-0.00316981000000005">
            <text:p>-0.00316981</text:p>
          </table:table-cell>
        </table:table-row>
        <table:table-row table:style-name="ro2">
          <table:table-cell office:value-type="float" office:value="3140">
            <text:p>3140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 office:value-type="float" office:value="-0.49499935">
            <text:p>-0.49499935</text:p>
          </table:table-cell>
          <table:table-cell office:value-type="float" office:value="-0.46853122">
            <text:p>-0.46853122</text:p>
          </table:table-cell>
          <table:table-cell/>
          <table:table-cell table:formula="of:=([.D315]-[.E315])-([.D314]-[.E314])" office:value-type="float" office:value="-0.00683017999999996">
            <text:p>-0.00683018</text:p>
          </table:table-cell>
        </table:table-row>
        <table:table-row table:style-name="ro2">
          <table:table-cell office:value-type="float" office:value="3150">
            <text:p>3150</text:p>
          </table:table-cell>
          <table:table-cell office:value-type="float" office:value="0.4">
            <text:p>0.4</text:p>
          </table:table-cell>
          <table:table-cell office:value-type="float" office:value="0.4099648">
            <text:p>0.4099648</text:p>
          </table:table-cell>
          <table:table-cell office:value-type="float" office:value="-0.49999934">
            <text:p>-0.49999934</text:p>
          </table:table-cell>
          <table:table-cell office:value-type="float" office:value="-0.46487084">
            <text:p>-0.46487084</text:p>
          </table:table-cell>
          <table:table-cell/>
          <table:table-cell table:formula="of:=([.D316]-[.E316])-([.D315]-[.E315])" office:value-type="float" office:value="-0.00866037000000003">
            <text:p>-0.00866037</text:p>
          </table:table-cell>
        </table:table-row>
        <table:table-row table:style-name="ro2">
          <table:table-cell office:value-type="float" office:value="3160">
            <text:p>316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-0.5">
            <text:p>-0.5</text:p>
          </table:table-cell>
          <table:table-cell office:value-type="float" office:value="-0.4776822">
            <text:p>-0.4776822</text:p>
          </table:table-cell>
          <table:table-cell/>
          <table:table-cell table:formula="of:=([.D317]-[.E317])-([.D316]-[.E316])" office:value-type="float" office:value="0.0128107">
            <text:p>0.0128107</text:p>
          </table:table-cell>
        </table:table-row>
        <table:table-row table:style-name="ro2">
          <table:table-cell office:value-type="float" office:value="3170">
            <text:p>3170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  <table:table-cell office:value-type="float" office:value="-0.5">
            <text:p>-0.5</text:p>
          </table:table-cell>
          <table:table-cell office:value-type="float" office:value="-0.49781442">
            <text:p>-0.49781442</text:p>
          </table:table-cell>
          <table:table-cell/>
          <table:table-cell table:formula="of:=([.D318]-[.E318])-([.D317]-[.E317])" office:value-type="float" office:value="0.02013222">
            <text:p>0.02013222</text:p>
          </table:table-cell>
        </table:table-row>
        <table:table-row table:style-name="ro2">
          <table:table-cell office:value-type="float" office:value="3180">
            <text:p>318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-0.5">
            <text:p>-0.5</text:p>
          </table:table-cell>
          <table:table-cell office:value-type="float" office:value="-0.494154">
            <text:p>-0.494154</text:p>
          </table:table-cell>
          <table:table-cell/>
          <table:table-cell table:formula="of:=([.D319]-[.E319])-([.D318]-[.E318])" office:value-type="float" office:value="-0.00366042000000005">
            <text:p>-0.00366042</text:p>
          </table:table-cell>
        </table:table-row>
        <table:table-row table:style-name="ro2">
          <table:table-cell office:value-type="float" office:value="3190">
            <text:p>3190</text:p>
          </table:table-cell>
          <table:table-cell office:value-type="float" office:value="0.4">
            <text:p>0.4</text:p>
          </table:table-cell>
          <table:table-cell office:value-type="float" office:value="0.38434198">
            <text:p>0.38434198</text:p>
          </table:table-cell>
          <table:table-cell office:value-type="float" office:value="-0.5">
            <text:p>-0.5</text:p>
          </table:table-cell>
          <table:table-cell office:value-type="float" office:value="-0.4959842">
            <text:p>-0.4959842</text:p>
          </table:table-cell>
          <table:table-cell/>
          <table:table-cell table:formula="of:=([.D320]-[.E320])-([.D319]-[.E319])" office:value-type="float" office:value="0.0018302">
            <text:p>0.0018302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0.4">
            <text:p>0.4</text:p>
          </table:table-cell>
          <table:table-cell office:value-type="float" office:value="0.39166284">
            <text:p>0.39166284</text:p>
          </table:table-cell>
          <table:table-cell office:value-type="float" office:value="-0.5">
            <text:p>-0.5</text:p>
          </table:table-cell>
          <table:table-cell office:value-type="float" office:value="-0.4996446">
            <text:p>-0.4996446</text:p>
          </table:table-cell>
          <table:table-cell/>
          <table:table-cell table:formula="of:=([.D321]-[.E321])-([.D320]-[.E320])" office:value-type="float" office:value="0.00366040000000001">
            <text:p>0.0036604</text:p>
          </table:table-cell>
        </table:table-row>
        <table:table-row table:style-name="ro2">
          <table:table-cell office:value-type="float" office:value="3210">
            <text:p>321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-0.5">
            <text:p>-0.5</text:p>
          </table:table-cell>
          <table:table-cell office:value-type="float" office:value="-0.50147474">
            <text:p>-0.50147474</text:p>
          </table:table-cell>
          <table:table-cell/>
          <table:table-cell table:formula="of:=([.D322]-[.E322])-([.D321]-[.E321])" office:value-type="float" office:value="0.00183014000000004">
            <text:p>0.00183014</text:p>
          </table:table-cell>
        </table:table-row>
        <table:table-row table:style-name="ro2">
          <table:table-cell office:value-type="float" office:value="3220">
            <text:p>322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-0.5">
            <text:p>-0.5</text:p>
          </table:table-cell>
          <table:table-cell office:value-type="float" office:value="-0.50513524">
            <text:p>-0.50513524</text:p>
          </table:table-cell>
          <table:table-cell/>
          <table:table-cell table:formula="of:=([.D323]-[.E323])-([.D322]-[.E322])" office:value-type="float" office:value="0.00366049999999996">
            <text:p>0.0036605</text:p>
          </table:table-cell>
        </table:table-row>
        <table:table-row table:style-name="ro2">
          <table:table-cell office:value-type="float" office:value="3230">
            <text:p>3230</text:p>
          </table:table-cell>
          <table:table-cell office:value-type="float" office:value="0.4">
            <text:p>0.4</text:p>
          </table:table-cell>
          <table:table-cell office:value-type="float" office:value="0.37885138">
            <text:p>0.37885138</text:p>
          </table:table-cell>
          <table:table-cell office:value-type="float" office:value="-0.5">
            <text:p>-0.5</text:p>
          </table:table-cell>
          <table:table-cell office:value-type="float" office:value="-0.4795124">
            <text:p>-0.4795124</text:p>
          </table:table-cell>
          <table:table-cell/>
          <table:table-cell table:formula="of:=([.D324]-[.E324])-([.D323]-[.E323])" office:value-type="float" office:value="-0.02562284">
            <text:p>-0.02562284</text:p>
          </table:table-cell>
        </table:table-row>
        <table:table-row table:style-name="ro2">
          <table:table-cell office:value-type="float" office:value="3240">
            <text:p>324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-0.5">
            <text:p>-0.5</text:p>
          </table:table-cell>
          <table:table-cell office:value-type="float" office:value="-0.4703614">
            <text:p>-0.4703614</text:p>
          </table:table-cell>
          <table:table-cell/>
          <table:table-cell table:formula="of:=([.D325]-[.E325])-([.D324]-[.E324])" office:value-type="float" office:value="-0.00915100000000002">
            <text:p>-0.009151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 office:value-type="float" office:value="-0.5">
            <text:p>-0.5</text:p>
          </table:table-cell>
          <table:table-cell office:value-type="float" office:value="-0.5014748">
            <text:p>-0.5014748</text:p>
          </table:table-cell>
          <table:table-cell/>
          <table:table-cell table:formula="of:=([.D326]-[.E326])-([.D325]-[.E325])" office:value-type="float" office:value="0.0311134">
            <text:p>0.0311134</text:p>
          </table:table-cell>
        </table:table-row>
        <table:table-row table:style-name="ro2">
          <table:table-cell office:value-type="float" office:value="3260">
            <text:p>326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-0.5">
            <text:p>-0.5</text:p>
          </table:table-cell>
          <table:table-cell office:value-type="float" office:value="-0.5069654">
            <text:p>-0.5069654</text:p>
          </table:table-cell>
          <table:table-cell/>
          <table:table-cell table:formula="of:=([.D327]-[.E327])-([.D326]-[.E326])" office:value-type="float" office:value="0.00549060000000001">
            <text:p>0.0054906</text:p>
          </table:table-cell>
        </table:table-row>
        <table:table-row table:style-name="ro2">
          <table:table-cell office:value-type="float" office:value="3270">
            <text:p>3270</text:p>
          </table:table-cell>
          <table:table-cell office:value-type="float" office:value="0.4">
            <text:p>0.4</text:p>
          </table:table-cell>
          <table:table-cell office:value-type="float" office:value="0.35139838">
            <text:p>0.35139838</text:p>
          </table:table-cell>
          <table:table-cell office:value-type="float" office:value="-0.5">
            <text:p>-0.5</text:p>
          </table:table-cell>
          <table:table-cell office:value-type="float" office:value="-0.512456">
            <text:p>-0.512456</text:p>
          </table:table-cell>
          <table:table-cell/>
          <table:table-cell table:formula="of:=([.D328]-[.E328])-([.D327]-[.E327])" office:value-type="float" office:value="0.00549060000000001">
            <text:p>0.0054906</text:p>
          </table:table-cell>
        </table:table-row>
        <table:table-row table:style-name="ro2">
          <table:table-cell office:value-type="float" office:value="3280">
            <text:p>3280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  <table:table-cell office:value-type="float" office:value="-0.5">
            <text:p>-0.5</text:p>
          </table:table-cell>
          <table:table-cell office:value-type="float" office:value="-0.503305">
            <text:p>-0.503305</text:p>
          </table:table-cell>
          <table:table-cell/>
          <table:table-cell table:formula="of:=([.D329]-[.E329])-([.D328]-[.E328])" office:value-type="float" office:value="-0.00915100000000002">
            <text:p>-0.009151</text:p>
          </table:table-cell>
        </table:table-row>
        <table:table-row table:style-name="ro2">
          <table:table-cell office:value-type="float" office:value="3290">
            <text:p>3290</text:p>
          </table:table-cell>
          <table:table-cell office:value-type="float" office:value="0.4">
            <text:p>0.4</text:p>
          </table:table-cell>
          <table:table-cell office:value-type="float" office:value="0.3532286">
            <text:p>0.3532286</text:p>
          </table:table-cell>
          <table:table-cell office:value-type="float" office:value="-0.5">
            <text:p>-0.5</text:p>
          </table:table-cell>
          <table:table-cell office:value-type="float" office:value="-0.49232382">
            <text:p>-0.49232382</text:p>
          </table:table-cell>
          <table:table-cell/>
          <table:table-cell table:formula="of:=([.D330]-[.E330])-([.D329]-[.E329])" office:value-type="float" office:value="-0.01098118">
            <text:p>-0.01098118</text:p>
          </table:table-cell>
        </table:table-row>
        <table:table-row table:style-name="ro2">
          <table:table-cell office:value-type="float" office:value="3300">
            <text:p>3300</text:p>
          </table:table-cell>
          <table:table-cell office:value-type="float" office:value="0.4">
            <text:p>0.4</text:p>
          </table:table-cell>
          <table:table-cell office:value-type="float" office:value="0.36420983">
            <text:p>0.36420983</text:p>
          </table:table-cell>
          <table:table-cell office:value-type="float" office:value="-0.5">
            <text:p>-0.5</text:p>
          </table:table-cell>
          <table:table-cell office:value-type="float" office:value="-0.48683318">
            <text:p>-0.48683318</text:p>
          </table:table-cell>
          <table:table-cell/>
          <table:table-cell table:formula="of:=([.D331]-[.E331])-([.D330]-[.E330])" office:value-type="float" office:value="-0.00549063999999999">
            <text:p>-0.00549064</text:p>
          </table:table-cell>
        </table:table-row>
        <table:table-row table:style-name="ro2">
          <table:table-cell office:value-type="float" office:value="3310">
            <text:p>3310</text:p>
          </table:table-cell>
          <table:table-cell office:value-type="float" office:value="0.4">
            <text:p>0.4</text:p>
          </table:table-cell>
          <table:table-cell office:value-type="float" office:value="0.3404172">
            <text:p>0.3404172</text:p>
          </table:table-cell>
          <table:table-cell office:value-type="float" office:value="-0.5">
            <text:p>-0.5</text:p>
          </table:table-cell>
          <table:table-cell office:value-type="float" office:value="-0.49598423">
            <text:p>-0.49598423</text:p>
          </table:table-cell>
          <table:table-cell/>
          <table:table-cell table:formula="of:=([.D332]-[.E332])-([.D331]-[.E331])" office:value-type="float" office:value="0.00915104999999999">
            <text:p>0.00915105</text:p>
          </table:table-cell>
        </table:table-row>
        <table:table-row table:style-name="ro2">
          <table:table-cell office:value-type="float" office:value="3320">
            <text:p>3320</text:p>
          </table:table-cell>
          <table:table-cell office:value-type="float" office:value="0.4">
            <text:p>0.4</text:p>
          </table:table-cell>
          <table:table-cell office:value-type="float" office:value="0.33675683">
            <text:p>0.33675683</text:p>
          </table:table-cell>
          <table:table-cell office:value-type="float" office:value="-0.5">
            <text:p>-0.5</text:p>
          </table:table-cell>
          <table:table-cell office:value-type="float" office:value="-0.49598426">
            <text:p>-0.49598426</text:p>
          </table:table-cell>
          <table:table-cell/>
          <table:table-cell table:formula="of:=([.D333]-[.E333])-([.D332]-[.E332])" office:value-type="float" office:value="0.0000000299999999842093">
            <text:p>0.00000003</text:p>
          </table:table-cell>
        </table:table-row>
        <table:table-row table:style-name="ro2">
          <table:table-cell office:value-type="float" office:value="3330">
            <text:p>3330</text:p>
          </table:table-cell>
          <table:table-cell office:value-type="float" office:value="0.4">
            <text:p>0.4</text:p>
          </table:table-cell>
          <table:table-cell office:value-type="float" office:value="0.32394543">
            <text:p>0.32394543</text:p>
          </table:table-cell>
          <table:table-cell office:value-type="float" office:value="-0.5">
            <text:p>-0.5</text:p>
          </table:table-cell>
          <table:table-cell office:value-type="float" office:value="-0.5014748">
            <text:p>-0.5014748</text:p>
          </table:table-cell>
          <table:table-cell/>
          <table:table-cell table:formula="of:=([.D334]-[.E334])-([.D333]-[.E333])" office:value-type="float" office:value="0.00549053999999999">
            <text:p>0.00549054</text:p>
          </table:table-cell>
        </table:table-row>
        <table:table-row table:style-name="ro2">
          <table:table-cell office:value-type="float" office:value="3340">
            <text:p>3340</text:p>
          </table:table-cell>
          <table:table-cell office:value-type="float" office:value="0.4">
            <text:p>0.4</text:p>
          </table:table-cell>
          <table:table-cell office:value-type="float" office:value="0.30930382">
            <text:p>0.30930382</text:p>
          </table:table-cell>
          <table:table-cell office:value-type="float" office:value="-0.5">
            <text:p>-0.5</text:p>
          </table:table-cell>
          <table:table-cell office:value-type="float" office:value="-0.503305">
            <text:p>-0.503305</text:p>
          </table:table-cell>
          <table:table-cell/>
          <table:table-cell table:formula="of:=([.D335]-[.E335])-([.D334]-[.E334])" office:value-type="float" office:value="0.0018302">
            <text:p>0.0018302</text:p>
          </table:table-cell>
        </table:table-row>
        <table:table-row table:style-name="ro2">
          <table:table-cell office:value-type="float" office:value="3350">
            <text:p>3350</text:p>
          </table:table-cell>
          <table:table-cell office:value-type="float" office:value="0.4">
            <text:p>0.4</text:p>
          </table:table-cell>
          <table:table-cell office:value-type="float" office:value="0.3276058">
            <text:p>0.3276058</text:p>
          </table:table-cell>
          <table:table-cell office:value-type="float" office:value="-0.5">
            <text:p>-0.5</text:p>
          </table:table-cell>
          <table:table-cell office:value-type="float" office:value="-0.4868332">
            <text:p>-0.4868332</text:p>
          </table:table-cell>
          <table:table-cell/>
          <table:table-cell table:formula="of:=([.D336]-[.E336])-([.D335]-[.E335])" office:value-type="float" office:value="-0.0164718">
            <text:p>-0.0164718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0.4">
            <text:p>0.4</text:p>
          </table:table-cell>
          <table:table-cell office:value-type="float" office:value="0.3276058">
            <text:p>0.3276058</text:p>
          </table:table-cell>
          <table:table-cell office:value-type="float" office:value="-0.5">
            <text:p>-0.5</text:p>
          </table:table-cell>
          <table:table-cell office:value-type="float" office:value="-0.49049363">
            <text:p>-0.49049363</text:p>
          </table:table-cell>
          <table:table-cell/>
          <table:table-cell table:formula="of:=([.D337]-[.E337])-([.D336]-[.E336])" office:value-type="float" office:value="0.00366043000000005">
            <text:p>0.00366043</text:p>
          </table:table-cell>
        </table:table-row>
        <table:table-row table:style-name="ro2">
          <table:table-cell office:value-type="float" office:value="3370">
            <text:p>3370</text:p>
          </table:table-cell>
          <table:table-cell office:value-type="float" office:value="0.4">
            <text:p>0.4</text:p>
          </table:table-cell>
          <table:table-cell office:value-type="float" office:value="0.31296417">
            <text:p>0.31296417</text:p>
          </table:table-cell>
          <table:table-cell office:value-type="float" office:value="-0.5">
            <text:p>-0.5</text:p>
          </table:table-cell>
          <table:table-cell office:value-type="float" office:value="-0.4795124">
            <text:p>-0.4795124</text:p>
          </table:table-cell>
          <table:table-cell/>
          <table:table-cell table:formula="of:=([.D338]-[.E338])-([.D337]-[.E337])" office:value-type="float" office:value="-0.01098123">
            <text:p>-0.01098123</text:p>
          </table:table-cell>
        </table:table-row>
        <table:table-row table:style-name="ro2">
          <table:table-cell office:value-type="float" office:value="3380">
            <text:p>3380</text:p>
          </table:table-cell>
          <table:table-cell office:value-type="float" office:value="0.4">
            <text:p>0.4</text:p>
          </table:table-cell>
          <table:table-cell office:value-type="float" office:value="0.30564338">
            <text:p>0.30564338</text:p>
          </table:table-cell>
          <table:table-cell office:value-type="float" office:value="-0.5">
            <text:p>-0.5</text:p>
          </table:table-cell>
          <table:table-cell office:value-type="float" office:value="-0.4703614">
            <text:p>-0.4703614</text:p>
          </table:table-cell>
          <table:table-cell/>
          <table:table-cell table:formula="of:=([.D339]-[.E339])-([.D338]-[.E338])" office:value-type="float" office:value="-0.00915100000000002">
            <text:p>-0.009151</text:p>
          </table:table-cell>
        </table:table-row>
        <table:table-row table:style-name="ro2">
          <table:table-cell office:value-type="float" office:value="3390">
            <text:p>3390</text:p>
          </table:table-cell>
          <table:table-cell office:value-type="float" office:value="0.4">
            <text:p>0.4</text:p>
          </table:table-cell>
          <table:table-cell office:value-type="float" office:value="0.30747363">
            <text:p>0.30747363</text:p>
          </table:table-cell>
          <table:table-cell office:value-type="float" office:value="-0.5">
            <text:p>-0.5</text:p>
          </table:table-cell>
          <table:table-cell office:value-type="float" office:value="-0.494154">
            <text:p>-0.494154</text:p>
          </table:table-cell>
          <table:table-cell/>
          <table:table-cell table:formula="of:=([.D340]-[.E340])-([.D339]-[.E339])" office:value-type="float" office:value="0.0237926">
            <text:p>0.0237926</text:p>
          </table:table-cell>
        </table:table-row>
        <table:table-row table:style-name="ro2">
          <table:table-cell office:value-type="float" office:value="3400">
            <text:p>3400</text:p>
          </table:table-cell>
          <table:table-cell office:value-type="float" office:value="0.4">
            <text:p>0.4</text:p>
          </table:table-cell>
          <table:table-cell office:value-type="float" office:value="0.31662464">
            <text:p>0.31662464</text:p>
          </table:table-cell>
          <table:table-cell office:value-type="float" office:value="-0.5">
            <text:p>-0.5</text:p>
          </table:table-cell>
          <table:table-cell office:value-type="float" office:value="-0.5069654">
            <text:p>-0.5069654</text:p>
          </table:table-cell>
          <table:table-cell/>
          <table:table-cell table:formula="of:=([.D341]-[.E341])-([.D340]-[.E340])" office:value-type="float" office:value="0.0128114">
            <text:p>0.0128114</text:p>
          </table:table-cell>
        </table:table-row>
        <table:table-row table:style-name="ro2">
          <table:table-cell office:value-type="float" office:value="3410">
            <text:p>3410</text:p>
          </table:table-cell>
          <table:table-cell office:value-type="float" office:value="0.4">
            <text:p>0.4</text:p>
          </table:table-cell>
          <table:table-cell office:value-type="float" office:value="0.3074736">
            <text:p>0.3074736</text:p>
          </table:table-cell>
          <table:table-cell office:value-type="float" office:value="-0.5">
            <text:p>-0.5</text:p>
          </table:table-cell>
          <table:table-cell office:value-type="float" office:value="-0.49781445">
            <text:p>-0.49781445</text:p>
          </table:table-cell>
          <table:table-cell/>
          <table:table-cell table:formula="of:=([.D342]-[.E342])-([.D341]-[.E341])" office:value-type="float" office:value="-0.00915094999999999">
            <text:p>-0.00915095</text:p>
          </table:table-cell>
        </table:table-row>
        <table:table-row table:style-name="ro2">
          <table:table-cell office:value-type="float" office:value="3420">
            <text:p>3420</text:p>
          </table:table-cell>
          <table:table-cell office:value-type="float" office:value="0.4">
            <text:p>0.4</text:p>
          </table:table-cell>
          <table:table-cell office:value-type="float" office:value="0.3239454">
            <text:p>0.3239454</text:p>
          </table:table-cell>
          <table:table-cell office:value-type="float" office:value="-0.5">
            <text:p>-0.5</text:p>
          </table:table-cell>
          <table:table-cell office:value-type="float" office:value="-0.49415398">
            <text:p>-0.49415398</text:p>
          </table:table-cell>
          <table:table-cell/>
          <table:table-cell table:formula="of:=([.D343]-[.E343])-([.D342]-[.E342])" office:value-type="float" office:value="-0.00366047000000003">
            <text:p>-0.00366047</text:p>
          </table:table-cell>
        </table:table-row>
        <table:table-row table:style-name="ro2">
          <table:table-cell office:value-type="float" office:value="3430">
            <text:p>3430</text:p>
          </table:table-cell>
          <table:table-cell office:value-type="float" office:value="0.4">
            <text:p>0.4</text:p>
          </table:table-cell>
          <table:table-cell office:value-type="float" office:value="0.31479442">
            <text:p>0.31479442</text:p>
          </table:table-cell>
          <table:table-cell office:value-type="float" office:value="-0.5">
            <text:p>-0.5</text:p>
          </table:table-cell>
          <table:table-cell office:value-type="float" office:value="-0.48866343">
            <text:p>-0.48866343</text:p>
          </table:table-cell>
          <table:table-cell/>
          <table:table-cell table:formula="of:=([.D344]-[.E344])-([.D343]-[.E343])" office:value-type="float" office:value="-0.00549054999999998">
            <text:p>-0.00549055</text:p>
          </table:table-cell>
        </table:table-row>
        <table:table-row table:style-name="ro2">
          <table:table-cell office:value-type="float" office:value="3440">
            <text:p>3440</text:p>
          </table:table-cell>
          <table:table-cell office:value-type="float" office:value="0.4">
            <text:p>0.4</text:p>
          </table:table-cell>
          <table:table-cell office:value-type="float" office:value="0.30747363">
            <text:p>0.30747363</text:p>
          </table:table-cell>
          <table:table-cell office:value-type="float" office:value="-0.5">
            <text:p>-0.5</text:p>
          </table:table-cell>
          <table:table-cell office:value-type="float" office:value="-0.48683318">
            <text:p>-0.48683318</text:p>
          </table:table-cell>
          <table:table-cell/>
          <table:table-cell table:formula="of:=([.D345]-[.E345])-([.D344]-[.E344])" office:value-type="float" office:value="-0.00183024999999998">
            <text:p>-0.00183025</text:p>
          </table:table-cell>
        </table:table-row>
        <table:table-row table:style-name="ro2">
          <table:table-cell office:value-type="float" office:value="3450">
            <text:p>3450</text:p>
          </table:table-cell>
          <table:table-cell office:value-type="float" office:value="0.4">
            <text:p>0.4</text:p>
          </table:table-cell>
          <table:table-cell office:value-type="float" office:value="0.3239454">
            <text:p>0.3239454</text:p>
          </table:table-cell>
          <table:table-cell office:value-type="float" office:value="-0.5">
            <text:p>-0.5</text:p>
          </table:table-cell>
          <table:table-cell office:value-type="float" office:value="-0.485003">
            <text:p>-0.485003</text:p>
          </table:table-cell>
          <table:table-cell/>
          <table:table-cell table:formula="of:=([.D346]-[.E346])-([.D345]-[.E345])" office:value-type="float" office:value="-0.00183018000000007">
            <text:p>-0.00183018</text:p>
          </table:table-cell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0.4">
            <text:p>0.4</text:p>
          </table:table-cell>
          <table:table-cell office:value-type="float" office:value="0.3166246">
            <text:p>0.3166246</text:p>
          </table:table-cell>
          <table:table-cell office:value-type="float" office:value="-0.5">
            <text:p>-0.5</text:p>
          </table:table-cell>
          <table:table-cell office:value-type="float" office:value="-0.48866343">
            <text:p>-0.48866343</text:p>
          </table:table-cell>
          <table:table-cell/>
          <table:table-cell table:formula="of:=([.D347]-[.E347])-([.D346]-[.E346])" office:value-type="float" office:value="0.00366043000000005">
            <text:p>0.00366043</text:p>
          </table:table-cell>
        </table:table-row>
        <table:table-row table:style-name="ro2">
          <table:table-cell office:value-type="float" office:value="3470">
            <text:p>3470</text:p>
          </table:table-cell>
          <table:table-cell office:value-type="float" office:value="0.4">
            <text:p>0.4</text:p>
          </table:table-cell>
          <table:table-cell office:value-type="float" office:value="0.3221152">
            <text:p>0.3221152</text:p>
          </table:table-cell>
          <table:table-cell office:value-type="float" office:value="-0.5">
            <text:p>-0.5</text:p>
          </table:table-cell>
          <table:table-cell office:value-type="float" office:value="-0.4813426">
            <text:p>-0.4813426</text:p>
          </table:table-cell>
          <table:table-cell/>
          <table:table-cell table:formula="of:=([.D348]-[.E348])-([.D347]-[.E347])" office:value-type="float" office:value="-0.00732083000000006">
            <text:p>-0.00732083</text:p>
          </table:table-cell>
        </table:table-row>
        <table:table-row table:style-name="ro2">
          <table:table-cell office:value-type="float" office:value="3480">
            <text:p>3480</text:p>
          </table:table-cell>
          <table:table-cell office:value-type="float" office:value="0.4">
            <text:p>0.4</text:p>
          </table:table-cell>
          <table:table-cell office:value-type="float" office:value="0.34407762">
            <text:p>0.34407762</text:p>
          </table:table-cell>
          <table:table-cell office:value-type="float" office:value="-0.5">
            <text:p>-0.5</text:p>
          </table:table-cell>
          <table:table-cell office:value-type="float" office:value="-0.47768217">
            <text:p>-0.47768217</text:p>
          </table:table-cell>
          <table:table-cell/>
          <table:table-cell table:formula="of:=([.D349]-[.E349])-([.D348]-[.E348])" office:value-type="float" office:value="-0.00366042999999994">
            <text:p>-0.00366043</text:p>
          </table:table-cell>
        </table:table-row>
        <table:table-row table:style-name="ro2">
          <table:table-cell office:value-type="float" office:value="3490">
            <text:p>3490</text:p>
          </table:table-cell>
          <table:table-cell office:value-type="float" office:value="0.4">
            <text:p>0.4</text:p>
          </table:table-cell>
          <table:table-cell office:value-type="float" office:value="0.33858702">
            <text:p>0.33858702</text:p>
          </table:table-cell>
          <table:table-cell office:value-type="float" office:value="-0.5">
            <text:p>-0.5</text:p>
          </table:table-cell>
          <table:table-cell office:value-type="float" office:value="-0.5087956">
            <text:p>-0.5087956</text:p>
          </table:table-cell>
          <table:table-cell/>
          <table:table-cell table:formula="of:=([.D350]-[.E350])-([.D349]-[.E349])" office:value-type="float" office:value="0.03111343">
            <text:p>0.03111343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0.4">
            <text:p>0.4</text:p>
          </table:table-cell>
          <table:table-cell office:value-type="float" office:value="0.3495682">
            <text:p>0.3495682</text:p>
          </table:table-cell>
          <table:table-cell office:value-type="float" office:value="-0.5">
            <text:p>-0.5</text:p>
          </table:table-cell>
          <table:table-cell office:value-type="float" office:value="-0.5014748">
            <text:p>-0.5014748</text:p>
          </table:table-cell>
          <table:table-cell/>
          <table:table-cell table:formula="of:=([.D351]-[.E351])-([.D350]-[.E350])" office:value-type="float" office:value="-0.00732080000000002">
            <text:p>-0.0073208</text:p>
          </table:table-cell>
        </table:table-row>
        <table:table-row table:style-name="ro2">
          <table:table-cell office:value-type="float" office:value="3510">
            <text:p>3510</text:p>
          </table:table-cell>
          <table:table-cell office:value-type="float" office:value="0.4">
            <text:p>0.4</text:p>
          </table:table-cell>
          <table:table-cell office:value-type="float" office:value="0.34041724">
            <text:p>0.34041724</text:p>
          </table:table-cell>
          <table:table-cell office:value-type="float" office:value="-0.5">
            <text:p>-0.5</text:p>
          </table:table-cell>
          <table:table-cell office:value-type="float" office:value="-0.50513524">
            <text:p>-0.50513524</text:p>
          </table:table-cell>
          <table:table-cell/>
          <table:table-cell table:formula="of:=([.D352]-[.E352])-([.D351]-[.E351])" office:value-type="float" office:value="0.00366043999999999">
            <text:p>0.00366044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0.4">
            <text:p>0.4</text:p>
          </table:table-cell>
          <table:table-cell office:value-type="float" office:value="0.3276058">
            <text:p>0.3276058</text:p>
          </table:table-cell>
          <table:table-cell office:value-type="float" office:value="-0.5">
            <text:p>-0.5</text:p>
          </table:table-cell>
          <table:table-cell office:value-type="float" office:value="-0.49598426">
            <text:p>-0.49598426</text:p>
          </table:table-cell>
          <table:table-cell/>
          <table:table-cell table:formula="of:=([.D353]-[.E353])-([.D352]-[.E352])" office:value-type="float" office:value="-0.00915097999999998">
            <text:p>-0.00915098</text:p>
          </table:table-cell>
        </table:table-row>
        <table:table-row table:style-name="ro2">
          <table:table-cell office:value-type="float" office:value="3530">
            <text:p>3530</text:p>
          </table:table-cell>
          <table:table-cell office:value-type="float" office:value="0.4">
            <text:p>0.4</text:p>
          </table:table-cell>
          <table:table-cell office:value-type="float" office:value="0.36604">
            <text:p>0.36604</text:p>
          </table:table-cell>
          <table:table-cell office:value-type="float" office:value="-0.5">
            <text:p>-0.5</text:p>
          </table:table-cell>
          <table:table-cell office:value-type="float" office:value="-0.4923238">
            <text:p>-0.4923238</text:p>
          </table:table-cell>
          <table:table-cell/>
          <table:table-cell table:formula="of:=([.D354]-[.E354])-([.D353]-[.E353])" office:value-type="float" office:value="-0.00366046000000003">
            <text:p>-0.00366046</text:p>
          </table:table-cell>
        </table:table-row>
        <table:table-row table:style-name="ro2">
          <table:table-cell office:value-type="float" office:value="3540">
            <text:p>3540</text:p>
          </table:table-cell>
          <table:table-cell office:value-type="float" office:value="0.4">
            <text:p>0.4</text:p>
          </table:table-cell>
          <table:table-cell office:value-type="float" office:value="0.3623796">
            <text:p>0.3623796</text:p>
          </table:table-cell>
          <table:table-cell office:value-type="float" office:value="-0.5">
            <text:p>-0.5</text:p>
          </table:table-cell>
          <table:table-cell office:value-type="float" office:value="-0.46853122">
            <text:p>-0.46853122</text:p>
          </table:table-cell>
          <table:table-cell/>
          <table:table-cell table:formula="of:=([.D355]-[.E355])-([.D354]-[.E354])" office:value-type="float" office:value="-0.02379258">
            <text:p>-0.02379258</text:p>
          </table:table-cell>
        </table:table-row>
        <table:table-row table:style-name="ro2">
          <table:table-cell office:value-type="float" office:value="3550">
            <text:p>3550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  <table:table-cell office:value-type="float" office:value="-0.5">
            <text:p>-0.5</text:p>
          </table:table-cell>
          <table:table-cell office:value-type="float" office:value="-0.48866343">
            <text:p>-0.48866343</text:p>
          </table:table-cell>
          <table:table-cell/>
          <table:table-cell table:formula="of:=([.D356]-[.E356])-([.D355]-[.E355])" office:value-type="float" office:value="0.02013221">
            <text:p>0.02013221</text:p>
          </table:table-cell>
        </table:table-row>
        <table:table-row table:style-name="ro2">
          <table:table-cell office:value-type="float" office:value="3560">
            <text:p>356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-0.5">
            <text:p>-0.5</text:p>
          </table:table-cell>
          <table:table-cell office:value-type="float" office:value="-0.49964464">
            <text:p>-0.49964464</text:p>
          </table:table-cell>
          <table:table-cell/>
          <table:table-cell table:formula="of:=([.D357]-[.E357])-([.D356]-[.E356])" office:value-type="float" office:value="0.01098121">
            <text:p>0.01098121</text:p>
          </table:table-cell>
        </table:table-row>
        <table:table-row table:style-name="ro2">
          <table:table-cell office:value-type="float" office:value="3570">
            <text:p>3570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  <table:table-cell office:value-type="float" office:value="-0.5">
            <text:p>-0.5</text:p>
          </table:table-cell>
          <table:table-cell office:value-type="float" office:value="-0.5069654">
            <text:p>-0.5069654</text:p>
          </table:table-cell>
          <table:table-cell/>
          <table:table-cell table:formula="of:=([.D358]-[.E358])-([.D357]-[.E357])" office:value-type="float" office:value="0.00732075999999998">
            <text:p>0.00732076</text:p>
          </table:table-cell>
        </table:table-row>
        <table:table-row table:style-name="ro2">
          <table:table-cell office:value-type="float" office:value="3580">
            <text:p>3580</text:p>
          </table:table-cell>
          <table:table-cell office:value-type="float" office:value="0.4">
            <text:p>0.4</text:p>
          </table:table-cell>
          <table:table-cell office:value-type="float" office:value="0.393493">
            <text:p>0.393493</text:p>
          </table:table-cell>
          <table:table-cell office:value-type="float" office:value="-0.5">
            <text:p>-0.5</text:p>
          </table:table-cell>
          <table:table-cell office:value-type="float" office:value="-0.5069654">
            <text:p>-0.5069654</text:p>
          </table:table-cell>
          <table:table-cell/>
          <table:table-cell table:formula="of:=([.D359]-[.E359])-([.D358]-[.E358])" office:value-type="float" office:value="0">
            <text:p>0</text:p>
          </table:table-cell>
        </table:table-row>
        <table:table-row table:style-name="ro2">
          <table:table-cell office:value-type="float" office:value="3590">
            <text:p>3590</text:p>
          </table:table-cell>
          <table:table-cell office:value-type="float" office:value="0.4">
            <text:p>0.4</text:p>
          </table:table-cell>
          <table:table-cell office:value-type="float" office:value="0.3770212">
            <text:p>0.3770212</text:p>
          </table:table-cell>
          <table:table-cell office:value-type="float" office:value="-0.5">
            <text:p>-0.5</text:p>
          </table:table-cell>
          <table:table-cell office:value-type="float" office:value="-0.49781445">
            <text:p>-0.49781445</text:p>
          </table:table-cell>
          <table:table-cell/>
          <table:table-cell table:formula="of:=([.D360]-[.E360])-([.D359]-[.E359])" office:value-type="float" office:value="-0.00915094999999999">
            <text:p>-0.00915095</text:p>
          </table:table-cell>
        </table:table-row>
        <table:table-row table:style-name="ro2">
          <table:table-cell office:value-type="float" office:value="3600">
            <text:p>360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-0.5">
            <text:p>-0.5</text:p>
          </table:table-cell>
          <table:table-cell office:value-type="float" office:value="-0.49598423">
            <text:p>-0.49598423</text:p>
          </table:table-cell>
          <table:table-cell/>
          <table:table-cell table:formula="of:=([.D361]-[.E361])-([.D360]-[.E360])" office:value-type="float" office:value="-0.00183021999999999">
            <text:p>-0.00183022</text:p>
          </table:table-cell>
        </table:table-row>
        <table:table-row table:style-name="ro2">
          <table:table-cell office:value-type="float" office:value="3610">
            <text:p>3610</text:p>
          </table:table-cell>
          <table:table-cell office:value-type="float" office:value="0.4">
            <text:p>0.4</text:p>
          </table:table-cell>
          <table:table-cell office:value-type="float" office:value="0.3788514">
            <text:p>0.3788514</text:p>
          </table:table-cell>
          <table:table-cell office:value-type="float" office:value="-0.5">
            <text:p>-0.5</text:p>
          </table:table-cell>
          <table:table-cell office:value-type="float" office:value="-0.5051352">
            <text:p>-0.5051352</text:p>
          </table:table-cell>
          <table:table-cell/>
          <table:table-cell table:formula="of:=([.D362]-[.E362])-([.D361]-[.E361])" office:value-type="float" office:value="0.00915096999999998">
            <text:p>0.00915097</text:p>
          </table:table-cell>
        </table:table-row>
        <table:table-row table:style-name="ro2">
          <table:table-cell office:value-type="float" office:value="3620">
            <text:p>3620</text:p>
          </table:table-cell>
          <table:table-cell office:value-type="float" office:value="0.4">
            <text:p>0.4</text:p>
          </table:table-cell>
          <table:table-cell office:value-type="float" office:value="0.37519103">
            <text:p>0.37519103</text:p>
          </table:table-cell>
          <table:table-cell office:value-type="float" office:value="-0.5">
            <text:p>-0.5</text:p>
          </table:table-cell>
          <table:table-cell office:value-type="float" office:value="-0.50696546">
            <text:p>-0.50696546</text:p>
          </table:table-cell>
          <table:table-cell/>
          <table:table-cell table:formula="of:=([.D363]-[.E363])-([.D362]-[.E362])" office:value-type="float" office:value="0.00183025999999997">
            <text:p>0.00183026</text:p>
          </table:table-cell>
        </table:table-row>
        <table:table-row table:style-name="ro2">
          <table:table-cell office:value-type="float" office:value="3630">
            <text:p>3630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 office:value-type="float" office:value="-0.5">
            <text:p>-0.5</text:p>
          </table:table-cell>
          <table:table-cell office:value-type="float" office:value="-0.5051352">
            <text:p>-0.5051352</text:p>
          </table:table-cell>
          <table:table-cell/>
          <table:table-cell table:formula="of:=([.D364]-[.E364])-([.D363]-[.E363])" office:value-type="float" office:value="-0.00183025999999997">
            <text:p>-0.00183026</text:p>
          </table:table-cell>
        </table:table-row>
        <table:table-row table:style-name="ro2">
          <table:table-cell office:value-type="float" office:value="3640">
            <text:p>364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-0.5">
            <text:p>-0.5</text:p>
          </table:table-cell>
          <table:table-cell office:value-type="float" office:value="-0.49964464">
            <text:p>-0.49964464</text:p>
          </table:table-cell>
          <table:table-cell/>
          <table:table-cell table:formula="of:=([.D365]-[.E365])-([.D364]-[.E364])" office:value-type="float" office:value="-0.00549055999999998">
            <text:p>-0.00549056</text:p>
          </table:table-cell>
        </table:table-row>
        <table:table-row table:style-name="ro2">
          <table:table-cell office:value-type="float" office:value="3650">
            <text:p>3650</text:p>
          </table:table-cell>
          <table:table-cell office:value-type="float" office:value="0.4">
            <text:p>0.4</text:p>
          </table:table-cell>
          <table:table-cell office:value-type="float" office:value="0.36787024">
            <text:p>0.36787024</text:p>
          </table:table-cell>
          <table:table-cell office:value-type="float" office:value="-0.5">
            <text:p>-0.5</text:p>
          </table:table-cell>
          <table:table-cell office:value-type="float" office:value="-0.4904936">
            <text:p>-0.4904936</text:p>
          </table:table-cell>
          <table:table-cell/>
          <table:table-cell table:formula="of:=([.D366]-[.E366])-([.D365]-[.E365])" office:value-type="float" office:value="-0.00915104000000006">
            <text:p>-0.00915104</text:p>
          </table:table-cell>
        </table:table-row>
        <table:table-row table:style-name="ro2">
          <table:table-cell office:value-type="float" office:value="3660">
            <text:p>366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-0.5">
            <text:p>-0.5</text:p>
          </table:table-cell>
          <table:table-cell office:value-type="float" office:value="-0.48683316">
            <text:p>-0.48683316</text:p>
          </table:table-cell>
          <table:table-cell/>
          <table:table-cell table:formula="of:=([.D367]-[.E367])-([.D366]-[.E366])" office:value-type="float" office:value="-0.00366043999999999">
            <text:p>-0.00366044</text:p>
          </table:table-cell>
        </table:table-row>
        <table:table-row table:style-name="ro2">
          <table:table-cell office:value-type="float" office:value="3670">
            <text:p>3670</text:p>
          </table:table-cell>
          <table:table-cell office:value-type="float" office:value="0.4">
            <text:p>0.4</text:p>
          </table:table-cell>
          <table:table-cell office:value-type="float" office:value="0.393493">
            <text:p>0.393493</text:p>
          </table:table-cell>
          <table:table-cell office:value-type="float" office:value="-0.5">
            <text:p>-0.5</text:p>
          </table:table-cell>
          <table:table-cell office:value-type="float" office:value="-0.48866343">
            <text:p>-0.48866343</text:p>
          </table:table-cell>
          <table:table-cell/>
          <table:table-cell table:formula="of:=([.D368]-[.E368])-([.D367]-[.E367])" office:value-type="float" office:value="0.00183027000000002">
            <text:p>0.00183027</text:p>
          </table:table-cell>
        </table:table-row>
        <table:table-row table:style-name="ro2">
          <table:table-cell office:value-type="float" office:value="3680">
            <text:p>368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-0.5">
            <text:p>-0.5</text:p>
          </table:table-cell>
          <table:table-cell office:value-type="float" office:value="-0.49415404">
            <text:p>-0.49415404</text:p>
          </table:table-cell>
          <table:table-cell/>
          <table:table-cell table:formula="of:=([.D369]-[.E369])-([.D368]-[.E368])" office:value-type="float" office:value="0.00549061000000001">
            <text:p>0.00549061</text:p>
          </table:table-cell>
        </table:table-row>
        <table:table-row table:style-name="ro2">
          <table:table-cell office:value-type="float" office:value="3690">
            <text:p>3690</text:p>
          </table:table-cell>
          <table:table-cell office:value-type="float" office:value="0.4">
            <text:p>0.4</text:p>
          </table:table-cell>
          <table:table-cell office:value-type="float" office:value="0.402644">
            <text:p>0.402644</text:p>
          </table:table-cell>
          <table:table-cell office:value-type="float" office:value="-0.5">
            <text:p>-0.5</text:p>
          </table:table-cell>
          <table:table-cell office:value-type="float" office:value="-0.503305">
            <text:p>-0.503305</text:p>
          </table:table-cell>
          <table:table-cell/>
          <table:table-cell table:formula="of:=([.D370]-[.E370])-([.D369]-[.E369])" office:value-type="float" office:value="0.00915095999999999">
            <text:p>0.00915096</text:p>
          </table:table-cell>
        </table:table-row>
        <table:table-row table:style-name="ro2">
          <table:table-cell office:value-type="float" office:value="3700">
            <text:p>3700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 office:value-type="float" office:value="-0.5">
            <text:p>-0.5</text:p>
          </table:table-cell>
          <table:table-cell office:value-type="float" office:value="-0.52160704">
            <text:p>-0.52160704</text:p>
          </table:table-cell>
          <table:table-cell/>
          <table:table-cell table:formula="of:=([.D371]-[.E371])-([.D370]-[.E370])" office:value-type="float" office:value="0.01830204">
            <text:p>0.01830204</text:p>
          </table:table-cell>
        </table:table-row>
        <table:table-row table:style-name="ro2">
          <table:table-cell office:value-type="float" office:value="3710">
            <text:p>371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-0.5">
            <text:p>-0.5</text:p>
          </table:table-cell>
          <table:table-cell office:value-type="float" office:value="-0.5142862">
            <text:p>-0.5142862</text:p>
          </table:table-cell>
          <table:table-cell/>
          <table:table-cell table:formula="of:=([.D372]-[.E372])-([.D371]-[.E371])" office:value-type="float" office:value="-0.00732084">
            <text:p>-0.00732084</text:p>
          </table:table-cell>
        </table:table-row>
        <table:table-row table:style-name="ro2">
          <table:table-cell office:value-type="float" office:value="3720">
            <text:p>372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-0.5">
            <text:p>-0.5</text:p>
          </table:table-cell>
          <table:table-cell office:value-type="float" office:value="-0.50513524">
            <text:p>-0.50513524</text:p>
          </table:table-cell>
          <table:table-cell/>
          <table:table-cell table:formula="of:=([.D373]-[.E373])-([.D372]-[.E372])" office:value-type="float" office:value="-0.00915096000000004">
            <text:p>-0.00915096</text:p>
          </table:table-cell>
        </table:table-row>
        <table:table-row table:style-name="ro2">
          <table:table-cell office:value-type="float" office:value="3730">
            <text:p>3730</text:p>
          </table:table-cell>
          <table:table-cell office:value-type="float" office:value="0.4">
            <text:p>0.4</text:p>
          </table:table-cell>
          <table:table-cell office:value-type="float" office:value="0.4099648">
            <text:p>0.4099648</text:p>
          </table:table-cell>
          <table:table-cell office:value-type="float" office:value="-0.5">
            <text:p>-0.5</text:p>
          </table:table-cell>
          <table:table-cell office:value-type="float" office:value="-0.50513524">
            <text:p>-0.50513524</text:p>
          </table:table-cell>
          <table:table-cell/>
          <table:table-cell table:formula="of:=([.D374]-[.E374])-([.D373]-[.E373])" office:value-type="float" office:value="0">
            <text:p>0</text:p>
          </table:table-cell>
        </table:table-row>
        <table:table-row table:style-name="ro2">
          <table:table-cell office:value-type="float" office:value="3740">
            <text:p>3740</text:p>
          </table:table-cell>
          <table:table-cell office:value-type="float" office:value="0.4">
            <text:p>0.4</text:p>
          </table:table-cell>
          <table:table-cell office:value-type="float" office:value="0.4044742">
            <text:p>0.4044742</text:p>
          </table:table-cell>
          <table:table-cell office:value-type="float" office:value="-0.5">
            <text:p>-0.5</text:p>
          </table:table-cell>
          <table:table-cell office:value-type="float" office:value="-0.49598423">
            <text:p>-0.49598423</text:p>
          </table:table-cell>
          <table:table-cell/>
          <table:table-cell table:formula="of:=([.D375]-[.E375])-([.D374]-[.E374])" office:value-type="float" office:value="-0.00915100999999996">
            <text:p>-0.00915101</text:p>
          </table:table-cell>
        </table:table-row>
        <table:table-row table:style-name="ro2">
          <table:table-cell office:value-type="float" office:value="3750">
            <text:p>375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-0.5">
            <text:p>-0.5</text:p>
          </table:table-cell>
          <table:table-cell office:value-type="float" office:value="-0.4868332">
            <text:p>-0.4868332</text:p>
          </table:table-cell>
          <table:table-cell/>
          <table:table-cell table:formula="of:=([.D376]-[.E376])-([.D375]-[.E375])" office:value-type="float" office:value="-0.00915103000000006">
            <text:p>-0.00915103</text:p>
          </table:table-cell>
        </table:table-row>
        <table:table-row table:style-name="ro2">
          <table:table-cell office:value-type="float" office:value="3760">
            <text:p>3760</text:p>
          </table:table-cell>
          <table:table-cell office:value-type="float" office:value="0.4">
            <text:p>0.4</text:p>
          </table:table-cell>
          <table:table-cell office:value-type="float" office:value="0.37702122">
            <text:p>0.37702122</text:p>
          </table:table-cell>
          <table:table-cell office:value-type="float" office:value="-0.5">
            <text:p>-0.5</text:p>
          </table:table-cell>
          <table:table-cell office:value-type="float" office:value="-0.49781442">
            <text:p>-0.49781442</text:p>
          </table:table-cell>
          <table:table-cell/>
          <table:table-cell table:formula="of:=([.D377]-[.E377])-([.D376]-[.E376])" office:value-type="float" office:value="0.0109812200000001">
            <text:p>0.01098122</text:p>
          </table:table-cell>
        </table:table-row>
        <table:table-row table:style-name="ro2">
          <table:table-cell office:value-type="float" office:value="3770">
            <text:p>377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-0.5">
            <text:p>-0.5</text:p>
          </table:table-cell>
          <table:table-cell office:value-type="float" office:value="-0.5014748">
            <text:p>-0.5014748</text:p>
          </table:table-cell>
          <table:table-cell/>
          <table:table-cell table:formula="of:=([.D378]-[.E378])-([.D377]-[.E377])" office:value-type="float" office:value="0.00366037999999996">
            <text:p>0.00366038</text:p>
          </table:table-cell>
        </table:table-row>
        <table:table-row table:style-name="ro2">
          <table:table-cell office:value-type="float" office:value="3780">
            <text:p>3780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 office:value-type="float" office:value="-0.5">
            <text:p>-0.5</text:p>
          </table:table-cell>
          <table:table-cell office:value-type="float" office:value="-0.49598423">
            <text:p>-0.49598423</text:p>
          </table:table-cell>
          <table:table-cell/>
          <table:table-cell table:formula="of:=([.D379]-[.E379])-([.D378]-[.E378])" office:value-type="float" office:value="-0.00549056999999997">
            <text:p>-0.00549057</text:p>
          </table:table-cell>
        </table:table-row>
        <table:table-row table:style-name="ro2">
          <table:table-cell office:value-type="float" office:value="3790">
            <text:p>3790</text:p>
          </table:table-cell>
          <table:table-cell office:value-type="float" office:value="0.4">
            <text:p>0.4</text:p>
          </table:table-cell>
          <table:table-cell office:value-type="float" office:value="0.39532322">
            <text:p>0.39532322</text:p>
          </table:table-cell>
          <table:table-cell office:value-type="float" office:value="-0.5">
            <text:p>-0.5</text:p>
          </table:table-cell>
          <table:table-cell office:value-type="float" office:value="-0.49232382">
            <text:p>-0.49232382</text:p>
          </table:table-cell>
          <table:table-cell/>
          <table:table-cell table:formula="of:=([.D380]-[.E380])-([.D379]-[.E379])" office:value-type="float" office:value="-0.00366041">
            <text:p>-0.00366041</text:p>
          </table:table-cell>
        </table:table-row>
        <table:table-row table:style-name="ro2">
          <table:table-cell office:value-type="float" office:value="3800">
            <text:p>380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-0.5">
            <text:p>-0.5</text:p>
          </table:table-cell>
          <table:table-cell office:value-type="float" office:value="-0.48866343">
            <text:p>-0.48866343</text:p>
          </table:table-cell>
          <table:table-cell/>
          <table:table-cell table:formula="of:=([.D381]-[.E381])-([.D380]-[.E380])" office:value-type="float" office:value="-0.00366039000000001">
            <text:p>-0.00366039</text:p>
          </table:table-cell>
        </table:table-row>
        <table:table-row table:style-name="ro2">
          <table:table-cell office:value-type="float" office:value="3810">
            <text:p>381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-0.5">
            <text:p>-0.5</text:p>
          </table:table-cell>
          <table:table-cell office:value-type="float" office:value="-0.49049363">
            <text:p>-0.49049363</text:p>
          </table:table-cell>
          <table:table-cell/>
          <table:table-cell table:formula="of:=([.D382]-[.E382])-([.D381]-[.E381])" office:value-type="float" office:value="0.0018302">
            <text:p>0.0018302</text:p>
          </table:table-cell>
        </table:table-row>
        <table:table-row table:style-name="ro2">
          <table:table-cell office:value-type="float" office:value="3820">
            <text:p>3820</text:p>
          </table:table-cell>
          <table:table-cell office:value-type="float" office:value="0.4">
            <text:p>0.4</text:p>
          </table:table-cell>
          <table:table-cell office:value-type="float" office:value="0.3825118">
            <text:p>0.3825118</text:p>
          </table:table-cell>
          <table:table-cell office:value-type="float" office:value="-0.5">
            <text:p>-0.5</text:p>
          </table:table-cell>
          <table:table-cell office:value-type="float" office:value="-0.4959842">
            <text:p>-0.4959842</text:p>
          </table:table-cell>
          <table:table-cell/>
          <table:table-cell table:formula="of:=([.D383]-[.E383])-([.D382]-[.E382])" office:value-type="float" office:value="0.00549056999999997">
            <text:p>0.00549057</text:p>
          </table:table-cell>
        </table:table-row>
        <table:table-row table:style-name="ro2">
          <table:table-cell office:value-type="float" office:value="3830">
            <text:p>383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-0.5">
            <text:p>-0.5</text:p>
          </table:table-cell>
          <table:table-cell office:value-type="float" office:value="-0.49964455">
            <text:p>-0.49964455</text:p>
          </table:table-cell>
          <table:table-cell/>
          <table:table-cell table:formula="of:=([.D384]-[.E384])-([.D383]-[.E383])" office:value-type="float" office:value="0.00366035000000003">
            <text:p>0.00366035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0.4">
            <text:p>0.4</text:p>
          </table:table-cell>
          <table:table-cell office:value-type="float" office:value="0.3770212">
            <text:p>0.3770212</text:p>
          </table:table-cell>
          <table:table-cell office:value-type="float" office:value="-0.5">
            <text:p>-0.5</text:p>
          </table:table-cell>
          <table:table-cell office:value-type="float" office:value="-0.47768223">
            <text:p>-0.47768223</text:p>
          </table:table-cell>
          <table:table-cell/>
          <table:table-cell table:formula="of:=([.D385]-[.E385])-([.D384]-[.E384])" office:value-type="float" office:value="-0.02196232">
            <text:p>-0.02196232</text:p>
          </table:table-cell>
        </table:table-row>
        <table:table-row table:style-name="ro2">
          <table:table-cell office:value-type="float" office:value="3850">
            <text:p>3850</text:p>
          </table:table-cell>
          <table:table-cell office:value-type="float" office:value="0.4">
            <text:p>0.4</text:p>
          </table:table-cell>
          <table:table-cell office:value-type="float" office:value="0.38068163">
            <text:p>0.38068163</text:p>
          </table:table-cell>
          <table:table-cell office:value-type="float" office:value="-0.5">
            <text:p>-0.5</text:p>
          </table:table-cell>
          <table:table-cell office:value-type="float" office:value="-0.5014748">
            <text:p>-0.5014748</text:p>
          </table:table-cell>
          <table:table-cell/>
          <table:table-cell table:formula="of:=([.D386]-[.E386])-([.D385]-[.E385])" office:value-type="float" office:value="0.02379257">
            <text:p>0.02379257</text:p>
          </table:table-cell>
        </table:table-row>
        <table:table-row table:style-name="ro2">
          <table:table-cell office:value-type="float" office:value="3860">
            <text:p>3860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  <table:table-cell office:value-type="float" office:value="-0.5">
            <text:p>-0.5</text:p>
          </table:table-cell>
          <table:table-cell office:value-type="float" office:value="-0.512456">
            <text:p>-0.512456</text:p>
          </table:table-cell>
          <table:table-cell/>
          <table:table-cell table:formula="of:=([.D387]-[.E387])-([.D386]-[.E386])" office:value-type="float" office:value="0.0109812">
            <text:p>0.0109812</text:p>
          </table:table-cell>
        </table:table-row>
        <table:table-row table:style-name="ro2">
          <table:table-cell office:value-type="float" office:value="3870">
            <text:p>387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-0.5">
            <text:p>-0.5</text:p>
          </table:table-cell>
          <table:table-cell office:value-type="float" office:value="-0.51062584">
            <text:p>-0.51062584</text:p>
          </table:table-cell>
          <table:table-cell/>
          <table:table-cell table:formula="of:=([.D388]-[.E388])-([.D387]-[.E387])" office:value-type="float" office:value="-0.00183016000000003">
            <text:p>-0.00183016</text:p>
          </table:table-cell>
        </table:table-row>
        <table:table-row table:style-name="ro2">
          <table:table-cell office:value-type="float" office:value="3880">
            <text:p>3880</text:p>
          </table:table-cell>
          <table:table-cell office:value-type="float" office:value="0.4">
            <text:p>0.4</text:p>
          </table:table-cell>
          <table:table-cell office:value-type="float" office:value="0.38068157">
            <text:p>0.38068157</text:p>
          </table:table-cell>
          <table:table-cell office:value-type="float" office:value="-0.5">
            <text:p>-0.5</text:p>
          </table:table-cell>
          <table:table-cell office:value-type="float" office:value="-0.50513524">
            <text:p>-0.50513524</text:p>
          </table:table-cell>
          <table:table-cell/>
          <table:table-cell table:formula="of:=([.D389]-[.E389])-([.D388]-[.E388])" office:value-type="float" office:value="-0.00549060000000001">
            <text:p>-0.0054906</text:p>
          </table:table-cell>
        </table:table-row>
        <table:table-row table:style-name="ro2">
          <table:table-cell office:value-type="float" office:value="3890">
            <text:p>3890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  <table:table-cell office:value-type="float" office:value="-0.5">
            <text:p>-0.5</text:p>
          </table:table-cell>
          <table:table-cell office:value-type="float" office:value="-0.48866343">
            <text:p>-0.48866343</text:p>
          </table:table-cell>
          <table:table-cell/>
          <table:table-cell table:formula="of:=([.D390]-[.E390])-([.D389]-[.E389])" office:value-type="float" office:value="-0.01647181">
            <text:p>-0.01647181</text:p>
          </table:table-cell>
        </table:table-row>
        <table:table-row table:style-name="ro2">
          <table:table-cell office:value-type="float" office:value="3900">
            <text:p>3900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  <table:table-cell office:value-type="float" office:value="-0.5">
            <text:p>-0.5</text:p>
          </table:table-cell>
          <table:table-cell office:value-type="float" office:value="-0.4740218">
            <text:p>-0.4740218</text:p>
          </table:table-cell>
          <table:table-cell/>
          <table:table-cell table:formula="of:=([.D391]-[.E391])-([.D390]-[.E390])" office:value-type="float" office:value="-0.01464163">
            <text:p>-0.01464163</text:p>
          </table:table-cell>
        </table:table-row>
        <table:table-row table:style-name="ro2">
          <table:table-cell office:value-type="float" office:value="3910">
            <text:p>3910</text:p>
          </table:table-cell>
          <table:table-cell office:value-type="float" office:value="0.4">
            <text:p>0.4</text:p>
          </table:table-cell>
          <table:table-cell office:value-type="float" office:value="0.33858702">
            <text:p>0.33858702</text:p>
          </table:table-cell>
          <table:table-cell office:value-type="float" office:value="-0.5">
            <text:p>-0.5</text:p>
          </table:table-cell>
          <table:table-cell office:value-type="float" office:value="-0.48500302">
            <text:p>-0.48500302</text:p>
          </table:table-cell>
          <table:table-cell/>
          <table:table-cell table:formula="of:=([.D392]-[.E392])-([.D391]-[.E391])" office:value-type="float" office:value="0.01098122">
            <text:p>0.01098122</text:p>
          </table:table-cell>
        </table:table-row>
        <table:table-row table:style-name="ro2">
          <table:table-cell office:value-type="float" office:value="3920">
            <text:p>3920</text:p>
          </table:table-cell>
          <table:table-cell office:value-type="float" office:value="0.4">
            <text:p>0.4</text:p>
          </table:table-cell>
          <table:table-cell office:value-type="float" office:value="0.34773803">
            <text:p>0.34773803</text:p>
          </table:table-cell>
          <table:table-cell office:value-type="float" office:value="-0.5">
            <text:p>-0.5</text:p>
          </table:table-cell>
          <table:table-cell office:value-type="float" office:value="-0.48683318">
            <text:p>-0.48683318</text:p>
          </table:table-cell>
          <table:table-cell/>
          <table:table-cell table:formula="of:=([.D393]-[.E393])-([.D392]-[.E392])" office:value-type="float" office:value="0.00183016000000003">
            <text:p>0.00183016</text:p>
          </table:table-cell>
        </table:table-row>
        <table:table-row table:style-name="ro2">
          <table:table-cell office:value-type="float" office:value="3930">
            <text:p>393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-0.5">
            <text:p>-0.5</text:p>
          </table:table-cell>
          <table:table-cell office:value-type="float" office:value="-0.49415398">
            <text:p>-0.49415398</text:p>
          </table:table-cell>
          <table:table-cell/>
          <table:table-cell table:formula="of:=([.D394]-[.E394])-([.D393]-[.E393])" office:value-type="float" office:value="0.00732079999999996">
            <text:p>0.0073208</text:p>
          </table:table-cell>
        </table:table-row>
        <table:table-row table:style-name="ro2">
          <table:table-cell office:value-type="float" office:value="3940">
            <text:p>3940</text:p>
          </table:table-cell>
          <table:table-cell office:value-type="float" office:value="0.4">
            <text:p>0.4</text:p>
          </table:table-cell>
          <table:table-cell office:value-type="float" office:value="0.34773803">
            <text:p>0.34773803</text:p>
          </table:table-cell>
          <table:table-cell office:value-type="float" office:value="-0.5">
            <text:p>-0.5</text:p>
          </table:table-cell>
          <table:table-cell office:value-type="float" office:value="-0.4959842">
            <text:p>-0.4959842</text:p>
          </table:table-cell>
          <table:table-cell/>
          <table:table-cell table:formula="of:=([.D395]-[.E395])-([.D394]-[.E394])" office:value-type="float" office:value="0.00183021999999999">
            <text:p>0.00183022</text:p>
          </table:table-cell>
        </table:table-row>
        <table:table-row table:style-name="ro2">
          <table:table-cell office:value-type="float" office:value="3950">
            <text:p>3950</text:p>
          </table:table-cell>
          <table:table-cell office:value-type="float" office:value="0.4">
            <text:p>0.4</text:p>
          </table:table-cell>
          <table:table-cell office:value-type="float" office:value="0.34407762">
            <text:p>0.34407762</text:p>
          </table:table-cell>
          <table:table-cell office:value-type="float" office:value="-0.5">
            <text:p>-0.5</text:p>
          </table:table-cell>
          <table:table-cell office:value-type="float" office:value="-0.4886634">
            <text:p>-0.4886634</text:p>
          </table:table-cell>
          <table:table-cell/>
          <table:table-cell table:formula="of:=([.D396]-[.E396])-([.D395]-[.E395])" office:value-type="float" office:value="-0.00732080000000002">
            <text:p>-0.0073208</text:p>
          </table:table-cell>
        </table:table-row>
        <table:table-row table:style-name="ro2">
          <table:table-cell office:value-type="float" office:value="3960">
            <text:p>3960</text:p>
          </table:table-cell>
          <table:table-cell office:value-type="float" office:value="0.4">
            <text:p>0.4</text:p>
          </table:table-cell>
          <table:table-cell office:value-type="float" office:value="0.3459078">
            <text:p>0.3459078</text:p>
          </table:table-cell>
          <table:table-cell office:value-type="float" office:value="-0.5">
            <text:p>-0.5</text:p>
          </table:table-cell>
          <table:table-cell office:value-type="float" office:value="-0.48500302">
            <text:p>-0.48500302</text:p>
          </table:table-cell>
          <table:table-cell/>
          <table:table-cell table:formula="of:=([.D397]-[.E397])-([.D396]-[.E396])" office:value-type="float" office:value="-0.00366037999999996">
            <text:p>-0.00366038</text:p>
          </table:table-cell>
        </table:table-row>
        <table:table-row table:style-name="ro2">
          <table:table-cell office:value-type="float" office:value="3970">
            <text:p>397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office:value-type="float" office:value="-0.5">
            <text:p>-0.5</text:p>
          </table:table-cell>
          <table:table-cell office:value-type="float" office:value="-0.4831728">
            <text:p>-0.4831728</text:p>
          </table:table-cell>
          <table:table-cell/>
          <table:table-cell table:formula="of:=([.D398]-[.E398])-([.D397]-[.E397])" office:value-type="float" office:value="-0.00183022000000005">
            <text:p>-0.00183022</text:p>
          </table:table-cell>
        </table:table-row>
        <table:table-row table:style-name="ro2">
          <table:table-cell office:value-type="float" office:value="3980">
            <text:p>3980</text:p>
          </table:table-cell>
          <table:table-cell office:value-type="float" office:value="0.4">
            <text:p>0.4</text:p>
          </table:table-cell>
          <table:table-cell office:value-type="float" office:value="0.35688904">
            <text:p>0.35688904</text:p>
          </table:table-cell>
          <table:table-cell office:value-type="float" office:value="-0.5">
            <text:p>-0.5</text:p>
          </table:table-cell>
          <table:table-cell office:value-type="float" office:value="-0.47402185">
            <text:p>-0.47402185</text:p>
          </table:table-cell>
          <table:table-cell/>
          <table:table-cell table:formula="of:=([.D399]-[.E399])-([.D398]-[.E398])" office:value-type="float" office:value="-0.00915094999999994">
            <text:p>-0.00915095</text:p>
          </table:table-cell>
        </table:table-row>
        <table:table-row table:style-name="ro2">
          <table:table-cell office:value-type="float" office:value="3990">
            <text:p>3990</text:p>
          </table:table-cell>
          <table:table-cell office:value-type="float" office:value="0.4">
            <text:p>0.4</text:p>
          </table:table-cell>
          <table:table-cell office:value-type="float" office:value="0.3367568">
            <text:p>0.3367568</text:p>
          </table:table-cell>
          <table:table-cell office:value-type="float" office:value="-0.5">
            <text:p>-0.5</text:p>
          </table:table-cell>
          <table:table-cell office:value-type="float" office:value="-0.48500302">
            <text:p>-0.48500302</text:p>
          </table:table-cell>
          <table:table-cell/>
          <table:table-cell table:formula="of:=([.D400]-[.E400])-([.D399]-[.E399])" office:value-type="float" office:value="0.01098117">
            <text:p>0.01098117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0.4">
            <text:p>0.4</text:p>
          </table:table-cell>
          <table:table-cell office:value-type="float" office:value="0.33858702">
            <text:p>0.33858702</text:p>
          </table:table-cell>
          <table:table-cell office:value-type="float" office:value="-0.5">
            <text:p>-0.5</text:p>
          </table:table-cell>
          <table:table-cell office:value-type="float" office:value="-0.539909">
            <text:p>-0.539909</text:p>
          </table:table-cell>
          <table:table-cell/>
          <table:table-cell table:formula="of:=([.D401]-[.E401])-([.D400]-[.E400])" office:value-type="float" office:value="0.05490598">
            <text:p>0.05490598</text:p>
          </table:table-cell>
        </table:table-row>
        <table:table-row table:style-name="ro2" table:number-rows-repeated="104817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 style:data-style-name="N2" text:time-value="0000-00-00T22:26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u Pizenberg</meta:initial-creator>
    <meta:creation-date>2014-04-10T15:32:49</meta:creation-date>
    <dc:date>2014-04-11T19:17:56</dc:date>
    <dc:creator>Matthieu Pizenberg</dc:creator>
    <meta:editing-duration>PT2H29M28S</meta:editing-duration>
    <meta:editing-cycles>14</meta:editing-cycles>
    <meta:generator>LibreOffice/4.0.2.2$Linux_X86_64 LibreOffice_project/400m0$Build-2</meta:generator>
    <meta:document-statistic meta:table-count="1" meta:cell-count="24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4.138cm" svg:height="18.966cm" xlink:href=".." xlink:type="simple" chart:class="chart:scatter" chart:style-name="ch1">
        <chart:legend chart:legend-position="end" svg:x="41.445cm" svg:y="8.686cm" style:legend-expansion="high" chart:style-name="ch2"/>
        <chart:plot-area chart:style-name="ch3" table:cell-range-address="Sheet1.A2:Sheet1.A401 Sheet1.D1:Sheet1.E401 Sheet1.G1:Sheet1.G401" chart:data-source-has-labels="row" svg:x="1.332cm" svg:y="1.651cm" svg:width="38.349cm" svg:height="16.516cm">
          <chartooo:coordinate-region svg:x="2.165cm" svg:y="1.85cm" svg:width="37.144cm" svg:height="16.1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401" chart:label-cell-address="Sheet1.D1:Sheet1.D1" chart:class="chart:scatter">
            <chart:domain table:cell-range-address="Sheet1.A2:Sheet1.A401"/>
            <chart:data-point chart:repeated="400"/>
          </chart:series>
          <chart:series chart:style-name="ch7" chart:values-cell-range-address="Sheet1.E2:Sheet1.E401" chart:label-cell-address="Sheet1.E1:Sheet1.E1" chart:class="chart:scatter">
            <chart:data-point chart:repeated="400"/>
          </chart:series>
          <chart:series chart:style-name="ch8" chart:values-cell-range-address="Sheet1.G2:Sheet1.G401" chart:label-cell-address="Sheet1.G1:Sheet1.G1" chart:class="chart:scatter">
            <chart:data-point chart:repeated="4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s_vd</text:p>
                <draw:g>
                  <svg:desc>Sheet1.D1:Sheet1.D1</svg:desc>
                </draw:g>
              </table:table-cell>
              <table:table-cell office:value-type="string">
                <text:p>vd</text:p>
                <draw:g>
                  <svg:desc>Sheet1.E1:Sheet1.E1</svg:desc>
                </draw:g>
              </table:table-cell>
              <table:table-cell office:value-type="string">
                <text:p>deriveeD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401</svg:desc>
                </draw:g>
              </table:table-cell>
              <table:table-cell office:value-type="float" office:value="0">
                <text:p>0</text:p>
                <draw:g>
                  <svg:desc>Sheet1.D2:Sheet1.D401</svg:desc>
                </draw:g>
              </table:table-cell>
              <table:table-cell office:value-type="float" office:value="-0.00000000005820766">
                <text:p>-0.00000000005820766</text:p>
                <draw:g>
                  <svg:desc>Sheet1.E2:Sheet1.E401</svg:desc>
                </draw:g>
              </table:table-cell>
              <table:table-cell office:value-type="float" office:value="0">
                <text:p>0</text:p>
                <draw:g>
                  <svg:desc>Sheet1.G2:Sheet1.G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00000005820766">
                <text:p>-0.000000000058207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24999999">
                <text:p>0.024999999</text:p>
              </table:table-cell>
              <table:table-cell office:value-type="float" office:value="0.0018302001">
                <text:p>0.0018302001</text:p>
              </table:table-cell>
              <table:table-cell office:value-type="float" office:value="0.0031697989">
                <text:p>0.00316979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029999997">
                <text:p>0.029999997</text:p>
              </table:table-cell>
              <table:table-cell office:value-type="float" office:value="0.0054906">
                <text:p>0.0054906</text:p>
              </table:table-cell>
              <table:table-cell office:value-type="float" office:value="0.0013395981">
                <text:p>0.0013395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034999996">
                <text:p>0.034999996</text:p>
              </table:table-cell>
              <table:table-cell office:value-type="float" office:value="0.0091510005">
                <text:p>0.0091510005</text:p>
              </table:table-cell>
              <table:table-cell office:value-type="float" office:value="0.0013395985">
                <text:p>0.00133959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039999995">
                <text:p>0.039999995</text:p>
              </table:table-cell>
              <table:table-cell office:value-type="float" office:value="0.0164718">
                <text:p>0.0164718</text:p>
              </table:table-cell>
              <table:table-cell office:value-type="float" office:value="-0.0023208005">
                <text:p>-0.0023208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044999994">
                <text:p>0.044999994</text:p>
              </table:table-cell>
              <table:table-cell office:value-type="float" office:value="0.0237926">
                <text:p>0.0237926</text:p>
              </table:table-cell>
              <table:table-cell office:value-type="float" office:value="-0.002320801">
                <text:p>-0.0023208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049999993">
                <text:p>0.049999993</text:p>
              </table:table-cell>
              <table:table-cell office:value-type="float" office:value="0.029283201">
                <text:p>0.029283201</text:p>
              </table:table-cell>
              <table:table-cell office:value-type="float" office:value="-0.000490601999999996">
                <text:p>-0.0004906019999999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054999992">
                <text:p>0.054999992</text:p>
              </table:table-cell>
              <table:table-cell office:value-type="float" office:value="0.0347738">
                <text:p>0.0347738</text:p>
              </table:table-cell>
              <table:table-cell office:value-type="float" office:value="-0.000490600000000001">
                <text:p>-0.000490600000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.05999999">
                <text:p>0.05999999</text:p>
              </table:table-cell>
              <table:table-cell office:value-type="float" office:value="0.0402644">
                <text:p>0.0402644</text:p>
              </table:table-cell>
              <table:table-cell office:value-type="float" office:value="-0.000490602">
                <text:p>-0.0004906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.06499999">
                <text:p>0.06499999</text:p>
              </table:table-cell>
              <table:table-cell office:value-type="float" office:value="0.0420946">
                <text:p>0.0420946</text:p>
              </table:table-cell>
              <table:table-cell office:value-type="float" office:value="0.00316980000000001">
                <text:p>0.00316980000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.06999999">
                <text:p>0.06999999</text:p>
              </table:table-cell>
              <table:table-cell office:value-type="float" office:value="0.0512456">
                <text:p>0.0512456</text:p>
              </table:table-cell>
              <table:table-cell office:value-type="float" office:value="-0.00415100000000001">
                <text:p>-0.004151000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.074999996">
                <text:p>0.074999996</text:p>
              </table:table-cell>
              <table:table-cell office:value-type="float" office:value="0.0567362">
                <text:p>0.0567362</text:p>
              </table:table-cell>
              <table:table-cell office:value-type="float" office:value="-0.000490594000000004">
                <text:p>-0.0004905940000000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0.08">
                <text:p>0.08</text:p>
              </table:table-cell>
              <table:table-cell office:value-type="float" office:value="0.0585664">
                <text:p>0.0585664</text:p>
              </table:table-cell>
              <table:table-cell office:value-type="float" office:value="0.003169804">
                <text:p>0.0031698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0.085">
                <text:p>0.085</text:p>
              </table:table-cell>
              <table:table-cell office:value-type="float" office:value="0.065887205">
                <text:p>0.065887205</text:p>
              </table:table-cell>
              <table:table-cell office:value-type="float" office:value="-0.002320805">
                <text:p>-0.002320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0.09">
                <text:p>0.09</text:p>
              </table:table-cell>
              <table:table-cell office:value-type="float" office:value="0.07137781">
                <text:p>0.07137781</text:p>
              </table:table-cell>
              <table:table-cell office:value-type="float" office:value="-0.000490605000000005">
                <text:p>-0.0004906050000000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0.095000006">
                <text:p>0.095000006</text:p>
              </table:table-cell>
              <table:table-cell office:value-type="float" office:value="0.073208004">
                <text:p>0.073208004</text:p>
              </table:table-cell>
              <table:table-cell office:value-type="float" office:value="0.00316981200000001">
                <text:p>0.003169812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.10000001">
                <text:p>0.10000001</text:p>
              </table:table-cell>
              <table:table-cell office:value-type="float" office:value="0.0768684">
                <text:p>0.0768684</text:p>
              </table:table-cell>
              <table:table-cell office:value-type="float" office:value="0.00133960799999999">
                <text:p>0.001339607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0.10500001">
                <text:p>0.10500001</text:p>
              </table:table-cell>
              <table:table-cell office:value-type="float" office:value="0.0841892">
                <text:p>0.0841892</text:p>
              </table:table-cell>
              <table:table-cell office:value-type="float" office:value="-0.00232079999999998">
                <text:p>-0.002320799999999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0.110000014">
                <text:p>0.110000014</text:p>
              </table:table-cell>
              <table:table-cell office:value-type="float" office:value="0.0951704">
                <text:p>0.0951704</text:p>
              </table:table-cell>
              <table:table-cell office:value-type="float" office:value="-0.00598119600000001">
                <text:p>-0.005981196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0.11500002">
                <text:p>0.11500002</text:p>
              </table:table-cell>
              <table:table-cell office:value-type="float" office:value="0.09700061">
                <text:p>0.09700061</text:p>
              </table:table-cell>
              <table:table-cell office:value-type="float" office:value="0.003169796">
                <text:p>0.0031697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0.12000002">
                <text:p>0.12000002</text:p>
              </table:table-cell>
              <table:table-cell office:value-type="float" office:value="0.10249121">
                <text:p>0.10249121</text:p>
              </table:table-cell>
              <table:table-cell office:value-type="float" office:value="-0.000490600000000008">
                <text:p>-0.0004906000000000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0.12500001">
                <text:p>0.12500001</text:p>
              </table:table-cell>
              <table:table-cell office:value-type="float" office:value="0.100661">
                <text:p>0.100661</text:p>
              </table:table-cell>
              <table:table-cell office:value-type="float" office:value="0.00683019999999999">
                <text:p>0.00683019999999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0.13000001">
                <text:p>0.13000001</text:p>
              </table:table-cell>
              <table:table-cell office:value-type="float" office:value="0.109812014">
                <text:p>0.109812014</text:p>
              </table:table-cell>
              <table:table-cell office:value-type="float" office:value="-0.00415101400000001">
                <text:p>-0.00415101400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0.135">
                <text:p>0.135</text:p>
              </table:table-cell>
              <table:table-cell office:value-type="float" office:value="0.1207932">
                <text:p>0.1207932</text:p>
              </table:table-cell>
              <table:table-cell office:value-type="float" office:value="-0.00598119599999997">
                <text:p>-0.005981195999999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0.14">
                <text:p>0.14</text:p>
              </table:table-cell>
              <table:table-cell office:value-type="float" office:value="0.1244536">
                <text:p>0.1244536</text:p>
              </table:table-cell>
              <table:table-cell office:value-type="float" office:value="0.0013396">
                <text:p>0.00133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.145">
                <text:p>0.145</text:p>
              </table:table-cell>
              <table:table-cell office:value-type="float" office:value="0.12628381">
                <text:p>0.12628381</text:p>
              </table:table-cell>
              <table:table-cell office:value-type="float" office:value="0.00316978999999998">
                <text:p>0.003169789999999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14999999">
                <text:p>0.14999999</text:p>
              </table:table-cell>
              <table:table-cell office:value-type="float" office:value="0.12994422">
                <text:p>0.12994422</text:p>
              </table:table-cell>
              <table:table-cell office:value-type="float" office:value="0.00133958000000001">
                <text:p>0.0013395800000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0.15499999">
                <text:p>0.15499999</text:p>
              </table:table-cell>
              <table:table-cell office:value-type="float" office:value="0.1390952">
                <text:p>0.1390952</text:p>
              </table:table-cell>
              <table:table-cell office:value-type="float" office:value="-0.00415098">
                <text:p>-0.004150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0.15999998">
                <text:p>0.15999998</text:p>
              </table:table-cell>
              <table:table-cell office:value-type="float" office:value="0.13726501">
                <text:p>0.13726501</text:p>
              </table:table-cell>
              <table:table-cell office:value-type="float" office:value="0.00683018000000002">
                <text:p>0.0068301800000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0.16499998">
                <text:p>0.16499998</text:p>
              </table:table-cell>
              <table:table-cell office:value-type="float" office:value="0.1519066">
                <text:p>0.1519066</text:p>
              </table:table-cell>
              <table:table-cell office:value-type="float" office:value="-0.00964159000000003">
                <text:p>-0.009641590000000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0.16999997">
                <text:p>0.16999997</text:p>
              </table:table-cell>
              <table:table-cell office:value-type="float" office:value="0.1537368">
                <text:p>0.1537368</text:p>
              </table:table-cell>
              <table:table-cell office:value-type="float" office:value="0.00316979000000001">
                <text:p>0.0031697900000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0.17499997">
                <text:p>0.17499997</text:p>
              </table:table-cell>
              <table:table-cell office:value-type="float" office:value="0.1500764">
                <text:p>0.1500764</text:p>
              </table:table-cell>
              <table:table-cell office:value-type="float" office:value="0.00866040000000001">
                <text:p>0.00866040000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0.17999996">
                <text:p>0.17999996</text:p>
              </table:table-cell>
              <table:table-cell office:value-type="float" office:value="0.15373681">
                <text:p>0.15373681</text:p>
              </table:table-cell>
              <table:table-cell office:value-type="float" office:value="0.00133958000000001">
                <text:p>0.0013395800000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0.18499996">
                <text:p>0.18499996</text:p>
              </table:table-cell>
              <table:table-cell office:value-type="float" office:value="0.1610576">
                <text:p>0.1610576</text:p>
              </table:table-cell>
              <table:table-cell office:value-type="float" office:value="-0.00232079000000002">
                <text:p>-0.00232079000000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0.18999995">
                <text:p>0.18999995</text:p>
              </table:table-cell>
              <table:table-cell office:value-type="float" office:value="0.1665482">
                <text:p>0.1665482</text:p>
              </table:table-cell>
              <table:table-cell office:value-type="float" office:value="-0.000490609999999975">
                <text:p>-0.0004906099999999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0.19499995">
                <text:p>0.19499995</text:p>
              </table:table-cell>
              <table:table-cell office:value-type="float" office:value="0.1756992">
                <text:p>0.1756992</text:p>
              </table:table-cell>
              <table:table-cell office:value-type="float" office:value="-0.00415100000000002">
                <text:p>-0.00415100000000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0.19999994">
                <text:p>0.19999994</text:p>
              </table:table-cell>
              <table:table-cell office:value-type="float" office:value="0.192171">
                <text:p>0.192171</text:p>
              </table:table-cell>
              <table:table-cell office:value-type="float" office:value="-0.01147181">
                <text:p>-0.011471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0.20499994">
                <text:p>0.20499994</text:p>
              </table:table-cell>
              <table:table-cell office:value-type="float" office:value="0.192171">
                <text:p>0.192171</text:p>
              </table:table-cell>
              <table:table-cell office:value-type="float" office:value="0.00499999999999998">
                <text:p>0.004999999999999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0.20999993">
                <text:p>0.20999993</text:p>
              </table:table-cell>
              <table:table-cell office:value-type="float" office:value="0.1958314">
                <text:p>0.1958314</text:p>
              </table:table-cell>
              <table:table-cell office:value-type="float" office:value="0.00133959">
                <text:p>0.001339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0.21499993">
                <text:p>0.21499993</text:p>
              </table:table-cell>
              <table:table-cell office:value-type="float" office:value="0.19766161">
                <text:p>0.19766161</text:p>
              </table:table-cell>
              <table:table-cell office:value-type="float" office:value="0.00316978999999998">
                <text:p>0.003169789999999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0.21999992">
                <text:p>0.21999992</text:p>
              </table:table-cell>
              <table:table-cell office:value-type="float" office:value="0.20498241">
                <text:p>0.20498241</text:p>
              </table:table-cell>
              <table:table-cell office:value-type="float" office:value="-0.00232080999999998">
                <text:p>-0.002320809999999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0.22499992">
                <text:p>0.22499992</text:p>
              </table:table-cell>
              <table:table-cell office:value-type="float" office:value="0.20681262">
                <text:p>0.20681262</text:p>
              </table:table-cell>
              <table:table-cell office:value-type="float" office:value="0.00316978999999998">
                <text:p>0.00316978999999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0.22999991">
                <text:p>0.22999991</text:p>
              </table:table-cell>
              <table:table-cell office:value-type="float" office:value="0.21596362">
                <text:p>0.21596362</text:p>
              </table:table-cell>
              <table:table-cell office:value-type="float" office:value="-0.00415100999999998">
                <text:p>-0.00415100999999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0.23499991">
                <text:p>0.23499991</text:p>
              </table:table-cell>
              <table:table-cell office:value-type="float" office:value="0.21596359">
                <text:p>0.21596359</text:p>
              </table:table-cell>
              <table:table-cell office:value-type="float" office:value="0.00500002999999999">
                <text:p>0.00500002999999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0.2399999">
                <text:p>0.2399999</text:p>
              </table:table-cell>
              <table:table-cell office:value-type="float" office:value="0.22511461">
                <text:p>0.22511461</text:p>
              </table:table-cell>
              <table:table-cell office:value-type="float" office:value="-0.00415103">
                <text:p>-0.004151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0.2449999">
                <text:p>0.2449999</text:p>
              </table:table-cell>
              <table:table-cell office:value-type="float" office:value="0.22511463">
                <text:p>0.22511463</text:p>
              </table:table-cell>
              <table:table-cell office:value-type="float" office:value="0.00499997999999999">
                <text:p>0.00499997999999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0.2499999">
                <text:p>0.2499999</text:p>
              </table:table-cell>
              <table:table-cell office:value-type="float" office:value="0.2342656">
                <text:p>0.2342656</text:p>
              </table:table-cell>
              <table:table-cell office:value-type="float" office:value="-0.00415096999999998">
                <text:p>-0.00415096999999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0.2549999">
                <text:p>0.2549999</text:p>
              </table:table-cell>
              <table:table-cell office:value-type="float" office:value="0.24158642">
                <text:p>0.24158642</text:p>
              </table:table-cell>
              <table:table-cell office:value-type="float" office:value="-0.00232082">
                <text:p>-0.002320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0.2599999">
                <text:p>0.2599999</text:p>
              </table:table-cell>
              <table:table-cell office:value-type="float" office:value="0.24158642">
                <text:p>0.2415864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0.2649999">
                <text:p>0.2649999</text:p>
              </table:table-cell>
              <table:table-cell office:value-type="float" office:value="0.24890722">
                <text:p>0.24890722</text:p>
              </table:table-cell>
              <table:table-cell office:value-type="float" office:value="-0.00232080000000001">
                <text:p>-0.00232080000000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0.2699999">
                <text:p>0.2699999</text:p>
              </table:table-cell>
              <table:table-cell office:value-type="float" office:value="0.2507374">
                <text:p>0.2507374</text:p>
              </table:table-cell>
              <table:table-cell office:value-type="float" office:value="0.00316982000000002">
                <text:p>0.003169820000000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0.2749999">
                <text:p>0.2749999</text:p>
              </table:table-cell>
              <table:table-cell office:value-type="float" office:value="0.25439778">
                <text:p>0.25439778</text:p>
              </table:table-cell>
              <table:table-cell office:value-type="float" office:value="0.00133961999999993">
                <text:p>0.001339619999999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0.27999988">
                <text:p>0.27999988</text:p>
              </table:table-cell>
              <table:table-cell office:value-type="float" office:value="0.2580582">
                <text:p>0.2580582</text:p>
              </table:table-cell>
              <table:table-cell office:value-type="float" office:value="0.00133956000000002">
                <text:p>0.00133956000000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0.28499988">
                <text:p>0.28499988</text:p>
              </table:table-cell>
              <table:table-cell office:value-type="float" office:value="0.2580582">
                <text:p>0.258058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0.28999987">
                <text:p>0.28999987</text:p>
              </table:table-cell>
              <table:table-cell office:value-type="float" office:value="0.2763602">
                <text:p>0.2763602</text:p>
              </table:table-cell>
              <table:table-cell office:value-type="float" office:value="-0.01330201">
                <text:p>-0.013302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0.29499987">
                <text:p>0.29499987</text:p>
              </table:table-cell>
              <table:table-cell office:value-type="float" office:value="0.28002062">
                <text:p>0.28002062</text:p>
              </table:table-cell>
              <table:table-cell office:value-type="float" office:value="0.00133958000000001">
                <text:p>0.00133958000000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0.29999986">
                <text:p>0.29999986</text:p>
              </table:table-cell>
              <table:table-cell office:value-type="float" office:value="0.2910018">
                <text:p>0.2910018</text:p>
              </table:table-cell>
              <table:table-cell office:value-type="float" office:value="-0.00598118999999997">
                <text:p>-0.005981189999999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0.30499986">
                <text:p>0.30499986</text:p>
              </table:table-cell>
              <table:table-cell office:value-type="float" office:value="0.2910018">
                <text:p>0.291001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0.30999985">
                <text:p>0.30999985</text:p>
              </table:table-cell>
              <table:table-cell office:value-type="float" office:value="0.2910018">
                <text:p>0.2910018</text:p>
              </table:table-cell>
              <table:table-cell office:value-type="float" office:value="0.00499999000000001">
                <text:p>0.00499999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0.31499985">
                <text:p>0.31499985</text:p>
              </table:table-cell>
              <table:table-cell office:value-type="float" office:value="0.2946622">
                <text:p>0.2946622</text:p>
              </table:table-cell>
              <table:table-cell office:value-type="float" office:value="0.0013396">
                <text:p>0.00133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0.31999984">
                <text:p>0.31999984</text:p>
              </table:table-cell>
              <table:table-cell office:value-type="float" office:value="0.29649243">
                <text:p>0.29649243</text:p>
              </table:table-cell>
              <table:table-cell office:value-type="float" office:value="0.00316975999999991">
                <text:p>0.003169759999999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0.32499984">
                <text:p>0.32499984</text:p>
              </table:table-cell>
              <table:table-cell office:value-type="float" office:value="0.30381322">
                <text:p>0.30381322</text:p>
              </table:table-cell>
              <table:table-cell office:value-type="float" office:value="-0.00232078999999996">
                <text:p>-0.002320789999999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0.32999983">
                <text:p>0.32999983</text:p>
              </table:table-cell>
              <table:table-cell office:value-type="float" office:value="0.311134">
                <text:p>0.311134</text:p>
              </table:table-cell>
              <table:table-cell office:value-type="float" office:value="-0.00232078999999996">
                <text:p>-0.002320789999999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0.33499983">
                <text:p>0.33499983</text:p>
              </table:table-cell>
              <table:table-cell office:value-type="float" office:value="0.32028502">
                <text:p>0.32028502</text:p>
              </table:table-cell>
              <table:table-cell office:value-type="float" office:value="-0.00415102000000006">
                <text:p>-0.004151020000000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0.33999982">
                <text:p>0.33999982</text:p>
              </table:table-cell>
              <table:table-cell office:value-type="float" office:value="0.32760578">
                <text:p>0.32760578</text:p>
              </table:table-cell>
              <table:table-cell office:value-type="float" office:value="-0.00232076999999997">
                <text:p>-0.002320769999999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0.34499982">
                <text:p>0.34499982</text:p>
              </table:table-cell>
              <table:table-cell office:value-type="float" office:value="0.3349266">
                <text:p>0.3349266</text:p>
              </table:table-cell>
              <table:table-cell office:value-type="float" office:value="-0.00232081999999995">
                <text:p>-0.002320819999999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0.34999982">
                <text:p>0.34999982</text:p>
              </table:table-cell>
              <table:table-cell office:value-type="float" office:value="0.3422474">
                <text:p>0.3422474</text:p>
              </table:table-cell>
              <table:table-cell office:value-type="float" office:value="-0.00232080000000001">
                <text:p>-0.002320800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0.3549998">
                <text:p>0.3549998</text:p>
              </table:table-cell>
              <table:table-cell office:value-type="float" office:value="0.34407762">
                <text:p>0.34407762</text:p>
              </table:table-cell>
              <table:table-cell office:value-type="float" office:value="0.00316975999999991">
                <text:p>0.003169759999999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0.3599998">
                <text:p>0.3599998</text:p>
              </table:table-cell>
              <table:table-cell office:value-type="float" office:value="0.34407762">
                <text:p>0.3440776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0.3649998">
                <text:p>0.3649998</text:p>
              </table:table-cell>
              <table:table-cell office:value-type="float" office:value="0.34773803">
                <text:p>0.34773803</text:p>
              </table:table-cell>
              <table:table-cell office:value-type="float" office:value="0.00133959">
                <text:p>0.001339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0.3699998">
                <text:p>0.3699998</text:p>
              </table:table-cell>
              <table:table-cell office:value-type="float" office:value="0.3532286">
                <text:p>0.3532286</text:p>
              </table:table-cell>
              <table:table-cell office:value-type="float" office:value="-0.000490569999999968">
                <text:p>-0.0004905699999999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0.3749998">
                <text:p>0.3749998</text:p>
              </table:table-cell>
              <table:table-cell office:value-type="float" office:value="0.356889">
                <text:p>0.356889</text:p>
              </table:table-cell>
              <table:table-cell office:value-type="float" office:value="0.00133960000000005">
                <text:p>0.001339600000000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0.3799998">
                <text:p>0.3799998</text:p>
              </table:table-cell>
              <table:table-cell office:value-type="float" office:value="0.36604002">
                <text:p>0.36604002</text:p>
              </table:table-cell>
              <table:table-cell office:value-type="float" office:value="-0.00415102000000006">
                <text:p>-0.004151020000000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0.38499978">
                <text:p>0.38499978</text:p>
              </table:table-cell>
              <table:table-cell office:value-type="float" office:value="0.375191">
                <text:p>0.375191</text:p>
              </table:table-cell>
              <table:table-cell office:value-type="float" office:value="-0.00415099999999996">
                <text:p>-0.004150999999999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0.38999978">
                <text:p>0.38999978</text:p>
              </table:table-cell>
              <table:table-cell office:value-type="float" office:value="0.38251182">
                <text:p>0.38251182</text:p>
              </table:table-cell>
              <table:table-cell office:value-type="float" office:value="-0.00232082">
                <text:p>-0.002320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0.39499977">
                <text:p>0.39499977</text:p>
              </table:table-cell>
              <table:table-cell office:value-type="float" office:value="0.3623796">
                <text:p>0.3623796</text:p>
              </table:table-cell>
              <table:table-cell office:value-type="float" office:value="0.02513221">
                <text:p>0.025132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0.39999977">
                <text:p>0.39999977</text:p>
              </table:table-cell>
              <table:table-cell office:value-type="float" office:value="0.3880024">
                <text:p>0.3880024</text:p>
              </table:table-cell>
              <table:table-cell office:value-type="float" office:value="-0.0206228">
                <text:p>-0.02062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0.40499976">
                <text:p>0.40499976</text:p>
              </table:table-cell>
              <table:table-cell office:value-type="float" office:value="0.39532322">
                <text:p>0.39532322</text:p>
              </table:table-cell>
              <table:table-cell office:value-type="float" office:value="-0.00232083000000011">
                <text:p>-0.002320830000000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0.40999976">
                <text:p>0.40999976</text:p>
              </table:table-cell>
              <table:table-cell office:value-type="float" office:value="0.38983262">
                <text:p>0.38983262</text:p>
              </table:table-cell>
              <table:table-cell office:value-type="float" office:value="0.0104906">
                <text:p>0.01049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0.41499975">
                <text:p>0.41499975</text:p>
              </table:table-cell>
              <table:table-cell office:value-type="float" office:value="0.4099648">
                <text:p>0.4099648</text:p>
              </table:table-cell>
              <table:table-cell office:value-type="float" office:value="-0.0151321899999999">
                <text:p>-0.0151321899999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0.41999975">
                <text:p>0.41999975</text:p>
              </table:table-cell>
              <table:table-cell office:value-type="float" office:value="0.411795">
                <text:p>0.411795</text:p>
              </table:table-cell>
              <table:table-cell office:value-type="float" office:value="0.0031698">
                <text:p>0.00316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0.42499974">
                <text:p>0.42499974</text:p>
              </table:table-cell>
              <table:table-cell office:value-type="float" office:value="0.4191158">
                <text:p>0.4191158</text:p>
              </table:table-cell>
              <table:table-cell office:value-type="float" office:value="-0.00232081000000001">
                <text:p>-0.002320810000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0.42999974">
                <text:p>0.42999974</text:p>
              </table:table-cell>
              <table:table-cell office:value-type="float" office:value="0.42277625">
                <text:p>0.42277625</text:p>
              </table:table-cell>
              <table:table-cell office:value-type="float" office:value="0.00133954999999997">
                <text:p>0.001339549999999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0.43499973">
                <text:p>0.43499973</text:p>
              </table:table-cell>
              <table:table-cell office:value-type="float" office:value="0.41179502">
                <text:p>0.41179502</text:p>
              </table:table-cell>
              <table:table-cell office:value-type="float" office:value="0.01598122">
                <text:p>0.015981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0.43999973">
                <text:p>0.43999973</text:p>
              </table:table-cell>
              <table:table-cell office:value-type="float" office:value="0.39898363">
                <text:p>0.39898363</text:p>
              </table:table-cell>
              <table:table-cell office:value-type="float" office:value="0.01781139">
                <text:p>0.017811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0.44499972">
                <text:p>0.44499972</text:p>
              </table:table-cell>
              <table:table-cell office:value-type="float" office:value="0.4136252">
                <text:p>0.4136252</text:p>
              </table:table-cell>
              <table:table-cell office:value-type="float" office:value="-0.00964157999999998">
                <text:p>-0.009641579999999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0.44999972">
                <text:p>0.44999972</text:p>
              </table:table-cell>
              <table:table-cell office:value-type="float" office:value="0.42826682">
                <text:p>0.42826682</text:p>
              </table:table-cell>
              <table:table-cell office:value-type="float" office:value="-0.00964162000000002">
                <text:p>-0.009641620000000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0.45499972">
                <text:p>0.45499972</text:p>
              </table:table-cell>
              <table:table-cell office:value-type="float" office:value="0.45205942">
                <text:p>0.45205942</text:p>
              </table:table-cell>
              <table:table-cell office:value-type="float" office:value="-0.0187926">
                <text:p>-0.01879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0.4599997">
                <text:p>0.4599997</text:p>
              </table:table-cell>
              <table:table-cell office:value-type="float" office:value="0.46853122">
                <text:p>0.46853122</text:p>
              </table:table-cell>
              <table:table-cell office:value-type="float" office:value="-0.0114718200000001">
                <text:p>-0.01147182000000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0.4649997">
                <text:p>0.4649997</text:p>
              </table:table-cell>
              <table:table-cell office:value-type="float" office:value="0.4593802">
                <text:p>0.4593802</text:p>
              </table:table-cell>
              <table:table-cell office:value-type="float" office:value="0.0141510200000001">
                <text:p>0.01415102000000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0.4699997">
                <text:p>0.4699997</text:p>
              </table:table-cell>
              <table:table-cell office:value-type="float" office:value="0.46304062">
                <text:p>0.46304062</text:p>
              </table:table-cell>
              <table:table-cell office:value-type="float" office:value="0.00133957999999995">
                <text:p>0.001339579999999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0.4749997">
                <text:p>0.4749997</text:p>
              </table:table-cell>
              <table:table-cell office:value-type="float" office:value="0.46487087">
                <text:p>0.46487087</text:p>
              </table:table-cell>
              <table:table-cell office:value-type="float" office:value="0.00316975000000003">
                <text:p>0.003169750000000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0.4799997">
                <text:p>0.4799997</text:p>
              </table:table-cell>
              <table:table-cell office:value-type="float" office:value="0.466701">
                <text:p>0.466701</text:p>
              </table:table-cell>
              <table:table-cell office:value-type="float" office:value="0.00316987000000002">
                <text:p>0.003169870000000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0.4849997">
                <text:p>0.4849997</text:p>
              </table:table-cell>
              <table:table-cell office:value-type="float" office:value="0.4593802">
                <text:p>0.4593802</text:p>
              </table:table-cell>
              <table:table-cell office:value-type="float" office:value="0.0123208">
                <text:p>0.01232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0.48999968">
                <text:p>0.48999968</text:p>
              </table:table-cell>
              <table:table-cell office:value-type="float" office:value="0.47036144">
                <text:p>0.47036144</text:p>
              </table:table-cell>
              <table:table-cell office:value-type="float" office:value="-0.00598126000000004">
                <text:p>-0.005981260000000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0.49499968">
                <text:p>0.49499968</text:p>
              </table:table-cell>
              <table:table-cell office:value-type="float" office:value="0.47768217">
                <text:p>0.47768217</text:p>
              </table:table-cell>
              <table:table-cell office:value-type="float" office:value="-0.00232072999999999">
                <text:p>-0.002320729999999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0.49999967">
                <text:p>0.49999967</text:p>
              </table:table-cell>
              <table:table-cell office:value-type="float" office:value="0.4813426">
                <text:p>0.4813426</text:p>
              </table:table-cell>
              <table:table-cell office:value-type="float" office:value="0.00133956000000007">
                <text:p>0.001339560000000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0.5">
                <text:p>0.5</text:p>
              </table:table-cell>
              <table:table-cell office:value-type="float" office:value="0.48317277">
                <text:p>0.48317277</text:p>
              </table:table-cell>
              <table:table-cell office:value-type="float" office:value="-0.00182984000000008">
                <text:p>-0.001829840000000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0.5">
                <text:p>0.5</text:p>
              </table:table-cell>
              <table:table-cell office:value-type="float" office:value="0.49232382">
                <text:p>0.49232382</text:p>
              </table:table-cell>
              <table:table-cell office:value-type="float" office:value="-0.00915104999999999">
                <text:p>-0.009151049999999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0.5">
                <text:p>0.5</text:p>
              </table:table-cell>
              <table:table-cell office:value-type="float" office:value="0.4868332">
                <text:p>0.4868332</text:p>
              </table:table-cell>
              <table:table-cell office:value-type="float" office:value="0.00549062000000006">
                <text:p>0.005490620000000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0.5">
                <text:p>0.5</text:p>
              </table:table-cell>
              <table:table-cell office:value-type="float" office:value="0.49415395">
                <text:p>0.49415395</text:p>
              </table:table-cell>
              <table:table-cell office:value-type="float" office:value="-0.00732075000000004">
                <text:p>-0.007320750000000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0.5">
                <text:p>0.5</text:p>
              </table:table-cell>
              <table:table-cell office:value-type="float" office:value="0.49049357">
                <text:p>0.49049357</text:p>
              </table:table-cell>
              <table:table-cell office:value-type="float" office:value="0.00366038000000002">
                <text:p>0.003660380000000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0.495">
                <text:p>0.495</text:p>
              </table:table-cell>
              <table:table-cell office:value-type="float" office:value="0.48866346">
                <text:p>0.48866346</text:p>
              </table:table-cell>
              <table:table-cell office:value-type="float" office:value="-0.00316989000000001">
                <text:p>-0.003169890000000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0.49">
                <text:p>0.49</text:p>
              </table:table-cell>
              <table:table-cell office:value-type="float" office:value="0.494154">
                <text:p>0.494154</text:p>
              </table:table-cell>
              <table:table-cell office:value-type="float" office:value="-0.01049054">
                <text:p>-0.010490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0.485">
                <text:p>0.485</text:p>
              </table:table-cell>
              <table:table-cell office:value-type="float" office:value="0.49232382">
                <text:p>0.49232382</text:p>
              </table:table-cell>
              <table:table-cell office:value-type="float" office:value="-0.00316982000000005">
                <text:p>-0.003169820000000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0.48000002">
                <text:p>0.48000002</text:p>
              </table:table-cell>
              <table:table-cell office:value-type="float" office:value="0.485003">
                <text:p>0.485003</text:p>
              </table:table-cell>
              <table:table-cell office:value-type="float" office:value="0.0023208400000001">
                <text:p>0.0023208400000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0.47500002">
                <text:p>0.47500002</text:p>
              </table:table-cell>
              <table:table-cell office:value-type="float" office:value="0.48317283">
                <text:p>0.48317283</text:p>
              </table:table-cell>
              <table:table-cell office:value-type="float" office:value="-0.00316983000000004">
                <text:p>-0.003169830000000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0.47000003">
                <text:p>0.47000003</text:p>
              </table:table-cell>
              <table:table-cell office:value-type="float" office:value="0.48134258">
                <text:p>0.48134258</text:p>
              </table:table-cell>
              <table:table-cell office:value-type="float" office:value="-0.00316974000000003">
                <text:p>-0.003169740000000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0.46500003">
                <text:p>0.46500003</text:p>
              </table:table-cell>
              <table:table-cell office:value-type="float" office:value="0.47219157">
                <text:p>0.47219157</text:p>
              </table:table-cell>
              <table:table-cell office:value-type="float" office:value="0.00415101000000001">
                <text:p>0.00415101000000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0.46000004">
                <text:p>0.46000004</text:p>
              </table:table-cell>
              <table:table-cell office:value-type="float" office:value="0.4630406">
                <text:p>0.4630406</text:p>
              </table:table-cell>
              <table:table-cell office:value-type="float" office:value="0.00415098000000003">
                <text:p>0.004150980000000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0.45500004">
                <text:p>0.45500004</text:p>
              </table:table-cell>
              <table:table-cell office:value-type="float" office:value="0.4685312">
                <text:p>0.4685312</text:p>
              </table:table-cell>
              <table:table-cell office:value-type="float" office:value="-0.0104906">
                <text:p>-0.01049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0.45000005">
                <text:p>0.45000005</text:p>
              </table:table-cell>
              <table:table-cell office:value-type="float" office:value="0.47036144">
                <text:p>0.47036144</text:p>
              </table:table-cell>
              <table:table-cell office:value-type="float" office:value="-0.00683023000000005">
                <text:p>-0.006830230000000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0.44500005">
                <text:p>0.44500005</text:p>
              </table:table-cell>
              <table:table-cell office:value-type="float" office:value="0.45755002">
                <text:p>0.45755002</text:p>
              </table:table-cell>
              <table:table-cell office:value-type="float" office:value="0.00781142000000007">
                <text:p>0.007811420000000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0.44000006">
                <text:p>0.44000006</text:p>
              </table:table-cell>
              <table:table-cell office:value-type="float" office:value="0.4557198">
                <text:p>0.4557198</text:p>
              </table:table-cell>
              <table:table-cell office:value-type="float" office:value="-0.00316976999999996">
                <text:p>-0.003169769999999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0.43500006">
                <text:p>0.43500006</text:p>
              </table:table-cell>
              <table:table-cell office:value-type="float" office:value="0.4538896">
                <text:p>0.4538896</text:p>
              </table:table-cell>
              <table:table-cell office:value-type="float" office:value="-0.00316980000000006">
                <text:p>-0.003169800000000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0.43000007">
                <text:p>0.43000007</text:p>
              </table:table-cell>
              <table:table-cell office:value-type="float" office:value="0.439248">
                <text:p>0.439248</text:p>
              </table:table-cell>
              <table:table-cell office:value-type="float" office:value="0.00964161000000002">
                <text:p>0.009641610000000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0.42500007">
                <text:p>0.42500007</text:p>
              </table:table-cell>
              <table:table-cell office:value-type="float" office:value="0.42094603">
                <text:p>0.42094603</text:p>
              </table:table-cell>
              <table:table-cell office:value-type="float" office:value="0.0133019699999999">
                <text:p>0.01330196999999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0.42000008">
                <text:p>0.42000008</text:p>
              </table:table-cell>
              <table:table-cell office:value-type="float" office:value="0.42277625">
                <text:p>0.42277625</text:p>
              </table:table-cell>
              <table:table-cell office:value-type="float" office:value="-0.00683021">
                <text:p>-0.006830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0.41500008">
                <text:p>0.41500008</text:p>
              </table:table-cell>
              <table:table-cell office:value-type="float" office:value="0.42826682">
                <text:p>0.42826682</text:p>
              </table:table-cell>
              <table:table-cell office:value-type="float" office:value="-0.01049057">
                <text:p>-0.010490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0.4100001">
                <text:p>0.4100001</text:p>
              </table:table-cell>
              <table:table-cell office:value-type="float" office:value="0.4246064">
                <text:p>0.4246064</text:p>
              </table:table-cell>
              <table:table-cell office:value-type="float" office:value="-0.00133956000000002">
                <text:p>-0.001339560000000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0.4050001">
                <text:p>0.4050001</text:p>
              </table:table-cell>
              <table:table-cell office:value-type="float" office:value="0.42460644">
                <text:p>0.42460644</text:p>
              </table:table-cell>
              <table:table-cell office:value-type="float" office:value="-0.00500004000000004">
                <text:p>-0.005000040000000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0.4000001">
                <text:p>0.4000001</text:p>
              </table:table-cell>
              <table:table-cell office:value-type="float" office:value="0.4172856">
                <text:p>0.4172856</text:p>
              </table:table-cell>
              <table:table-cell office:value-type="float" office:value="0.00232084000000005">
                <text:p>0.002320840000000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0.3950001">
                <text:p>0.3950001</text:p>
              </table:table-cell>
              <table:table-cell office:value-type="float" office:value="0.41728562">
                <text:p>0.41728562</text:p>
              </table:table-cell>
              <table:table-cell office:value-type="float" office:value="-0.00500002000000005">
                <text:p>-0.005000020000000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0.3900001">
                <text:p>0.3900001</text:p>
              </table:table-cell>
              <table:table-cell office:value-type="float" office:value="0.4136252">
                <text:p>0.4136252</text:p>
              </table:table-cell>
              <table:table-cell office:value-type="float" office:value="-0.00133957999999995">
                <text:p>-0.001339579999999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0.3850001">
                <text:p>0.3850001</text:p>
              </table:table-cell>
              <table:table-cell office:value-type="float" office:value="0.4081346">
                <text:p>0.4081346</text:p>
              </table:table-cell>
              <table:table-cell office:value-type="float" office:value="0.000490600000000008">
                <text:p>0.0004906000000000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0.3800001">
                <text:p>0.3800001</text:p>
              </table:table-cell>
              <table:table-cell office:value-type="float" office:value="0.39898363">
                <text:p>0.39898363</text:p>
              </table:table-cell>
              <table:table-cell office:value-type="float" office:value="0.00415096999999998">
                <text:p>0.004150969999999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0.37500012">
                <text:p>0.37500012</text:p>
              </table:table-cell>
              <table:table-cell office:value-type="float" office:value="0.38617224">
                <text:p>0.38617224</text:p>
              </table:table-cell>
              <table:table-cell office:value-type="float" office:value="0.00781141000000002">
                <text:p>0.007811410000000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0.37000012">
                <text:p>0.37000012</text:p>
              </table:table-cell>
              <table:table-cell office:value-type="float" office:value="0.39166284">
                <text:p>0.39166284</text:p>
              </table:table-cell>
              <table:table-cell office:value-type="float" office:value="-0.0104906">
                <text:p>-0.01049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0.36500013">
                <text:p>0.36500013</text:p>
              </table:table-cell>
              <table:table-cell office:value-type="float" office:value="0.3880024">
                <text:p>0.3880024</text:p>
              </table:table-cell>
              <table:table-cell office:value-type="float" office:value="-0.00133954999999991">
                <text:p>-0.001339549999999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0.36000013">
                <text:p>0.36000013</text:p>
              </table:table-cell>
              <table:table-cell office:value-type="float" office:value="0.38434198">
                <text:p>0.38434198</text:p>
              </table:table-cell>
              <table:table-cell office:value-type="float" office:value="-0.00133958000000006">
                <text:p>-0.001339580000000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0.35500014">
                <text:p>0.35500014</text:p>
              </table:table-cell>
              <table:table-cell office:value-type="float" office:value="0.37153062">
                <text:p>0.37153062</text:p>
              </table:table-cell>
              <table:table-cell office:value-type="float" office:value="0.00781136999999998">
                <text:p>0.007811369999999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0.35000014">
                <text:p>0.35000014</text:p>
              </table:table-cell>
              <table:table-cell office:value-type="float" office:value="0.3623796">
                <text:p>0.3623796</text:p>
              </table:table-cell>
              <table:table-cell office:value-type="float" office:value="0.00415102000000006">
                <text:p>0.004151020000000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0.34500015">
                <text:p>0.34500015</text:p>
              </table:table-cell>
              <table:table-cell office:value-type="float" office:value="0.3532286">
                <text:p>0.3532286</text:p>
              </table:table-cell>
              <table:table-cell office:value-type="float" office:value="0.00415100999999996">
                <text:p>0.004151009999999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0.34000015">
                <text:p>0.34000015</text:p>
              </table:table-cell>
              <table:table-cell office:value-type="float" office:value="0.3349266">
                <text:p>0.3349266</text:p>
              </table:table-cell>
              <table:table-cell office:value-type="float" office:value="0.013302">
                <text:p>0.0133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0.33500016">
                <text:p>0.33500016</text:p>
              </table:table-cell>
              <table:table-cell office:value-type="float" office:value="0.33126622">
                <text:p>0.33126622</text:p>
              </table:table-cell>
              <table:table-cell office:value-type="float" office:value="-0.00133961000000005">
                <text:p>-0.001339610000000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0.33000016">
                <text:p>0.33000016</text:p>
              </table:table-cell>
              <table:table-cell office:value-type="float" office:value="0.3349266">
                <text:p>0.3349266</text:p>
              </table:table-cell>
              <table:table-cell office:value-type="float" office:value="-0.00866037999999997">
                <text:p>-0.008660379999999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0.32500017">
                <text:p>0.32500017</text:p>
              </table:table-cell>
              <table:table-cell office:value-type="float" office:value="0.34590778">
                <text:p>0.34590778</text:p>
              </table:table-cell>
              <table:table-cell office:value-type="float" office:value="-0.01598117">
                <text:p>-0.015981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0.32000017">
                <text:p>0.32000017</text:p>
              </table:table-cell>
              <table:table-cell office:value-type="float" office:value="0.356889">
                <text:p>0.356889</text:p>
              </table:table-cell>
              <table:table-cell office:value-type="float" office:value="-0.01598122">
                <text:p>-0.015981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0.31500018">
                <text:p>0.31500018</text:p>
              </table:table-cell>
              <table:table-cell office:value-type="float" office:value="0.3550588">
                <text:p>0.3550588</text:p>
              </table:table-cell>
              <table:table-cell office:value-type="float" office:value="-0.00316979000000006">
                <text:p>-0.003169790000000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0.31000018">
                <text:p>0.31000018</text:p>
              </table:table-cell>
              <table:table-cell office:value-type="float" office:value="0.338587">
                <text:p>0.338587</text:p>
              </table:table-cell>
              <table:table-cell office:value-type="float" office:value="0.0114718">
                <text:p>0.01147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0.3050002">
                <text:p>0.3050002</text:p>
              </table:table-cell>
              <table:table-cell office:value-type="float" office:value="0.3184548">
                <text:p>0.3184548</text:p>
              </table:table-cell>
              <table:table-cell office:value-type="float" office:value="0.01513222">
                <text:p>0.015132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0.3000002">
                <text:p>0.3000002</text:p>
              </table:table-cell>
              <table:table-cell office:value-type="float" office:value="0.29649243">
                <text:p>0.29649243</text:p>
              </table:table-cell>
              <table:table-cell office:value-type="float" office:value="0.0169623699999999">
                <text:p>0.01696236999999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0.2950002">
                <text:p>0.2950002</text:p>
              </table:table-cell>
              <table:table-cell office:value-type="float" office:value="0.2910018">
                <text:p>0.2910018</text:p>
              </table:table-cell>
              <table:table-cell office:value-type="float" office:value="0.000490630000000047">
                <text:p>0.0004906300000000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0.2900002">
                <text:p>0.2900002</text:p>
              </table:table-cell>
              <table:table-cell office:value-type="float" office:value="0.28917164">
                <text:p>0.28917164</text:p>
              </table:table-cell>
              <table:table-cell office:value-type="float" office:value="-0.00316984000000003">
                <text:p>-0.003169840000000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0.2850002">
                <text:p>0.2850002</text:p>
              </table:table-cell>
              <table:table-cell office:value-type="float" office:value="0.2891716">
                <text:p>0.2891716</text:p>
              </table:table-cell>
              <table:table-cell office:value-type="float" office:value="-0.00499995999999997">
                <text:p>-0.004999959999999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0.2800002">
                <text:p>0.2800002</text:p>
              </table:table-cell>
              <table:table-cell office:value-type="float" office:value="0.30198303">
                <text:p>0.30198303</text:p>
              </table:table-cell>
              <table:table-cell office:value-type="float" office:value="-0.01781143">
                <text:p>-0.017811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0.2750002">
                <text:p>0.2750002</text:p>
              </table:table-cell>
              <table:table-cell office:value-type="float" office:value="0.30930382">
                <text:p>0.30930382</text:p>
              </table:table-cell>
              <table:table-cell office:value-type="float" office:value="-0.01232079">
                <text:p>-0.012320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0.27000022">
                <text:p>0.27000022</text:p>
              </table:table-cell>
              <table:table-cell office:value-type="float" office:value="0.301983">
                <text:p>0.301983</text:p>
              </table:table-cell>
              <table:table-cell office:value-type="float" office:value="0.00232084000000005">
                <text:p>0.002320840000000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0.26500022">
                <text:p>0.26500022</text:p>
              </table:table-cell>
              <table:table-cell office:value-type="float" office:value="0.283681">
                <text:p>0.283681</text:p>
              </table:table-cell>
              <table:table-cell office:value-type="float" office:value="0.013302">
                <text:p>0.0133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0.26000023">
                <text:p>0.26000023</text:p>
              </table:table-cell>
              <table:table-cell office:value-type="float" office:value="0.26354882">
                <text:p>0.26354882</text:p>
              </table:table-cell>
              <table:table-cell office:value-type="float" office:value="0.0151321899999999">
                <text:p>0.01513218999999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0.25500023">
                <text:p>0.25500023</text:p>
              </table:table-cell>
              <table:table-cell office:value-type="float" office:value="0.2598884">
                <text:p>0.2598884</text:p>
              </table:table-cell>
              <table:table-cell office:value-type="float" office:value="-0.00133957999999995">
                <text:p>-0.001339579999999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0.25000024">
                <text:p>0.25000024</text:p>
              </table:table-cell>
              <table:table-cell office:value-type="float" office:value="0.2543978">
                <text:p>0.2543978</text:p>
              </table:table-cell>
              <table:table-cell office:value-type="float" office:value="0.000490609999999947">
                <text:p>0.0004906099999999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0.24500024">
                <text:p>0.24500024</text:p>
              </table:table-cell>
              <table:table-cell office:value-type="float" office:value="0.2598884">
                <text:p>0.2598884</text:p>
              </table:table-cell>
              <table:table-cell office:value-type="float" office:value="-0.0104905999999999">
                <text:p>-0.01049059999999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0.24000025">
                <text:p>0.24000025</text:p>
              </table:table-cell>
              <table:table-cell office:value-type="float" office:value="0.2580582">
                <text:p>0.2580582</text:p>
              </table:table-cell>
              <table:table-cell office:value-type="float" office:value="-0.00316979000000006">
                <text:p>-0.003169790000000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0.23500025">
                <text:p>0.23500025</text:p>
              </table:table-cell>
              <table:table-cell office:value-type="float" office:value="0.2434166">
                <text:p>0.2434166</text:p>
              </table:table-cell>
              <table:table-cell office:value-type="float" office:value="0.00964160000000003">
                <text:p>0.009641600000000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0.23000026">
                <text:p>0.23000026</text:p>
              </table:table-cell>
              <table:table-cell office:value-type="float" office:value="0.237926">
                <text:p>0.237926</text:p>
              </table:table-cell>
              <table:table-cell office:value-type="float" office:value="0.000490610000000002">
                <text:p>0.0004906100000000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0.22500026">
                <text:p>0.22500026</text:p>
              </table:table-cell>
              <table:table-cell office:value-type="float" office:value="0.23609579">
                <text:p>0.23609579</text:p>
              </table:table-cell>
              <table:table-cell office:value-type="float" office:value="-0.00316979000000001">
                <text:p>-0.003169790000000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0.22000027">
                <text:p>0.22000027</text:p>
              </table:table-cell>
              <table:table-cell office:value-type="float" office:value="0.23243542">
                <text:p>0.23243542</text:p>
              </table:table-cell>
              <table:table-cell office:value-type="float" office:value="-0.00133962000000001">
                <text:p>-0.001339620000000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0.21500027">
                <text:p>0.21500027</text:p>
              </table:table-cell>
              <table:table-cell office:value-type="float" office:value="0.2306052">
                <text:p>0.2306052</text:p>
              </table:table-cell>
              <table:table-cell office:value-type="float" office:value="-0.00316977999999998">
                <text:p>-0.003169779999999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0.21000028">
                <text:p>0.21000028</text:p>
              </table:table-cell>
              <table:table-cell office:value-type="float" office:value="0.22145422">
                <text:p>0.22145422</text:p>
              </table:table-cell>
              <table:table-cell office:value-type="float" office:value="0.00415098999999999">
                <text:p>0.004150989999999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0.20500028">
                <text:p>0.20500028</text:p>
              </table:table-cell>
              <table:table-cell office:value-type="float" office:value="0.21047302">
                <text:p>0.21047302</text:p>
              </table:table-cell>
              <table:table-cell office:value-type="float" office:value="0.00598119999999999">
                <text:p>0.005981199999999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0.20000029">
                <text:p>0.20000029</text:p>
              </table:table-cell>
              <table:table-cell office:value-type="float" office:value="0.1976616">
                <text:p>0.1976616</text:p>
              </table:table-cell>
              <table:table-cell office:value-type="float" office:value="0.00781143000000001">
                <text:p>0.007811430000000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0.19500029">
                <text:p>0.19500029</text:p>
              </table:table-cell>
              <table:table-cell office:value-type="float" office:value="0.1940012">
                <text:p>0.1940012</text:p>
              </table:table-cell>
              <table:table-cell office:value-type="float" office:value="-0.0013396">
                <text:p>-0.00133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0.1900003">
                <text:p>0.1900003</text:p>
              </table:table-cell>
              <table:table-cell office:value-type="float" office:value="0.1903408">
                <text:p>0.1903408</text:p>
              </table:table-cell>
              <table:table-cell office:value-type="float" office:value="-0.00133959000000003">
                <text:p>-0.001339590000000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0.1850003">
                <text:p>0.1850003</text:p>
              </table:table-cell>
              <table:table-cell office:value-type="float" office:value="0.1958314">
                <text:p>0.1958314</text:p>
              </table:table-cell>
              <table:table-cell office:value-type="float" office:value="-0.0104906">
                <text:p>-0.01049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0.1800003">
                <text:p>0.1800003</text:p>
              </table:table-cell>
              <table:table-cell office:value-type="float" office:value="0.19400121">
                <text:p>0.19400121</text:p>
              </table:table-cell>
              <table:table-cell office:value-type="float" office:value="-0.00316981">
                <text:p>-0.003169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0.17500031">
                <text:p>0.17500031</text:p>
              </table:table-cell>
              <table:table-cell office:value-type="float" office:value="0.19034082">
                <text:p>0.19034082</text:p>
              </table:table-cell>
              <table:table-cell office:value-type="float" office:value="-0.0013396">
                <text:p>-0.00133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0.17000031">
                <text:p>0.17000031</text:p>
              </table:table-cell>
              <table:table-cell office:value-type="float" office:value="0.18668039">
                <text:p>0.18668039</text:p>
              </table:table-cell>
              <table:table-cell office:value-type="float" office:value="-0.00133956999999998">
                <text:p>-0.001339569999999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0.16500032">
                <text:p>0.16500032</text:p>
              </table:table-cell>
              <table:table-cell office:value-type="float" office:value="0.17752941">
                <text:p>0.17752941</text:p>
              </table:table-cell>
              <table:table-cell office:value-type="float" office:value="0.00415098999999999">
                <text:p>0.004150989999999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0.16000032">
                <text:p>0.16000032</text:p>
              </table:table-cell>
              <table:table-cell office:value-type="float" office:value="0.173869">
                <text:p>0.173869</text:p>
              </table:table-cell>
              <table:table-cell office:value-type="float" office:value="-0.00133959">
                <text:p>-0.001339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0.15500033">
                <text:p>0.15500033</text:p>
              </table:table-cell>
              <table:table-cell office:value-type="float" office:value="0.16654822">
                <text:p>0.16654822</text:p>
              </table:table-cell>
              <table:table-cell office:value-type="float" office:value="0.00232078999999999">
                <text:p>0.002320789999999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0.15000033">
                <text:p>0.15000033</text:p>
              </table:table-cell>
              <table:table-cell office:value-type="float" office:value="0.15922742">
                <text:p>0.15922742</text:p>
              </table:table-cell>
              <table:table-cell office:value-type="float" office:value="0.00232080000000001">
                <text:p>0.002320800000000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0.14500034">
                <text:p>0.14500034</text:p>
              </table:table-cell>
              <table:table-cell office:value-type="float" office:value="0.155567">
                <text:p>0.155567</text:p>
              </table:table-cell>
              <table:table-cell office:value-type="float" office:value="-0.00133956999999998">
                <text:p>-0.001339569999999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0.14000034">
                <text:p>0.14000034</text:p>
              </table:table-cell>
              <table:table-cell office:value-type="float" office:value="0.15007642">
                <text:p>0.15007642</text:p>
              </table:table-cell>
              <table:table-cell office:value-type="float" office:value="0.000490579999999963">
                <text:p>0.0004905799999999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0.13500035">
                <text:p>0.13500035</text:p>
              </table:table-cell>
              <table:table-cell office:value-type="float" office:value="0.1409254">
                <text:p>0.1409254</text:p>
              </table:table-cell>
              <table:table-cell office:value-type="float" office:value="0.00415103">
                <text:p>0.004151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0.13000035">
                <text:p>0.13000035</text:p>
              </table:table-cell>
              <table:table-cell office:value-type="float" office:value="0.1354348">
                <text:p>0.1354348</text:p>
              </table:table-cell>
              <table:table-cell office:value-type="float" office:value="0.000490600000000035">
                <text:p>0.0004906000000000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0.12500036">
                <text:p>0.12500036</text:p>
              </table:table-cell>
              <table:table-cell office:value-type="float" office:value="0.1336046">
                <text:p>0.1336046</text:p>
              </table:table-cell>
              <table:table-cell office:value-type="float" office:value="-0.00316979000000001">
                <text:p>-0.003169790000000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0.120000355">
                <text:p>0.120000355</text:p>
              </table:table-cell>
              <table:table-cell office:value-type="float" office:value="0.1226234">
                <text:p>0.1226234</text:p>
              </table:table-cell>
              <table:table-cell office:value-type="float" office:value="0.00598119499999999">
                <text:p>0.005981194999999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0.11500035">
                <text:p>0.11500035</text:p>
              </table:table-cell>
              <table:table-cell office:value-type="float" office:value="0.12445361">
                <text:p>0.12445361</text:p>
              </table:table-cell>
              <table:table-cell office:value-type="float" office:value="-0.00683021500000001">
                <text:p>-0.006830215000000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0.11000035">
                <text:p>0.11000035</text:p>
              </table:table-cell>
              <table:table-cell office:value-type="float" office:value="0.118963">
                <text:p>0.118963</text:p>
              </table:table-cell>
              <table:table-cell office:value-type="float" office:value="0.000490610000000002">
                <text:p>0.0004906100000000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0.10500035">
                <text:p>0.10500035</text:p>
              </table:table-cell>
              <table:table-cell office:value-type="float" office:value="0.1116422">
                <text:p>0.1116422</text:p>
              </table:table-cell>
              <table:table-cell office:value-type="float" office:value="0.00232080000000001">
                <text:p>0.002320800000000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0.100000344">
                <text:p>0.100000344</text:p>
              </table:table-cell>
              <table:table-cell office:value-type="float" office:value="0.104321405">
                <text:p>0.104321405</text:p>
              </table:table-cell>
              <table:table-cell office:value-type="float" office:value="0.00232078899999999">
                <text:p>0.002320788999999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0.09500034">
                <text:p>0.09500034</text:p>
              </table:table-cell>
              <table:table-cell office:value-type="float" office:value="0.1043214">
                <text:p>0.1043214</text:p>
              </table:table-cell>
              <table:table-cell office:value-type="float" office:value="-0.00499999899999999">
                <text:p>-0.004999998999999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0.09000034">
                <text:p>0.09000034</text:p>
              </table:table-cell>
              <table:table-cell office:value-type="float" office:value="0.100661">
                <text:p>0.100661</text:p>
              </table:table-cell>
              <table:table-cell office:value-type="float" office:value="-0.00133960000000001">
                <text:p>-0.001339600000000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0.085000336">
                <text:p>0.085000336</text:p>
              </table:table-cell>
              <table:table-cell office:value-type="float" office:value="0.0951704">
                <text:p>0.0951704</text:p>
              </table:table-cell>
              <table:table-cell office:value-type="float" office:value="0.00049059600000001">
                <text:p>0.000490596000000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0.08000033">
                <text:p>0.08000033</text:p>
              </table:table-cell>
              <table:table-cell office:value-type="float" office:value="0.08967981">
                <text:p>0.08967981</text:p>
              </table:table-cell>
              <table:table-cell office:value-type="float" office:value="0.000490584000000002">
                <text:p>0.0004905840000000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0.07500033">
                <text:p>0.07500033</text:p>
              </table:table-cell>
              <table:table-cell office:value-type="float" office:value="0.08235901">
                <text:p>0.08235901</text:p>
              </table:table-cell>
              <table:table-cell office:value-type="float" office:value="0.0023208">
                <text:p>0.00232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0.07000033">
                <text:p>0.07000033</text:p>
              </table:table-cell>
              <table:table-cell office:value-type="float" office:value="0.078698605">
                <text:p>0.078698605</text:p>
              </table:table-cell>
              <table:table-cell office:value-type="float" office:value="-0.00133959500000001">
                <text:p>-0.001339595000000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0.065000325">
                <text:p>0.065000325</text:p>
              </table:table-cell>
              <table:table-cell office:value-type="float" office:value="0.07137781">
                <text:p>0.07137781</text:p>
              </table:table-cell>
              <table:table-cell office:value-type="float" office:value="0.00232079">
                <text:p>0.002320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0.060000326">
                <text:p>0.060000326</text:p>
              </table:table-cell>
              <table:table-cell office:value-type="float" office:value="0.0658872">
                <text:p>0.0658872</text:p>
              </table:table-cell>
              <table:table-cell office:value-type="float" office:value="0.000490611000000016">
                <text:p>0.0004906110000000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0.055000328">
                <text:p>0.055000328</text:p>
              </table:table-cell>
              <table:table-cell office:value-type="float" office:value="0.062226802">
                <text:p>0.062226802</text:p>
              </table:table-cell>
              <table:table-cell office:value-type="float" office:value="-0.00133960000000002">
                <text:p>-0.001339600000000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0.05000033">
                <text:p>0.05000033</text:p>
              </table:table-cell>
              <table:table-cell office:value-type="float" office:value="0.058566403">
                <text:p>0.058566403</text:p>
              </table:table-cell>
              <table:table-cell office:value-type="float" office:value="-0.001339599">
                <text:p>-0.0013395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0.04500033">
                <text:p>0.04500033</text:p>
              </table:table-cell>
              <table:table-cell office:value-type="float" office:value="0.051245604">
                <text:p>0.051245604</text:p>
              </table:table-cell>
              <table:table-cell office:value-type="float" office:value="0.002320799">
                <text:p>0.0023207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0.04000033">
                <text:p>0.04000033</text:p>
              </table:table-cell>
              <table:table-cell office:value-type="float" office:value="0.045755003">
                <text:p>0.045755003</text:p>
              </table:table-cell>
              <table:table-cell office:value-type="float" office:value="0.000490601">
                <text:p>0.0004906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0.03500033">
                <text:p>0.03500033</text:p>
              </table:table-cell>
              <table:table-cell office:value-type="float" office:value="0.0402644">
                <text:p>0.0402644</text:p>
              </table:table-cell>
              <table:table-cell office:value-type="float" office:value="0.000490603000000006">
                <text:p>0.0004906030000000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0.030000333">
                <text:p>0.030000333</text:p>
              </table:table-cell>
              <table:table-cell office:value-type="float" office:value="0.036604002">
                <text:p>0.036604002</text:p>
              </table:table-cell>
              <table:table-cell office:value-type="float" office:value="-0.00133959900000001">
                <text:p>-0.001339599000000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0.025000334">
                <text:p>0.025000334</text:p>
              </table:table-cell>
              <table:table-cell office:value-type="float" office:value="0.032943603">
                <text:p>0.032943603</text:p>
              </table:table-cell>
              <table:table-cell office:value-type="float" office:value="-0.0013396">
                <text:p>-0.00133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0.020000335">
                <text:p>0.020000335</text:p>
              </table:table-cell>
              <table:table-cell office:value-type="float" office:value="0.027453">
                <text:p>0.027453</text:p>
              </table:table-cell>
              <table:table-cell office:value-type="float" office:value="0.000490604000000002">
                <text:p>0.0004906040000000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0.015000335">
                <text:p>0.015000335</text:p>
              </table:table-cell>
              <table:table-cell office:value-type="float" office:value="0.0219624">
                <text:p>0.0219624</text:p>
              </table:table-cell>
              <table:table-cell office:value-type="float" office:value="0.000490599999999999">
                <text:p>0.0004905999999999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0.010000335">
                <text:p>0.010000335</text:p>
              </table:table-cell>
              <table:table-cell office:value-type="float" office:value="0.018302001">
                <text:p>0.018302001</text:p>
              </table:table-cell>
              <table:table-cell office:value-type="float" office:value="-0.001339601">
                <text:p>-0.0013396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0.005000335">
                <text:p>0.005000335</text:p>
              </table:table-cell>
              <table:table-cell office:value-type="float" office:value="0.014641601">
                <text:p>0.014641601</text:p>
              </table:table-cell>
              <table:table-cell office:value-type="float" office:value="-0.0013396">
                <text:p>-0.00133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0.00000033527613">
                <text:p>0.00000033527613</text:p>
              </table:table-cell>
              <table:table-cell office:value-type="float" office:value="0.0091510005">
                <text:p>0.0091510005</text:p>
              </table:table-cell>
              <table:table-cell office:value-type="float" office:value="0.000490600776129998">
                <text:p>0.0004906007761299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-0.0049996646">
                <text:p>-0.0049996646</text:p>
              </table:table-cell>
              <table:table-cell office:value-type="float" office:value="0.0036604002">
                <text:p>0.0036604002</text:p>
              </table:table-cell>
              <table:table-cell office:value-type="float" office:value="0.000490600423870001">
                <text:p>0.0004906004238700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-0.0099996645">
                <text:p>-0.0099996645</text:p>
              </table:table-cell>
              <table:table-cell office:value-type="float" office:value="0">
                <text:p>0</text:p>
              </table:table-cell>
              <table:table-cell office:value-type="float" office:value="-0.0013395997">
                <text:p>-0.00133959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-0.014999664">
                <text:p>-0.014999664</text:p>
              </table:table-cell>
              <table:table-cell office:value-type="float" office:value="0">
                <text:p>0</text:p>
              </table:table-cell>
              <table:table-cell office:value-type="float" office:value="-0.0049999995">
                <text:p>-0.00499999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-0.019999664">
                <text:p>-0.019999664</text:p>
              </table:table-cell>
              <table:table-cell office:value-type="float" office:value="0">
                <text:p>0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-0.024999663">
                <text:p>-0.024999663</text:p>
              </table:table-cell>
              <table:table-cell office:value-type="float" office:value="0">
                <text:p>0</text:p>
              </table:table-cell>
              <table:table-cell office:value-type="float" office:value="-0.004999999">
                <text:p>-0.0049999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-0.029999662">
                <text:p>-0.029999662</text:p>
              </table:table-cell>
              <table:table-cell office:value-type="float" office:value="0">
                <text:p>0</text:p>
              </table:table-cell>
              <table:table-cell office:value-type="float" office:value="-0.004999999">
                <text:p>-0.0049999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-0.03499966">
                <text:p>-0.03499966</text:p>
              </table:table-cell>
              <table:table-cell office:value-type="float" office:value="-0.0073208">
                <text:p>-0.0073208</text:p>
              </table:table-cell>
              <table:table-cell office:value-type="float" office:value="0.002320802">
                <text:p>0.0023208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-0.03999966">
                <text:p>-0.03999966</text:p>
              </table:table-cell>
              <table:table-cell office:value-type="float" office:value="-0.0109812">
                <text:p>-0.0109812</text:p>
              </table:table-cell>
              <table:table-cell office:value-type="float" office:value="-0.0013396">
                <text:p>-0.00133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-0.04499966">
                <text:p>-0.04499966</text:p>
              </table:table-cell>
              <table:table-cell office:value-type="float" office:value="-0.0164718">
                <text:p>-0.0164718</text:p>
              </table:table-cell>
              <table:table-cell office:value-type="float" office:value="0.000490599999999994">
                <text:p>0.0004905999999999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-0.049999658">
                <text:p>-0.049999658</text:p>
              </table:table-cell>
              <table:table-cell office:value-type="float" office:value="-0.020132203">
                <text:p>-0.020132203</text:p>
              </table:table-cell>
              <table:table-cell office:value-type="float" office:value="-0.001339595">
                <text:p>-0.0013395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-0.054999657">
                <text:p>-0.054999657</text:p>
              </table:table-cell>
              <table:table-cell office:value-type="float" office:value="-0.023792602">
                <text:p>-0.023792602</text:p>
              </table:table-cell>
              <table:table-cell office:value-type="float" office:value="-0.0013396">
                <text:p>-0.00133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-0.059999656">
                <text:p>-0.059999656</text:p>
              </table:table-cell>
              <table:table-cell office:value-type="float" office:value="-0.0292832">
                <text:p>-0.0292832</text:p>
              </table:table-cell>
              <table:table-cell office:value-type="float" office:value="0.000490598999999991">
                <text:p>0.0004905989999999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-0.064999655">
                <text:p>-0.064999655</text:p>
              </table:table-cell>
              <table:table-cell office:value-type="float" office:value="-0.0384342">
                <text:p>-0.0384342</text:p>
              </table:table-cell>
              <table:table-cell office:value-type="float" office:value="0.004151001">
                <text:p>0.0041510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-0.06999966">
                <text:p>-0.06999966</text:p>
              </table:table-cell>
              <table:table-cell office:value-type="float" office:value="-0.049415402">
                <text:p>-0.049415402</text:p>
              </table:table-cell>
              <table:table-cell office:value-type="float" office:value="0.005981197">
                <text:p>0.0059811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-0.07499966">
                <text:p>-0.07499966</text:p>
              </table:table-cell>
              <table:table-cell office:value-type="float" office:value="-0.0567362">
                <text:p>-0.0567362</text:p>
              </table:table-cell>
              <table:table-cell office:value-type="float" office:value="0.00232079800000001">
                <text:p>0.002320798000000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-0.07999966">
                <text:p>-0.07999966</text:p>
              </table:table-cell>
              <table:table-cell office:value-type="float" office:value="-0.054906003">
                <text:p>-0.054906003</text:p>
              </table:table-cell>
              <table:table-cell office:value-type="float" office:value="-0.006830197">
                <text:p>-0.0068301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-0.084999666">
                <text:p>-0.084999666</text:p>
              </table:table-cell>
              <table:table-cell office:value-type="float" office:value="-0.062226802">
                <text:p>-0.062226802</text:p>
              </table:table-cell>
              <table:table-cell office:value-type="float" office:value="0.002320793">
                <text:p>0.00232079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-0.08999967">
                <text:p>-0.08999967</text:p>
              </table:table-cell>
              <table:table-cell office:value-type="float" office:value="-0.062226802">
                <text:p>-0.062226802</text:p>
              </table:table-cell>
              <table:table-cell office:value-type="float" office:value="-0.005000004">
                <text:p>-0.0050000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-0.09499967">
                <text:p>-0.09499967</text:p>
              </table:table-cell>
              <table:table-cell office:value-type="float" office:value="-0.0695476">
                <text:p>-0.0695476</text:p>
              </table:table-cell>
              <table:table-cell office:value-type="float" office:value="0.00232079799999999">
                <text:p>0.0023207979999999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-0.09999967">
                <text:p>-0.09999967</text:p>
              </table:table-cell>
              <table:table-cell office:value-type="float" office:value="-0.073208004">
                <text:p>-0.073208004</text:p>
              </table:table-cell>
              <table:table-cell office:value-type="float" office:value="-0.00133959599999998">
                <text:p>-0.001339595999999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-0.10499968">
                <text:p>-0.10499968</text:p>
              </table:table-cell>
              <table:table-cell office:value-type="float" office:value="-0.07686841">
                <text:p>-0.07686841</text:p>
              </table:table-cell>
              <table:table-cell office:value-type="float" office:value="-0.00133960400000001">
                <text:p>-0.001339604000000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-0.10999968">
                <text:p>-0.10999968</text:p>
              </table:table-cell>
              <table:table-cell office:value-type="float" office:value="-0.0841892">
                <text:p>-0.0841892</text:p>
              </table:table-cell>
              <table:table-cell office:value-type="float" office:value="0.00232078999999999">
                <text:p>0.002320789999999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-0.11499968">
                <text:p>-0.11499968</text:p>
              </table:table-cell>
              <table:table-cell office:value-type="float" office:value="-0.0896798">
                <text:p>-0.0896798</text:p>
              </table:table-cell>
              <table:table-cell office:value-type="float" office:value="0.000490599999999994">
                <text:p>0.0004905999999999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-0.119999684">
                <text:p>-0.119999684</text:p>
              </table:table-cell>
              <table:table-cell office:value-type="float" office:value="-0.0970006">
                <text:p>-0.0970006</text:p>
              </table:table-cell>
              <table:table-cell office:value-type="float" office:value="0.002320796">
                <text:p>0.0023207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-0.12499969">
                <text:p>-0.12499969</text:p>
              </table:table-cell>
              <table:table-cell office:value-type="float" office:value="-0.098830804">
                <text:p>-0.098830804</text:p>
              </table:table-cell>
              <table:table-cell office:value-type="float" office:value="-0.00316980199999997">
                <text:p>-0.003169801999999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-0.12999968">
                <text:p>-0.12999968</text:p>
              </table:table-cell>
              <table:table-cell office:value-type="float" office:value="-0.104321405">
                <text:p>-0.104321405</text:p>
              </table:table-cell>
              <table:table-cell office:value-type="float" office:value="0.000490610999999988">
                <text:p>0.0004906109999999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-0.13499968">
                <text:p>-0.13499968</text:p>
              </table:table-cell>
              <table:table-cell office:value-type="float" office:value="-0.1061516">
                <text:p>-0.1061516</text:p>
              </table:table-cell>
              <table:table-cell office:value-type="float" office:value="-0.00316980500000001">
                <text:p>-0.003169805000000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-0.13999967">
                <text:p>-0.13999967</text:p>
              </table:table-cell>
              <table:table-cell office:value-type="float" office:value="-0.1134724">
                <text:p>-0.1134724</text:p>
              </table:table-cell>
              <table:table-cell office:value-type="float" office:value="0.00232081000000002">
                <text:p>0.002320810000000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-0.14499967">
                <text:p>-0.14499967</text:p>
              </table:table-cell>
              <table:table-cell office:value-type="float" office:value="-0.12079321">
                <text:p>-0.12079321</text:p>
              </table:table-cell>
              <table:table-cell office:value-type="float" office:value="0.00232080999999999">
                <text:p>0.002320809999999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-0.14999966">
                <text:p>-0.14999966</text:p>
              </table:table-cell>
              <table:table-cell office:value-type="float" office:value="-0.118963">
                <text:p>-0.118963</text:p>
              </table:table-cell>
              <table:table-cell office:value-type="float" office:value="-0.00683020000000001">
                <text:p>-0.006830200000000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-0.15499966">
                <text:p>-0.15499966</text:p>
              </table:table-cell>
              <table:table-cell office:value-type="float" office:value="-0.128114">
                <text:p>-0.128114</text:p>
              </table:table-cell>
              <table:table-cell office:value-type="float" office:value="0.004151">
                <text:p>0.0041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-0.15999965">
                <text:p>-0.15999965</text:p>
              </table:table-cell>
              <table:table-cell office:value-type="float" office:value="-0.1409254">
                <text:p>-0.1409254</text:p>
              </table:table-cell>
              <table:table-cell office:value-type="float" office:value="0.00781141000000002">
                <text:p>0.007811410000000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-0.16499965">
                <text:p>-0.16499965</text:p>
              </table:table-cell>
              <table:table-cell office:value-type="float" office:value="-0.14641602">
                <text:p>-0.14641602</text:p>
              </table:table-cell>
              <table:table-cell office:value-type="float" office:value="0.000490619999999997">
                <text:p>0.0004906199999999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-0.16999964">
                <text:p>-0.16999964</text:p>
              </table:table-cell>
              <table:table-cell office:value-type="float" office:value="-0.14641601">
                <text:p>-0.14641601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-0.17499964">
                <text:p>-0.17499964</text:p>
              </table:table-cell>
              <table:table-cell office:value-type="float" office:value="-0.155567">
                <text:p>-0.155567</text:p>
              </table:table-cell>
              <table:table-cell office:value-type="float" office:value="0.00415098999999997">
                <text:p>0.004150989999999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-0.17999963">
                <text:p>-0.17999963</text:p>
              </table:table-cell>
              <table:table-cell office:value-type="float" office:value="-0.15373681">
                <text:p>-0.15373681</text:p>
              </table:table-cell>
              <table:table-cell office:value-type="float" office:value="-0.00683017999999996">
                <text:p>-0.006830179999999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-0.18499963">
                <text:p>-0.18499963</text:p>
              </table:table-cell>
              <table:table-cell office:value-type="float" office:value="-0.16105762">
                <text:p>-0.16105762</text:p>
              </table:table-cell>
              <table:table-cell office:value-type="float" office:value="0.00232081000000001">
                <text:p>0.002320810000000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-0.18999963">
                <text:p>-0.18999963</text:p>
              </table:table-cell>
              <table:table-cell office:value-type="float" office:value="-0.164718">
                <text:p>-0.164718</text:p>
              </table:table-cell>
              <table:table-cell office:value-type="float" office:value="-0.00133962000000001">
                <text:p>-0.001339620000000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-0.19499962">
                <text:p>-0.19499962</text:p>
              </table:table-cell>
              <table:table-cell office:value-type="float" office:value="-0.1702086">
                <text:p>-0.1702086</text:p>
              </table:table-cell>
              <table:table-cell office:value-type="float" office:value="0.000490609999999975">
                <text:p>0.0004906099999999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-0.19999962">
                <text:p>-0.19999962</text:p>
              </table:table-cell>
              <table:table-cell office:value-type="float" office:value="-0.1756992">
                <text:p>-0.1756992</text:p>
              </table:table-cell>
              <table:table-cell office:value-type="float" office:value="0.000490600000000008">
                <text:p>0.0004906000000000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-0.20499961">
                <text:p>-0.20499961</text:p>
              </table:table-cell>
              <table:table-cell office:value-type="float" office:value="-0.1793596">
                <text:p>-0.1793596</text:p>
              </table:table-cell>
              <table:table-cell office:value-type="float" office:value="-0.00133959">
                <text:p>-0.001339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-0.2099996">
                <text:p>-0.2099996</text:p>
              </table:table-cell>
              <table:table-cell office:value-type="float" office:value="-0.192171">
                <text:p>-0.192171</text:p>
              </table:table-cell>
              <table:table-cell office:value-type="float" office:value="0.00781141000000002">
                <text:p>0.007811410000000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-0.2149996">
                <text:p>-0.2149996</text:p>
              </table:table-cell>
              <table:table-cell office:value-type="float" office:value="-0.1903408">
                <text:p>-0.1903408</text:p>
              </table:table-cell>
              <table:table-cell office:value-type="float" office:value="-0.00683019999999998">
                <text:p>-0.006830199999999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-0.2199996">
                <text:p>-0.2199996</text:p>
              </table:table-cell>
              <table:table-cell office:value-type="float" office:value="-0.19583142">
                <text:p>-0.19583142</text:p>
              </table:table-cell>
              <table:table-cell office:value-type="float" office:value="0.000490619999999997">
                <text:p>0.00049061999999999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-0.22499959">
                <text:p>-0.22499959</text:p>
              </table:table-cell>
              <table:table-cell office:value-type="float" office:value="-0.19583142">
                <text:p>-0.19583142</text:p>
              </table:table-cell>
              <table:table-cell office:value-type="float" office:value="-0.00499999000000001">
                <text:p>-0.004999990000000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-0.22999959">
                <text:p>-0.22999959</text:p>
              </table:table-cell>
              <table:table-cell office:value-type="float" office:value="-0.20498239">
                <text:p>-0.20498239</text:p>
              </table:table-cell>
              <table:table-cell office:value-type="float" office:value="0.00415097">
                <text:p>0.0041509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-0.23499958">
                <text:p>-0.23499958</text:p>
              </table:table-cell>
              <table:table-cell office:value-type="float" office:value="-0.21047302">
                <text:p>-0.21047302</text:p>
              </table:table-cell>
              <table:table-cell office:value-type="float" office:value="0.000490639999999987">
                <text:p>0.00049063999999998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-0.23999958">
                <text:p>-0.23999958</text:p>
              </table:table-cell>
              <table:table-cell office:value-type="float" office:value="-0.22694479">
                <text:p>-0.22694479</text:p>
              </table:table-cell>
              <table:table-cell office:value-type="float" office:value="0.01147177">
                <text:p>0.0114717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-0.24499957">
                <text:p>-0.24499957</text:p>
              </table:table-cell>
              <table:table-cell office:value-type="float" office:value="-0.228775">
                <text:p>-0.228775</text:p>
              </table:table-cell>
              <table:table-cell office:value-type="float" office:value="-0.00316978000000001">
                <text:p>-0.003169780000000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-0.24999957">
                <text:p>-0.24999957</text:p>
              </table:table-cell>
              <table:table-cell office:value-type="float" office:value="-0.2360958">
                <text:p>-0.2360958</text:p>
              </table:table-cell>
              <table:table-cell office:value-type="float" office:value="0.00232080000000001">
                <text:p>0.002320800000000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-0.25499958">
                <text:p>-0.25499958</text:p>
              </table:table-cell>
              <table:table-cell office:value-type="float" office:value="-0.23426561">
                <text:p>-0.23426561</text:p>
              </table:table-cell>
              <table:table-cell office:value-type="float" office:value="-0.00683019999999998">
                <text:p>-0.006830199999999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-0.25999957">
                <text:p>-0.25999957</text:p>
              </table:table-cell>
              <table:table-cell office:value-type="float" office:value="-0.237926">
                <text:p>-0.237926</text:p>
              </table:table-cell>
              <table:table-cell office:value-type="float" office:value="-0.00133960000000002">
                <text:p>-0.001339600000000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-0.26499957">
                <text:p>-0.26499957</text:p>
              </table:table-cell>
              <table:table-cell office:value-type="float" office:value="-0.2397562">
                <text:p>-0.2397562</text:p>
              </table:table-cell>
              <table:table-cell office:value-type="float" office:value="-0.0031698">
                <text:p>-0.00316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-0.26999956">
                <text:p>-0.26999956</text:p>
              </table:table-cell>
              <table:table-cell office:value-type="float" office:value="-0.247077">
                <text:p>-0.247077</text:p>
              </table:table-cell>
              <table:table-cell office:value-type="float" office:value="0.00232080999999998">
                <text:p>0.002320809999999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-0.27499956">
                <text:p>-0.27499956</text:p>
              </table:table-cell>
              <table:table-cell office:value-type="float" office:value="-0.2507374">
                <text:p>-0.2507374</text:p>
              </table:table-cell>
              <table:table-cell office:value-type="float" office:value="-0.0013396">
                <text:p>-0.00133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-0.27999955">
                <text:p>-0.27999955</text:p>
              </table:table-cell>
              <table:table-cell office:value-type="float" office:value="-0.2617186">
                <text:p>-0.2617186</text:p>
              </table:table-cell>
              <table:table-cell office:value-type="float" office:value="0.00598121000000001">
                <text:p>0.005981210000000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-0.28499955">
                <text:p>-0.28499955</text:p>
              </table:table-cell>
              <table:table-cell office:value-type="float" office:value="-0.2690394">
                <text:p>-0.2690394</text:p>
              </table:table-cell>
              <table:table-cell office:value-type="float" office:value="0.00232080000000001">
                <text:p>0.002320800000000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-0.28999954">
                <text:p>-0.28999954</text:p>
              </table:table-cell>
              <table:table-cell office:value-type="float" office:value="-0.27453002">
                <text:p>-0.27453002</text:p>
              </table:table-cell>
              <table:table-cell office:value-type="float" office:value="0.000490629999999992">
                <text:p>0.00049062999999999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-0.29499954">
                <text:p>-0.29499954</text:p>
              </table:table-cell>
              <table:table-cell office:value-type="float" office:value="-0.27453005">
                <text:p>-0.27453005</text:p>
              </table:table-cell>
              <table:table-cell office:value-type="float" office:value="-0.00499996999999997">
                <text:p>-0.004999969999999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-0.29999954">
                <text:p>-0.29999954</text:p>
              </table:table-cell>
              <table:table-cell office:value-type="float" office:value="-0.2708696">
                <text:p>-0.2708696</text:p>
              </table:table-cell>
              <table:table-cell office:value-type="float" office:value="-0.00866045000000004">
                <text:p>-0.008660450000000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-0.30499953">
                <text:p>-0.30499953</text:p>
              </table:table-cell>
              <table:table-cell office:value-type="float" office:value="-0.2800206">
                <text:p>-0.2800206</text:p>
              </table:table-cell>
              <table:table-cell office:value-type="float" office:value="0.00415101000000001">
                <text:p>0.004151010000000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-0.30999953">
                <text:p>-0.30999953</text:p>
              </table:table-cell>
              <table:table-cell office:value-type="float" office:value="-0.28002062">
                <text:p>-0.28002062</text:p>
              </table:table-cell>
              <table:table-cell office:value-type="float" office:value="-0.00499998000000002">
                <text:p>-0.004999980000000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-0.31499952">
                <text:p>-0.31499952</text:p>
              </table:table-cell>
              <table:table-cell office:value-type="float" office:value="-0.2873414">
                <text:p>-0.2873414</text:p>
              </table:table-cell>
              <table:table-cell office:value-type="float" office:value="0.00232078999999996">
                <text:p>0.002320789999999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-0.31999952">
                <text:p>-0.31999952</text:p>
              </table:table-cell>
              <table:table-cell office:value-type="float" office:value="-0.28551123">
                <text:p>-0.28551123</text:p>
              </table:table-cell>
              <table:table-cell office:value-type="float" office:value="-0.00683016999999991">
                <text:p>-0.006830169999999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-0.3249995">
                <text:p>-0.3249995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0.00598122000000001">
                <text:p>0.005981220000000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-0.3299995">
                <text:p>-0.3299995</text:p>
              </table:table-cell>
              <table:table-cell office:value-type="float" office:value="-0.3129642">
                <text:p>-0.3129642</text:p>
              </table:table-cell>
              <table:table-cell office:value-type="float" office:value="0.0114717699999999">
                <text:p>0.011471769999999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-0.3349995">
                <text:p>-0.3349995</text:p>
              </table:table-cell>
              <table:table-cell office:value-type="float" office:value="-0.320285">
                <text:p>-0.320285</text:p>
              </table:table-cell>
              <table:table-cell office:value-type="float" office:value="0.00232080000000001">
                <text:p>0.002320800000000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-0.3399995">
                <text:p>-0.3399995</text:p>
              </table:table-cell>
              <table:table-cell office:value-type="float" office:value="-0.3221152">
                <text:p>-0.3221152</text:p>
              </table:table-cell>
              <table:table-cell office:value-type="float" office:value="-0.0031698">
                <text:p>-0.00316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-0.3449995">
                <text:p>-0.3449995</text:p>
              </table:table-cell>
              <table:table-cell office:value-type="float" office:value="-0.32211524">
                <text:p>-0.32211524</text:p>
              </table:table-cell>
              <table:table-cell office:value-type="float" office:value="-0.00499995999999991">
                <text:p>-0.004999959999999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-0.3499995">
                <text:p>-0.3499995</text:p>
              </table:table-cell>
              <table:table-cell office:value-type="float" office:value="-0.3276058">
                <text:p>-0.3276058</text:p>
              </table:table-cell>
              <table:table-cell office:value-type="float" office:value="0.000490559999999973">
                <text:p>0.0004905599999999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-0.35499948">
                <text:p>-0.35499948</text:p>
              </table:table-cell>
              <table:table-cell office:value-type="float" office:value="-0.329436">
                <text:p>-0.329436</text:p>
              </table:table-cell>
              <table:table-cell office:value-type="float" office:value="-0.00316978000000007">
                <text:p>-0.003169780000000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-0.35999948">
                <text:p>-0.35999948</text:p>
              </table:table-cell>
              <table:table-cell office:value-type="float" office:value="-0.3330964">
                <text:p>-0.3330964</text:p>
              </table:table-cell>
              <table:table-cell office:value-type="float" office:value="-0.0013396">
                <text:p>-0.00133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-0.36499947">
                <text:p>-0.36499947</text:p>
              </table:table-cell>
              <table:table-cell office:value-type="float" office:value="-0.3330964">
                <text:p>-0.3330964</text:p>
              </table:table-cell>
              <table:table-cell office:value-type="float" office:value="-0.00499999000000001">
                <text:p>-0.004999990000000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-0.36999947">
                <text:p>-0.36999947</text:p>
              </table:table-cell>
              <table:table-cell office:value-type="float" office:value="-0.3239454">
                <text:p>-0.3239454</text:p>
              </table:table-cell>
              <table:table-cell office:value-type="float" office:value="-0.014151">
                <text:p>-0.0141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-0.37499946">
                <text:p>-0.37499946</text:p>
              </table:table-cell>
              <table:table-cell office:value-type="float" office:value="-0.34224743">
                <text:p>-0.34224743</text:p>
              </table:table-cell>
              <table:table-cell office:value-type="float" office:value="0.01330204">
                <text:p>0.013302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-0.37999946">
                <text:p>-0.37999946</text:p>
              </table:table-cell>
              <table:table-cell office:value-type="float" office:value="-0.3697004">
                <text:p>-0.3697004</text:p>
              </table:table-cell>
              <table:table-cell office:value-type="float" office:value="0.02245297">
                <text:p>0.022452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-0.38499945">
                <text:p>-0.38499945</text:p>
              </table:table-cell>
              <table:table-cell office:value-type="float" office:value="-0.38068157">
                <text:p>-0.38068157</text:p>
              </table:table-cell>
              <table:table-cell office:value-type="float" office:value="0.00598118000000003">
                <text:p>0.005981180000000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-0.38999945">
                <text:p>-0.38999945</text:p>
              </table:table-cell>
              <table:table-cell office:value-type="float" office:value="-0.384342">
                <text:p>-0.384342</text:p>
              </table:table-cell>
              <table:table-cell office:value-type="float" office:value="-0.00133957000000007">
                <text:p>-0.001339570000000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-0.39499944">
                <text:p>-0.39499944</text:p>
              </table:table-cell>
              <table:table-cell office:value-type="float" office:value="-0.3770212">
                <text:p>-0.3770212</text:p>
              </table:table-cell>
              <table:table-cell office:value-type="float" office:value="-0.01232079">
                <text:p>-0.012320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-0.39999944">
                <text:p>-0.39999944</text:p>
              </table:table-cell>
              <table:table-cell office:value-type="float" office:value="-0.384342">
                <text:p>-0.384342</text:p>
              </table:table-cell>
              <table:table-cell office:value-type="float" office:value="0.00232080000000001">
                <text:p>0.002320800000000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-0.40499943">
                <text:p>-0.40499943</text:p>
              </table:table-cell>
              <table:table-cell office:value-type="float" office:value="-0.38800243">
                <text:p>-0.38800243</text:p>
              </table:table-cell>
              <table:table-cell office:value-type="float" office:value="-0.00133955999999996">
                <text:p>-0.001339559999999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-0.40999943">
                <text:p>-0.40999943</text:p>
              </table:table-cell>
              <table:table-cell office:value-type="float" office:value="-0.38617224">
                <text:p>-0.38617224</text:p>
              </table:table-cell>
              <table:table-cell office:value-type="float" office:value="-0.00683019000000001">
                <text:p>-0.006830190000000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-0.41499943">
                <text:p>-0.41499943</text:p>
              </table:table-cell>
              <table:table-cell office:value-type="float" office:value="-0.39349306">
                <text:p>-0.39349306</text:p>
              </table:table-cell>
              <table:table-cell office:value-type="float" office:value="0.00232082">
                <text:p>0.002320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-0.41999942">
                <text:p>-0.41999942</text:p>
              </table:table-cell>
              <table:table-cell office:value-type="float" office:value="-0.3971534">
                <text:p>-0.3971534</text:p>
              </table:table-cell>
              <table:table-cell office:value-type="float" office:value="-0.00133965000000003">
                <text:p>-0.001339650000000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-0.42499942">
                <text:p>-0.42499942</text:p>
              </table:table-cell>
              <table:table-cell office:value-type="float" office:value="-0.40081382">
                <text:p>-0.40081382</text:p>
              </table:table-cell>
              <table:table-cell office:value-type="float" office:value="-0.00133958000000001">
                <text:p>-0.001339580000000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-0.4299994">
                <text:p>-0.4299994</text:p>
              </table:table-cell>
              <table:table-cell office:value-type="float" office:value="-0.4044742">
                <text:p>-0.4044742</text:p>
              </table:table-cell>
              <table:table-cell office:value-type="float" office:value="-0.00133959999999994">
                <text:p>-0.001339599999999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-0.4349994">
                <text:p>-0.4349994</text:p>
              </table:table-cell>
              <table:table-cell office:value-type="float" office:value="-0.41179502">
                <text:p>-0.41179502</text:p>
              </table:table-cell>
              <table:table-cell office:value-type="float" office:value="0.00232082">
                <text:p>0.0023208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-0.4399994">
                <text:p>-0.4399994</text:p>
              </table:table-cell>
              <table:table-cell office:value-type="float" office:value="-0.41545543">
                <text:p>-0.41545543</text:p>
              </table:table-cell>
              <table:table-cell office:value-type="float" office:value="-0.00133959">
                <text:p>-0.001339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-0.4449994">
                <text:p>-0.4449994</text:p>
              </table:table-cell>
              <table:table-cell office:value-type="float" office:value="-0.41362524">
                <text:p>-0.41362524</text:p>
              </table:table-cell>
              <table:table-cell office:value-type="float" office:value="-0.00683019000000001">
                <text:p>-0.006830190000000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-0.4499994">
                <text:p>-0.4499994</text:p>
              </table:table-cell>
              <table:table-cell office:value-type="float" office:value="-0.42277625">
                <text:p>-0.42277625</text:p>
              </table:table-cell>
              <table:table-cell office:value-type="float" office:value="0.00415101000000001">
                <text:p>0.004151010000000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-0.4549994">
                <text:p>-0.4549994</text:p>
              </table:table-cell>
              <table:table-cell office:value-type="float" office:value="-0.42826682">
                <text:p>-0.42826682</text:p>
              </table:table-cell>
              <table:table-cell office:value-type="float" office:value="0.000490569999999968">
                <text:p>0.00049056999999996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-0.45999938">
                <text:p>-0.45999938</text:p>
              </table:table-cell>
              <table:table-cell office:value-type="float" office:value="-0.42094603">
                <text:p>-0.42094603</text:p>
              </table:table-cell>
              <table:table-cell office:value-type="float" office:value="-0.01232077">
                <text:p>-0.0123207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-0.46499938">
                <text:p>-0.46499938</text:p>
              </table:table-cell>
              <table:table-cell office:value-type="float" office:value="-0.4447386">
                <text:p>-0.4447386</text:p>
              </table:table-cell>
              <table:table-cell office:value-type="float" office:value="0.01879257">
                <text:p>0.0187925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-0.46999937">
                <text:p>-0.46999937</text:p>
              </table:table-cell>
              <table:table-cell office:value-type="float" office:value="-0.46853122">
                <text:p>-0.46853122</text:p>
              </table:table-cell>
              <table:table-cell office:value-type="float" office:value="0.01879263">
                <text:p>0.018792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-0.47499937">
                <text:p>-0.47499937</text:p>
              </table:table-cell>
              <table:table-cell office:value-type="float" office:value="-0.47036138">
                <text:p>-0.47036138</text:p>
              </table:table-cell>
              <table:table-cell office:value-type="float" office:value="-0.00316984000000003">
                <text:p>-0.003169840000000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-0.47999936">
                <text:p>-0.47999936</text:p>
              </table:table-cell>
              <table:table-cell office:value-type="float" office:value="-0.46304062">
                <text:p>-0.46304062</text:p>
              </table:table-cell>
              <table:table-cell office:value-type="float" office:value="-0.0123207499999999">
                <text:p>-0.012320749999999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-0.48499936">
                <text:p>-0.48499936</text:p>
              </table:table-cell>
              <table:table-cell office:value-type="float" office:value="-0.46853122">
                <text:p>-0.46853122</text:p>
              </table:table-cell>
              <table:table-cell office:value-type="float" office:value="0.000490600000000008">
                <text:p>0.00049060000000000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-0.48999935">
                <text:p>-0.48999935</text:p>
              </table:table-cell>
              <table:table-cell office:value-type="float" office:value="-0.4703614">
                <text:p>-0.4703614</text:p>
              </table:table-cell>
              <table:table-cell office:value-type="float" office:value="-0.00316981000000005">
                <text:p>-0.003169810000000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-0.49499935">
                <text:p>-0.49499935</text:p>
              </table:table-cell>
              <table:table-cell office:value-type="float" office:value="-0.46853122">
                <text:p>-0.46853122</text:p>
              </table:table-cell>
              <table:table-cell office:value-type="float" office:value="-0.00683017999999996">
                <text:p>-0.006830179999999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-0.49999934">
                <text:p>-0.49999934</text:p>
              </table:table-cell>
              <table:table-cell office:value-type="float" office:value="-0.46487084">
                <text:p>-0.46487084</text:p>
              </table:table-cell>
              <table:table-cell office:value-type="float" office:value="-0.00866037000000003">
                <text:p>-0.0086603700000000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-0.5">
                <text:p>-0.5</text:p>
              </table:table-cell>
              <table:table-cell office:value-type="float" office:value="-0.4776822">
                <text:p>-0.4776822</text:p>
              </table:table-cell>
              <table:table-cell office:value-type="float" office:value="0.0128107">
                <text:p>0.012810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-0.5">
                <text:p>-0.5</text:p>
              </table:table-cell>
              <table:table-cell office:value-type="float" office:value="-0.49781442">
                <text:p>-0.49781442</text:p>
              </table:table-cell>
              <table:table-cell office:value-type="float" office:value="0.02013222">
                <text:p>0.020132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-0.5">
                <text:p>-0.5</text:p>
              </table:table-cell>
              <table:table-cell office:value-type="float" office:value="-0.494154">
                <text:p>-0.494154</text:p>
              </table:table-cell>
              <table:table-cell office:value-type="float" office:value="-0.00366042000000005">
                <text:p>-0.003660420000000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-0.5">
                <text:p>-0.5</text:p>
              </table:table-cell>
              <table:table-cell office:value-type="float" office:value="-0.4959842">
                <text:p>-0.4959842</text:p>
              </table:table-cell>
              <table:table-cell office:value-type="float" office:value="0.0018302">
                <text:p>0.00183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-0.5">
                <text:p>-0.5</text:p>
              </table:table-cell>
              <table:table-cell office:value-type="float" office:value="-0.4996446">
                <text:p>-0.4996446</text:p>
              </table:table-cell>
              <table:table-cell office:value-type="float" office:value="0.00366040000000001">
                <text:p>0.003660400000000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-0.5">
                <text:p>-0.5</text:p>
              </table:table-cell>
              <table:table-cell office:value-type="float" office:value="-0.50147474">
                <text:p>-0.50147474</text:p>
              </table:table-cell>
              <table:table-cell office:value-type="float" office:value="0.00183014000000004">
                <text:p>0.001830140000000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-0.5">
                <text:p>-0.5</text:p>
              </table:table-cell>
              <table:table-cell office:value-type="float" office:value="-0.50513524">
                <text:p>-0.50513524</text:p>
              </table:table-cell>
              <table:table-cell office:value-type="float" office:value="0.00366049999999996">
                <text:p>0.003660499999999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-0.5">
                <text:p>-0.5</text:p>
              </table:table-cell>
              <table:table-cell office:value-type="float" office:value="-0.4795124">
                <text:p>-0.4795124</text:p>
              </table:table-cell>
              <table:table-cell office:value-type="float" office:value="-0.02562284">
                <text:p>-0.0256228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-0.5">
                <text:p>-0.5</text:p>
              </table:table-cell>
              <table:table-cell office:value-type="float" office:value="-0.4703614">
                <text:p>-0.4703614</text:p>
              </table:table-cell>
              <table:table-cell office:value-type="float" office:value="-0.00915100000000002">
                <text:p>-0.0091510000000000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-0.5">
                <text:p>-0.5</text:p>
              </table:table-cell>
              <table:table-cell office:value-type="float" office:value="-0.5014748">
                <text:p>-0.5014748</text:p>
              </table:table-cell>
              <table:table-cell office:value-type="float" office:value="0.0311134">
                <text:p>0.031113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-0.5">
                <text:p>-0.5</text:p>
              </table:table-cell>
              <table:table-cell office:value-type="float" office:value="-0.5069654">
                <text:p>-0.5069654</text:p>
              </table:table-cell>
              <table:table-cell office:value-type="float" office:value="0.00549060000000001">
                <text:p>0.0054906000000000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-0.5">
                <text:p>-0.5</text:p>
              </table:table-cell>
              <table:table-cell office:value-type="float" office:value="-0.512456">
                <text:p>-0.512456</text:p>
              </table:table-cell>
              <table:table-cell office:value-type="float" office:value="0.00549060000000001">
                <text:p>0.005490600000000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-0.5">
                <text:p>-0.5</text:p>
              </table:table-cell>
              <table:table-cell office:value-type="float" office:value="-0.503305">
                <text:p>-0.503305</text:p>
              </table:table-cell>
              <table:table-cell office:value-type="float" office:value="-0.00915100000000002">
                <text:p>-0.0091510000000000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-0.5">
                <text:p>-0.5</text:p>
              </table:table-cell>
              <table:table-cell office:value-type="float" office:value="-0.49232382">
                <text:p>-0.49232382</text:p>
              </table:table-cell>
              <table:table-cell office:value-type="float" office:value="-0.01098118">
                <text:p>-0.0109811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-0.5">
                <text:p>-0.5</text:p>
              </table:table-cell>
              <table:table-cell office:value-type="float" office:value="-0.48683318">
                <text:p>-0.48683318</text:p>
              </table:table-cell>
              <table:table-cell office:value-type="float" office:value="-0.00549063999999999">
                <text:p>-0.005490639999999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-0.5">
                <text:p>-0.5</text:p>
              </table:table-cell>
              <table:table-cell office:value-type="float" office:value="-0.49598423">
                <text:p>-0.49598423</text:p>
              </table:table-cell>
              <table:table-cell office:value-type="float" office:value="0.00915104999999999">
                <text:p>0.009151049999999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-0.5">
                <text:p>-0.5</text:p>
              </table:table-cell>
              <table:table-cell office:value-type="float" office:value="-0.49598426">
                <text:p>-0.49598426</text:p>
              </table:table-cell>
              <table:table-cell office:value-type="float" office:value="0.0000000299999999842093">
                <text:p>0.000000029999999984209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-0.5">
                <text:p>-0.5</text:p>
              </table:table-cell>
              <table:table-cell office:value-type="float" office:value="-0.5014748">
                <text:p>-0.5014748</text:p>
              </table:table-cell>
              <table:table-cell office:value-type="float" office:value="0.00549053999999999">
                <text:p>0.0054905399999999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-0.5">
                <text:p>-0.5</text:p>
              </table:table-cell>
              <table:table-cell office:value-type="float" office:value="-0.503305">
                <text:p>-0.503305</text:p>
              </table:table-cell>
              <table:table-cell office:value-type="float" office:value="0.0018302">
                <text:p>0.00183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-0.5">
                <text:p>-0.5</text:p>
              </table:table-cell>
              <table:table-cell office:value-type="float" office:value="-0.4868332">
                <text:p>-0.4868332</text:p>
              </table:table-cell>
              <table:table-cell office:value-type="float" office:value="-0.0164718">
                <text:p>-0.016471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-0.5">
                <text:p>-0.5</text:p>
              </table:table-cell>
              <table:table-cell office:value-type="float" office:value="-0.49049363">
                <text:p>-0.49049363</text:p>
              </table:table-cell>
              <table:table-cell office:value-type="float" office:value="0.00366043000000005">
                <text:p>0.003660430000000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-0.5">
                <text:p>-0.5</text:p>
              </table:table-cell>
              <table:table-cell office:value-type="float" office:value="-0.4795124">
                <text:p>-0.4795124</text:p>
              </table:table-cell>
              <table:table-cell office:value-type="float" office:value="-0.01098123">
                <text:p>-0.010981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-0.5">
                <text:p>-0.5</text:p>
              </table:table-cell>
              <table:table-cell office:value-type="float" office:value="-0.4703614">
                <text:p>-0.4703614</text:p>
              </table:table-cell>
              <table:table-cell office:value-type="float" office:value="-0.00915100000000002">
                <text:p>-0.009151000000000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-0.5">
                <text:p>-0.5</text:p>
              </table:table-cell>
              <table:table-cell office:value-type="float" office:value="-0.494154">
                <text:p>-0.494154</text:p>
              </table:table-cell>
              <table:table-cell office:value-type="float" office:value="0.0237926">
                <text:p>0.023792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-0.5">
                <text:p>-0.5</text:p>
              </table:table-cell>
              <table:table-cell office:value-type="float" office:value="-0.5069654">
                <text:p>-0.5069654</text:p>
              </table:table-cell>
              <table:table-cell office:value-type="float" office:value="0.0128114">
                <text:p>0.01281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-0.5">
                <text:p>-0.5</text:p>
              </table:table-cell>
              <table:table-cell office:value-type="float" office:value="-0.49781445">
                <text:p>-0.49781445</text:p>
              </table:table-cell>
              <table:table-cell office:value-type="float" office:value="-0.00915094999999999">
                <text:p>-0.0091509499999999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-0.5">
                <text:p>-0.5</text:p>
              </table:table-cell>
              <table:table-cell office:value-type="float" office:value="-0.49415398">
                <text:p>-0.49415398</text:p>
              </table:table-cell>
              <table:table-cell office:value-type="float" office:value="-0.00366047000000003">
                <text:p>-0.003660470000000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-0.5">
                <text:p>-0.5</text:p>
              </table:table-cell>
              <table:table-cell office:value-type="float" office:value="-0.48866343">
                <text:p>-0.48866343</text:p>
              </table:table-cell>
              <table:table-cell office:value-type="float" office:value="-0.00549054999999998">
                <text:p>-0.0054905499999999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-0.5">
                <text:p>-0.5</text:p>
              </table:table-cell>
              <table:table-cell office:value-type="float" office:value="-0.48683318">
                <text:p>-0.48683318</text:p>
              </table:table-cell>
              <table:table-cell office:value-type="float" office:value="-0.00183024999999998">
                <text:p>-0.0018302499999999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-0.5">
                <text:p>-0.5</text:p>
              </table:table-cell>
              <table:table-cell office:value-type="float" office:value="-0.485003">
                <text:p>-0.485003</text:p>
              </table:table-cell>
              <table:table-cell office:value-type="float" office:value="-0.00183018000000007">
                <text:p>-0.001830180000000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-0.5">
                <text:p>-0.5</text:p>
              </table:table-cell>
              <table:table-cell office:value-type="float" office:value="-0.48866343">
                <text:p>-0.48866343</text:p>
              </table:table-cell>
              <table:table-cell office:value-type="float" office:value="0.00366043000000005">
                <text:p>0.003660430000000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-0.5">
                <text:p>-0.5</text:p>
              </table:table-cell>
              <table:table-cell office:value-type="float" office:value="-0.4813426">
                <text:p>-0.4813426</text:p>
              </table:table-cell>
              <table:table-cell office:value-type="float" office:value="-0.00732083000000006">
                <text:p>-0.0073208300000000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-0.5">
                <text:p>-0.5</text:p>
              </table:table-cell>
              <table:table-cell office:value-type="float" office:value="-0.47768217">
                <text:p>-0.47768217</text:p>
              </table:table-cell>
              <table:table-cell office:value-type="float" office:value="-0.00366042999999994">
                <text:p>-0.003660429999999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-0.5">
                <text:p>-0.5</text:p>
              </table:table-cell>
              <table:table-cell office:value-type="float" office:value="-0.5087956">
                <text:p>-0.5087956</text:p>
              </table:table-cell>
              <table:table-cell office:value-type="float" office:value="0.03111343">
                <text:p>0.031113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-0.5">
                <text:p>-0.5</text:p>
              </table:table-cell>
              <table:table-cell office:value-type="float" office:value="-0.5014748">
                <text:p>-0.5014748</text:p>
              </table:table-cell>
              <table:table-cell office:value-type="float" office:value="-0.00732080000000002">
                <text:p>-0.0073208000000000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-0.5">
                <text:p>-0.5</text:p>
              </table:table-cell>
              <table:table-cell office:value-type="float" office:value="-0.50513524">
                <text:p>-0.50513524</text:p>
              </table:table-cell>
              <table:table-cell office:value-type="float" office:value="0.00366043999999999">
                <text:p>0.0036604399999999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-0.5">
                <text:p>-0.5</text:p>
              </table:table-cell>
              <table:table-cell office:value-type="float" office:value="-0.49598426">
                <text:p>-0.49598426</text:p>
              </table:table-cell>
              <table:table-cell office:value-type="float" office:value="-0.00915097999999998">
                <text:p>-0.009150979999999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-0.5">
                <text:p>-0.5</text:p>
              </table:table-cell>
              <table:table-cell office:value-type="float" office:value="-0.4923238">
                <text:p>-0.4923238</text:p>
              </table:table-cell>
              <table:table-cell office:value-type="float" office:value="-0.00366046000000003">
                <text:p>-0.0036604600000000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-0.5">
                <text:p>-0.5</text:p>
              </table:table-cell>
              <table:table-cell office:value-type="float" office:value="-0.46853122">
                <text:p>-0.46853122</text:p>
              </table:table-cell>
              <table:table-cell office:value-type="float" office:value="-0.02379258">
                <text:p>-0.0237925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-0.5">
                <text:p>-0.5</text:p>
              </table:table-cell>
              <table:table-cell office:value-type="float" office:value="-0.48866343">
                <text:p>-0.48866343</text:p>
              </table:table-cell>
              <table:table-cell office:value-type="float" office:value="0.02013221">
                <text:p>0.020132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-0.5">
                <text:p>-0.5</text:p>
              </table:table-cell>
              <table:table-cell office:value-type="float" office:value="-0.49964464">
                <text:p>-0.49964464</text:p>
              </table:table-cell>
              <table:table-cell office:value-type="float" office:value="0.01098121">
                <text:p>0.0109812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-0.5">
                <text:p>-0.5</text:p>
              </table:table-cell>
              <table:table-cell office:value-type="float" office:value="-0.5069654">
                <text:p>-0.5069654</text:p>
              </table:table-cell>
              <table:table-cell office:value-type="float" office:value="0.00732075999999998">
                <text:p>0.0073207599999999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-0.5">
                <text:p>-0.5</text:p>
              </table:table-cell>
              <table:table-cell office:value-type="float" office:value="-0.5069654">
                <text:p>-0.5069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-0.5">
                <text:p>-0.5</text:p>
              </table:table-cell>
              <table:table-cell office:value-type="float" office:value="-0.49781445">
                <text:p>-0.49781445</text:p>
              </table:table-cell>
              <table:table-cell office:value-type="float" office:value="-0.00915094999999999">
                <text:p>-0.009150949999999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-0.5">
                <text:p>-0.5</text:p>
              </table:table-cell>
              <table:table-cell office:value-type="float" office:value="-0.49598423">
                <text:p>-0.49598423</text:p>
              </table:table-cell>
              <table:table-cell office:value-type="float" office:value="-0.00183021999999999">
                <text:p>-0.001830219999999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-0.5">
                <text:p>-0.5</text:p>
              </table:table-cell>
              <table:table-cell office:value-type="float" office:value="-0.5051352">
                <text:p>-0.5051352</text:p>
              </table:table-cell>
              <table:table-cell office:value-type="float" office:value="0.00915096999999998">
                <text:p>0.0091509699999999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-0.5">
                <text:p>-0.5</text:p>
              </table:table-cell>
              <table:table-cell office:value-type="float" office:value="-0.50696546">
                <text:p>-0.50696546</text:p>
              </table:table-cell>
              <table:table-cell office:value-type="float" office:value="0.00183025999999997">
                <text:p>0.0018302599999999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-0.5">
                <text:p>-0.5</text:p>
              </table:table-cell>
              <table:table-cell office:value-type="float" office:value="-0.5051352">
                <text:p>-0.5051352</text:p>
              </table:table-cell>
              <table:table-cell office:value-type="float" office:value="-0.00183025999999997">
                <text:p>-0.0018302599999999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-0.5">
                <text:p>-0.5</text:p>
              </table:table-cell>
              <table:table-cell office:value-type="float" office:value="-0.49964464">
                <text:p>-0.49964464</text:p>
              </table:table-cell>
              <table:table-cell office:value-type="float" office:value="-0.00549055999999998">
                <text:p>-0.005490559999999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-0.5">
                <text:p>-0.5</text:p>
              </table:table-cell>
              <table:table-cell office:value-type="float" office:value="-0.4904936">
                <text:p>-0.4904936</text:p>
              </table:table-cell>
              <table:table-cell office:value-type="float" office:value="-0.00915104000000006">
                <text:p>-0.0091510400000000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-0.5">
                <text:p>-0.5</text:p>
              </table:table-cell>
              <table:table-cell office:value-type="float" office:value="-0.48683316">
                <text:p>-0.48683316</text:p>
              </table:table-cell>
              <table:table-cell office:value-type="float" office:value="-0.00366043999999999">
                <text:p>-0.003660439999999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-0.5">
                <text:p>-0.5</text:p>
              </table:table-cell>
              <table:table-cell office:value-type="float" office:value="-0.48866343">
                <text:p>-0.48866343</text:p>
              </table:table-cell>
              <table:table-cell office:value-type="float" office:value="0.00183027000000002">
                <text:p>0.001830270000000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-0.5">
                <text:p>-0.5</text:p>
              </table:table-cell>
              <table:table-cell office:value-type="float" office:value="-0.49415404">
                <text:p>-0.49415404</text:p>
              </table:table-cell>
              <table:table-cell office:value-type="float" office:value="0.00549061000000001">
                <text:p>0.0054906100000000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-0.5">
                <text:p>-0.5</text:p>
              </table:table-cell>
              <table:table-cell office:value-type="float" office:value="-0.503305">
                <text:p>-0.503305</text:p>
              </table:table-cell>
              <table:table-cell office:value-type="float" office:value="0.00915095999999999">
                <text:p>0.009150959999999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-0.5">
                <text:p>-0.5</text:p>
              </table:table-cell>
              <table:table-cell office:value-type="float" office:value="-0.52160704">
                <text:p>-0.52160704</text:p>
              </table:table-cell>
              <table:table-cell office:value-type="float" office:value="0.01830204">
                <text:p>0.018302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-0.5">
                <text:p>-0.5</text:p>
              </table:table-cell>
              <table:table-cell office:value-type="float" office:value="-0.5142862">
                <text:p>-0.5142862</text:p>
              </table:table-cell>
              <table:table-cell office:value-type="float" office:value="-0.00732084">
                <text:p>-0.0073208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-0.5">
                <text:p>-0.5</text:p>
              </table:table-cell>
              <table:table-cell office:value-type="float" office:value="-0.50513524">
                <text:p>-0.50513524</text:p>
              </table:table-cell>
              <table:table-cell office:value-type="float" office:value="-0.00915096000000004">
                <text:p>-0.009150960000000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-0.5">
                <text:p>-0.5</text:p>
              </table:table-cell>
              <table:table-cell office:value-type="float" office:value="-0.50513524">
                <text:p>-0.50513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-0.5">
                <text:p>-0.5</text:p>
              </table:table-cell>
              <table:table-cell office:value-type="float" office:value="-0.49598423">
                <text:p>-0.49598423</text:p>
              </table:table-cell>
              <table:table-cell office:value-type="float" office:value="-0.00915100999999996">
                <text:p>-0.0091510099999999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-0.5">
                <text:p>-0.5</text:p>
              </table:table-cell>
              <table:table-cell office:value-type="float" office:value="-0.4868332">
                <text:p>-0.4868332</text:p>
              </table:table-cell>
              <table:table-cell office:value-type="float" office:value="-0.00915103000000006">
                <text:p>-0.0091510300000000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-0.5">
                <text:p>-0.5</text:p>
              </table:table-cell>
              <table:table-cell office:value-type="float" office:value="-0.49781442">
                <text:p>-0.49781442</text:p>
              </table:table-cell>
              <table:table-cell office:value-type="float" office:value="0.0109812200000001">
                <text:p>0.01098122000000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-0.5">
                <text:p>-0.5</text:p>
              </table:table-cell>
              <table:table-cell office:value-type="float" office:value="-0.5014748">
                <text:p>-0.5014748</text:p>
              </table:table-cell>
              <table:table-cell office:value-type="float" office:value="0.00366037999999996">
                <text:p>0.003660379999999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-0.5">
                <text:p>-0.5</text:p>
              </table:table-cell>
              <table:table-cell office:value-type="float" office:value="-0.49598423">
                <text:p>-0.49598423</text:p>
              </table:table-cell>
              <table:table-cell office:value-type="float" office:value="-0.00549056999999997">
                <text:p>-0.0054905699999999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-0.5">
                <text:p>-0.5</text:p>
              </table:table-cell>
              <table:table-cell office:value-type="float" office:value="-0.49232382">
                <text:p>-0.49232382</text:p>
              </table:table-cell>
              <table:table-cell office:value-type="float" office:value="-0.00366041">
                <text:p>-0.0036604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-0.5">
                <text:p>-0.5</text:p>
              </table:table-cell>
              <table:table-cell office:value-type="float" office:value="-0.48866343">
                <text:p>-0.48866343</text:p>
              </table:table-cell>
              <table:table-cell office:value-type="float" office:value="-0.00366039000000001">
                <text:p>-0.003660390000000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-0.5">
                <text:p>-0.5</text:p>
              </table:table-cell>
              <table:table-cell office:value-type="float" office:value="-0.49049363">
                <text:p>-0.49049363</text:p>
              </table:table-cell>
              <table:table-cell office:value-type="float" office:value="0.0018302">
                <text:p>0.00183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-0.5">
                <text:p>-0.5</text:p>
              </table:table-cell>
              <table:table-cell office:value-type="float" office:value="-0.4959842">
                <text:p>-0.4959842</text:p>
              </table:table-cell>
              <table:table-cell office:value-type="float" office:value="0.00549056999999997">
                <text:p>0.0054905699999999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-0.5">
                <text:p>-0.5</text:p>
              </table:table-cell>
              <table:table-cell office:value-type="float" office:value="-0.49964455">
                <text:p>-0.49964455</text:p>
              </table:table-cell>
              <table:table-cell office:value-type="float" office:value="0.00366035000000003">
                <text:p>0.003660350000000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-0.5">
                <text:p>-0.5</text:p>
              </table:table-cell>
              <table:table-cell office:value-type="float" office:value="-0.47768223">
                <text:p>-0.47768223</text:p>
              </table:table-cell>
              <table:table-cell office:value-type="float" office:value="-0.02196232">
                <text:p>-0.021962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-0.5">
                <text:p>-0.5</text:p>
              </table:table-cell>
              <table:table-cell office:value-type="float" office:value="-0.5014748">
                <text:p>-0.5014748</text:p>
              </table:table-cell>
              <table:table-cell office:value-type="float" office:value="0.02379257">
                <text:p>0.0237925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-0.5">
                <text:p>-0.5</text:p>
              </table:table-cell>
              <table:table-cell office:value-type="float" office:value="-0.512456">
                <text:p>-0.512456</text:p>
              </table:table-cell>
              <table:table-cell office:value-type="float" office:value="0.0109812">
                <text:p>0.01098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-0.5">
                <text:p>-0.5</text:p>
              </table:table-cell>
              <table:table-cell office:value-type="float" office:value="-0.51062584">
                <text:p>-0.51062584</text:p>
              </table:table-cell>
              <table:table-cell office:value-type="float" office:value="-0.00183016000000003">
                <text:p>-0.0018301600000000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-0.5">
                <text:p>-0.5</text:p>
              </table:table-cell>
              <table:table-cell office:value-type="float" office:value="-0.50513524">
                <text:p>-0.50513524</text:p>
              </table:table-cell>
              <table:table-cell office:value-type="float" office:value="-0.00549060000000001">
                <text:p>-0.0054906000000000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-0.5">
                <text:p>-0.5</text:p>
              </table:table-cell>
              <table:table-cell office:value-type="float" office:value="-0.48866343">
                <text:p>-0.48866343</text:p>
              </table:table-cell>
              <table:table-cell office:value-type="float" office:value="-0.01647181">
                <text:p>-0.0164718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-0.5">
                <text:p>-0.5</text:p>
              </table:table-cell>
              <table:table-cell office:value-type="float" office:value="-0.4740218">
                <text:p>-0.4740218</text:p>
              </table:table-cell>
              <table:table-cell office:value-type="float" office:value="-0.01464163">
                <text:p>-0.014641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-0.5">
                <text:p>-0.5</text:p>
              </table:table-cell>
              <table:table-cell office:value-type="float" office:value="-0.48500302">
                <text:p>-0.48500302</text:p>
              </table:table-cell>
              <table:table-cell office:value-type="float" office:value="0.01098122">
                <text:p>0.010981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-0.5">
                <text:p>-0.5</text:p>
              </table:table-cell>
              <table:table-cell office:value-type="float" office:value="-0.48683318">
                <text:p>-0.48683318</text:p>
              </table:table-cell>
              <table:table-cell office:value-type="float" office:value="0.00183016000000003">
                <text:p>0.0018301600000000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-0.5">
                <text:p>-0.5</text:p>
              </table:table-cell>
              <table:table-cell office:value-type="float" office:value="-0.49415398">
                <text:p>-0.49415398</text:p>
              </table:table-cell>
              <table:table-cell office:value-type="float" office:value="0.00732079999999996">
                <text:p>0.0073207999999999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-0.5">
                <text:p>-0.5</text:p>
              </table:table-cell>
              <table:table-cell office:value-type="float" office:value="-0.4959842">
                <text:p>-0.4959842</text:p>
              </table:table-cell>
              <table:table-cell office:value-type="float" office:value="0.00183021999999999">
                <text:p>0.0018302199999999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-0.5">
                <text:p>-0.5</text:p>
              </table:table-cell>
              <table:table-cell office:value-type="float" office:value="-0.4886634">
                <text:p>-0.4886634</text:p>
              </table:table-cell>
              <table:table-cell office:value-type="float" office:value="-0.00732080000000002">
                <text:p>-0.0073208000000000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-0.5">
                <text:p>-0.5</text:p>
              </table:table-cell>
              <table:table-cell office:value-type="float" office:value="-0.48500302">
                <text:p>-0.48500302</text:p>
              </table:table-cell>
              <table:table-cell office:value-type="float" office:value="-0.00366037999999996">
                <text:p>-0.0036603799999999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-0.5">
                <text:p>-0.5</text:p>
              </table:table-cell>
              <table:table-cell office:value-type="float" office:value="-0.4831728">
                <text:p>-0.4831728</text:p>
              </table:table-cell>
              <table:table-cell office:value-type="float" office:value="-0.00183022000000005">
                <text:p>-0.0018302200000000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-0.5">
                <text:p>-0.5</text:p>
              </table:table-cell>
              <table:table-cell office:value-type="float" office:value="-0.47402185">
                <text:p>-0.47402185</text:p>
              </table:table-cell>
              <table:table-cell office:value-type="float" office:value="-0.00915094999999994">
                <text:p>-0.0091509499999999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-0.5">
                <text:p>-0.5</text:p>
              </table:table-cell>
              <table:table-cell office:value-type="float" office:value="-0.48500302">
                <text:p>-0.48500302</text:p>
              </table:table-cell>
              <table:table-cell office:value-type="float" office:value="0.01098117">
                <text:p>0.010981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-0.5">
                <text:p>-0.5</text:p>
              </table:table-cell>
              <table:table-cell office:value-type="float" office:value="-0.539909">
                <text:p>-0.539909</text:p>
              </table:table-cell>
              <table:table-cell office:value-type="float" office:value="0.05490598">
                <text:p>0.054905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